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49.66pt"/>
    </style:style>
    <style:style style:name="co3" style:family="table-column">
      <style:table-column-properties fo:break-before="auto" style:column-width="80.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time" table:style-name="ta1">
        <table:shapes>
          <draw:frame draw:z-index="0" draw:style-name="gr1" draw:text-style-name="P1" svg:width="901.9pt" svg:height="555.68pt" svg:x="242.45pt" svg:y="131.75pt">
            <loext:p draw:notify-on-update-of-ranges="time.A1:time.A501 time.B1:time.B501 time.C1:time.C501"/>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1" table:default-cell-style-name="Default"/>
        <table:table-column table:style-name="co2" table:default-cell-style-name="Default"/>
        <table:table-column table:style-name="co4" table:number-columns-repeated="3" table:default-cell-style-name="Default"/>
        <table:table-row table:style-name="ro1">
          <table:table-cell office:value-type="float" office:value="0" calcext:value-type="float">
            <text:p>0</text:p>
          </table:table-cell>
          <table:table-cell office:value-type="float" office:value="0.000062" calcext:value-type="float">
            <text:p>0.000062</text:p>
          </table:table-cell>
          <table:table-cell office:value-type="float" office:value="0.000112" calcext:value-type="float">
            <text:p>0.000112</text:p>
          </table:table-cell>
          <table:table-cell office:value-type="string" calcext:value-type="string">
            <text:p>OUTPUT OF FDTD2-time.c and FDTD-time.c</text:p>
          </table:table-cell>
          <table:table-cell table:number-columns-repeated="4"/>
          <table:table-cell office:value-type="string" calcext:value-type="string">
            <text:p>PRECISION </text:p>
          </table:table-cell>
          <table:table-cell office:value-type="string" calcext:value-type="string">
            <text:p>0-1000000</text:p>
          </table:table-cell>
        </table:table-row>
        <table:table-row table:style-name="ro1">
          <table:table-cell office:value-type="float" office:value="2000" calcext:value-type="float">
            <text:p>2000</text:p>
          </table:table-cell>
          <table:table-cell office:value-type="float" office:value="0.041959" calcext:value-type="float">
            <text:p>0.041959</text:p>
          </table:table-cell>
          <table:table-cell office:value-type="float" office:value="0.066449" calcext:value-type="float">
            <text:p>0.066449</text:p>
          </table:table-cell>
          <table:table-cell office:value-type="string" calcext:value-type="string">
            <text:p>FDTD2-time.c is taking timestamps of clock_t &lt;time.h&gt; library. </text:p>
          </table:table-cell>
          <table:table-cell table:number-columns-repeated="6"/>
        </table:table-row>
        <table:table-row table:style-name="ro1">
          <table:table-cell office:value-type="float" office:value="4000" calcext:value-type="float">
            <text:p>4000</text:p>
          </table:table-cell>
          <table:table-cell office:value-type="float" office:value="0.070339" calcext:value-type="float">
            <text:p>0.070339</text:p>
          </table:table-cell>
          <table:table-cell office:value-type="float" office:value="0.103398" calcext:value-type="float">
            <text:p>0.103398</text:p>
          </table:table-cell>
          <table:table-cell office:value-type="string" calcext:value-type="string">
            <text:p>FDTD-time.c is taking timespec struct with clock_gettime(CLOCK_MONOTONIC)</text:p>
          </table:table-cell>
          <table:table-cell table:number-columns-repeated="6"/>
        </table:table-row>
        <table:table-row table:style-name="ro1">
          <table:table-cell office:value-type="float" office:value="6000" calcext:value-type="float">
            <text:p>6000</text:p>
          </table:table-cell>
          <table:table-cell office:value-type="float" office:value="0.118542" calcext:value-type="float">
            <text:p>0.118542</text:p>
          </table:table-cell>
          <table:table-cell office:value-type="float" office:value="0.114037" calcext:value-type="float">
            <text:p>0.114037</text:p>
          </table:table-cell>
          <table:table-cell table:number-columns-repeated="7"/>
        </table:table-row>
        <table:table-row table:style-name="ro1">
          <table:table-cell office:value-type="float" office:value="8000" calcext:value-type="float">
            <text:p>8000</text:p>
          </table:table-cell>
          <table:table-cell office:value-type="float" office:value="0.133868" calcext:value-type="float">
            <text:p>0.133868</text:p>
          </table:table-cell>
          <table:table-cell office:value-type="float" office:value="0.15948" calcext:value-type="float">
            <text:p>0.15948</text:p>
          </table:table-cell>
          <table:table-cell office:value-type="string" calcext:value-type="string">
            <text:p>CLOCK_MONOTONIC: The important aspect of a monotonic time source is NOT the current value, but the guarantee that the time source is strictly linearly increasing, and thus useful for calculating the difference in time between two samplings</text:p>
          </table:table-cell>
          <table:table-cell table:number-columns-repeated="6"/>
        </table:table-row>
        <table:table-row table:style-name="ro1">
          <table:table-cell office:value-type="float" office:value="10000" calcext:value-type="float">
            <text:p>10000</text:p>
          </table:table-cell>
          <table:table-cell office:value-type="float" office:value="0.169913" calcext:value-type="float">
            <text:p>0.169913</text:p>
          </table:table-cell>
          <table:table-cell office:value-type="float" office:value="0.201722" calcext:value-type="float">
            <text:p>0.201722</text:p>
          </table:table-cell>
          <table:table-cell office:value-type="string" calcext:value-type="string">
            <text:p>//size of L1i cache : 32768</text:p>
          </table:table-cell>
          <table:table-cell table:number-columns-repeated="6"/>
        </table:table-row>
        <table:table-row table:style-name="ro1">
          <table:table-cell office:value-type="float" office:value="12000" calcext:value-type="float">
            <text:p>12000</text:p>
          </table:table-cell>
          <table:table-cell office:value-type="float" office:value="0.223167" calcext:value-type="float">
            <text:p>0.223167</text:p>
          </table:table-cell>
          <table:table-cell office:value-type="float" office:value="0.232601" calcext:value-type="float">
            <text:p>0.232601</text:p>
          </table:table-cell>
          <table:table-cell office:value-type="string" calcext:value-type="string">
            <text:p>//size of L2 cache : 262144</text:p>
          </table:table-cell>
          <table:table-cell table:number-columns-repeated="6"/>
        </table:table-row>
        <table:table-row table:style-name="ro1">
          <table:table-cell office:value-type="float" office:value="14000" calcext:value-type="float">
            <text:p>14000</text:p>
          </table:table-cell>
          <table:table-cell office:value-type="float" office:value="0.236609" calcext:value-type="float">
            <text:p>0.236609</text:p>
          </table:table-cell>
          <table:table-cell office:value-type="float" office:value="0.277175" calcext:value-type="float">
            <text:p>0.277175</text:p>
          </table:table-cell>
          <table:table-cell office:value-type="string" calcext:value-type="string">
            <text:p>//size of L3 cache : 6291456</text:p>
          </table:table-cell>
          <table:table-cell table:number-columns-repeated="6"/>
        </table:table-row>
        <table:table-row table:style-name="ro1">
          <table:table-cell office:value-type="float" office:value="16000" calcext:value-type="float">
            <text:p>16000</text:p>
          </table:table-cell>
          <table:table-cell office:value-type="float" office:value="0.281124" calcext:value-type="float">
            <text:p>0.281124</text:p>
          </table:table-cell>
          <table:table-cell office:value-type="float" office:value="0.327867" calcext:value-type="float">
            <text:p>0.327867</text:p>
          </table:table-cell>
          <table:table-cell table:number-columns-repeated="7"/>
        </table:table-row>
        <table:table-row table:style-name="ro1">
          <table:table-cell office:value-type="float" office:value="18000" calcext:value-type="float">
            <text:p>18000</text:p>
          </table:table-cell>
          <table:table-cell office:value-type="float" office:value="0.300864" calcext:value-type="float">
            <text:p>0.300864</text:p>
          </table:table-cell>
          <table:table-cell office:value-type="float" office:value="0.450283" calcext:value-type="float">
            <text:p>0.450283</text:p>
          </table:table-cell>
          <table:table-cell table:number-columns-repeated="7"/>
        </table:table-row>
        <table:table-row table:style-name="ro1">
          <table:table-cell office:value-type="float" office:value="20000" calcext:value-type="float">
            <text:p>20000</text:p>
          </table:table-cell>
          <table:table-cell office:value-type="float" office:value="0.375845" calcext:value-type="float">
            <text:p>0.375845</text:p>
          </table:table-cell>
          <table:table-cell office:value-type="float" office:value="0.509274" calcext:value-type="float">
            <text:p>0.509274</text:p>
          </table:table-cell>
          <table:table-cell table:number-columns-repeated="7"/>
        </table:table-row>
        <table:table-row table:style-name="ro1">
          <table:table-cell office:value-type="float" office:value="22000" calcext:value-type="float">
            <text:p>22000</text:p>
          </table:table-cell>
          <table:table-cell office:value-type="float" office:value="0.394185" calcext:value-type="float">
            <text:p>0.394185</text:p>
          </table:table-cell>
          <table:table-cell office:value-type="float" office:value="0.529967" calcext:value-type="float">
            <text:p>0.529967</text:p>
          </table:table-cell>
          <table:table-cell table:number-columns-repeated="7"/>
        </table:table-row>
        <table:table-row table:style-name="ro1">
          <table:table-cell office:value-type="float" office:value="24000" calcext:value-type="float">
            <text:p>24000</text:p>
          </table:table-cell>
          <table:table-cell office:value-type="float" office:value="0.419545" calcext:value-type="float">
            <text:p>0.419545</text:p>
          </table:table-cell>
          <table:table-cell office:value-type="float" office:value="0.518366" calcext:value-type="float">
            <text:p>0.518366</text:p>
          </table:table-cell>
          <table:table-cell table:number-columns-repeated="7"/>
        </table:table-row>
        <table:table-row table:style-name="ro1">
          <table:table-cell office:value-type="float" office:value="26000" calcext:value-type="float">
            <text:p>26000</text:p>
          </table:table-cell>
          <table:table-cell office:value-type="float" office:value="0.451919" calcext:value-type="float">
            <text:p>0.451919</text:p>
          </table:table-cell>
          <table:table-cell office:value-type="float" office:value="0.522092" calcext:value-type="float">
            <text:p>0.522092</text:p>
          </table:table-cell>
          <table:table-cell table:number-columns-repeated="7"/>
        </table:table-row>
        <table:table-row table:style-name="ro1">
          <table:table-cell office:value-type="float" office:value="28000" calcext:value-type="float">
            <text:p>28000</text:p>
          </table:table-cell>
          <table:table-cell office:value-type="float" office:value="0.474593" calcext:value-type="float">
            <text:p>0.474593</text:p>
          </table:table-cell>
          <table:table-cell office:value-type="float" office:value="0.564103" calcext:value-type="float">
            <text:p>0.564103</text:p>
          </table:table-cell>
          <table:table-cell table:number-columns-repeated="7"/>
        </table:table-row>
        <table:table-row table:style-name="ro1">
          <table:table-cell office:value-type="float" office:value="30000" calcext:value-type="float">
            <text:p>30000</text:p>
          </table:table-cell>
          <table:table-cell office:value-type="float" office:value="0.531886" calcext:value-type="float">
            <text:p>0.531886</text:p>
          </table:table-cell>
          <table:table-cell office:value-type="float" office:value="0.686459" calcext:value-type="float">
            <text:p>0.686459</text:p>
          </table:table-cell>
          <table:table-cell table:number-columns-repeated="7"/>
        </table:table-row>
        <table:table-row table:style-name="ro1">
          <table:table-cell office:value-type="float" office:value="32000" calcext:value-type="float">
            <text:p>32000</text:p>
          </table:table-cell>
          <table:table-cell office:value-type="float" office:value="0.557284" calcext:value-type="float">
            <text:p>0.557284</text:p>
          </table:table-cell>
          <table:table-cell office:value-type="float" office:value="0.701519" calcext:value-type="float">
            <text:p>0.701519</text:p>
          </table:table-cell>
          <table:table-cell table:number-columns-repeated="7"/>
        </table:table-row>
        <table:table-row table:style-name="ro1">
          <table:table-cell office:value-type="float" office:value="34000" calcext:value-type="float">
            <text:p>34000</text:p>
          </table:table-cell>
          <table:table-cell office:value-type="float" office:value="0.582115" calcext:value-type="float">
            <text:p>0.582115</text:p>
          </table:table-cell>
          <table:table-cell office:value-type="float" office:value="0.787643" calcext:value-type="float">
            <text:p>0.787643</text:p>
          </table:table-cell>
          <table:table-cell table:number-columns-repeated="7"/>
        </table:table-row>
        <table:table-row table:style-name="ro1">
          <table:table-cell office:value-type="float" office:value="36000" calcext:value-type="float">
            <text:p>36000</text:p>
          </table:table-cell>
          <table:table-cell office:value-type="float" office:value="0.650466" calcext:value-type="float">
            <text:p>0.650466</text:p>
          </table:table-cell>
          <table:table-cell office:value-type="float" office:value="0.746915" calcext:value-type="float">
            <text:p>0.746915</text:p>
          </table:table-cell>
          <table:table-cell table:number-columns-repeated="7"/>
        </table:table-row>
        <table:table-row table:style-name="ro1">
          <table:table-cell office:value-type="float" office:value="38000" calcext:value-type="float">
            <text:p>38000</text:p>
          </table:table-cell>
          <table:table-cell office:value-type="float" office:value="0.679986" calcext:value-type="float">
            <text:p>0.679986</text:p>
          </table:table-cell>
          <table:table-cell office:value-type="float" office:value="0.717115" calcext:value-type="float">
            <text:p>0.717115</text:p>
          </table:table-cell>
          <table:table-cell table:number-columns-repeated="7"/>
        </table:table-row>
        <table:table-row table:style-name="ro1">
          <table:table-cell office:value-type="float" office:value="40000" calcext:value-type="float">
            <text:p>40000</text:p>
          </table:table-cell>
          <table:table-cell office:value-type="float" office:value="0.694655" calcext:value-type="float">
            <text:p>0.694655</text:p>
          </table:table-cell>
          <table:table-cell office:value-type="float" office:value="0.772329" calcext:value-type="float">
            <text:p>0.772329</text:p>
          </table:table-cell>
          <table:table-cell table:number-columns-repeated="7"/>
        </table:table-row>
        <table:table-row table:style-name="ro1">
          <table:table-cell office:value-type="float" office:value="42000" calcext:value-type="float">
            <text:p>42000</text:p>
          </table:table-cell>
          <table:table-cell office:value-type="float" office:value="0.74346" calcext:value-type="float">
            <text:p>0.74346</text:p>
          </table:table-cell>
          <table:table-cell office:value-type="float" office:value="0.802251" calcext:value-type="float">
            <text:p>0.802251</text:p>
          </table:table-cell>
          <table:table-cell table:number-columns-repeated="7"/>
        </table:table-row>
        <table:table-row table:style-name="ro1">
          <table:table-cell office:value-type="float" office:value="44000" calcext:value-type="float">
            <text:p>44000</text:p>
          </table:table-cell>
          <table:table-cell office:value-type="float" office:value="0.761475" calcext:value-type="float">
            <text:p>0.761475</text:p>
          </table:table-cell>
          <table:table-cell office:value-type="float" office:value="0.827381" calcext:value-type="float">
            <text:p>0.827381</text:p>
          </table:table-cell>
          <table:table-cell table:number-columns-repeated="7"/>
        </table:table-row>
        <table:table-row table:style-name="ro1">
          <table:table-cell office:value-type="float" office:value="46000" calcext:value-type="float">
            <text:p>46000</text:p>
          </table:table-cell>
          <table:table-cell office:value-type="float" office:value="0.800552" calcext:value-type="float">
            <text:p>0.800552</text:p>
          </table:table-cell>
          <table:table-cell office:value-type="float" office:value="0.893432" calcext:value-type="float">
            <text:p>0.893432</text:p>
          </table:table-cell>
          <table:table-cell table:number-columns-repeated="7"/>
        </table:table-row>
        <table:table-row table:style-name="ro1">
          <table:table-cell office:value-type="float" office:value="48000" calcext:value-type="float">
            <text:p>48000</text:p>
          </table:table-cell>
          <table:table-cell office:value-type="float" office:value="0.822238" calcext:value-type="float">
            <text:p>0.822238</text:p>
          </table:table-cell>
          <table:table-cell office:value-type="float" office:value="0.895778" calcext:value-type="float">
            <text:p>0.895778</text:p>
          </table:table-cell>
          <table:table-cell table:number-columns-repeated="7"/>
        </table:table-row>
        <table:table-row table:style-name="ro1">
          <table:table-cell office:value-type="float" office:value="50000" calcext:value-type="float">
            <text:p>50000</text:p>
          </table:table-cell>
          <table:table-cell office:value-type="float" office:value="0.866009" calcext:value-type="float">
            <text:p>0.866009</text:p>
          </table:table-cell>
          <table:table-cell office:value-type="float" office:value="0.948195" calcext:value-type="float">
            <text:p>0.948195</text:p>
          </table:table-cell>
          <table:table-cell table:number-columns-repeated="7"/>
        </table:table-row>
        <table:table-row table:style-name="ro1">
          <table:table-cell office:value-type="float" office:value="52000" calcext:value-type="float">
            <text:p>52000</text:p>
          </table:table-cell>
          <table:table-cell office:value-type="float" office:value="0.915116" calcext:value-type="float">
            <text:p>0.915116</text:p>
          </table:table-cell>
          <table:table-cell office:value-type="float" office:value="0.994829" calcext:value-type="float">
            <text:p>0.994829</text:p>
          </table:table-cell>
          <table:table-cell table:number-columns-repeated="7"/>
        </table:table-row>
        <table:table-row table:style-name="ro1">
          <table:table-cell office:value-type="float" office:value="54000" calcext:value-type="float">
            <text:p>54000</text:p>
          </table:table-cell>
          <table:table-cell office:value-type="float" office:value="0.946868" calcext:value-type="float">
            <text:p>0.946868</text:p>
          </table:table-cell>
          <table:table-cell office:value-type="float" office:value="1.005132" calcext:value-type="float">
            <text:p>1.005132</text:p>
          </table:table-cell>
          <table:table-cell table:number-columns-repeated="7"/>
        </table:table-row>
        <table:table-row table:style-name="ro1">
          <table:table-cell office:value-type="float" office:value="56000" calcext:value-type="float">
            <text:p>56000</text:p>
          </table:table-cell>
          <table:table-cell office:value-type="float" office:value="0.98912" calcext:value-type="float">
            <text:p>0.98912</text:p>
          </table:table-cell>
          <table:table-cell office:value-type="float" office:value="1.053277" calcext:value-type="float">
            <text:p>1.053277</text:p>
          </table:table-cell>
          <table:table-cell table:number-columns-repeated="7"/>
        </table:table-row>
        <table:table-row table:style-name="ro1">
          <table:table-cell office:value-type="float" office:value="58000" calcext:value-type="float">
            <text:p>58000</text:p>
          </table:table-cell>
          <table:table-cell office:value-type="float" office:value="1.008555" calcext:value-type="float">
            <text:p>1.008555</text:p>
          </table:table-cell>
          <table:table-cell office:value-type="float" office:value="1.082095" calcext:value-type="float">
            <text:p>1.082095</text:p>
          </table:table-cell>
          <table:table-cell table:number-columns-repeated="7"/>
        </table:table-row>
        <table:table-row table:style-name="ro1">
          <table:table-cell office:value-type="float" office:value="60000" calcext:value-type="float">
            <text:p>60000</text:p>
          </table:table-cell>
          <table:table-cell office:value-type="float" office:value="1.101276" calcext:value-type="float">
            <text:p>1.101276</text:p>
          </table:table-cell>
          <table:table-cell office:value-type="float" office:value="1.104549" calcext:value-type="float">
            <text:p>1.104549</text:p>
          </table:table-cell>
          <table:table-cell table:number-columns-repeated="7"/>
        </table:table-row>
        <table:table-row table:style-name="ro1">
          <table:table-cell office:value-type="float" office:value="62000" calcext:value-type="float">
            <text:p>62000</text:p>
          </table:table-cell>
          <table:table-cell office:value-type="float" office:value="1.056873" calcext:value-type="float">
            <text:p>1.056873</text:p>
          </table:table-cell>
          <table:table-cell office:value-type="float" office:value="1.144475" calcext:value-type="float">
            <text:p>1.144475</text:p>
          </table:table-cell>
          <table:table-cell table:number-columns-repeated="7"/>
        </table:table-row>
        <table:table-row table:style-name="ro1">
          <table:table-cell office:value-type="float" office:value="64000" calcext:value-type="float">
            <text:p>64000</text:p>
          </table:table-cell>
          <table:table-cell office:value-type="float" office:value="1.118794" calcext:value-type="float">
            <text:p>1.118794</text:p>
          </table:table-cell>
          <table:table-cell office:value-type="float" office:value="1.194313" calcext:value-type="float">
            <text:p>1.194313</text:p>
          </table:table-cell>
          <table:table-cell table:number-columns-repeated="7"/>
        </table:table-row>
        <table:table-row table:style-name="ro1">
          <table:table-cell office:value-type="float" office:value="66000" calcext:value-type="float">
            <text:p>66000</text:p>
          </table:table-cell>
          <table:table-cell office:value-type="float" office:value="1.158716" calcext:value-type="float">
            <text:p>1.158716</text:p>
          </table:table-cell>
          <table:table-cell office:value-type="float" office:value="1.221219" calcext:value-type="float">
            <text:p>1.221219</text:p>
          </table:table-cell>
          <table:table-cell table:number-columns-repeated="7"/>
        </table:table-row>
        <table:table-row table:style-name="ro1">
          <table:table-cell office:value-type="float" office:value="68000" calcext:value-type="float">
            <text:p>68000</text:p>
          </table:table-cell>
          <table:table-cell office:value-type="float" office:value="1.173595" calcext:value-type="float">
            <text:p>1.173595</text:p>
          </table:table-cell>
          <table:table-cell office:value-type="float" office:value="1.257354" calcext:value-type="float">
            <text:p>1.257354</text:p>
          </table:table-cell>
          <table:table-cell table:number-columns-repeated="7"/>
        </table:table-row>
        <table:table-row table:style-name="ro1">
          <table:table-cell office:value-type="float" office:value="70000" calcext:value-type="float">
            <text:p>70000</text:p>
          </table:table-cell>
          <table:table-cell office:value-type="float" office:value="1.254567" calcext:value-type="float">
            <text:p>1.254567</text:p>
          </table:table-cell>
          <table:table-cell office:value-type="float" office:value="1.29273" calcext:value-type="float">
            <text:p>1.29273</text:p>
          </table:table-cell>
          <table:table-cell table:number-columns-repeated="7"/>
        </table:table-row>
        <table:table-row table:style-name="ro1">
          <table:table-cell office:value-type="float" office:value="72000" calcext:value-type="float">
            <text:p>72000</text:p>
          </table:table-cell>
          <table:table-cell office:value-type="float" office:value="1.264148" calcext:value-type="float">
            <text:p>1.264148</text:p>
          </table:table-cell>
          <table:table-cell office:value-type="float" office:value="1.337283" calcext:value-type="float">
            <text:p>1.337283</text:p>
          </table:table-cell>
          <table:table-cell table:number-columns-repeated="7"/>
        </table:table-row>
        <table:table-row table:style-name="ro1">
          <table:table-cell office:value-type="float" office:value="74000" calcext:value-type="float">
            <text:p>74000</text:p>
          </table:table-cell>
          <table:table-cell office:value-type="float" office:value="1.320698" calcext:value-type="float">
            <text:p>1.320698</text:p>
          </table:table-cell>
          <table:table-cell office:value-type="float" office:value="1.398087" calcext:value-type="float">
            <text:p>1.398087</text:p>
          </table:table-cell>
          <table:table-cell table:number-columns-repeated="7"/>
        </table:table-row>
        <table:table-row table:style-name="ro1">
          <table:table-cell office:value-type="float" office:value="76000" calcext:value-type="float">
            <text:p>76000</text:p>
          </table:table-cell>
          <table:table-cell office:value-type="float" office:value="1.407071" calcext:value-type="float">
            <text:p>1.407071</text:p>
          </table:table-cell>
          <table:table-cell office:value-type="float" office:value="1.429634" calcext:value-type="float">
            <text:p>1.429634</text:p>
          </table:table-cell>
          <table:table-cell table:number-columns-repeated="7"/>
        </table:table-row>
        <table:table-row table:style-name="ro1">
          <table:table-cell office:value-type="float" office:value="78000" calcext:value-type="float">
            <text:p>78000</text:p>
          </table:table-cell>
          <table:table-cell office:value-type="float" office:value="1.36368" calcext:value-type="float">
            <text:p>1.36368</text:p>
          </table:table-cell>
          <table:table-cell office:value-type="float" office:value="1.462475" calcext:value-type="float">
            <text:p>1.462475</text:p>
          </table:table-cell>
          <table:table-cell table:number-columns-repeated="7"/>
        </table:table-row>
        <table:table-row table:style-name="ro1">
          <table:table-cell office:value-type="float" office:value="80000" calcext:value-type="float">
            <text:p>80000</text:p>
          </table:table-cell>
          <table:table-cell office:value-type="float" office:value="1.393498" calcext:value-type="float">
            <text:p>1.393498</text:p>
          </table:table-cell>
          <table:table-cell office:value-type="float" office:value="1.514908" calcext:value-type="float">
            <text:p>1.514908</text:p>
          </table:table-cell>
          <table:table-cell table:number-columns-repeated="7"/>
        </table:table-row>
        <table:table-row table:style-name="ro1">
          <table:table-cell office:value-type="float" office:value="82000" calcext:value-type="float">
            <text:p>82000</text:p>
          </table:table-cell>
          <table:table-cell office:value-type="float" office:value="1.433076" calcext:value-type="float">
            <text:p>1.433076</text:p>
          </table:table-cell>
          <table:table-cell office:value-type="float" office:value="1.751016" calcext:value-type="float">
            <text:p>1.751016</text:p>
          </table:table-cell>
          <table:table-cell table:number-columns-repeated="7"/>
        </table:table-row>
        <table:table-row table:style-name="ro1">
          <table:table-cell office:value-type="float" office:value="84000" calcext:value-type="float">
            <text:p>84000</text:p>
          </table:table-cell>
          <table:table-cell office:value-type="float" office:value="1.464018" calcext:value-type="float">
            <text:p>1.464018</text:p>
          </table:table-cell>
          <table:table-cell office:value-type="float" office:value="1.574582" calcext:value-type="float">
            <text:p>1.574582</text:p>
          </table:table-cell>
          <table:table-cell table:number-columns-repeated="7"/>
        </table:table-row>
        <table:table-row table:style-name="ro1">
          <table:table-cell office:value-type="float" office:value="86000" calcext:value-type="float">
            <text:p>86000</text:p>
          </table:table-cell>
          <table:table-cell office:value-type="float" office:value="1.496236" calcext:value-type="float">
            <text:p>1.496236</text:p>
          </table:table-cell>
          <table:table-cell office:value-type="float" office:value="1.602096" calcext:value-type="float">
            <text:p>1.602096</text:p>
          </table:table-cell>
          <table:table-cell table:number-columns-repeated="7"/>
        </table:table-row>
        <table:table-row table:style-name="ro1">
          <table:table-cell office:value-type="float" office:value="88000" calcext:value-type="float">
            <text:p>88000</text:p>
          </table:table-cell>
          <table:table-cell office:value-type="float" office:value="1.534005" calcext:value-type="float">
            <text:p>1.534005</text:p>
          </table:table-cell>
          <table:table-cell office:value-type="float" office:value="1.564149" calcext:value-type="float">
            <text:p>1.564149</text:p>
          </table:table-cell>
          <table:table-cell table:number-columns-repeated="7"/>
        </table:table-row>
        <table:table-row table:style-name="ro1">
          <table:table-cell office:value-type="float" office:value="90000" calcext:value-type="float">
            <text:p>90000</text:p>
          </table:table-cell>
          <table:table-cell office:value-type="float" office:value="1.606149" calcext:value-type="float">
            <text:p>1.606149</text:p>
          </table:table-cell>
          <table:table-cell office:value-type="float" office:value="1.574652" calcext:value-type="float">
            <text:p>1.574652</text:p>
          </table:table-cell>
          <table:table-cell table:number-columns-repeated="7"/>
        </table:table-row>
        <table:table-row table:style-name="ro1">
          <table:table-cell office:value-type="float" office:value="92000" calcext:value-type="float">
            <text:p>92000</text:p>
          </table:table-cell>
          <table:table-cell office:value-type="float" office:value="1.592593" calcext:value-type="float">
            <text:p>1.592593</text:p>
          </table:table-cell>
          <table:table-cell office:value-type="float" office:value="1.591901" calcext:value-type="float">
            <text:p>1.591901</text:p>
          </table:table-cell>
          <table:table-cell table:number-columns-repeated="7"/>
        </table:table-row>
        <table:table-row table:style-name="ro1">
          <table:table-cell office:value-type="float" office:value="94000" calcext:value-type="float">
            <text:p>94000</text:p>
          </table:table-cell>
          <table:table-cell office:value-type="float" office:value="1.655464" calcext:value-type="float">
            <text:p>1.655464</text:p>
          </table:table-cell>
          <table:table-cell office:value-type="float" office:value="1.633924" calcext:value-type="float">
            <text:p>1.633924</text:p>
          </table:table-cell>
          <table:table-cell table:number-columns-repeated="7"/>
        </table:table-row>
        <table:table-row table:style-name="ro1">
          <table:table-cell office:value-type="float" office:value="96000" calcext:value-type="float">
            <text:p>96000</text:p>
          </table:table-cell>
          <table:table-cell office:value-type="float" office:value="1.707207" calcext:value-type="float">
            <text:p>1.707207</text:p>
          </table:table-cell>
          <table:table-cell office:value-type="float" office:value="1.794741" calcext:value-type="float">
            <text:p>1.794741</text:p>
          </table:table-cell>
          <table:table-cell table:number-columns-repeated="7"/>
        </table:table-row>
        <table:table-row table:style-name="ro1">
          <table:table-cell office:value-type="float" office:value="98000" calcext:value-type="float">
            <text:p>98000</text:p>
          </table:table-cell>
          <table:table-cell office:value-type="float" office:value="1.704423" calcext:value-type="float">
            <text:p>1.704423</text:p>
          </table:table-cell>
          <table:table-cell office:value-type="float" office:value="1.818903" calcext:value-type="float">
            <text:p>1.818903</text:p>
          </table:table-cell>
          <table:table-cell table:number-columns-repeated="7"/>
        </table:table-row>
        <table:table-row table:style-name="ro1">
          <table:table-cell office:value-type="float" office:value="100000" calcext:value-type="float">
            <text:p>100000</text:p>
          </table:table-cell>
          <table:table-cell office:value-type="float" office:value="1.678688" calcext:value-type="float">
            <text:p>1.678688</text:p>
          </table:table-cell>
          <table:table-cell office:value-type="float" office:value="1.821457" calcext:value-type="float">
            <text:p>1.821457</text:p>
          </table:table-cell>
          <table:table-cell table:number-columns-repeated="7"/>
        </table:table-row>
        <table:table-row table:style-name="ro1">
          <table:table-cell office:value-type="float" office:value="102000" calcext:value-type="float">
            <text:p>102000</text:p>
          </table:table-cell>
          <table:table-cell office:value-type="float" office:value="1.70347" calcext:value-type="float">
            <text:p>1.70347</text:p>
          </table:table-cell>
          <table:table-cell office:value-type="float" office:value="1.875188" calcext:value-type="float">
            <text:p>1.875188</text:p>
          </table:table-cell>
          <table:table-cell table:number-columns-repeated="7"/>
        </table:table-row>
        <table:table-row table:style-name="ro1">
          <table:table-cell office:value-type="float" office:value="104000" calcext:value-type="float">
            <text:p>104000</text:p>
          </table:table-cell>
          <table:table-cell office:value-type="float" office:value="1.847653" calcext:value-type="float">
            <text:p>1.847653</text:p>
          </table:table-cell>
          <table:table-cell office:value-type="float" office:value="1.920979" calcext:value-type="float">
            <text:p>1.920979</text:p>
          </table:table-cell>
          <table:table-cell table:number-columns-repeated="7"/>
        </table:table-row>
        <table:table-row table:style-name="ro1">
          <table:table-cell office:value-type="float" office:value="106000" calcext:value-type="float">
            <text:p>106000</text:p>
          </table:table-cell>
          <table:table-cell office:value-type="float" office:value="1.908413" calcext:value-type="float">
            <text:p>1.908413</text:p>
          </table:table-cell>
          <table:table-cell office:value-type="float" office:value="1.985646" calcext:value-type="float">
            <text:p>1.985646</text:p>
          </table:table-cell>
          <table:table-cell table:number-columns-repeated="7"/>
        </table:table-row>
        <table:table-row table:style-name="ro1">
          <table:table-cell office:value-type="float" office:value="108000" calcext:value-type="float">
            <text:p>108000</text:p>
          </table:table-cell>
          <table:table-cell office:value-type="float" office:value="1.902499" calcext:value-type="float">
            <text:p>1.902499</text:p>
          </table:table-cell>
          <table:table-cell office:value-type="float" office:value="2.018682" calcext:value-type="float">
            <text:p>2.018682</text:p>
          </table:table-cell>
          <table:table-cell table:number-columns-repeated="7"/>
        </table:table-row>
        <table:table-row table:style-name="ro1">
          <table:table-cell office:value-type="float" office:value="110000" calcext:value-type="float">
            <text:p>110000</text:p>
          </table:table-cell>
          <table:table-cell office:value-type="float" office:value="1.924239" calcext:value-type="float">
            <text:p>1.924239</text:p>
          </table:table-cell>
          <table:table-cell office:value-type="float" office:value="2.028" calcext:value-type="float">
            <text:p>2.028</text:p>
          </table:table-cell>
          <table:table-cell table:number-columns-repeated="7"/>
        </table:table-row>
        <table:table-row table:style-name="ro1">
          <table:table-cell office:value-type="float" office:value="112000" calcext:value-type="float">
            <text:p>112000</text:p>
          </table:table-cell>
          <table:table-cell office:value-type="float" office:value="1.940145" calcext:value-type="float">
            <text:p>1.940145</text:p>
          </table:table-cell>
          <table:table-cell office:value-type="float" office:value="2.07103" calcext:value-type="float">
            <text:p>2.07103</text:p>
          </table:table-cell>
          <table:table-cell table:number-columns-repeated="7"/>
        </table:table-row>
        <table:table-row table:style-name="ro1">
          <table:table-cell office:value-type="float" office:value="114000" calcext:value-type="float">
            <text:p>114000</text:p>
          </table:table-cell>
          <table:table-cell office:value-type="float" office:value="1.980709" calcext:value-type="float">
            <text:p>1.980709</text:p>
          </table:table-cell>
          <table:table-cell office:value-type="float" office:value="2.104895" calcext:value-type="float">
            <text:p>2.104895</text:p>
          </table:table-cell>
          <table:table-cell table:number-columns-repeated="7"/>
        </table:table-row>
        <table:table-row table:style-name="ro1">
          <table:table-cell office:value-type="float" office:value="116000" calcext:value-type="float">
            <text:p>116000</text:p>
          </table:table-cell>
          <table:table-cell office:value-type="float" office:value="2.004805" calcext:value-type="float">
            <text:p>2.004805</text:p>
          </table:table-cell>
          <table:table-cell office:value-type="float" office:value="2.136345" calcext:value-type="float">
            <text:p>2.136345</text:p>
          </table:table-cell>
          <table:table-cell table:number-columns-repeated="7"/>
        </table:table-row>
        <table:table-row table:style-name="ro1">
          <table:table-cell office:value-type="float" office:value="118000" calcext:value-type="float">
            <text:p>118000</text:p>
          </table:table-cell>
          <table:table-cell office:value-type="float" office:value="2.062889" calcext:value-type="float">
            <text:p>2.062889</text:p>
          </table:table-cell>
          <table:table-cell office:value-type="float" office:value="2.180553" calcext:value-type="float">
            <text:p>2.180553</text:p>
          </table:table-cell>
          <table:table-cell table:number-columns-repeated="7"/>
        </table:table-row>
        <table:table-row table:style-name="ro1">
          <table:table-cell office:value-type="float" office:value="120000" calcext:value-type="float">
            <text:p>120000</text:p>
          </table:table-cell>
          <table:table-cell office:value-type="float" office:value="2.119559" calcext:value-type="float">
            <text:p>2.119559</text:p>
          </table:table-cell>
          <table:table-cell office:value-type="float" office:value="2.197902" calcext:value-type="float">
            <text:p>2.197902</text:p>
          </table:table-cell>
          <table:table-cell table:number-columns-repeated="7"/>
        </table:table-row>
        <table:table-row table:style-name="ro1">
          <table:table-cell office:value-type="float" office:value="122000" calcext:value-type="float">
            <text:p>122000</text:p>
          </table:table-cell>
          <table:table-cell office:value-type="float" office:value="2.116849" calcext:value-type="float">
            <text:p>2.116849</text:p>
          </table:table-cell>
          <table:table-cell office:value-type="float" office:value="2.265403" calcext:value-type="float">
            <text:p>2.265403</text:p>
          </table:table-cell>
          <table:table-cell table:number-columns-repeated="7"/>
        </table:table-row>
        <table:table-row table:style-name="ro1">
          <table:table-cell office:value-type="float" office:value="124000" calcext:value-type="float">
            <text:p>124000</text:p>
          </table:table-cell>
          <table:table-cell office:value-type="float" office:value="2.129995" calcext:value-type="float">
            <text:p>2.129995</text:p>
          </table:table-cell>
          <table:table-cell office:value-type="float" office:value="2.272806" calcext:value-type="float">
            <text:p>2.272806</text:p>
          </table:table-cell>
          <table:table-cell table:number-columns-repeated="7"/>
        </table:table-row>
        <table:table-row table:style-name="ro1">
          <table:table-cell office:value-type="float" office:value="126000" calcext:value-type="float">
            <text:p>126000</text:p>
          </table:table-cell>
          <table:table-cell office:value-type="float" office:value="2.168889" calcext:value-type="float">
            <text:p>2.168889</text:p>
          </table:table-cell>
          <table:table-cell office:value-type="float" office:value="2.333359" calcext:value-type="float">
            <text:p>2.333359</text:p>
          </table:table-cell>
          <table:table-cell table:number-columns-repeated="7"/>
        </table:table-row>
        <table:table-row table:style-name="ro1">
          <table:table-cell office:value-type="float" office:value="128000" calcext:value-type="float">
            <text:p>128000</text:p>
          </table:table-cell>
          <table:table-cell office:value-type="float" office:value="2.1879" calcext:value-type="float">
            <text:p>2.1879</text:p>
          </table:table-cell>
          <table:table-cell office:value-type="float" office:value="2.377076" calcext:value-type="float">
            <text:p>2.377076</text:p>
          </table:table-cell>
          <table:table-cell table:number-columns-repeated="7"/>
        </table:table-row>
        <table:table-row table:style-name="ro1">
          <table:table-cell office:value-type="float" office:value="130000" calcext:value-type="float">
            <text:p>130000</text:p>
          </table:table-cell>
          <table:table-cell office:value-type="float" office:value="2.219342" calcext:value-type="float">
            <text:p>2.219342</text:p>
          </table:table-cell>
          <table:table-cell office:value-type="float" office:value="2.42927" calcext:value-type="float">
            <text:p>2.42927</text:p>
          </table:table-cell>
          <table:table-cell table:number-columns-repeated="7"/>
        </table:table-row>
        <table:table-row table:style-name="ro1">
          <table:table-cell office:value-type="float" office:value="132000" calcext:value-type="float">
            <text:p>132000</text:p>
          </table:table-cell>
          <table:table-cell office:value-type="float" office:value="2.170127" calcext:value-type="float">
            <text:p>2.170127</text:p>
          </table:table-cell>
          <table:table-cell office:value-type="float" office:value="2.442068" calcext:value-type="float">
            <text:p>2.442068</text:p>
          </table:table-cell>
          <table:table-cell table:number-columns-repeated="7"/>
        </table:table-row>
        <table:table-row table:style-name="ro1">
          <table:table-cell office:value-type="float" office:value="134000" calcext:value-type="float">
            <text:p>134000</text:p>
          </table:table-cell>
          <table:table-cell office:value-type="float" office:value="2.304567" calcext:value-type="float">
            <text:p>2.304567</text:p>
          </table:table-cell>
          <table:table-cell office:value-type="float" office:value="2.375666" calcext:value-type="float">
            <text:p>2.375666</text:p>
          </table:table-cell>
          <table:table-cell table:number-columns-repeated="7"/>
        </table:table-row>
        <table:table-row table:style-name="ro1">
          <table:table-cell office:value-type="float" office:value="136000" calcext:value-type="float">
            <text:p>136000</text:p>
          </table:table-cell>
          <table:table-cell office:value-type="float" office:value="2.357876" calcext:value-type="float">
            <text:p>2.357876</text:p>
          </table:table-cell>
          <table:table-cell office:value-type="float" office:value="2.476134" calcext:value-type="float">
            <text:p>2.476134</text:p>
          </table:table-cell>
          <table:table-cell table:number-columns-repeated="7"/>
        </table:table-row>
        <table:table-row table:style-name="ro1">
          <table:table-cell office:value-type="float" office:value="138000" calcext:value-type="float">
            <text:p>138000</text:p>
          </table:table-cell>
          <table:table-cell office:value-type="float" office:value="2.326959" calcext:value-type="float">
            <text:p>2.326959</text:p>
          </table:table-cell>
          <table:table-cell office:value-type="float" office:value="2.546991" calcext:value-type="float">
            <text:p>2.546991</text:p>
          </table:table-cell>
          <table:table-cell table:number-columns-repeated="7"/>
        </table:table-row>
        <table:table-row table:style-name="ro1">
          <table:table-cell office:value-type="float" office:value="140000" calcext:value-type="float">
            <text:p>140000</text:p>
          </table:table-cell>
          <table:table-cell office:value-type="float" office:value="2.339812" calcext:value-type="float">
            <text:p>2.339812</text:p>
          </table:table-cell>
          <table:table-cell office:value-type="float" office:value="2.573359" calcext:value-type="float">
            <text:p>2.573359</text:p>
          </table:table-cell>
          <table:table-cell table:number-columns-repeated="7"/>
        </table:table-row>
        <table:table-row table:style-name="ro1">
          <table:table-cell office:value-type="float" office:value="142000" calcext:value-type="float">
            <text:p>142000</text:p>
          </table:table-cell>
          <table:table-cell office:value-type="float" office:value="2.405869" calcext:value-type="float">
            <text:p>2.405869</text:p>
          </table:table-cell>
          <table:table-cell office:value-type="float" office:value="2.6387" calcext:value-type="float">
            <text:p>2.6387</text:p>
          </table:table-cell>
          <table:table-cell table:number-columns-repeated="7"/>
        </table:table-row>
        <table:table-row table:style-name="ro1">
          <table:table-cell office:value-type="float" office:value="144000" calcext:value-type="float">
            <text:p>144000</text:p>
          </table:table-cell>
          <table:table-cell office:value-type="float" office:value="2.49837" calcext:value-type="float">
            <text:p>2.49837</text:p>
          </table:table-cell>
          <table:table-cell office:value-type="float" office:value="2.662136" calcext:value-type="float">
            <text:p>2.662136</text:p>
          </table:table-cell>
          <table:table-cell table:number-columns-repeated="7"/>
        </table:table-row>
        <table:table-row table:style-name="ro1">
          <table:table-cell office:value-type="float" office:value="146000" calcext:value-type="float">
            <text:p>146000</text:p>
          </table:table-cell>
          <table:table-cell office:value-type="float" office:value="2.532103" calcext:value-type="float">
            <text:p>2.532103</text:p>
          </table:table-cell>
          <table:table-cell office:value-type="float" office:value="2.712083" calcext:value-type="float">
            <text:p>2.712083</text:p>
          </table:table-cell>
          <table:table-cell table:number-columns-repeated="7"/>
        </table:table-row>
        <table:table-row table:style-name="ro1">
          <table:table-cell office:value-type="float" office:value="148000" calcext:value-type="float">
            <text:p>148000</text:p>
          </table:table-cell>
          <table:table-cell office:value-type="float" office:value="2.587273" calcext:value-type="float">
            <text:p>2.587273</text:p>
          </table:table-cell>
          <table:table-cell office:value-type="float" office:value="2.784707" calcext:value-type="float">
            <text:p>2.784707</text:p>
          </table:table-cell>
          <table:table-cell table:number-columns-repeated="7"/>
        </table:table-row>
        <table:table-row table:style-name="ro1">
          <table:table-cell office:value-type="float" office:value="150000" calcext:value-type="float">
            <text:p>150000</text:p>
          </table:table-cell>
          <table:table-cell office:value-type="float" office:value="2.628692" calcext:value-type="float">
            <text:p>2.628692</text:p>
          </table:table-cell>
          <table:table-cell office:value-type="float" office:value="2.8276" calcext:value-type="float">
            <text:p>2.8276</text:p>
          </table:table-cell>
          <table:table-cell table:number-columns-repeated="7"/>
        </table:table-row>
        <table:table-row table:style-name="ro1">
          <table:table-cell office:value-type="float" office:value="152000" calcext:value-type="float">
            <text:p>152000</text:p>
          </table:table-cell>
          <table:table-cell office:value-type="float" office:value="2.635461" calcext:value-type="float">
            <text:p>2.635461</text:p>
          </table:table-cell>
          <table:table-cell office:value-type="float" office:value="2.847126" calcext:value-type="float">
            <text:p>2.847126</text:p>
          </table:table-cell>
          <table:table-cell table:number-columns-repeated="7"/>
        </table:table-row>
        <table:table-row table:style-name="ro1">
          <table:table-cell office:value-type="float" office:value="154000" calcext:value-type="float">
            <text:p>154000</text:p>
          </table:table-cell>
          <table:table-cell office:value-type="float" office:value="2.696484" calcext:value-type="float">
            <text:p>2.696484</text:p>
          </table:table-cell>
          <table:table-cell office:value-type="float" office:value="2.89377" calcext:value-type="float">
            <text:p>2.89377</text:p>
          </table:table-cell>
          <table:table-cell table:number-columns-repeated="7"/>
        </table:table-row>
        <table:table-row table:style-name="ro1">
          <table:table-cell office:value-type="float" office:value="156000" calcext:value-type="float">
            <text:p>156000</text:p>
          </table:table-cell>
          <table:table-cell office:value-type="float" office:value="2.740312" calcext:value-type="float">
            <text:p>2.740312</text:p>
          </table:table-cell>
          <table:table-cell office:value-type="float" office:value="2.949978" calcext:value-type="float">
            <text:p>2.949978</text:p>
          </table:table-cell>
          <table:table-cell table:number-columns-repeated="7"/>
        </table:table-row>
        <table:table-row table:style-name="ro1">
          <table:table-cell office:value-type="float" office:value="158000" calcext:value-type="float">
            <text:p>158000</text:p>
          </table:table-cell>
          <table:table-cell office:value-type="float" office:value="2.746438" calcext:value-type="float">
            <text:p>2.746438</text:p>
          </table:table-cell>
          <table:table-cell office:value-type="float" office:value="3.038278" calcext:value-type="float">
            <text:p>3.038278</text:p>
          </table:table-cell>
          <table:table-cell table:number-columns-repeated="7"/>
        </table:table-row>
        <table:table-row table:style-name="ro1">
          <table:table-cell office:value-type="float" office:value="160000" calcext:value-type="float">
            <text:p>160000</text:p>
          </table:table-cell>
          <table:table-cell office:value-type="float" office:value="2.823166" calcext:value-type="float">
            <text:p>2.823166</text:p>
          </table:table-cell>
          <table:table-cell office:value-type="float" office:value="2.933923" calcext:value-type="float">
            <text:p>2.933923</text:p>
          </table:table-cell>
          <table:table-cell table:number-columns-repeated="7"/>
        </table:table-row>
        <table:table-row table:style-name="ro1">
          <table:table-cell office:value-type="float" office:value="162000" calcext:value-type="float">
            <text:p>162000</text:p>
          </table:table-cell>
          <table:table-cell office:value-type="float" office:value="2.847019" calcext:value-type="float">
            <text:p>2.847019</text:p>
          </table:table-cell>
          <table:table-cell office:value-type="float" office:value="2.901676" calcext:value-type="float">
            <text:p>2.901676</text:p>
          </table:table-cell>
          <table:table-cell table:number-columns-repeated="7"/>
        </table:table-row>
        <table:table-row table:style-name="ro1">
          <table:table-cell office:value-type="float" office:value="164000" calcext:value-type="float">
            <text:p>164000</text:p>
          </table:table-cell>
          <table:table-cell office:value-type="float" office:value="2.786177" calcext:value-type="float">
            <text:p>2.786177</text:p>
          </table:table-cell>
          <table:table-cell office:value-type="float" office:value="2.935801" calcext:value-type="float">
            <text:p>2.935801</text:p>
          </table:table-cell>
          <table:table-cell table:number-columns-repeated="7"/>
        </table:table-row>
        <table:table-row table:style-name="ro1">
          <table:table-cell office:value-type="float" office:value="166000" calcext:value-type="float">
            <text:p>166000</text:p>
          </table:table-cell>
          <table:table-cell office:value-type="float" office:value="2.665525" calcext:value-type="float">
            <text:p>2.665525</text:p>
          </table:table-cell>
          <table:table-cell office:value-type="float" office:value="3.090297" calcext:value-type="float">
            <text:p>3.090297</text:p>
          </table:table-cell>
          <table:table-cell table:number-columns-repeated="7"/>
        </table:table-row>
        <table:table-row table:style-name="ro1">
          <table:table-cell office:value-type="float" office:value="168000" calcext:value-type="float">
            <text:p>168000</text:p>
          </table:table-cell>
          <table:table-cell office:value-type="float" office:value="2.806952" calcext:value-type="float">
            <text:p>2.806952</text:p>
          </table:table-cell>
          <table:table-cell office:value-type="float" office:value="3.158702" calcext:value-type="float">
            <text:p>3.158702</text:p>
          </table:table-cell>
          <table:table-cell table:number-columns-repeated="7"/>
        </table:table-row>
        <table:table-row table:style-name="ro1">
          <table:table-cell office:value-type="float" office:value="170000" calcext:value-type="float">
            <text:p>170000</text:p>
          </table:table-cell>
          <table:table-cell office:value-type="float" office:value="2.804273" calcext:value-type="float">
            <text:p>2.804273</text:p>
          </table:table-cell>
          <table:table-cell office:value-type="float" office:value="3.243704" calcext:value-type="float">
            <text:p>3.243704</text:p>
          </table:table-cell>
          <table:table-cell table:number-columns-repeated="7"/>
        </table:table-row>
        <table:table-row table:style-name="ro1">
          <table:table-cell office:value-type="float" office:value="172000" calcext:value-type="float">
            <text:p>172000</text:p>
          </table:table-cell>
          <table:table-cell office:value-type="float" office:value="2.871016" calcext:value-type="float">
            <text:p>2.871016</text:p>
          </table:table-cell>
          <table:table-cell office:value-type="float" office:value="3.289904" calcext:value-type="float">
            <text:p>3.289904</text:p>
          </table:table-cell>
          <table:table-cell table:number-columns-repeated="7"/>
        </table:table-row>
        <table:table-row table:style-name="ro1">
          <table:table-cell office:value-type="float" office:value="174000" calcext:value-type="float">
            <text:p>174000</text:p>
          </table:table-cell>
          <table:table-cell office:value-type="float" office:value="3.019661" calcext:value-type="float">
            <text:p>3.019661</text:p>
          </table:table-cell>
          <table:table-cell office:value-type="float" office:value="3.315172" calcext:value-type="float">
            <text:p>3.315172</text:p>
          </table:table-cell>
          <table:table-cell table:number-columns-repeated="7"/>
        </table:table-row>
        <table:table-row table:style-name="ro1">
          <table:table-cell office:value-type="float" office:value="176000" calcext:value-type="float">
            <text:p>176000</text:p>
          </table:table-cell>
          <table:table-cell office:value-type="float" office:value="2.976462" calcext:value-type="float">
            <text:p>2.976462</text:p>
          </table:table-cell>
          <table:table-cell office:value-type="float" office:value="3.36057" calcext:value-type="float">
            <text:p>3.36057</text:p>
          </table:table-cell>
          <table:table-cell table:number-columns-repeated="7"/>
        </table:table-row>
        <table:table-row table:style-name="ro1">
          <table:table-cell office:value-type="float" office:value="178000" calcext:value-type="float">
            <text:p>178000</text:p>
          </table:table-cell>
          <table:table-cell office:value-type="float" office:value="3.097504" calcext:value-type="float">
            <text:p>3.097504</text:p>
          </table:table-cell>
          <table:table-cell office:value-type="float" office:value="3.283385" calcext:value-type="float">
            <text:p>3.283385</text:p>
          </table:table-cell>
          <table:table-cell table:number-columns-repeated="7"/>
        </table:table-row>
        <table:table-row table:style-name="ro1">
          <table:table-cell office:value-type="float" office:value="180000" calcext:value-type="float">
            <text:p>180000</text:p>
          </table:table-cell>
          <table:table-cell office:value-type="float" office:value="3.105103" calcext:value-type="float">
            <text:p>3.105103</text:p>
          </table:table-cell>
          <table:table-cell office:value-type="float" office:value="3.206674" calcext:value-type="float">
            <text:p>3.206674</text:p>
          </table:table-cell>
          <table:table-cell table:number-columns-repeated="7"/>
        </table:table-row>
        <table:table-row table:style-name="ro1">
          <table:table-cell office:value-type="float" office:value="182000" calcext:value-type="float">
            <text:p>182000</text:p>
          </table:table-cell>
          <table:table-cell office:value-type="float" office:value="3.16715" calcext:value-type="float">
            <text:p>3.16715</text:p>
          </table:table-cell>
          <table:table-cell office:value-type="float" office:value="3.304136" calcext:value-type="float">
            <text:p>3.304136</text:p>
          </table:table-cell>
          <table:table-cell table:number-columns-repeated="7"/>
        </table:table-row>
        <table:table-row table:style-name="ro1">
          <table:table-cell office:value-type="float" office:value="184000" calcext:value-type="float">
            <text:p>184000</text:p>
          </table:table-cell>
          <table:table-cell office:value-type="float" office:value="3.188422" calcext:value-type="float">
            <text:p>3.188422</text:p>
          </table:table-cell>
          <table:table-cell office:value-type="float" office:value="3.428922" calcext:value-type="float">
            <text:p>3.428922</text:p>
          </table:table-cell>
          <table:table-cell table:number-columns-repeated="7"/>
        </table:table-row>
        <table:table-row table:style-name="ro1">
          <table:table-cell office:value-type="float" office:value="186000" calcext:value-type="float">
            <text:p>186000</text:p>
          </table:table-cell>
          <table:table-cell office:value-type="float" office:value="3.218623" calcext:value-type="float">
            <text:p>3.218623</text:p>
          </table:table-cell>
          <table:table-cell office:value-type="float" office:value="3.534993" calcext:value-type="float">
            <text:p>3.534993</text:p>
          </table:table-cell>
          <table:table-cell table:number-columns-repeated="7"/>
        </table:table-row>
        <table:table-row table:style-name="ro1">
          <table:table-cell office:value-type="float" office:value="188000" calcext:value-type="float">
            <text:p>188000</text:p>
          </table:table-cell>
          <table:table-cell office:value-type="float" office:value="3.264844" calcext:value-type="float">
            <text:p>3.264844</text:p>
          </table:table-cell>
          <table:table-cell office:value-type="float" office:value="3.697874" calcext:value-type="float">
            <text:p>3.697874</text:p>
          </table:table-cell>
          <table:table-cell table:number-columns-repeated="7"/>
        </table:table-row>
        <table:table-row table:style-name="ro1">
          <table:table-cell office:value-type="float" office:value="190000" calcext:value-type="float">
            <text:p>190000</text:p>
          </table:table-cell>
          <table:table-cell office:value-type="float" office:value="3.309636" calcext:value-type="float">
            <text:p>3.309636</text:p>
          </table:table-cell>
          <table:table-cell office:value-type="float" office:value="3.697037" calcext:value-type="float">
            <text:p>3.697037</text:p>
          </table:table-cell>
          <table:table-cell table:number-columns-repeated="7"/>
        </table:table-row>
        <table:table-row table:style-name="ro1">
          <table:table-cell office:value-type="float" office:value="192000" calcext:value-type="float">
            <text:p>192000</text:p>
          </table:table-cell>
          <table:table-cell office:value-type="float" office:value="3.3523" calcext:value-type="float">
            <text:p>3.3523</text:p>
          </table:table-cell>
          <table:table-cell office:value-type="float" office:value="3.660953" calcext:value-type="float">
            <text:p>3.660953</text:p>
          </table:table-cell>
          <table:table-cell table:number-columns-repeated="7"/>
        </table:table-row>
        <table:table-row table:style-name="ro1">
          <table:table-cell office:value-type="float" office:value="194000" calcext:value-type="float">
            <text:p>194000</text:p>
          </table:table-cell>
          <table:table-cell office:value-type="float" office:value="3.34856" calcext:value-type="float">
            <text:p>3.34856</text:p>
          </table:table-cell>
          <table:table-cell office:value-type="float" office:value="3.682101" calcext:value-type="float">
            <text:p>3.682101</text:p>
          </table:table-cell>
          <table:table-cell table:number-columns-repeated="7"/>
        </table:table-row>
        <table:table-row table:style-name="ro1">
          <table:table-cell office:value-type="float" office:value="196000" calcext:value-type="float">
            <text:p>196000</text:p>
          </table:table-cell>
          <table:table-cell office:value-type="float" office:value="3.404351" calcext:value-type="float">
            <text:p>3.404351</text:p>
          </table:table-cell>
          <table:table-cell office:value-type="float" office:value="3.833665" calcext:value-type="float">
            <text:p>3.833665</text:p>
          </table:table-cell>
          <table:table-cell table:number-columns-repeated="7"/>
        </table:table-row>
        <table:table-row table:style-name="ro1">
          <table:table-cell office:value-type="float" office:value="198000" calcext:value-type="float">
            <text:p>198000</text:p>
          </table:table-cell>
          <table:table-cell office:value-type="float" office:value="3.416058" calcext:value-type="float">
            <text:p>3.416058</text:p>
          </table:table-cell>
          <table:table-cell office:value-type="float" office:value="4.057733" calcext:value-type="float">
            <text:p>4.057733</text:p>
          </table:table-cell>
          <table:table-cell table:number-columns-repeated="7"/>
        </table:table-row>
        <table:table-row table:style-name="ro1">
          <table:table-cell office:value-type="float" office:value="200000" calcext:value-type="float">
            <text:p>200000</text:p>
          </table:table-cell>
          <table:table-cell office:value-type="float" office:value="3.470587" calcext:value-type="float">
            <text:p>3.470587</text:p>
          </table:table-cell>
          <table:table-cell office:value-type="float" office:value="3.866995" calcext:value-type="float">
            <text:p>3.866995</text:p>
          </table:table-cell>
          <table:table-cell table:number-columns-repeated="7"/>
        </table:table-row>
        <table:table-row table:style-name="ro1">
          <table:table-cell office:value-type="float" office:value="202000" calcext:value-type="float">
            <text:p>202000</text:p>
          </table:table-cell>
          <table:table-cell office:value-type="float" office:value="3.517554" calcext:value-type="float">
            <text:p>3.517554</text:p>
          </table:table-cell>
          <table:table-cell office:value-type="float" office:value="3.904024" calcext:value-type="float">
            <text:p>3.904024</text:p>
          </table:table-cell>
          <table:table-cell table:number-columns-repeated="7"/>
        </table:table-row>
        <table:table-row table:style-name="ro1">
          <table:table-cell office:value-type="float" office:value="204000" calcext:value-type="float">
            <text:p>204000</text:p>
          </table:table-cell>
          <table:table-cell office:value-type="float" office:value="3.533292" calcext:value-type="float">
            <text:p>3.533292</text:p>
          </table:table-cell>
          <table:table-cell office:value-type="float" office:value="4.03463" calcext:value-type="float">
            <text:p>4.03463</text:p>
          </table:table-cell>
          <table:table-cell table:number-columns-repeated="7"/>
        </table:table-row>
        <table:table-row table:style-name="ro1">
          <table:table-cell office:value-type="float" office:value="206000" calcext:value-type="float">
            <text:p>206000</text:p>
          </table:table-cell>
          <table:table-cell office:value-type="float" office:value="3.559914" calcext:value-type="float">
            <text:p>3.559914</text:p>
          </table:table-cell>
          <table:table-cell office:value-type="float" office:value="4.010925" calcext:value-type="float">
            <text:p>4.010925</text:p>
          </table:table-cell>
          <table:table-cell table:number-columns-repeated="7"/>
        </table:table-row>
        <table:table-row table:style-name="ro1">
          <table:table-cell office:value-type="float" office:value="208000" calcext:value-type="float">
            <text:p>208000</text:p>
          </table:table-cell>
          <table:table-cell office:value-type="float" office:value="3.610602" calcext:value-type="float">
            <text:p>3.610602</text:p>
          </table:table-cell>
          <table:table-cell office:value-type="float" office:value="3.91419" calcext:value-type="float">
            <text:p>3.91419</text:p>
          </table:table-cell>
          <table:table-cell table:number-columns-repeated="7"/>
        </table:table-row>
        <table:table-row table:style-name="ro1">
          <table:table-cell office:value-type="float" office:value="210000" calcext:value-type="float">
            <text:p>210000</text:p>
          </table:table-cell>
          <table:table-cell office:value-type="float" office:value="3.586664" calcext:value-type="float">
            <text:p>3.586664</text:p>
          </table:table-cell>
          <table:table-cell office:value-type="float" office:value="3.922482" calcext:value-type="float">
            <text:p>3.922482</text:p>
          </table:table-cell>
          <table:table-cell table:number-columns-repeated="7"/>
        </table:table-row>
        <table:table-row table:style-name="ro1">
          <table:table-cell office:value-type="float" office:value="212000" calcext:value-type="float">
            <text:p>212000</text:p>
          </table:table-cell>
          <table:table-cell office:value-type="float" office:value="3.657631" calcext:value-type="float">
            <text:p>3.657631</text:p>
          </table:table-cell>
          <table:table-cell office:value-type="float" office:value="3.991094" calcext:value-type="float">
            <text:p>3.991094</text:p>
          </table:table-cell>
          <table:table-cell table:number-columns-repeated="7"/>
        </table:table-row>
        <table:table-row table:style-name="ro1">
          <table:table-cell office:value-type="float" office:value="214000" calcext:value-type="float">
            <text:p>214000</text:p>
          </table:table-cell>
          <table:table-cell office:value-type="float" office:value="3.721113" calcext:value-type="float">
            <text:p>3.721113</text:p>
          </table:table-cell>
          <table:table-cell office:value-type="float" office:value="4.073337" calcext:value-type="float">
            <text:p>4.073337</text:p>
          </table:table-cell>
          <table:table-cell table:number-columns-repeated="7"/>
        </table:table-row>
        <table:table-row table:style-name="ro1">
          <table:table-cell office:value-type="float" office:value="216000" calcext:value-type="float">
            <text:p>216000</text:p>
          </table:table-cell>
          <table:table-cell office:value-type="float" office:value="3.757182" calcext:value-type="float">
            <text:p>3.757182</text:p>
          </table:table-cell>
          <table:table-cell office:value-type="float" office:value="4.070139" calcext:value-type="float">
            <text:p>4.070139</text:p>
          </table:table-cell>
          <table:table-cell table:number-columns-repeated="7"/>
        </table:table-row>
        <table:table-row table:style-name="ro1">
          <table:table-cell office:value-type="float" office:value="218000" calcext:value-type="float">
            <text:p>218000</text:p>
          </table:table-cell>
          <table:table-cell office:value-type="float" office:value="3.787957" calcext:value-type="float">
            <text:p>3.787957</text:p>
          </table:table-cell>
          <table:table-cell office:value-type="float" office:value="4.10465" calcext:value-type="float">
            <text:p>4.10465</text:p>
          </table:table-cell>
          <table:table-cell table:number-columns-repeated="7"/>
        </table:table-row>
        <table:table-row table:style-name="ro1">
          <table:table-cell office:value-type="float" office:value="220000" calcext:value-type="float">
            <text:p>220000</text:p>
          </table:table-cell>
          <table:table-cell office:value-type="float" office:value="3.803215" calcext:value-type="float">
            <text:p>3.803215</text:p>
          </table:table-cell>
          <table:table-cell office:value-type="float" office:value="4.128361" calcext:value-type="float">
            <text:p>4.128361</text:p>
          </table:table-cell>
          <table:table-cell table:number-columns-repeated="7"/>
        </table:table-row>
        <table:table-row table:style-name="ro1">
          <table:table-cell office:value-type="float" office:value="222000" calcext:value-type="float">
            <text:p>222000</text:p>
          </table:table-cell>
          <table:table-cell office:value-type="float" office:value="3.916796" calcext:value-type="float">
            <text:p>3.916796</text:p>
          </table:table-cell>
          <table:table-cell office:value-type="float" office:value="4.19655" calcext:value-type="float">
            <text:p>4.19655</text:p>
          </table:table-cell>
          <table:table-cell table:number-columns-repeated="7"/>
        </table:table-row>
        <table:table-row table:style-name="ro1">
          <table:table-cell office:value-type="float" office:value="224000" calcext:value-type="float">
            <text:p>224000</text:p>
          </table:table-cell>
          <table:table-cell office:value-type="float" office:value="3.910068" calcext:value-type="float">
            <text:p>3.910068</text:p>
          </table:table-cell>
          <table:table-cell office:value-type="float" office:value="4.234431" calcext:value-type="float">
            <text:p>4.234431</text:p>
          </table:table-cell>
          <table:table-cell table:number-columns-repeated="7"/>
        </table:table-row>
        <table:table-row table:style-name="ro1">
          <table:table-cell office:value-type="float" office:value="226000" calcext:value-type="float">
            <text:p>226000</text:p>
          </table:table-cell>
          <table:table-cell office:value-type="float" office:value="3.942492" calcext:value-type="float">
            <text:p>3.942492</text:p>
          </table:table-cell>
          <table:table-cell office:value-type="float" office:value="4.277123" calcext:value-type="float">
            <text:p>4.277123</text:p>
          </table:table-cell>
          <table:table-cell table:number-columns-repeated="7"/>
        </table:table-row>
        <table:table-row table:style-name="ro1">
          <table:table-cell office:value-type="float" office:value="228000" calcext:value-type="float">
            <text:p>228000</text:p>
          </table:table-cell>
          <table:table-cell office:value-type="float" office:value="3.920212" calcext:value-type="float">
            <text:p>3.920212</text:p>
          </table:table-cell>
          <table:table-cell office:value-type="float" office:value="4.306541" calcext:value-type="float">
            <text:p>4.306541</text:p>
          </table:table-cell>
          <table:table-cell table:number-columns-repeated="7"/>
        </table:table-row>
        <table:table-row table:style-name="ro1">
          <table:table-cell office:value-type="float" office:value="230000" calcext:value-type="float">
            <text:p>230000</text:p>
          </table:table-cell>
          <table:table-cell office:value-type="float" office:value="3.732531" calcext:value-type="float">
            <text:p>3.732531</text:p>
          </table:table-cell>
          <table:table-cell office:value-type="float" office:value="4.37436" calcext:value-type="float">
            <text:p>4.37436</text:p>
          </table:table-cell>
          <table:table-cell table:number-columns-repeated="7"/>
        </table:table-row>
        <table:table-row table:style-name="ro1">
          <table:table-cell office:value-type="float" office:value="232000" calcext:value-type="float">
            <text:p>232000</text:p>
          </table:table-cell>
          <table:table-cell office:value-type="float" office:value="3.788954" calcext:value-type="float">
            <text:p>3.788954</text:p>
          </table:table-cell>
          <table:table-cell office:value-type="float" office:value="4.386625" calcext:value-type="float">
            <text:p>4.386625</text:p>
          </table:table-cell>
          <table:table-cell table:number-columns-repeated="7"/>
        </table:table-row>
        <table:table-row table:style-name="ro1">
          <table:table-cell office:value-type="float" office:value="234000" calcext:value-type="float">
            <text:p>234000</text:p>
          </table:table-cell>
          <table:table-cell office:value-type="float" office:value="3.80321" calcext:value-type="float">
            <text:p>3.80321</text:p>
          </table:table-cell>
          <table:table-cell office:value-type="float" office:value="4.364255" calcext:value-type="float">
            <text:p>4.364255</text:p>
          </table:table-cell>
          <table:table-cell table:number-columns-repeated="7"/>
        </table:table-row>
        <table:table-row table:style-name="ro1">
          <table:table-cell office:value-type="float" office:value="236000" calcext:value-type="float">
            <text:p>236000</text:p>
          </table:table-cell>
          <table:table-cell office:value-type="float" office:value="4.176552" calcext:value-type="float">
            <text:p>4.176552</text:p>
          </table:table-cell>
          <table:table-cell office:value-type="float" office:value="4.384661" calcext:value-type="float">
            <text:p>4.384661</text:p>
          </table:table-cell>
          <table:table-cell table:number-columns-repeated="7"/>
        </table:table-row>
        <table:table-row table:style-name="ro1">
          <table:table-cell office:value-type="float" office:value="238000" calcext:value-type="float">
            <text:p>238000</text:p>
          </table:table-cell>
          <table:table-cell office:value-type="float" office:value="4.111232" calcext:value-type="float">
            <text:p>4.111232</text:p>
          </table:table-cell>
          <table:table-cell office:value-type="float" office:value="4.451125" calcext:value-type="float">
            <text:p>4.451125</text:p>
          </table:table-cell>
          <table:table-cell table:number-columns-repeated="7"/>
        </table:table-row>
        <table:table-row table:style-name="ro1">
          <table:table-cell office:value-type="float" office:value="240000" calcext:value-type="float">
            <text:p>240000</text:p>
          </table:table-cell>
          <table:table-cell office:value-type="float" office:value="4.271133" calcext:value-type="float">
            <text:p>4.271133</text:p>
          </table:table-cell>
          <table:table-cell office:value-type="float" office:value="4.486786" calcext:value-type="float">
            <text:p>4.486786</text:p>
          </table:table-cell>
          <table:table-cell table:number-columns-repeated="7"/>
        </table:table-row>
        <table:table-row table:style-name="ro1">
          <table:table-cell office:value-type="float" office:value="242000" calcext:value-type="float">
            <text:p>242000</text:p>
          </table:table-cell>
          <table:table-cell office:value-type="float" office:value="4.284046" calcext:value-type="float">
            <text:p>4.284046</text:p>
          </table:table-cell>
          <table:table-cell office:value-type="float" office:value="4.516862" calcext:value-type="float">
            <text:p>4.516862</text:p>
          </table:table-cell>
          <table:table-cell table:number-columns-repeated="7"/>
        </table:table-row>
        <table:table-row table:style-name="ro1">
          <table:table-cell office:value-type="float" office:value="244000" calcext:value-type="float">
            <text:p>244000</text:p>
          </table:table-cell>
          <table:table-cell office:value-type="float" office:value="4.289017" calcext:value-type="float">
            <text:p>4.289017</text:p>
          </table:table-cell>
          <table:table-cell office:value-type="float" office:value="4.552593" calcext:value-type="float">
            <text:p>4.552593</text:p>
          </table:table-cell>
          <table:table-cell table:number-columns-repeated="7"/>
        </table:table-row>
        <table:table-row table:style-name="ro1">
          <table:table-cell office:value-type="float" office:value="246000" calcext:value-type="float">
            <text:p>246000</text:p>
          </table:table-cell>
          <table:table-cell office:value-type="float" office:value="4.2743" calcext:value-type="float">
            <text:p>4.2743</text:p>
          </table:table-cell>
          <table:table-cell office:value-type="float" office:value="4.624149" calcext:value-type="float">
            <text:p>4.624149</text:p>
          </table:table-cell>
          <table:table-cell table:number-columns-repeated="7"/>
        </table:table-row>
        <table:table-row table:style-name="ro1">
          <table:table-cell office:value-type="float" office:value="248000" calcext:value-type="float">
            <text:p>248000</text:p>
          </table:table-cell>
          <table:table-cell office:value-type="float" office:value="4.374571" calcext:value-type="float">
            <text:p>4.374571</text:p>
          </table:table-cell>
          <table:table-cell office:value-type="float" office:value="4.606849" calcext:value-type="float">
            <text:p>4.606849</text:p>
          </table:table-cell>
          <table:table-cell table:number-columns-repeated="7"/>
        </table:table-row>
        <table:table-row table:style-name="ro1">
          <table:table-cell office:value-type="float" office:value="250000" calcext:value-type="float">
            <text:p>250000</text:p>
          </table:table-cell>
          <table:table-cell office:value-type="float" office:value="4.374896" calcext:value-type="float">
            <text:p>4.374896</text:p>
          </table:table-cell>
          <table:table-cell office:value-type="float" office:value="4.669047" calcext:value-type="float">
            <text:p>4.669047</text:p>
          </table:table-cell>
          <table:table-cell table:number-columns-repeated="7"/>
        </table:table-row>
        <table:table-row table:style-name="ro1">
          <table:table-cell office:value-type="float" office:value="252000" calcext:value-type="float">
            <text:p>252000</text:p>
          </table:table-cell>
          <table:table-cell office:value-type="float" office:value="4.436504" calcext:value-type="float">
            <text:p>4.436504</text:p>
          </table:table-cell>
          <table:table-cell office:value-type="float" office:value="4.496473" calcext:value-type="float">
            <text:p>4.496473</text:p>
          </table:table-cell>
          <table:table-cell table:number-columns-repeated="7"/>
        </table:table-row>
        <table:table-row table:style-name="ro1">
          <table:table-cell office:value-type="float" office:value="254000" calcext:value-type="float">
            <text:p>254000</text:p>
          </table:table-cell>
          <table:table-cell office:value-type="float" office:value="4.373071" calcext:value-type="float">
            <text:p>4.373071</text:p>
          </table:table-cell>
          <table:table-cell office:value-type="float" office:value="4.580572" calcext:value-type="float">
            <text:p>4.580572</text:p>
          </table:table-cell>
          <table:table-cell table:number-columns-repeated="7"/>
        </table:table-row>
        <table:table-row table:style-name="ro1">
          <table:table-cell office:value-type="float" office:value="256000" calcext:value-type="float">
            <text:p>256000</text:p>
          </table:table-cell>
          <table:table-cell office:value-type="float" office:value="4.471734" calcext:value-type="float">
            <text:p>4.471734</text:p>
          </table:table-cell>
          <table:table-cell office:value-type="float" office:value="4.752426" calcext:value-type="float">
            <text:p>4.752426</text:p>
          </table:table-cell>
          <table:table-cell table:number-columns-repeated="7"/>
        </table:table-row>
        <table:table-row table:style-name="ro1">
          <table:table-cell office:value-type="float" office:value="258000" calcext:value-type="float">
            <text:p>258000</text:p>
          </table:table-cell>
          <table:table-cell office:value-type="float" office:value="4.47084" calcext:value-type="float">
            <text:p>4.47084</text:p>
          </table:table-cell>
          <table:table-cell office:value-type="float" office:value="4.805775" calcext:value-type="float">
            <text:p>4.805775</text:p>
          </table:table-cell>
          <table:table-cell table:number-columns-repeated="7"/>
        </table:table-row>
        <table:table-row table:style-name="ro1">
          <table:table-cell office:value-type="float" office:value="260000" calcext:value-type="float">
            <text:p>260000</text:p>
          </table:table-cell>
          <table:table-cell office:value-type="float" office:value="4.705536" calcext:value-type="float">
            <text:p>4.705536</text:p>
          </table:table-cell>
          <table:table-cell office:value-type="float" office:value="4.995289" calcext:value-type="float">
            <text:p>4.995289</text:p>
          </table:table-cell>
          <table:table-cell table:number-columns-repeated="7"/>
        </table:table-row>
        <table:table-row table:style-name="ro1">
          <table:table-cell office:value-type="float" office:value="262000" calcext:value-type="float">
            <text:p>262000</text:p>
          </table:table-cell>
          <table:table-cell office:value-type="float" office:value="4.833232" calcext:value-type="float">
            <text:p>4.833232</text:p>
          </table:table-cell>
          <table:table-cell office:value-type="float" office:value="4.874729" calcext:value-type="float">
            <text:p>4.874729</text:p>
          </table:table-cell>
          <table:table-cell table:number-columns-repeated="7"/>
        </table:table-row>
        <table:table-row table:style-name="ro1">
          <table:table-cell office:value-type="float" office:value="264000" calcext:value-type="float">
            <text:p>264000</text:p>
          </table:table-cell>
          <table:table-cell office:value-type="float" office:value="5.020083" calcext:value-type="float">
            <text:p>5.020083</text:p>
          </table:table-cell>
          <table:table-cell office:value-type="float" office:value="4.886636" calcext:value-type="float">
            <text:p>4.886636</text:p>
          </table:table-cell>
          <table:table-cell table:number-columns-repeated="7"/>
        </table:table-row>
        <table:table-row table:style-name="ro1">
          <table:table-cell office:value-type="float" office:value="266000" calcext:value-type="float">
            <text:p>266000</text:p>
          </table:table-cell>
          <table:table-cell office:value-type="float" office:value="4.991584" calcext:value-type="float">
            <text:p>4.991584</text:p>
          </table:table-cell>
          <table:table-cell office:value-type="float" office:value="4.916479" calcext:value-type="float">
            <text:p>4.916479</text:p>
          </table:table-cell>
          <table:table-cell table:number-columns-repeated="7"/>
        </table:table-row>
        <table:table-row table:style-name="ro1">
          <table:table-cell office:value-type="float" office:value="268000" calcext:value-type="float">
            <text:p>268000</text:p>
          </table:table-cell>
          <table:table-cell office:value-type="float" office:value="4.885118" calcext:value-type="float">
            <text:p>4.885118</text:p>
          </table:table-cell>
          <table:table-cell office:value-type="float" office:value="4.897775" calcext:value-type="float">
            <text:p>4.897775</text:p>
          </table:table-cell>
          <table:table-cell table:number-columns-repeated="7"/>
        </table:table-row>
        <table:table-row table:style-name="ro1">
          <table:table-cell office:value-type="float" office:value="270000" calcext:value-type="float">
            <text:p>270000</text:p>
          </table:table-cell>
          <table:table-cell office:value-type="float" office:value="4.930816" calcext:value-type="float">
            <text:p>4.930816</text:p>
          </table:table-cell>
          <table:table-cell office:value-type="float" office:value="4.838609" calcext:value-type="float">
            <text:p>4.838609</text:p>
          </table:table-cell>
          <table:table-cell table:number-columns-repeated="7"/>
        </table:table-row>
        <table:table-row table:style-name="ro1">
          <table:table-cell office:value-type="float" office:value="272000" calcext:value-type="float">
            <text:p>272000</text:p>
          </table:table-cell>
          <table:table-cell office:value-type="float" office:value="4.888971" calcext:value-type="float">
            <text:p>4.888971</text:p>
          </table:table-cell>
          <table:table-cell office:value-type="float" office:value="4.880399" calcext:value-type="float">
            <text:p>4.880399</text:p>
          </table:table-cell>
          <table:table-cell table:number-columns-repeated="7"/>
        </table:table-row>
        <table:table-row table:style-name="ro1">
          <table:table-cell office:value-type="float" office:value="274000" calcext:value-type="float">
            <text:p>274000</text:p>
          </table:table-cell>
          <table:table-cell office:value-type="float" office:value="5.000687" calcext:value-type="float">
            <text:p>5.000687</text:p>
          </table:table-cell>
          <table:table-cell office:value-type="float" office:value="4.8897" calcext:value-type="float">
            <text:p>4.8897</text:p>
          </table:table-cell>
          <table:table-cell table:number-columns-repeated="7"/>
        </table:table-row>
        <table:table-row table:style-name="ro1">
          <table:table-cell office:value-type="float" office:value="276000" calcext:value-type="float">
            <text:p>276000</text:p>
          </table:table-cell>
          <table:table-cell office:value-type="float" office:value="4.979548" calcext:value-type="float">
            <text:p>4.979548</text:p>
          </table:table-cell>
          <table:table-cell office:value-type="float" office:value="5.03448" calcext:value-type="float">
            <text:p>5.03448</text:p>
          </table:table-cell>
          <table:table-cell table:number-columns-repeated="7"/>
        </table:table-row>
        <table:table-row table:style-name="ro1">
          <table:table-cell office:value-type="float" office:value="278000" calcext:value-type="float">
            <text:p>278000</text:p>
          </table:table-cell>
          <table:table-cell office:value-type="float" office:value="5.000625" calcext:value-type="float">
            <text:p>5.000625</text:p>
          </table:table-cell>
          <table:table-cell office:value-type="float" office:value="4.998139" calcext:value-type="float">
            <text:p>4.998139</text:p>
          </table:table-cell>
          <table:table-cell table:number-columns-repeated="7"/>
        </table:table-row>
        <table:table-row table:style-name="ro1">
          <table:table-cell office:value-type="float" office:value="280000" calcext:value-type="float">
            <text:p>280000</text:p>
          </table:table-cell>
          <table:table-cell office:value-type="float" office:value="5.106754" calcext:value-type="float">
            <text:p>5.106754</text:p>
          </table:table-cell>
          <table:table-cell office:value-type="float" office:value="5.056973" calcext:value-type="float">
            <text:p>5.056973</text:p>
          </table:table-cell>
          <table:table-cell table:number-columns-repeated="7"/>
        </table:table-row>
        <table:table-row table:style-name="ro1">
          <table:table-cell office:value-type="float" office:value="282000" calcext:value-type="float">
            <text:p>282000</text:p>
          </table:table-cell>
          <table:table-cell office:value-type="float" office:value="5.06291" calcext:value-type="float">
            <text:p>5.06291</text:p>
          </table:table-cell>
          <table:table-cell office:value-type="float" office:value="5.120074" calcext:value-type="float">
            <text:p>5.120074</text:p>
          </table:table-cell>
          <table:table-cell table:number-columns-repeated="7"/>
        </table:table-row>
        <table:table-row table:style-name="ro1">
          <table:table-cell office:value-type="float" office:value="284000" calcext:value-type="float">
            <text:p>284000</text:p>
          </table:table-cell>
          <table:table-cell office:value-type="float" office:value="5.16411" calcext:value-type="float">
            <text:p>5.16411</text:p>
          </table:table-cell>
          <table:table-cell office:value-type="float" office:value="5.182585" calcext:value-type="float">
            <text:p>5.182585</text:p>
          </table:table-cell>
          <table:table-cell table:number-columns-repeated="7"/>
        </table:table-row>
        <table:table-row table:style-name="ro1">
          <table:table-cell office:value-type="float" office:value="286000" calcext:value-type="float">
            <text:p>286000</text:p>
          </table:table-cell>
          <table:table-cell office:value-type="float" office:value="5.20524" calcext:value-type="float">
            <text:p>5.20524</text:p>
          </table:table-cell>
          <table:table-cell office:value-type="float" office:value="5.190148" calcext:value-type="float">
            <text:p>5.190148</text:p>
          </table:table-cell>
          <table:table-cell table:number-columns-repeated="7"/>
        </table:table-row>
        <table:table-row table:style-name="ro1">
          <table:table-cell office:value-type="float" office:value="288000" calcext:value-type="float">
            <text:p>288000</text:p>
          </table:table-cell>
          <table:table-cell office:value-type="float" office:value="5.228754" calcext:value-type="float">
            <text:p>5.228754</text:p>
          </table:table-cell>
          <table:table-cell office:value-type="float" office:value="5.307901" calcext:value-type="float">
            <text:p>5.307901</text:p>
          </table:table-cell>
          <table:table-cell table:number-columns-repeated="7"/>
        </table:table-row>
        <table:table-row table:style-name="ro1">
          <table:table-cell office:value-type="float" office:value="290000" calcext:value-type="float">
            <text:p>290000</text:p>
          </table:table-cell>
          <table:table-cell office:value-type="float" office:value="5.236987" calcext:value-type="float">
            <text:p>5.236987</text:p>
          </table:table-cell>
          <table:table-cell office:value-type="float" office:value="5.36857" calcext:value-type="float">
            <text:p>5.36857</text:p>
          </table:table-cell>
          <table:table-cell table:number-columns-repeated="7"/>
        </table:table-row>
        <table:table-row table:style-name="ro1">
          <table:table-cell office:value-type="float" office:value="292000" calcext:value-type="float">
            <text:p>292000</text:p>
          </table:table-cell>
          <table:table-cell office:value-type="float" office:value="5.230443" calcext:value-type="float">
            <text:p>5.230443</text:p>
          </table:table-cell>
          <table:table-cell office:value-type="float" office:value="5.458266" calcext:value-type="float">
            <text:p>5.458266</text:p>
          </table:table-cell>
          <table:table-cell table:number-columns-repeated="7"/>
        </table:table-row>
        <table:table-row table:style-name="ro1">
          <table:table-cell office:value-type="float" office:value="294000" calcext:value-type="float">
            <text:p>294000</text:p>
          </table:table-cell>
          <table:table-cell office:value-type="float" office:value="5.368805" calcext:value-type="float">
            <text:p>5.368805</text:p>
          </table:table-cell>
          <table:table-cell office:value-type="float" office:value="5.382599" calcext:value-type="float">
            <text:p>5.382599</text:p>
          </table:table-cell>
          <table:table-cell table:number-columns-repeated="7"/>
        </table:table-row>
        <table:table-row table:style-name="ro1">
          <table:table-cell office:value-type="float" office:value="296000" calcext:value-type="float">
            <text:p>296000</text:p>
          </table:table-cell>
          <table:table-cell office:value-type="float" office:value="5.408407" calcext:value-type="float">
            <text:p>5.408407</text:p>
          </table:table-cell>
          <table:table-cell office:value-type="float" office:value="5.375905" calcext:value-type="float">
            <text:p>5.375905</text:p>
          </table:table-cell>
          <table:table-cell table:number-columns-repeated="7"/>
        </table:table-row>
        <table:table-row table:style-name="ro1">
          <table:table-cell office:value-type="float" office:value="298000" calcext:value-type="float">
            <text:p>298000</text:p>
          </table:table-cell>
          <table:table-cell office:value-type="float" office:value="5.520382" calcext:value-type="float">
            <text:p>5.520382</text:p>
          </table:table-cell>
          <table:table-cell office:value-type="float" office:value="5.401812" calcext:value-type="float">
            <text:p>5.401812</text:p>
          </table:table-cell>
          <table:table-cell table:number-columns-repeated="7"/>
        </table:table-row>
        <table:table-row table:style-name="ro1">
          <table:table-cell office:value-type="float" office:value="300000" calcext:value-type="float">
            <text:p>300000</text:p>
          </table:table-cell>
          <table:table-cell office:value-type="float" office:value="5.38359" calcext:value-type="float">
            <text:p>5.38359</text:p>
          </table:table-cell>
          <table:table-cell office:value-type="float" office:value="5.457618" calcext:value-type="float">
            <text:p>5.457618</text:p>
          </table:table-cell>
          <table:table-cell table:number-columns-repeated="7"/>
        </table:table-row>
        <table:table-row table:style-name="ro1">
          <table:table-cell office:value-type="float" office:value="302000" calcext:value-type="float">
            <text:p>302000</text:p>
          </table:table-cell>
          <table:table-cell office:value-type="float" office:value="5.41174" calcext:value-type="float">
            <text:p>5.41174</text:p>
          </table:table-cell>
          <table:table-cell office:value-type="float" office:value="5.466225" calcext:value-type="float">
            <text:p>5.466225</text:p>
          </table:table-cell>
          <table:table-cell table:number-columns-repeated="7"/>
        </table:table-row>
        <table:table-row table:style-name="ro1">
          <table:table-cell office:value-type="float" office:value="304000" calcext:value-type="float">
            <text:p>304000</text:p>
          </table:table-cell>
          <table:table-cell office:value-type="float" office:value="5.506102" calcext:value-type="float">
            <text:p>5.506102</text:p>
          </table:table-cell>
          <table:table-cell office:value-type="float" office:value="5.580625" calcext:value-type="float">
            <text:p>5.580625</text:p>
          </table:table-cell>
          <table:table-cell table:number-columns-repeated="7"/>
        </table:table-row>
        <table:table-row table:style-name="ro1">
          <table:table-cell office:value-type="float" office:value="306000" calcext:value-type="float">
            <text:p>306000</text:p>
          </table:table-cell>
          <table:table-cell office:value-type="float" office:value="5.490212" calcext:value-type="float">
            <text:p>5.490212</text:p>
          </table:table-cell>
          <table:table-cell office:value-type="float" office:value="5.566417" calcext:value-type="float">
            <text:p>5.566417</text:p>
          </table:table-cell>
          <table:table-cell table:number-columns-repeated="7"/>
        </table:table-row>
        <table:table-row table:style-name="ro1">
          <table:table-cell office:value-type="float" office:value="308000" calcext:value-type="float">
            <text:p>308000</text:p>
          </table:table-cell>
          <table:table-cell office:value-type="float" office:value="5.500477" calcext:value-type="float">
            <text:p>5.500477</text:p>
          </table:table-cell>
          <table:table-cell office:value-type="float" office:value="5.578111" calcext:value-type="float">
            <text:p>5.578111</text:p>
          </table:table-cell>
          <table:table-cell table:number-columns-repeated="7"/>
        </table:table-row>
        <table:table-row table:style-name="ro1">
          <table:table-cell office:value-type="float" office:value="310000" calcext:value-type="float">
            <text:p>310000</text:p>
          </table:table-cell>
          <table:table-cell office:value-type="float" office:value="5.62814" calcext:value-type="float">
            <text:p>5.62814</text:p>
          </table:table-cell>
          <table:table-cell office:value-type="float" office:value="5.626094" calcext:value-type="float">
            <text:p>5.626094</text:p>
          </table:table-cell>
          <table:table-cell table:number-columns-repeated="7"/>
        </table:table-row>
        <table:table-row table:style-name="ro1">
          <table:table-cell office:value-type="float" office:value="312000" calcext:value-type="float">
            <text:p>312000</text:p>
          </table:table-cell>
          <table:table-cell office:value-type="float" office:value="5.768953" calcext:value-type="float">
            <text:p>5.768953</text:p>
          </table:table-cell>
          <table:table-cell office:value-type="float" office:value="5.657944" calcext:value-type="float">
            <text:p>5.657944</text:p>
          </table:table-cell>
          <table:table-cell table:number-columns-repeated="7"/>
        </table:table-row>
        <table:table-row table:style-name="ro1">
          <table:table-cell office:value-type="float" office:value="314000" calcext:value-type="float">
            <text:p>314000</text:p>
          </table:table-cell>
          <table:table-cell office:value-type="float" office:value="5.829313" calcext:value-type="float">
            <text:p>5.829313</text:p>
          </table:table-cell>
          <table:table-cell office:value-type="float" office:value="5.768658" calcext:value-type="float">
            <text:p>5.768658</text:p>
          </table:table-cell>
          <table:table-cell table:number-columns-repeated="7"/>
        </table:table-row>
        <table:table-row table:style-name="ro1">
          <table:table-cell office:value-type="float" office:value="316000" calcext:value-type="float">
            <text:p>316000</text:p>
          </table:table-cell>
          <table:table-cell office:value-type="float" office:value="5.701893" calcext:value-type="float">
            <text:p>5.701893</text:p>
          </table:table-cell>
          <table:table-cell office:value-type="float" office:value="5.698966" calcext:value-type="float">
            <text:p>5.698966</text:p>
          </table:table-cell>
          <table:table-cell table:number-columns-repeated="7"/>
        </table:table-row>
        <table:table-row table:style-name="ro1">
          <table:table-cell office:value-type="float" office:value="318000" calcext:value-type="float">
            <text:p>318000</text:p>
          </table:table-cell>
          <table:table-cell office:value-type="float" office:value="5.744415" calcext:value-type="float">
            <text:p>5.744415</text:p>
          </table:table-cell>
          <table:table-cell office:value-type="float" office:value="5.858563" calcext:value-type="float">
            <text:p>5.858563</text:p>
          </table:table-cell>
          <table:table-cell table:number-columns-repeated="7"/>
        </table:table-row>
        <table:table-row table:style-name="ro1">
          <table:table-cell office:value-type="float" office:value="320000" calcext:value-type="float">
            <text:p>320000</text:p>
          </table:table-cell>
          <table:table-cell office:value-type="float" office:value="5.789628" calcext:value-type="float">
            <text:p>5.789628</text:p>
          </table:table-cell>
          <table:table-cell office:value-type="float" office:value="5.883885" calcext:value-type="float">
            <text:p>5.883885</text:p>
          </table:table-cell>
          <table:table-cell table:number-columns-repeated="7"/>
        </table:table-row>
        <table:table-row table:style-name="ro1">
          <table:table-cell office:value-type="float" office:value="322000" calcext:value-type="float">
            <text:p>322000</text:p>
          </table:table-cell>
          <table:table-cell office:value-type="float" office:value="5.86476" calcext:value-type="float">
            <text:p>5.86476</text:p>
          </table:table-cell>
          <table:table-cell office:value-type="float" office:value="6.024165" calcext:value-type="float">
            <text:p>6.024165</text:p>
          </table:table-cell>
          <table:table-cell table:number-columns-repeated="7"/>
        </table:table-row>
        <table:table-row table:style-name="ro1">
          <table:table-cell office:value-type="float" office:value="324000" calcext:value-type="float">
            <text:p>324000</text:p>
          </table:table-cell>
          <table:table-cell office:value-type="float" office:value="5.748746" calcext:value-type="float">
            <text:p>5.748746</text:p>
          </table:table-cell>
          <table:table-cell office:value-type="float" office:value="6.103296" calcext:value-type="float">
            <text:p>6.103296</text:p>
          </table:table-cell>
          <table:table-cell table:number-columns-repeated="7"/>
        </table:table-row>
        <table:table-row table:style-name="ro1">
          <table:table-cell office:value-type="float" office:value="326000" calcext:value-type="float">
            <text:p>326000</text:p>
          </table:table-cell>
          <table:table-cell office:value-type="float" office:value="5.896463" calcext:value-type="float">
            <text:p>5.896463</text:p>
          </table:table-cell>
          <table:table-cell office:value-type="float" office:value="6.070474" calcext:value-type="float">
            <text:p>6.070474</text:p>
          </table:table-cell>
          <table:table-cell table:number-columns-repeated="7"/>
        </table:table-row>
        <table:table-row table:style-name="ro1">
          <table:table-cell office:value-type="float" office:value="328000" calcext:value-type="float">
            <text:p>328000</text:p>
          </table:table-cell>
          <table:table-cell office:value-type="float" office:value="5.987641" calcext:value-type="float">
            <text:p>5.987641</text:p>
          </table:table-cell>
          <table:table-cell office:value-type="float" office:value="6.259987" calcext:value-type="float">
            <text:p>6.259987</text:p>
          </table:table-cell>
          <table:table-cell table:number-columns-repeated="7"/>
        </table:table-row>
        <table:table-row table:style-name="ro1">
          <table:table-cell office:value-type="float" office:value="330000" calcext:value-type="float">
            <text:p>330000</text:p>
          </table:table-cell>
          <table:table-cell office:value-type="float" office:value="5.948155" calcext:value-type="float">
            <text:p>5.948155</text:p>
          </table:table-cell>
          <table:table-cell office:value-type="float" office:value="6.361302" calcext:value-type="float">
            <text:p>6.361302</text:p>
          </table:table-cell>
          <table:table-cell table:number-columns-repeated="7"/>
        </table:table-row>
        <table:table-row table:style-name="ro1">
          <table:table-cell office:value-type="float" office:value="332000" calcext:value-type="float">
            <text:p>332000</text:p>
          </table:table-cell>
          <table:table-cell office:value-type="float" office:value="5.975391" calcext:value-type="float">
            <text:p>5.975391</text:p>
          </table:table-cell>
          <table:table-cell office:value-type="float" office:value="6.485644" calcext:value-type="float">
            <text:p>6.485644</text:p>
          </table:table-cell>
          <table:table-cell table:number-columns-repeated="7"/>
        </table:table-row>
        <table:table-row table:style-name="ro1">
          <table:table-cell office:value-type="float" office:value="334000" calcext:value-type="float">
            <text:p>334000</text:p>
          </table:table-cell>
          <table:table-cell office:value-type="float" office:value="6.026955" calcext:value-type="float">
            <text:p>6.026955</text:p>
          </table:table-cell>
          <table:table-cell office:value-type="float" office:value="6.325424" calcext:value-type="float">
            <text:p>6.325424</text:p>
          </table:table-cell>
          <table:table-cell table:number-columns-repeated="7"/>
        </table:table-row>
        <table:table-row table:style-name="ro1">
          <table:table-cell office:value-type="float" office:value="336000" calcext:value-type="float">
            <text:p>336000</text:p>
          </table:table-cell>
          <table:table-cell office:value-type="float" office:value="6.242145" calcext:value-type="float">
            <text:p>6.242145</text:p>
          </table:table-cell>
          <table:table-cell office:value-type="float" office:value="6.314091" calcext:value-type="float">
            <text:p>6.314091</text:p>
          </table:table-cell>
          <table:table-cell table:number-columns-repeated="7"/>
        </table:table-row>
        <table:table-row table:style-name="ro1">
          <table:table-cell office:value-type="float" office:value="338000" calcext:value-type="float">
            <text:p>338000</text:p>
          </table:table-cell>
          <table:table-cell office:value-type="float" office:value="6.046059" calcext:value-type="float">
            <text:p>6.046059</text:p>
          </table:table-cell>
          <table:table-cell office:value-type="float" office:value="6.224421" calcext:value-type="float">
            <text:p>6.224421</text:p>
          </table:table-cell>
          <table:table-cell table:number-columns-repeated="7"/>
        </table:table-row>
        <table:table-row table:style-name="ro1">
          <table:table-cell office:value-type="float" office:value="340000" calcext:value-type="float">
            <text:p>340000</text:p>
          </table:table-cell>
          <table:table-cell office:value-type="float" office:value="6.076987" calcext:value-type="float">
            <text:p>6.076987</text:p>
          </table:table-cell>
          <table:table-cell office:value-type="float" office:value="6.575884" calcext:value-type="float">
            <text:p>6.575884</text:p>
          </table:table-cell>
          <table:table-cell table:number-columns-repeated="7"/>
        </table:table-row>
        <table:table-row table:style-name="ro1">
          <table:table-cell office:value-type="float" office:value="342000" calcext:value-type="float">
            <text:p>342000</text:p>
          </table:table-cell>
          <table:table-cell office:value-type="float" office:value="6.335381" calcext:value-type="float">
            <text:p>6.335381</text:p>
          </table:table-cell>
          <table:table-cell office:value-type="float" office:value="6.407913" calcext:value-type="float">
            <text:p>6.407913</text:p>
          </table:table-cell>
          <table:table-cell table:number-columns-repeated="7"/>
        </table:table-row>
        <table:table-row table:style-name="ro1">
          <table:table-cell office:value-type="float" office:value="344000" calcext:value-type="float">
            <text:p>344000</text:p>
          </table:table-cell>
          <table:table-cell office:value-type="float" office:value="6.251319" calcext:value-type="float">
            <text:p>6.251319</text:p>
          </table:table-cell>
          <table:table-cell office:value-type="float" office:value="6.444493" calcext:value-type="float">
            <text:p>6.444493</text:p>
          </table:table-cell>
          <table:table-cell table:number-columns-repeated="7"/>
        </table:table-row>
        <table:table-row table:style-name="ro1">
          <table:table-cell office:value-type="float" office:value="346000" calcext:value-type="float">
            <text:p>346000</text:p>
          </table:table-cell>
          <table:table-cell office:value-type="float" office:value="6.360035" calcext:value-type="float">
            <text:p>6.360035</text:p>
          </table:table-cell>
          <table:table-cell office:value-type="float" office:value="6.448206" calcext:value-type="float">
            <text:p>6.448206</text:p>
          </table:table-cell>
          <table:table-cell table:number-columns-repeated="7"/>
        </table:table-row>
        <table:table-row table:style-name="ro1">
          <table:table-cell office:value-type="float" office:value="348000" calcext:value-type="float">
            <text:p>348000</text:p>
          </table:table-cell>
          <table:table-cell office:value-type="float" office:value="6.369862" calcext:value-type="float">
            <text:p>6.369862</text:p>
          </table:table-cell>
          <table:table-cell office:value-type="float" office:value="6.53319" calcext:value-type="float">
            <text:p>6.53319</text:p>
          </table:table-cell>
          <table:table-cell table:number-columns-repeated="7"/>
        </table:table-row>
        <table:table-row table:style-name="ro1">
          <table:table-cell office:value-type="float" office:value="350000" calcext:value-type="float">
            <text:p>350000</text:p>
          </table:table-cell>
          <table:table-cell office:value-type="float" office:value="6.435989" calcext:value-type="float">
            <text:p>6.435989</text:p>
          </table:table-cell>
          <table:table-cell office:value-type="float" office:value="6.662057" calcext:value-type="float">
            <text:p>6.662057</text:p>
          </table:table-cell>
          <table:table-cell table:number-columns-repeated="7"/>
        </table:table-row>
        <table:table-row table:style-name="ro1">
          <table:table-cell office:value-type="float" office:value="352000" calcext:value-type="float">
            <text:p>352000</text:p>
          </table:table-cell>
          <table:table-cell office:value-type="float" office:value="6.434693" calcext:value-type="float">
            <text:p>6.434693</text:p>
          </table:table-cell>
          <table:table-cell office:value-type="float" office:value="6.819571" calcext:value-type="float">
            <text:p>6.819571</text:p>
          </table:table-cell>
          <table:table-cell table:number-columns-repeated="7"/>
        </table:table-row>
        <table:table-row table:style-name="ro1">
          <table:table-cell office:value-type="float" office:value="354000" calcext:value-type="float">
            <text:p>354000</text:p>
          </table:table-cell>
          <table:table-cell office:value-type="float" office:value="6.445645" calcext:value-type="float">
            <text:p>6.445645</text:p>
          </table:table-cell>
          <table:table-cell office:value-type="float" office:value="6.55373" calcext:value-type="float">
            <text:p>6.55373</text:p>
          </table:table-cell>
          <table:table-cell table:number-columns-repeated="7"/>
        </table:table-row>
        <table:table-row table:style-name="ro1">
          <table:table-cell office:value-type="float" office:value="356000" calcext:value-type="float">
            <text:p>356000</text:p>
          </table:table-cell>
          <table:table-cell office:value-type="float" office:value="6.406357" calcext:value-type="float">
            <text:p>6.406357</text:p>
          </table:table-cell>
          <table:table-cell office:value-type="float" office:value="6.591597" calcext:value-type="float">
            <text:p>6.591597</text:p>
          </table:table-cell>
          <table:table-cell table:number-columns-repeated="7"/>
        </table:table-row>
        <table:table-row table:style-name="ro1">
          <table:table-cell office:value-type="float" office:value="358000" calcext:value-type="float">
            <text:p>358000</text:p>
          </table:table-cell>
          <table:table-cell office:value-type="float" office:value="6.495665" calcext:value-type="float">
            <text:p>6.495665</text:p>
          </table:table-cell>
          <table:table-cell office:value-type="float" office:value="6.625633" calcext:value-type="float">
            <text:p>6.625633</text:p>
          </table:table-cell>
          <table:table-cell table:number-columns-repeated="7"/>
        </table:table-row>
        <table:table-row table:style-name="ro1">
          <table:table-cell office:value-type="float" office:value="360000" calcext:value-type="float">
            <text:p>360000</text:p>
          </table:table-cell>
          <table:table-cell office:value-type="float" office:value="6.513983" calcext:value-type="float">
            <text:p>6.513983</text:p>
          </table:table-cell>
          <table:table-cell office:value-type="float" office:value="6.628955" calcext:value-type="float">
            <text:p>6.628955</text:p>
          </table:table-cell>
          <table:table-cell table:number-columns-repeated="7"/>
        </table:table-row>
        <table:table-row table:style-name="ro1">
          <table:table-cell office:value-type="float" office:value="362000" calcext:value-type="float">
            <text:p>362000</text:p>
          </table:table-cell>
          <table:table-cell office:value-type="float" office:value="6.565239" calcext:value-type="float">
            <text:p>6.565239</text:p>
          </table:table-cell>
          <table:table-cell office:value-type="float" office:value="6.716167" calcext:value-type="float">
            <text:p>6.716167</text:p>
          </table:table-cell>
          <table:table-cell table:number-columns-repeated="7"/>
        </table:table-row>
        <table:table-row table:style-name="ro1">
          <table:table-cell office:value-type="float" office:value="364000" calcext:value-type="float">
            <text:p>364000</text:p>
          </table:table-cell>
          <table:table-cell office:value-type="float" office:value="6.610334" calcext:value-type="float">
            <text:p>6.610334</text:p>
          </table:table-cell>
          <table:table-cell office:value-type="float" office:value="6.811493" calcext:value-type="float">
            <text:p>6.811493</text:p>
          </table:table-cell>
          <table:table-cell table:number-columns-repeated="7"/>
        </table:table-row>
        <table:table-row table:style-name="ro1">
          <table:table-cell office:value-type="float" office:value="366000" calcext:value-type="float">
            <text:p>366000</text:p>
          </table:table-cell>
          <table:table-cell office:value-type="float" office:value="6.831436" calcext:value-type="float">
            <text:p>6.831436</text:p>
          </table:table-cell>
          <table:table-cell office:value-type="float" office:value="6.882708" calcext:value-type="float">
            <text:p>6.882708</text:p>
          </table:table-cell>
          <table:table-cell table:number-columns-repeated="7"/>
        </table:table-row>
        <table:table-row table:style-name="ro1">
          <table:table-cell office:value-type="float" office:value="368000" calcext:value-type="float">
            <text:p>368000</text:p>
          </table:table-cell>
          <table:table-cell office:value-type="float" office:value="6.746458" calcext:value-type="float">
            <text:p>6.746458</text:p>
          </table:table-cell>
          <table:table-cell office:value-type="float" office:value="6.877803" calcext:value-type="float">
            <text:p>6.877803</text:p>
          </table:table-cell>
          <table:table-cell table:number-columns-repeated="7"/>
        </table:table-row>
        <table:table-row table:style-name="ro1">
          <table:table-cell office:value-type="float" office:value="370000" calcext:value-type="float">
            <text:p>370000</text:p>
          </table:table-cell>
          <table:table-cell office:value-type="float" office:value="6.606685" calcext:value-type="float">
            <text:p>6.606685</text:p>
          </table:table-cell>
          <table:table-cell office:value-type="float" office:value="7.018453" calcext:value-type="float">
            <text:p>7.018453</text:p>
          </table:table-cell>
          <table:table-cell table:number-columns-repeated="7"/>
        </table:table-row>
        <table:table-row table:style-name="ro1">
          <table:table-cell office:value-type="float" office:value="372000" calcext:value-type="float">
            <text:p>372000</text:p>
          </table:table-cell>
          <table:table-cell office:value-type="float" office:value="6.729144" calcext:value-type="float">
            <text:p>6.729144</text:p>
          </table:table-cell>
          <table:table-cell office:value-type="float" office:value="7.167887" calcext:value-type="float">
            <text:p>7.167887</text:p>
          </table:table-cell>
          <table:table-cell table:number-columns-repeated="7"/>
        </table:table-row>
        <table:table-row table:style-name="ro1">
          <table:table-cell office:value-type="float" office:value="374000" calcext:value-type="float">
            <text:p>374000</text:p>
          </table:table-cell>
          <table:table-cell office:value-type="float" office:value="6.806172" calcext:value-type="float">
            <text:p>6.806172</text:p>
          </table:table-cell>
          <table:table-cell office:value-type="float" office:value="7.076834" calcext:value-type="float">
            <text:p>7.076834</text:p>
          </table:table-cell>
          <table:table-cell table:number-columns-repeated="7"/>
        </table:table-row>
        <table:table-row table:style-name="ro1">
          <table:table-cell office:value-type="float" office:value="376000" calcext:value-type="float">
            <text:p>376000</text:p>
          </table:table-cell>
          <table:table-cell office:value-type="float" office:value="6.791764" calcext:value-type="float">
            <text:p>6.791764</text:p>
          </table:table-cell>
          <table:table-cell office:value-type="float" office:value="7.144615" calcext:value-type="float">
            <text:p>7.144615</text:p>
          </table:table-cell>
          <table:table-cell table:number-columns-repeated="7"/>
        </table:table-row>
        <table:table-row table:style-name="ro1">
          <table:table-cell office:value-type="float" office:value="378000" calcext:value-type="float">
            <text:p>378000</text:p>
          </table:table-cell>
          <table:table-cell office:value-type="float" office:value="6.757493" calcext:value-type="float">
            <text:p>6.757493</text:p>
          </table:table-cell>
          <table:table-cell office:value-type="float" office:value="7.17093" calcext:value-type="float">
            <text:p>7.17093</text:p>
          </table:table-cell>
          <table:table-cell table:number-columns-repeated="7"/>
        </table:table-row>
        <table:table-row table:style-name="ro1">
          <table:table-cell office:value-type="float" office:value="380000" calcext:value-type="float">
            <text:p>380000</text:p>
          </table:table-cell>
          <table:table-cell office:value-type="float" office:value="6.881483" calcext:value-type="float">
            <text:p>6.881483</text:p>
          </table:table-cell>
          <table:table-cell office:value-type="float" office:value="7.15536" calcext:value-type="float">
            <text:p>7.15536</text:p>
          </table:table-cell>
          <table:table-cell table:number-columns-repeated="7"/>
        </table:table-row>
        <table:table-row table:style-name="ro1">
          <table:table-cell office:value-type="float" office:value="382000" calcext:value-type="float">
            <text:p>382000</text:p>
          </table:table-cell>
          <table:table-cell office:value-type="float" office:value="6.8705" calcext:value-type="float">
            <text:p>6.8705</text:p>
          </table:table-cell>
          <table:table-cell office:value-type="float" office:value="7.352901" calcext:value-type="float">
            <text:p>7.352901</text:p>
          </table:table-cell>
          <table:table-cell table:number-columns-repeated="7"/>
        </table:table-row>
        <table:table-row table:style-name="ro1">
          <table:table-cell office:value-type="float" office:value="384000" calcext:value-type="float">
            <text:p>384000</text:p>
          </table:table-cell>
          <table:table-cell office:value-type="float" office:value="6.924976" calcext:value-type="float">
            <text:p>6.924976</text:p>
          </table:table-cell>
          <table:table-cell office:value-type="float" office:value="7.290136" calcext:value-type="float">
            <text:p>7.290136</text:p>
          </table:table-cell>
          <table:table-cell table:number-columns-repeated="7"/>
        </table:table-row>
        <table:table-row table:style-name="ro1">
          <table:table-cell office:value-type="float" office:value="386000" calcext:value-type="float">
            <text:p>386000</text:p>
          </table:table-cell>
          <table:table-cell office:value-type="float" office:value="6.882495" calcext:value-type="float">
            <text:p>6.882495</text:p>
          </table:table-cell>
          <table:table-cell office:value-type="float" office:value="7.251988" calcext:value-type="float">
            <text:p>7.251988</text:p>
          </table:table-cell>
          <table:table-cell table:number-columns-repeated="7"/>
        </table:table-row>
        <table:table-row table:style-name="ro1">
          <table:table-cell office:value-type="float" office:value="388000" calcext:value-type="float">
            <text:p>388000</text:p>
          </table:table-cell>
          <table:table-cell office:value-type="float" office:value="7.159189" calcext:value-type="float">
            <text:p>7.159189</text:p>
          </table:table-cell>
          <table:table-cell office:value-type="float" office:value="7.38349" calcext:value-type="float">
            <text:p>7.38349</text:p>
          </table:table-cell>
          <table:table-cell table:number-columns-repeated="7"/>
        </table:table-row>
        <table:table-row table:style-name="ro1">
          <table:table-cell office:value-type="float" office:value="390000" calcext:value-type="float">
            <text:p>390000</text:p>
          </table:table-cell>
          <table:table-cell office:value-type="float" office:value="7.053435" calcext:value-type="float">
            <text:p>7.053435</text:p>
          </table:table-cell>
          <table:table-cell office:value-type="float" office:value="7.375613" calcext:value-type="float">
            <text:p>7.375613</text:p>
          </table:table-cell>
          <table:table-cell table:number-columns-repeated="7"/>
        </table:table-row>
        <table:table-row table:style-name="ro1">
          <table:table-cell office:value-type="float" office:value="392000" calcext:value-type="float">
            <text:p>392000</text:p>
          </table:table-cell>
          <table:table-cell office:value-type="float" office:value="7.12679" calcext:value-type="float">
            <text:p>7.12679</text:p>
          </table:table-cell>
          <table:table-cell office:value-type="float" office:value="7.321636" calcext:value-type="float">
            <text:p>7.321636</text:p>
          </table:table-cell>
          <table:table-cell table:number-columns-repeated="7"/>
        </table:table-row>
        <table:table-row table:style-name="ro1">
          <table:table-cell office:value-type="float" office:value="394000" calcext:value-type="float">
            <text:p>394000</text:p>
          </table:table-cell>
          <table:table-cell office:value-type="float" office:value="7.163075" calcext:value-type="float">
            <text:p>7.163075</text:p>
          </table:table-cell>
          <table:table-cell office:value-type="float" office:value="7.309858" calcext:value-type="float">
            <text:p>7.309858</text:p>
          </table:table-cell>
          <table:table-cell table:number-columns-repeated="7"/>
        </table:table-row>
        <table:table-row table:style-name="ro1">
          <table:table-cell office:value-type="float" office:value="396000" calcext:value-type="float">
            <text:p>396000</text:p>
          </table:table-cell>
          <table:table-cell office:value-type="float" office:value="7.126955" calcext:value-type="float">
            <text:p>7.126955</text:p>
          </table:table-cell>
          <table:table-cell office:value-type="float" office:value="7.505902" calcext:value-type="float">
            <text:p>7.505902</text:p>
          </table:table-cell>
          <table:table-cell table:number-columns-repeated="7"/>
        </table:table-row>
        <table:table-row table:style-name="ro1">
          <table:table-cell office:value-type="float" office:value="398000" calcext:value-type="float">
            <text:p>398000</text:p>
          </table:table-cell>
          <table:table-cell office:value-type="float" office:value="7.225085" calcext:value-type="float">
            <text:p>7.225085</text:p>
          </table:table-cell>
          <table:table-cell office:value-type="float" office:value="7.618926" calcext:value-type="float">
            <text:p>7.618926</text:p>
          </table:table-cell>
          <table:table-cell table:number-columns-repeated="7"/>
        </table:table-row>
        <table:table-row table:style-name="ro1">
          <table:table-cell office:value-type="float" office:value="400000" calcext:value-type="float">
            <text:p>400000</text:p>
          </table:table-cell>
          <table:table-cell office:value-type="float" office:value="7.208404" calcext:value-type="float">
            <text:p>7.208404</text:p>
          </table:table-cell>
          <table:table-cell office:value-type="float" office:value="7.654204" calcext:value-type="float">
            <text:p>7.654204</text:p>
          </table:table-cell>
          <table:table-cell table:number-columns-repeated="7"/>
        </table:table-row>
        <table:table-row table:style-name="ro1">
          <table:table-cell office:value-type="float" office:value="402000" calcext:value-type="float">
            <text:p>402000</text:p>
          </table:table-cell>
          <table:table-cell office:value-type="float" office:value="7.307189" calcext:value-type="float">
            <text:p>7.307189</text:p>
          </table:table-cell>
          <table:table-cell office:value-type="float" office:value="7.611833" calcext:value-type="float">
            <text:p>7.611833</text:p>
          </table:table-cell>
          <table:table-cell table:number-columns-repeated="7"/>
        </table:table-row>
        <table:table-row table:style-name="ro1">
          <table:table-cell office:value-type="float" office:value="404000" calcext:value-type="float">
            <text:p>404000</text:p>
          </table:table-cell>
          <table:table-cell office:value-type="float" office:value="7.041606" calcext:value-type="float">
            <text:p>7.041606</text:p>
          </table:table-cell>
          <table:table-cell office:value-type="float" office:value="7.622384" calcext:value-type="float">
            <text:p>7.622384</text:p>
          </table:table-cell>
          <table:table-cell table:number-columns-repeated="7"/>
        </table:table-row>
        <table:table-row table:style-name="ro1">
          <table:table-cell office:value-type="float" office:value="406000" calcext:value-type="float">
            <text:p>406000</text:p>
          </table:table-cell>
          <table:table-cell office:value-type="float" office:value="7.026952" calcext:value-type="float">
            <text:p>7.026952</text:p>
          </table:table-cell>
          <table:table-cell office:value-type="float" office:value="7.717862" calcext:value-type="float">
            <text:p>7.717862</text:p>
          </table:table-cell>
          <table:table-cell table:number-columns-repeated="7"/>
        </table:table-row>
        <table:table-row table:style-name="ro1">
          <table:table-cell office:value-type="float" office:value="408000" calcext:value-type="float">
            <text:p>408000</text:p>
          </table:table-cell>
          <table:table-cell office:value-type="float" office:value="7.051113" calcext:value-type="float">
            <text:p>7.051113</text:p>
          </table:table-cell>
          <table:table-cell office:value-type="float" office:value="7.722332" calcext:value-type="float">
            <text:p>7.722332</text:p>
          </table:table-cell>
          <table:table-cell table:number-columns-repeated="7"/>
        </table:table-row>
        <table:table-row table:style-name="ro1">
          <table:table-cell office:value-type="float" office:value="410000" calcext:value-type="float">
            <text:p>410000</text:p>
          </table:table-cell>
          <table:table-cell office:value-type="float" office:value="7.147683" calcext:value-type="float">
            <text:p>7.147683</text:p>
          </table:table-cell>
          <table:table-cell office:value-type="float" office:value="7.798118" calcext:value-type="float">
            <text:p>7.798118</text:p>
          </table:table-cell>
          <table:table-cell table:number-columns-repeated="7"/>
        </table:table-row>
        <table:table-row table:style-name="ro1">
          <table:table-cell office:value-type="float" office:value="412000" calcext:value-type="float">
            <text:p>412000</text:p>
          </table:table-cell>
          <table:table-cell office:value-type="float" office:value="6.752724" calcext:value-type="float">
            <text:p>6.752724</text:p>
          </table:table-cell>
          <table:table-cell office:value-type="float" office:value="7.869972" calcext:value-type="float">
            <text:p>7.869972</text:p>
          </table:table-cell>
          <table:table-cell table:number-columns-repeated="7"/>
        </table:table-row>
        <table:table-row table:style-name="ro1">
          <table:table-cell office:value-type="float" office:value="414000" calcext:value-type="float">
            <text:p>414000</text:p>
          </table:table-cell>
          <table:table-cell office:value-type="float" office:value="7.141654" calcext:value-type="float">
            <text:p>7.141654</text:p>
          </table:table-cell>
          <table:table-cell office:value-type="float" office:value="8.030007" calcext:value-type="float">
            <text:p>8.030007</text:p>
          </table:table-cell>
          <table:table-cell table:number-columns-repeated="7"/>
        </table:table-row>
        <table:table-row table:style-name="ro1">
          <table:table-cell office:value-type="float" office:value="416000" calcext:value-type="float">
            <text:p>416000</text:p>
          </table:table-cell>
          <table:table-cell office:value-type="float" office:value="7.192354" calcext:value-type="float">
            <text:p>7.192354</text:p>
          </table:table-cell>
          <table:table-cell office:value-type="float" office:value="7.93676" calcext:value-type="float">
            <text:p>7.93676</text:p>
          </table:table-cell>
          <table:table-cell table:number-columns-repeated="7"/>
        </table:table-row>
        <table:table-row table:style-name="ro1">
          <table:table-cell office:value-type="float" office:value="418000" calcext:value-type="float">
            <text:p>418000</text:p>
          </table:table-cell>
          <table:table-cell office:value-type="float" office:value="7.232653" calcext:value-type="float">
            <text:p>7.232653</text:p>
          </table:table-cell>
          <table:table-cell office:value-type="float" office:value="7.75789" calcext:value-type="float">
            <text:p>7.75789</text:p>
          </table:table-cell>
          <table:table-cell table:number-columns-repeated="7"/>
        </table:table-row>
        <table:table-row table:style-name="ro1">
          <table:table-cell office:value-type="float" office:value="420000" calcext:value-type="float">
            <text:p>420000</text:p>
          </table:table-cell>
          <table:table-cell office:value-type="float" office:value="7.266759" calcext:value-type="float">
            <text:p>7.266759</text:p>
          </table:table-cell>
          <table:table-cell office:value-type="float" office:value="7.89659" calcext:value-type="float">
            <text:p>7.89659</text:p>
          </table:table-cell>
          <table:table-cell table:number-columns-repeated="7"/>
        </table:table-row>
        <table:table-row table:style-name="ro1">
          <table:table-cell office:value-type="float" office:value="422000" calcext:value-type="float">
            <text:p>422000</text:p>
          </table:table-cell>
          <table:table-cell office:value-type="float" office:value="7.307466" calcext:value-type="float">
            <text:p>7.307466</text:p>
          </table:table-cell>
          <table:table-cell office:value-type="float" office:value="8.097681" calcext:value-type="float">
            <text:p>8.097681</text:p>
          </table:table-cell>
          <table:table-cell table:number-columns-repeated="7"/>
        </table:table-row>
        <table:table-row table:style-name="ro1">
          <table:table-cell office:value-type="float" office:value="424000" calcext:value-type="float">
            <text:p>424000</text:p>
          </table:table-cell>
          <table:table-cell office:value-type="float" office:value="7.326663" calcext:value-type="float">
            <text:p>7.326663</text:p>
          </table:table-cell>
          <table:table-cell office:value-type="float" office:value="8.219776" calcext:value-type="float">
            <text:p>8.219776</text:p>
          </table:table-cell>
          <table:table-cell table:number-columns-repeated="7"/>
        </table:table-row>
        <table:table-row table:style-name="ro1">
          <table:table-cell office:value-type="float" office:value="426000" calcext:value-type="float">
            <text:p>426000</text:p>
          </table:table-cell>
          <table:table-cell office:value-type="float" office:value="7.408575" calcext:value-type="float">
            <text:p>7.408575</text:p>
          </table:table-cell>
          <table:table-cell office:value-type="float" office:value="8.307697" calcext:value-type="float">
            <text:p>8.307697</text:p>
          </table:table-cell>
          <table:table-cell table:number-columns-repeated="7"/>
        </table:table-row>
        <table:table-row table:style-name="ro1">
          <table:table-cell office:value-type="float" office:value="428000" calcext:value-type="float">
            <text:p>428000</text:p>
          </table:table-cell>
          <table:table-cell office:value-type="float" office:value="7.437201" calcext:value-type="float">
            <text:p>7.437201</text:p>
          </table:table-cell>
          <table:table-cell office:value-type="float" office:value="8.46834" calcext:value-type="float">
            <text:p>8.46834</text:p>
          </table:table-cell>
          <table:table-cell table:number-columns-repeated="7"/>
        </table:table-row>
        <table:table-row table:style-name="ro1">
          <table:table-cell office:value-type="float" office:value="430000" calcext:value-type="float">
            <text:p>430000</text:p>
          </table:table-cell>
          <table:table-cell office:value-type="float" office:value="7.478851" calcext:value-type="float">
            <text:p>7.478851</text:p>
          </table:table-cell>
          <table:table-cell office:value-type="float" office:value="8.185412" calcext:value-type="float">
            <text:p>8.185412</text:p>
          </table:table-cell>
          <table:table-cell table:number-columns-repeated="7"/>
        </table:table-row>
        <table:table-row table:style-name="ro1">
          <table:table-cell office:value-type="float" office:value="432000" calcext:value-type="float">
            <text:p>432000</text:p>
          </table:table-cell>
          <table:table-cell office:value-type="float" office:value="7.496075" calcext:value-type="float">
            <text:p>7.496075</text:p>
          </table:table-cell>
          <table:table-cell office:value-type="float" office:value="8.17188" calcext:value-type="float">
            <text:p>8.17188</text:p>
          </table:table-cell>
          <table:table-cell table:number-columns-repeated="7"/>
        </table:table-row>
        <table:table-row table:style-name="ro1">
          <table:table-cell office:value-type="float" office:value="434000" calcext:value-type="float">
            <text:p>434000</text:p>
          </table:table-cell>
          <table:table-cell office:value-type="float" office:value="7.608094" calcext:value-type="float">
            <text:p>7.608094</text:p>
          </table:table-cell>
          <table:table-cell office:value-type="float" office:value="8.210687" calcext:value-type="float">
            <text:p>8.210687</text:p>
          </table:table-cell>
          <table:table-cell table:number-columns-repeated="7"/>
        </table:table-row>
        <table:table-row table:style-name="ro1">
          <table:table-cell office:value-type="float" office:value="436000" calcext:value-type="float">
            <text:p>436000</text:p>
          </table:table-cell>
          <table:table-cell office:value-type="float" office:value="7.557167" calcext:value-type="float">
            <text:p>7.557167</text:p>
          </table:table-cell>
          <table:table-cell office:value-type="float" office:value="8.013352" calcext:value-type="float">
            <text:p>8.013352</text:p>
          </table:table-cell>
          <table:table-cell table:number-columns-repeated="7"/>
        </table:table-row>
        <table:table-row table:style-name="ro1">
          <table:table-cell office:value-type="float" office:value="438000" calcext:value-type="float">
            <text:p>438000</text:p>
          </table:table-cell>
          <table:table-cell office:value-type="float" office:value="7.340506" calcext:value-type="float">
            <text:p>7.340506</text:p>
          </table:table-cell>
          <table:table-cell office:value-type="float" office:value="8.097251" calcext:value-type="float">
            <text:p>8.097251</text:p>
          </table:table-cell>
          <table:table-cell table:number-columns-repeated="7"/>
        </table:table-row>
        <table:table-row table:style-name="ro1">
          <table:table-cell office:value-type="float" office:value="440000" calcext:value-type="float">
            <text:p>440000</text:p>
          </table:table-cell>
          <table:table-cell office:value-type="float" office:value="7.73084" calcext:value-type="float">
            <text:p>7.73084</text:p>
          </table:table-cell>
          <table:table-cell office:value-type="float" office:value="7.990675" calcext:value-type="float">
            <text:p>7.990675</text:p>
          </table:table-cell>
          <table:table-cell table:number-columns-repeated="7"/>
        </table:table-row>
        <table:table-row table:style-name="ro1">
          <table:table-cell office:value-type="float" office:value="442000" calcext:value-type="float">
            <text:p>442000</text:p>
          </table:table-cell>
          <table:table-cell office:value-type="float" office:value="7.694994" calcext:value-type="float">
            <text:p>7.694994</text:p>
          </table:table-cell>
          <table:table-cell office:value-type="float" office:value="8.251592" calcext:value-type="float">
            <text:p>8.251592</text:p>
          </table:table-cell>
          <table:table-cell table:number-columns-repeated="7"/>
        </table:table-row>
        <table:table-row table:style-name="ro1">
          <table:table-cell office:value-type="float" office:value="444000" calcext:value-type="float">
            <text:p>444000</text:p>
          </table:table-cell>
          <table:table-cell office:value-type="float" office:value="7.69986" calcext:value-type="float">
            <text:p>7.69986</text:p>
          </table:table-cell>
          <table:table-cell office:value-type="float" office:value="8.255395" calcext:value-type="float">
            <text:p>8.255395</text:p>
          </table:table-cell>
          <table:table-cell table:number-columns-repeated="7"/>
        </table:table-row>
        <table:table-row table:style-name="ro1">
          <table:table-cell office:value-type="float" office:value="446000" calcext:value-type="float">
            <text:p>446000</text:p>
          </table:table-cell>
          <table:table-cell office:value-type="float" office:value="7.740184" calcext:value-type="float">
            <text:p>7.740184</text:p>
          </table:table-cell>
          <table:table-cell office:value-type="float" office:value="8.258049" calcext:value-type="float">
            <text:p>8.258049</text:p>
          </table:table-cell>
          <table:table-cell table:number-columns-repeated="7"/>
        </table:table-row>
        <table:table-row table:style-name="ro1">
          <table:table-cell office:value-type="float" office:value="448000" calcext:value-type="float">
            <text:p>448000</text:p>
          </table:table-cell>
          <table:table-cell office:value-type="float" office:value="7.802759" calcext:value-type="float">
            <text:p>7.802759</text:p>
          </table:table-cell>
          <table:table-cell office:value-type="float" office:value="8.518345" calcext:value-type="float">
            <text:p>8.518345</text:p>
          </table:table-cell>
          <table:table-cell table:number-columns-repeated="7"/>
        </table:table-row>
        <table:table-row table:style-name="ro1">
          <table:table-cell office:value-type="float" office:value="450000" calcext:value-type="float">
            <text:p>450000</text:p>
          </table:table-cell>
          <table:table-cell office:value-type="float" office:value="7.815313" calcext:value-type="float">
            <text:p>7.815313</text:p>
          </table:table-cell>
          <table:table-cell office:value-type="float" office:value="8.456665" calcext:value-type="float">
            <text:p>8.456665</text:p>
          </table:table-cell>
          <table:table-cell table:number-columns-repeated="7"/>
        </table:table-row>
        <table:table-row table:style-name="ro1">
          <table:table-cell office:value-type="float" office:value="452000" calcext:value-type="float">
            <text:p>452000</text:p>
          </table:table-cell>
          <table:table-cell office:value-type="float" office:value="7.858353" calcext:value-type="float">
            <text:p>7.858353</text:p>
          </table:table-cell>
          <table:table-cell office:value-type="float" office:value="8.204714" calcext:value-type="float">
            <text:p>8.204714</text:p>
          </table:table-cell>
          <table:table-cell table:number-columns-repeated="7"/>
        </table:table-row>
        <table:table-row table:style-name="ro1">
          <table:table-cell office:value-type="float" office:value="454000" calcext:value-type="float">
            <text:p>454000</text:p>
          </table:table-cell>
          <table:table-cell office:value-type="float" office:value="7.848769" calcext:value-type="float">
            <text:p>7.848769</text:p>
          </table:table-cell>
          <table:table-cell office:value-type="float" office:value="8.395466" calcext:value-type="float">
            <text:p>8.395466</text:p>
          </table:table-cell>
          <table:table-cell table:number-columns-repeated="7"/>
        </table:table-row>
        <table:table-row table:style-name="ro1">
          <table:table-cell office:value-type="float" office:value="456000" calcext:value-type="float">
            <text:p>456000</text:p>
          </table:table-cell>
          <table:table-cell office:value-type="float" office:value="7.893125" calcext:value-type="float">
            <text:p>7.893125</text:p>
          </table:table-cell>
          <table:table-cell office:value-type="float" office:value="8.392304" calcext:value-type="float">
            <text:p>8.392304</text:p>
          </table:table-cell>
          <table:table-cell table:number-columns-repeated="7"/>
        </table:table-row>
        <table:table-row table:style-name="ro1">
          <table:table-cell office:value-type="float" office:value="458000" calcext:value-type="float">
            <text:p>458000</text:p>
          </table:table-cell>
          <table:table-cell office:value-type="float" office:value="7.919734" calcext:value-type="float">
            <text:p>7.919734</text:p>
          </table:table-cell>
          <table:table-cell office:value-type="float" office:value="8.689607" calcext:value-type="float">
            <text:p>8.689607</text:p>
          </table:table-cell>
          <table:table-cell table:number-columns-repeated="7"/>
        </table:table-row>
        <table:table-row table:style-name="ro1">
          <table:table-cell office:value-type="float" office:value="460000" calcext:value-type="float">
            <text:p>460000</text:p>
          </table:table-cell>
          <table:table-cell office:value-type="float" office:value="8.086325" calcext:value-type="float">
            <text:p>8.086325</text:p>
          </table:table-cell>
          <table:table-cell office:value-type="float" office:value="8.674627" calcext:value-type="float">
            <text:p>8.674627</text:p>
          </table:table-cell>
          <table:table-cell table:number-columns-repeated="7"/>
        </table:table-row>
        <table:table-row table:style-name="ro1">
          <table:table-cell office:value-type="float" office:value="462000" calcext:value-type="float">
            <text:p>462000</text:p>
          </table:table-cell>
          <table:table-cell office:value-type="float" office:value="8.152165" calcext:value-type="float">
            <text:p>8.152165</text:p>
          </table:table-cell>
          <table:table-cell office:value-type="float" office:value="8.654954" calcext:value-type="float">
            <text:p>8.654954</text:p>
          </table:table-cell>
          <table:table-cell table:number-columns-repeated="7"/>
        </table:table-row>
        <table:table-row table:style-name="ro1">
          <table:table-cell office:value-type="float" office:value="464000" calcext:value-type="float">
            <text:p>464000</text:p>
          </table:table-cell>
          <table:table-cell office:value-type="float" office:value="8.373753" calcext:value-type="float">
            <text:p>8.373753</text:p>
          </table:table-cell>
          <table:table-cell office:value-type="float" office:value="8.515111" calcext:value-type="float">
            <text:p>8.515111</text:p>
          </table:table-cell>
          <table:table-cell table:number-columns-repeated="7"/>
        </table:table-row>
        <table:table-row table:style-name="ro1">
          <table:table-cell office:value-type="float" office:value="466000" calcext:value-type="float">
            <text:p>466000</text:p>
          </table:table-cell>
          <table:table-cell office:value-type="float" office:value="8.465902" calcext:value-type="float">
            <text:p>8.465902</text:p>
          </table:table-cell>
          <table:table-cell office:value-type="float" office:value="8.698636" calcext:value-type="float">
            <text:p>8.698636</text:p>
          </table:table-cell>
          <table:table-cell table:number-columns-repeated="7"/>
        </table:table-row>
        <table:table-row table:style-name="ro1">
          <table:table-cell office:value-type="float" office:value="468000" calcext:value-type="float">
            <text:p>468000</text:p>
          </table:table-cell>
          <table:table-cell office:value-type="float" office:value="8.244251" calcext:value-type="float">
            <text:p>8.244251</text:p>
          </table:table-cell>
          <table:table-cell office:value-type="float" office:value="8.907081" calcext:value-type="float">
            <text:p>8.907081</text:p>
          </table:table-cell>
          <table:table-cell table:number-columns-repeated="7"/>
        </table:table-row>
        <table:table-row table:style-name="ro1">
          <table:table-cell office:value-type="float" office:value="470000" calcext:value-type="float">
            <text:p>470000</text:p>
          </table:table-cell>
          <table:table-cell office:value-type="float" office:value="8.225263" calcext:value-type="float">
            <text:p>8.225263</text:p>
          </table:table-cell>
          <table:table-cell office:value-type="float" office:value="9.176171" calcext:value-type="float">
            <text:p>9.176171</text:p>
          </table:table-cell>
          <table:table-cell table:number-columns-repeated="7"/>
        </table:table-row>
        <table:table-row table:style-name="ro1">
          <table:table-cell office:value-type="float" office:value="472000" calcext:value-type="float">
            <text:p>472000</text:p>
          </table:table-cell>
          <table:table-cell office:value-type="float" office:value="8.774825" calcext:value-type="float">
            <text:p>8.774825</text:p>
          </table:table-cell>
          <table:table-cell office:value-type="float" office:value="9.41709" calcext:value-type="float">
            <text:p>9.41709</text:p>
          </table:table-cell>
          <table:table-cell table:number-columns-repeated="7"/>
        </table:table-row>
        <table:table-row table:style-name="ro1">
          <table:table-cell office:value-type="float" office:value="474000" calcext:value-type="float">
            <text:p>474000</text:p>
          </table:table-cell>
          <table:table-cell office:value-type="float" office:value="8.34989" calcext:value-type="float">
            <text:p>8.34989</text:p>
          </table:table-cell>
          <table:table-cell office:value-type="float" office:value="9.049209" calcext:value-type="float">
            <text:p>9.049209</text:p>
          </table:table-cell>
          <table:table-cell table:number-columns-repeated="7"/>
        </table:table-row>
        <table:table-row table:style-name="ro1">
          <table:table-cell office:value-type="float" office:value="476000" calcext:value-type="float">
            <text:p>476000</text:p>
          </table:table-cell>
          <table:table-cell office:value-type="float" office:value="8.807234" calcext:value-type="float">
            <text:p>8.807234</text:p>
          </table:table-cell>
          <table:table-cell office:value-type="float" office:value="8.653816" calcext:value-type="float">
            <text:p>8.653816</text:p>
          </table:table-cell>
          <table:table-cell table:number-columns-repeated="7"/>
        </table:table-row>
        <table:table-row table:style-name="ro1">
          <table:table-cell office:value-type="float" office:value="478000" calcext:value-type="float">
            <text:p>478000</text:p>
          </table:table-cell>
          <table:table-cell office:value-type="float" office:value="8.546694" calcext:value-type="float">
            <text:p>8.546694</text:p>
          </table:table-cell>
          <table:table-cell office:value-type="float" office:value="8.795238" calcext:value-type="float">
            <text:p>8.795238</text:p>
          </table:table-cell>
          <table:table-cell table:number-columns-repeated="7"/>
        </table:table-row>
        <table:table-row table:style-name="ro1">
          <table:table-cell office:value-type="float" office:value="480000" calcext:value-type="float">
            <text:p>480000</text:p>
          </table:table-cell>
          <table:table-cell office:value-type="float" office:value="8.877168" calcext:value-type="float">
            <text:p>8.877168</text:p>
          </table:table-cell>
          <table:table-cell office:value-type="float" office:value="8.975742" calcext:value-type="float">
            <text:p>8.975742</text:p>
          </table:table-cell>
          <table:table-cell table:number-columns-repeated="7"/>
        </table:table-row>
        <table:table-row table:style-name="ro1">
          <table:table-cell office:value-type="float" office:value="482000" calcext:value-type="float">
            <text:p>482000</text:p>
          </table:table-cell>
          <table:table-cell office:value-type="float" office:value="8.893816" calcext:value-type="float">
            <text:p>8.893816</text:p>
          </table:table-cell>
          <table:table-cell office:value-type="float" office:value="9.312978" calcext:value-type="float">
            <text:p>9.312978</text:p>
          </table:table-cell>
          <table:table-cell table:number-columns-repeated="7"/>
        </table:table-row>
        <table:table-row table:style-name="ro1">
          <table:table-cell office:value-type="float" office:value="484000" calcext:value-type="float">
            <text:p>484000</text:p>
          </table:table-cell>
          <table:table-cell office:value-type="float" office:value="8.763084" calcext:value-type="float">
            <text:p>8.763084</text:p>
          </table:table-cell>
          <table:table-cell office:value-type="float" office:value="9.590209" calcext:value-type="float">
            <text:p>9.590209</text:p>
          </table:table-cell>
          <table:table-cell table:number-columns-repeated="7"/>
        </table:table-row>
        <table:table-row table:style-name="ro1">
          <table:table-cell office:value-type="float" office:value="486000" calcext:value-type="float">
            <text:p>486000</text:p>
          </table:table-cell>
          <table:table-cell office:value-type="float" office:value="8.59587" calcext:value-type="float">
            <text:p>8.59587</text:p>
          </table:table-cell>
          <table:table-cell office:value-type="float" office:value="9.229795" calcext:value-type="float">
            <text:p>9.229795</text:p>
          </table:table-cell>
          <table:table-cell table:number-columns-repeated="7"/>
        </table:table-row>
        <table:table-row table:style-name="ro1">
          <table:table-cell office:value-type="float" office:value="488000" calcext:value-type="float">
            <text:p>488000</text:p>
          </table:table-cell>
          <table:table-cell office:value-type="float" office:value="9.031931" calcext:value-type="float">
            <text:p>9.031931</text:p>
          </table:table-cell>
          <table:table-cell office:value-type="float" office:value="9.095383" calcext:value-type="float">
            <text:p>9.095383</text:p>
          </table:table-cell>
          <table:table-cell table:number-columns-repeated="7"/>
        </table:table-row>
        <table:table-row table:style-name="ro1">
          <table:table-cell office:value-type="float" office:value="490000" calcext:value-type="float">
            <text:p>490000</text:p>
          </table:table-cell>
          <table:table-cell office:value-type="float" office:value="8.596827" calcext:value-type="float">
            <text:p>8.596827</text:p>
          </table:table-cell>
          <table:table-cell office:value-type="float" office:value="8.943404" calcext:value-type="float">
            <text:p>8.943404</text:p>
          </table:table-cell>
          <table:table-cell table:number-columns-repeated="7"/>
        </table:table-row>
        <table:table-row table:style-name="ro1">
          <table:table-cell office:value-type="float" office:value="492000" calcext:value-type="float">
            <text:p>492000</text:p>
          </table:table-cell>
          <table:table-cell office:value-type="float" office:value="8.685388" calcext:value-type="float">
            <text:p>8.685388</text:p>
          </table:table-cell>
          <table:table-cell office:value-type="float" office:value="9.294724" calcext:value-type="float">
            <text:p>9.294724</text:p>
          </table:table-cell>
          <table:table-cell table:number-columns-repeated="7"/>
        </table:table-row>
        <table:table-row table:style-name="ro1">
          <table:table-cell office:value-type="float" office:value="494000" calcext:value-type="float">
            <text:p>494000</text:p>
          </table:table-cell>
          <table:table-cell office:value-type="float" office:value="8.843702" calcext:value-type="float">
            <text:p>8.843702</text:p>
          </table:table-cell>
          <table:table-cell office:value-type="float" office:value="9.12927" calcext:value-type="float">
            <text:p>9.12927</text:p>
          </table:table-cell>
          <table:table-cell table:number-columns-repeated="7"/>
        </table:table-row>
        <table:table-row table:style-name="ro1">
          <table:table-cell office:value-type="float" office:value="496000" calcext:value-type="float">
            <text:p>496000</text:p>
          </table:table-cell>
          <table:table-cell office:value-type="float" office:value="9.211925" calcext:value-type="float">
            <text:p>9.211925</text:p>
          </table:table-cell>
          <table:table-cell office:value-type="float" office:value="9.055519" calcext:value-type="float">
            <text:p>9.055519</text:p>
          </table:table-cell>
          <table:table-cell table:number-columns-repeated="7"/>
        </table:table-row>
        <table:table-row table:style-name="ro1">
          <table:table-cell office:value-type="float" office:value="498000" calcext:value-type="float">
            <text:p>498000</text:p>
          </table:table-cell>
          <table:table-cell office:value-type="float" office:value="9.13467" calcext:value-type="float">
            <text:p>9.13467</text:p>
          </table:table-cell>
          <table:table-cell office:value-type="float" office:value="9.063491" calcext:value-type="float">
            <text:p>9.063491</text:p>
          </table:table-cell>
          <table:table-cell table:number-columns-repeated="7"/>
        </table:table-row>
        <table:table-row table:style-name="ro1">
          <table:table-cell office:value-type="float" office:value="500000" calcext:value-type="float">
            <text:p>500000</text:p>
          </table:table-cell>
          <table:table-cell office:value-type="float" office:value="8.975531" calcext:value-type="float">
            <text:p>8.975531</text:p>
          </table:table-cell>
          <table:table-cell office:value-type="float" office:value="9.205025" calcext:value-type="float">
            <text:p>9.205025</text:p>
          </table:table-cell>
          <table:table-cell table:number-columns-repeated="7"/>
        </table:table-row>
        <table:table-row table:style-name="ro1">
          <table:table-cell office:value-type="float" office:value="502000" calcext:value-type="float">
            <text:p>502000</text:p>
          </table:table-cell>
          <table:table-cell office:value-type="float" office:value="9.424846" calcext:value-type="float">
            <text:p>9.424846</text:p>
          </table:table-cell>
          <table:table-cell office:value-type="float" office:value="9.368711" calcext:value-type="float">
            <text:p>9.368711</text:p>
          </table:table-cell>
          <table:table-cell table:number-columns-repeated="7"/>
        </table:table-row>
        <table:table-row table:style-name="ro1">
          <table:table-cell office:value-type="float" office:value="504000" calcext:value-type="float">
            <text:p>504000</text:p>
          </table:table-cell>
          <table:table-cell office:value-type="float" office:value="9.035303" calcext:value-type="float">
            <text:p>9.035303</text:p>
          </table:table-cell>
          <table:table-cell office:value-type="float" office:value="9.459562" calcext:value-type="float">
            <text:p>9.459562</text:p>
          </table:table-cell>
          <table:table-cell table:number-columns-repeated="7"/>
        </table:table-row>
        <table:table-row table:style-name="ro1">
          <table:table-cell office:value-type="float" office:value="506000" calcext:value-type="float">
            <text:p>506000</text:p>
          </table:table-cell>
          <table:table-cell office:value-type="float" office:value="9.35061" calcext:value-type="float">
            <text:p>9.35061</text:p>
          </table:table-cell>
          <table:table-cell office:value-type="float" office:value="9.304504" calcext:value-type="float">
            <text:p>9.304504</text:p>
          </table:table-cell>
          <table:table-cell table:number-columns-repeated="7"/>
        </table:table-row>
        <table:table-row table:style-name="ro1">
          <table:table-cell office:value-type="float" office:value="508000" calcext:value-type="float">
            <text:p>508000</text:p>
          </table:table-cell>
          <table:table-cell office:value-type="float" office:value="9.310554" calcext:value-type="float">
            <text:p>9.310554</text:p>
          </table:table-cell>
          <table:table-cell office:value-type="float" office:value="9.478002" calcext:value-type="float">
            <text:p>9.478002</text:p>
          </table:table-cell>
          <table:table-cell table:number-columns-repeated="7"/>
        </table:table-row>
        <table:table-row table:style-name="ro1">
          <table:table-cell office:value-type="float" office:value="510000" calcext:value-type="float">
            <text:p>510000</text:p>
          </table:table-cell>
          <table:table-cell office:value-type="float" office:value="9.39538" calcext:value-type="float">
            <text:p>9.39538</text:p>
          </table:table-cell>
          <table:table-cell office:value-type="float" office:value="9.425401" calcext:value-type="float">
            <text:p>9.425401</text:p>
          </table:table-cell>
          <table:table-cell table:number-columns-repeated="7"/>
        </table:table-row>
        <table:table-row table:style-name="ro1">
          <table:table-cell office:value-type="float" office:value="512000" calcext:value-type="float">
            <text:p>512000</text:p>
          </table:table-cell>
          <table:table-cell office:value-type="float" office:value="9.033241" calcext:value-type="float">
            <text:p>9.033241</text:p>
          </table:table-cell>
          <table:table-cell office:value-type="float" office:value="9.527333" calcext:value-type="float">
            <text:p>9.527333</text:p>
          </table:table-cell>
          <table:table-cell table:number-columns-repeated="7"/>
        </table:table-row>
        <table:table-row table:style-name="ro1">
          <table:table-cell office:value-type="float" office:value="514000" calcext:value-type="float">
            <text:p>514000</text:p>
          </table:table-cell>
          <table:table-cell office:value-type="float" office:value="9.187751" calcext:value-type="float">
            <text:p>9.187751</text:p>
          </table:table-cell>
          <table:table-cell office:value-type="float" office:value="9.788106" calcext:value-type="float">
            <text:p>9.788106</text:p>
          </table:table-cell>
          <table:table-cell table:number-columns-repeated="7"/>
        </table:table-row>
        <table:table-row table:style-name="ro1">
          <table:table-cell office:value-type="float" office:value="516000" calcext:value-type="float">
            <text:p>516000</text:p>
          </table:table-cell>
          <table:table-cell office:value-type="float" office:value="9.300937" calcext:value-type="float">
            <text:p>9.300937</text:p>
          </table:table-cell>
          <table:table-cell office:value-type="float" office:value="9.600586" calcext:value-type="float">
            <text:p>9.600586</text:p>
          </table:table-cell>
          <table:table-cell table:number-columns-repeated="7"/>
        </table:table-row>
        <table:table-row table:style-name="ro1">
          <table:table-cell office:value-type="float" office:value="518000" calcext:value-type="float">
            <text:p>518000</text:p>
          </table:table-cell>
          <table:table-cell office:value-type="float" office:value="9.347166" calcext:value-type="float">
            <text:p>9.347166</text:p>
          </table:table-cell>
          <table:table-cell office:value-type="float" office:value="9.878516" calcext:value-type="float">
            <text:p>9.878516</text:p>
          </table:table-cell>
          <table:table-cell table:number-columns-repeated="7"/>
        </table:table-row>
        <table:table-row table:style-name="ro1">
          <table:table-cell office:value-type="float" office:value="520000" calcext:value-type="float">
            <text:p>520000</text:p>
          </table:table-cell>
          <table:table-cell office:value-type="float" office:value="9.580217" calcext:value-type="float">
            <text:p>9.580217</text:p>
          </table:table-cell>
          <table:table-cell office:value-type="float" office:value="10.341472" calcext:value-type="float">
            <text:p>10.341472</text:p>
          </table:table-cell>
          <table:table-cell table:number-columns-repeated="7"/>
        </table:table-row>
        <table:table-row table:style-name="ro1">
          <table:table-cell office:value-type="float" office:value="522000" calcext:value-type="float">
            <text:p>522000</text:p>
          </table:table-cell>
          <table:table-cell office:value-type="float" office:value="9.576445" calcext:value-type="float">
            <text:p>9.576445</text:p>
          </table:table-cell>
          <table:table-cell office:value-type="float" office:value="9.91064" calcext:value-type="float">
            <text:p>9.91064</text:p>
          </table:table-cell>
          <table:table-cell table:number-columns-repeated="7"/>
        </table:table-row>
        <table:table-row table:style-name="ro1">
          <table:table-cell office:value-type="float" office:value="524000" calcext:value-type="float">
            <text:p>524000</text:p>
          </table:table-cell>
          <table:table-cell office:value-type="float" office:value="9.758264" calcext:value-type="float">
            <text:p>9.758264</text:p>
          </table:table-cell>
          <table:table-cell office:value-type="float" office:value="9.97161" calcext:value-type="float">
            <text:p>9.97161</text:p>
          </table:table-cell>
          <table:table-cell table:number-columns-repeated="7"/>
        </table:table-row>
        <table:table-row table:style-name="ro1">
          <table:table-cell office:value-type="float" office:value="526000" calcext:value-type="float">
            <text:p>526000</text:p>
          </table:table-cell>
          <table:table-cell office:value-type="float" office:value="9.944789" calcext:value-type="float">
            <text:p>9.944789</text:p>
          </table:table-cell>
          <table:table-cell office:value-type="float" office:value="9.712132" calcext:value-type="float">
            <text:p>9.712132</text:p>
          </table:table-cell>
          <table:table-cell table:number-columns-repeated="7"/>
        </table:table-row>
        <table:table-row table:style-name="ro1">
          <table:table-cell office:value-type="float" office:value="528000" calcext:value-type="float">
            <text:p>528000</text:p>
          </table:table-cell>
          <table:table-cell office:value-type="float" office:value="9.906758" calcext:value-type="float">
            <text:p>9.906758</text:p>
          </table:table-cell>
          <table:table-cell office:value-type="float" office:value="10.021205" calcext:value-type="float">
            <text:p>10.021205</text:p>
          </table:table-cell>
          <table:table-cell table:number-columns-repeated="7"/>
        </table:table-row>
        <table:table-row table:style-name="ro1">
          <table:table-cell office:value-type="float" office:value="530000" calcext:value-type="float">
            <text:p>530000</text:p>
          </table:table-cell>
          <table:table-cell office:value-type="float" office:value="10.092003" calcext:value-type="float">
            <text:p>10.092003</text:p>
          </table:table-cell>
          <table:table-cell office:value-type="float" office:value="9.72194" calcext:value-type="float">
            <text:p>9.72194</text:p>
          </table:table-cell>
          <table:table-cell table:number-columns-repeated="7"/>
        </table:table-row>
        <table:table-row table:style-name="ro1">
          <table:table-cell office:value-type="float" office:value="532000" calcext:value-type="float">
            <text:p>532000</text:p>
          </table:table-cell>
          <table:table-cell office:value-type="float" office:value="9.929885" calcext:value-type="float">
            <text:p>9.929885</text:p>
          </table:table-cell>
          <table:table-cell office:value-type="float" office:value="9.80356" calcext:value-type="float">
            <text:p>9.80356</text:p>
          </table:table-cell>
          <table:table-cell table:number-columns-repeated="7"/>
        </table:table-row>
        <table:table-row table:style-name="ro1">
          <table:table-cell office:value-type="float" office:value="534000" calcext:value-type="float">
            <text:p>534000</text:p>
          </table:table-cell>
          <table:table-cell office:value-type="float" office:value="10.098357" calcext:value-type="float">
            <text:p>10.098357</text:p>
          </table:table-cell>
          <table:table-cell office:value-type="float" office:value="9.81365" calcext:value-type="float">
            <text:p>9.81365</text:p>
          </table:table-cell>
          <table:table-cell table:number-columns-repeated="7"/>
        </table:table-row>
        <table:table-row table:style-name="ro1">
          <table:table-cell office:value-type="float" office:value="536000" calcext:value-type="float">
            <text:p>536000</text:p>
          </table:table-cell>
          <table:table-cell office:value-type="float" office:value="10.194829" calcext:value-type="float">
            <text:p>10.194829</text:p>
          </table:table-cell>
          <table:table-cell office:value-type="float" office:value="10.048213" calcext:value-type="float">
            <text:p>10.048213</text:p>
          </table:table-cell>
          <table:table-cell table:number-columns-repeated="7"/>
        </table:table-row>
        <table:table-row table:style-name="ro1">
          <table:table-cell office:value-type="float" office:value="538000" calcext:value-type="float">
            <text:p>538000</text:p>
          </table:table-cell>
          <table:table-cell office:value-type="float" office:value="9.674289" calcext:value-type="float">
            <text:p>9.674289</text:p>
          </table:table-cell>
          <table:table-cell office:value-type="float" office:value="10.18122" calcext:value-type="float">
            <text:p>10.18122</text:p>
          </table:table-cell>
          <table:table-cell table:number-columns-repeated="7"/>
        </table:table-row>
        <table:table-row table:style-name="ro1">
          <table:table-cell office:value-type="float" office:value="540000" calcext:value-type="float">
            <text:p>540000</text:p>
          </table:table-cell>
          <table:table-cell office:value-type="float" office:value="9.862094" calcext:value-type="float">
            <text:p>9.862094</text:p>
          </table:table-cell>
          <table:table-cell office:value-type="float" office:value="10.033084" calcext:value-type="float">
            <text:p>10.033084</text:p>
          </table:table-cell>
          <table:table-cell table:number-columns-repeated="7"/>
        </table:table-row>
        <table:table-row table:style-name="ro1">
          <table:table-cell office:value-type="float" office:value="542000" calcext:value-type="float">
            <text:p>542000</text:p>
          </table:table-cell>
          <table:table-cell office:value-type="float" office:value="10.222373" calcext:value-type="float">
            <text:p>10.222373</text:p>
          </table:table-cell>
          <table:table-cell office:value-type="float" office:value="10.142711" calcext:value-type="float">
            <text:p>10.142711</text:p>
          </table:table-cell>
          <table:table-cell table:number-columns-repeated="7"/>
        </table:table-row>
        <table:table-row table:style-name="ro1">
          <table:table-cell office:value-type="float" office:value="544000" calcext:value-type="float">
            <text:p>544000</text:p>
          </table:table-cell>
          <table:table-cell office:value-type="float" office:value="10.2708" calcext:value-type="float">
            <text:p>10.2708</text:p>
          </table:table-cell>
          <table:table-cell office:value-type="float" office:value="10.055339" calcext:value-type="float">
            <text:p>10.055339</text:p>
          </table:table-cell>
          <table:table-cell table:number-columns-repeated="7"/>
        </table:table-row>
        <table:table-row table:style-name="ro1">
          <table:table-cell office:value-type="float" office:value="546000" calcext:value-type="float">
            <text:p>546000</text:p>
          </table:table-cell>
          <table:table-cell office:value-type="float" office:value="10.127115" calcext:value-type="float">
            <text:p>10.127115</text:p>
          </table:table-cell>
          <table:table-cell office:value-type="float" office:value="10.357199" calcext:value-type="float">
            <text:p>10.357199</text:p>
          </table:table-cell>
          <table:table-cell table:number-columns-repeated="7"/>
        </table:table-row>
        <table:table-row table:style-name="ro1">
          <table:table-cell office:value-type="float" office:value="548000" calcext:value-type="float">
            <text:p>548000</text:p>
          </table:table-cell>
          <table:table-cell office:value-type="float" office:value="10.437073" calcext:value-type="float">
            <text:p>10.437073</text:p>
          </table:table-cell>
          <table:table-cell office:value-type="float" office:value="9.986504" calcext:value-type="float">
            <text:p>9.986504</text:p>
          </table:table-cell>
          <table:table-cell table:number-columns-repeated="7"/>
        </table:table-row>
        <table:table-row table:style-name="ro1">
          <table:table-cell office:value-type="float" office:value="550000" calcext:value-type="float">
            <text:p>550000</text:p>
          </table:table-cell>
          <table:table-cell office:value-type="float" office:value="10.351117" calcext:value-type="float">
            <text:p>10.351117</text:p>
          </table:table-cell>
          <table:table-cell office:value-type="float" office:value="10.476107" calcext:value-type="float">
            <text:p>10.476107</text:p>
          </table:table-cell>
          <table:table-cell table:number-columns-repeated="7"/>
        </table:table-row>
        <table:table-row table:style-name="ro1">
          <table:table-cell office:value-type="float" office:value="552000" calcext:value-type="float">
            <text:p>552000</text:p>
          </table:table-cell>
          <table:table-cell office:value-type="float" office:value="10.298355" calcext:value-type="float">
            <text:p>10.298355</text:p>
          </table:table-cell>
          <table:table-cell office:value-type="float" office:value="10.340037" calcext:value-type="float">
            <text:p>10.340037</text:p>
          </table:table-cell>
          <table:table-cell table:number-columns-repeated="7"/>
        </table:table-row>
        <table:table-row table:style-name="ro1">
          <table:table-cell office:value-type="float" office:value="554000" calcext:value-type="float">
            <text:p>554000</text:p>
          </table:table-cell>
          <table:table-cell office:value-type="float" office:value="9.82426" calcext:value-type="float">
            <text:p>9.82426</text:p>
          </table:table-cell>
          <table:table-cell office:value-type="float" office:value="10.34607" calcext:value-type="float">
            <text:p>10.34607</text:p>
          </table:table-cell>
          <table:table-cell table:number-columns-repeated="7"/>
        </table:table-row>
        <table:table-row table:style-name="ro1">
          <table:table-cell office:value-type="float" office:value="556000" calcext:value-type="float">
            <text:p>556000</text:p>
          </table:table-cell>
          <table:table-cell office:value-type="float" office:value="9.739242" calcext:value-type="float">
            <text:p>9.739242</text:p>
          </table:table-cell>
          <table:table-cell office:value-type="float" office:value="10.596244" calcext:value-type="float">
            <text:p>10.596244</text:p>
          </table:table-cell>
          <table:table-cell table:number-columns-repeated="7"/>
        </table:table-row>
        <table:table-row table:style-name="ro1">
          <table:table-cell office:value-type="float" office:value="558000" calcext:value-type="float">
            <text:p>558000</text:p>
          </table:table-cell>
          <table:table-cell office:value-type="float" office:value="9.912546" calcext:value-type="float">
            <text:p>9.912546</text:p>
          </table:table-cell>
          <table:table-cell office:value-type="float" office:value="10.328988" calcext:value-type="float">
            <text:p>10.328988</text:p>
          </table:table-cell>
          <table:table-cell table:number-columns-repeated="7"/>
        </table:table-row>
        <table:table-row table:style-name="ro1">
          <table:table-cell office:value-type="float" office:value="560000" calcext:value-type="float">
            <text:p>560000</text:p>
          </table:table-cell>
          <table:table-cell office:value-type="float" office:value="9.989119" calcext:value-type="float">
            <text:p>9.989119</text:p>
          </table:table-cell>
          <table:table-cell office:value-type="float" office:value="10.654623" calcext:value-type="float">
            <text:p>10.654623</text:p>
          </table:table-cell>
          <table:table-cell table:number-columns-repeated="7"/>
        </table:table-row>
        <table:table-row table:style-name="ro1">
          <table:table-cell office:value-type="float" office:value="562000" calcext:value-type="float">
            <text:p>562000</text:p>
          </table:table-cell>
          <table:table-cell office:value-type="float" office:value="10.530745" calcext:value-type="float">
            <text:p>10.530745</text:p>
          </table:table-cell>
          <table:table-cell office:value-type="float" office:value="10.494625" calcext:value-type="float">
            <text:p>10.494625</text:p>
          </table:table-cell>
          <table:table-cell table:number-columns-repeated="7"/>
        </table:table-row>
        <table:table-row table:style-name="ro1">
          <table:table-cell office:value-type="float" office:value="564000" calcext:value-type="float">
            <text:p>564000</text:p>
          </table:table-cell>
          <table:table-cell office:value-type="float" office:value="10.986123" calcext:value-type="float">
            <text:p>10.986123</text:p>
          </table:table-cell>
          <table:table-cell office:value-type="float" office:value="10.414818" calcext:value-type="float">
            <text:p>10.414818</text:p>
          </table:table-cell>
          <table:table-cell table:number-columns-repeated="7"/>
        </table:table-row>
        <table:table-row table:style-name="ro1">
          <table:table-cell office:value-type="float" office:value="566000" calcext:value-type="float">
            <text:p>566000</text:p>
          </table:table-cell>
          <table:table-cell office:value-type="float" office:value="11.148627" calcext:value-type="float">
            <text:p>11.148627</text:p>
          </table:table-cell>
          <table:table-cell office:value-type="float" office:value="10.593509" calcext:value-type="float">
            <text:p>10.593509</text:p>
          </table:table-cell>
          <table:table-cell table:number-columns-repeated="7"/>
        </table:table-row>
        <table:table-row table:style-name="ro1">
          <table:table-cell office:value-type="float" office:value="568000" calcext:value-type="float">
            <text:p>568000</text:p>
          </table:table-cell>
          <table:table-cell office:value-type="float" office:value="11.100601" calcext:value-type="float">
            <text:p>11.100601</text:p>
          </table:table-cell>
          <table:table-cell office:value-type="float" office:value="10.587655" calcext:value-type="float">
            <text:p>10.587655</text:p>
          </table:table-cell>
          <table:table-cell table:number-columns-repeated="7"/>
        </table:table-row>
        <table:table-row table:style-name="ro1">
          <table:table-cell office:value-type="float" office:value="570000" calcext:value-type="float">
            <text:p>570000</text:p>
          </table:table-cell>
          <table:table-cell office:value-type="float" office:value="11.182863" calcext:value-type="float">
            <text:p>11.182863</text:p>
          </table:table-cell>
          <table:table-cell office:value-type="float" office:value="10.870938" calcext:value-type="float">
            <text:p>10.870938</text:p>
          </table:table-cell>
          <table:table-cell table:number-columns-repeated="7"/>
        </table:table-row>
        <table:table-row table:style-name="ro1">
          <table:table-cell office:value-type="float" office:value="572000" calcext:value-type="float">
            <text:p>572000</text:p>
          </table:table-cell>
          <table:table-cell office:value-type="float" office:value="11.258018" calcext:value-type="float">
            <text:p>11.258018</text:p>
          </table:table-cell>
          <table:table-cell office:value-type="float" office:value="10.722298" calcext:value-type="float">
            <text:p>10.722298</text:p>
          </table:table-cell>
          <table:table-cell table:number-columns-repeated="7"/>
        </table:table-row>
        <table:table-row table:style-name="ro1">
          <table:table-cell office:value-type="float" office:value="574000" calcext:value-type="float">
            <text:p>574000</text:p>
          </table:table-cell>
          <table:table-cell office:value-type="float" office:value="11.330739" calcext:value-type="float">
            <text:p>11.330739</text:p>
          </table:table-cell>
          <table:table-cell office:value-type="float" office:value="10.756688" calcext:value-type="float">
            <text:p>10.756688</text:p>
          </table:table-cell>
          <table:table-cell table:number-columns-repeated="7"/>
        </table:table-row>
        <table:table-row table:style-name="ro1">
          <table:table-cell office:value-type="float" office:value="576000" calcext:value-type="float">
            <text:p>576000</text:p>
          </table:table-cell>
          <table:table-cell office:value-type="float" office:value="11.313523" calcext:value-type="float">
            <text:p>11.313523</text:p>
          </table:table-cell>
          <table:table-cell office:value-type="float" office:value="11.01996" calcext:value-type="float">
            <text:p>11.01996</text:p>
          </table:table-cell>
          <table:table-cell table:number-columns-repeated="7"/>
        </table:table-row>
        <table:table-row table:style-name="ro1">
          <table:table-cell office:value-type="float" office:value="578000" calcext:value-type="float">
            <text:p>578000</text:p>
          </table:table-cell>
          <table:table-cell office:value-type="float" office:value="11.45197" calcext:value-type="float">
            <text:p>11.45197</text:p>
          </table:table-cell>
          <table:table-cell office:value-type="float" office:value="11.308136" calcext:value-type="float">
            <text:p>11.308136</text:p>
          </table:table-cell>
          <table:table-cell table:number-columns-repeated="7"/>
        </table:table-row>
        <table:table-row table:style-name="ro1">
          <table:table-cell office:value-type="float" office:value="580000" calcext:value-type="float">
            <text:p>580000</text:p>
          </table:table-cell>
          <table:table-cell office:value-type="float" office:value="11.101703" calcext:value-type="float">
            <text:p>11.101703</text:p>
          </table:table-cell>
          <table:table-cell office:value-type="float" office:value="11.062489" calcext:value-type="float">
            <text:p>11.062489</text:p>
          </table:table-cell>
          <table:table-cell table:number-columns-repeated="7"/>
        </table:table-row>
        <table:table-row table:style-name="ro1">
          <table:table-cell office:value-type="float" office:value="582000" calcext:value-type="float">
            <text:p>582000</text:p>
          </table:table-cell>
          <table:table-cell office:value-type="float" office:value="10.769564" calcext:value-type="float">
            <text:p>10.769564</text:p>
          </table:table-cell>
          <table:table-cell office:value-type="float" office:value="11.021264" calcext:value-type="float">
            <text:p>11.021264</text:p>
          </table:table-cell>
          <table:table-cell table:number-columns-repeated="7"/>
        </table:table-row>
        <table:table-row table:style-name="ro1">
          <table:table-cell office:value-type="float" office:value="584000" calcext:value-type="float">
            <text:p>584000</text:p>
          </table:table-cell>
          <table:table-cell office:value-type="float" office:value="11.008263" calcext:value-type="float">
            <text:p>11.008263</text:p>
          </table:table-cell>
          <table:table-cell office:value-type="float" office:value="11.771507" calcext:value-type="float">
            <text:p>11.771507</text:p>
          </table:table-cell>
          <table:table-cell table:number-columns-repeated="7"/>
        </table:table-row>
        <table:table-row table:style-name="ro1">
          <table:table-cell office:value-type="float" office:value="586000" calcext:value-type="float">
            <text:p>586000</text:p>
          </table:table-cell>
          <table:table-cell office:value-type="float" office:value="10.957533" calcext:value-type="float">
            <text:p>10.957533</text:p>
          </table:table-cell>
          <table:table-cell office:value-type="float" office:value="10.83479" calcext:value-type="float">
            <text:p>10.83479</text:p>
          </table:table-cell>
          <table:table-cell table:number-columns-repeated="7"/>
        </table:table-row>
        <table:table-row table:style-name="ro1">
          <table:table-cell office:value-type="float" office:value="588000" calcext:value-type="float">
            <text:p>588000</text:p>
          </table:table-cell>
          <table:table-cell office:value-type="float" office:value="11.162686" calcext:value-type="float">
            <text:p>11.162686</text:p>
          </table:table-cell>
          <table:table-cell office:value-type="float" office:value="10.891936" calcext:value-type="float">
            <text:p>10.891936</text:p>
          </table:table-cell>
          <table:table-cell table:number-columns-repeated="7"/>
        </table:table-row>
        <table:table-row table:style-name="ro1">
          <table:table-cell office:value-type="float" office:value="590000" calcext:value-type="float">
            <text:p>590000</text:p>
          </table:table-cell>
          <table:table-cell office:value-type="float" office:value="11.444816" calcext:value-type="float">
            <text:p>11.444816</text:p>
          </table:table-cell>
          <table:table-cell office:value-type="float" office:value="11.045765" calcext:value-type="float">
            <text:p>11.045765</text:p>
          </table:table-cell>
          <table:table-cell table:number-columns-repeated="7"/>
        </table:table-row>
        <table:table-row table:style-name="ro1">
          <table:table-cell office:value-type="float" office:value="592000" calcext:value-type="float">
            <text:p>592000</text:p>
          </table:table-cell>
          <table:table-cell office:value-type="float" office:value="11.977515" calcext:value-type="float">
            <text:p>11.977515</text:p>
          </table:table-cell>
          <table:table-cell office:value-type="float" office:value="11.216632" calcext:value-type="float">
            <text:p>11.216632</text:p>
          </table:table-cell>
          <table:table-cell table:number-columns-repeated="7"/>
        </table:table-row>
        <table:table-row table:style-name="ro1">
          <table:table-cell office:value-type="float" office:value="594000" calcext:value-type="float">
            <text:p>594000</text:p>
          </table:table-cell>
          <table:table-cell office:value-type="float" office:value="11.565841" calcext:value-type="float">
            <text:p>11.565841</text:p>
          </table:table-cell>
          <table:table-cell office:value-type="float" office:value="11.211505" calcext:value-type="float">
            <text:p>11.211505</text:p>
          </table:table-cell>
          <table:table-cell table:number-columns-repeated="7"/>
        </table:table-row>
        <table:table-row table:style-name="ro1">
          <table:table-cell office:value-type="float" office:value="596000" calcext:value-type="float">
            <text:p>596000</text:p>
          </table:table-cell>
          <table:table-cell office:value-type="float" office:value="11.342339" calcext:value-type="float">
            <text:p>11.342339</text:p>
          </table:table-cell>
          <table:table-cell office:value-type="float" office:value="11.42681" calcext:value-type="float">
            <text:p>11.42681</text:p>
          </table:table-cell>
          <table:table-cell table:number-columns-repeated="7"/>
        </table:table-row>
        <table:table-row table:style-name="ro1">
          <table:table-cell office:value-type="float" office:value="598000" calcext:value-type="float">
            <text:p>598000</text:p>
          </table:table-cell>
          <table:table-cell office:value-type="float" office:value="11.211295" calcext:value-type="float">
            <text:p>11.211295</text:p>
          </table:table-cell>
          <table:table-cell office:value-type="float" office:value="11.32028" calcext:value-type="float">
            <text:p>11.32028</text:p>
          </table:table-cell>
          <table:table-cell table:number-columns-repeated="7"/>
        </table:table-row>
        <table:table-row table:style-name="ro1">
          <table:table-cell office:value-type="float" office:value="600000" calcext:value-type="float">
            <text:p>600000</text:p>
          </table:table-cell>
          <table:table-cell office:value-type="float" office:value="11.28841" calcext:value-type="float">
            <text:p>11.28841</text:p>
          </table:table-cell>
          <table:table-cell office:value-type="float" office:value="11.291844" calcext:value-type="float">
            <text:p>11.291844</text:p>
          </table:table-cell>
          <table:table-cell table:number-columns-repeated="7"/>
        </table:table-row>
        <table:table-row table:style-name="ro1">
          <table:table-cell office:value-type="float" office:value="602000" calcext:value-type="float">
            <text:p>602000</text:p>
          </table:table-cell>
          <table:table-cell office:value-type="float" office:value="11.229275" calcext:value-type="float">
            <text:p>11.229275</text:p>
          </table:table-cell>
          <table:table-cell office:value-type="float" office:value="11.372329" calcext:value-type="float">
            <text:p>11.372329</text:p>
          </table:table-cell>
          <table:table-cell table:number-columns-repeated="7"/>
        </table:table-row>
        <table:table-row table:style-name="ro1">
          <table:table-cell office:value-type="float" office:value="604000" calcext:value-type="float">
            <text:p>604000</text:p>
          </table:table-cell>
          <table:table-cell office:value-type="float" office:value="10.971795" calcext:value-type="float">
            <text:p>10.971795</text:p>
          </table:table-cell>
          <table:table-cell office:value-type="float" office:value="11.516751" calcext:value-type="float">
            <text:p>11.516751</text:p>
          </table:table-cell>
          <table:table-cell table:number-columns-repeated="7"/>
        </table:table-row>
        <table:table-row table:style-name="ro1">
          <table:table-cell office:value-type="float" office:value="606000" calcext:value-type="float">
            <text:p>606000</text:p>
          </table:table-cell>
          <table:table-cell office:value-type="float" office:value="11.258134" calcext:value-type="float">
            <text:p>11.258134</text:p>
          </table:table-cell>
          <table:table-cell office:value-type="float" office:value="11.554274" calcext:value-type="float">
            <text:p>11.554274</text:p>
          </table:table-cell>
          <table:table-cell table:number-columns-repeated="7"/>
        </table:table-row>
        <table:table-row table:style-name="ro1">
          <table:table-cell office:value-type="float" office:value="608000" calcext:value-type="float">
            <text:p>608000</text:p>
          </table:table-cell>
          <table:table-cell office:value-type="float" office:value="11.348849" calcext:value-type="float">
            <text:p>11.348849</text:p>
          </table:table-cell>
          <table:table-cell office:value-type="float" office:value="11.358487" calcext:value-type="float">
            <text:p>11.358487</text:p>
          </table:table-cell>
          <table:table-cell table:number-columns-repeated="7"/>
        </table:table-row>
        <table:table-row table:style-name="ro1">
          <table:table-cell office:value-type="float" office:value="610000" calcext:value-type="float">
            <text:p>610000</text:p>
          </table:table-cell>
          <table:table-cell office:value-type="float" office:value="11.259641" calcext:value-type="float">
            <text:p>11.259641</text:p>
          </table:table-cell>
          <table:table-cell office:value-type="float" office:value="11.588501" calcext:value-type="float">
            <text:p>11.588501</text:p>
          </table:table-cell>
          <table:table-cell table:number-columns-repeated="7"/>
        </table:table-row>
        <table:table-row table:style-name="ro1">
          <table:table-cell office:value-type="float" office:value="612000" calcext:value-type="float">
            <text:p>612000</text:p>
          </table:table-cell>
          <table:table-cell office:value-type="float" office:value="11.303279" calcext:value-type="float">
            <text:p>11.303279</text:p>
          </table:table-cell>
          <table:table-cell office:value-type="float" office:value="10.955963" calcext:value-type="float">
            <text:p>10.955963</text:p>
          </table:table-cell>
          <table:table-cell table:number-columns-repeated="7"/>
        </table:table-row>
        <table:table-row table:style-name="ro1">
          <table:table-cell office:value-type="float" office:value="614000" calcext:value-type="float">
            <text:p>614000</text:p>
          </table:table-cell>
          <table:table-cell office:value-type="float" office:value="10.843517" calcext:value-type="float">
            <text:p>10.843517</text:p>
          </table:table-cell>
          <table:table-cell office:value-type="float" office:value="11.055936" calcext:value-type="float">
            <text:p>11.055936</text:p>
          </table:table-cell>
          <table:table-cell table:number-columns-repeated="7"/>
        </table:table-row>
        <table:table-row table:style-name="ro1">
          <table:table-cell office:value-type="float" office:value="616000" calcext:value-type="float">
            <text:p>616000</text:p>
          </table:table-cell>
          <table:table-cell office:value-type="float" office:value="11.550784" calcext:value-type="float">
            <text:p>11.550784</text:p>
          </table:table-cell>
          <table:table-cell office:value-type="float" office:value="11.663177" calcext:value-type="float">
            <text:p>11.663177</text:p>
          </table:table-cell>
          <table:table-cell table:number-columns-repeated="7"/>
        </table:table-row>
        <table:table-row table:style-name="ro1">
          <table:table-cell office:value-type="float" office:value="618000" calcext:value-type="float">
            <text:p>618000</text:p>
          </table:table-cell>
          <table:table-cell office:value-type="float" office:value="11.43279" calcext:value-type="float">
            <text:p>11.43279</text:p>
          </table:table-cell>
          <table:table-cell office:value-type="float" office:value="12.161439" calcext:value-type="float">
            <text:p>12.161439</text:p>
          </table:table-cell>
          <table:table-cell table:number-columns-repeated="7"/>
        </table:table-row>
        <table:table-row table:style-name="ro1">
          <table:table-cell office:value-type="float" office:value="620000" calcext:value-type="float">
            <text:p>620000</text:p>
          </table:table-cell>
          <table:table-cell office:value-type="float" office:value="11.49017" calcext:value-type="float">
            <text:p>11.49017</text:p>
          </table:table-cell>
          <table:table-cell office:value-type="float" office:value="11.760044" calcext:value-type="float">
            <text:p>11.760044</text:p>
          </table:table-cell>
          <table:table-cell table:number-columns-repeated="7"/>
        </table:table-row>
        <table:table-row table:style-name="ro1">
          <table:table-cell office:value-type="float" office:value="622000" calcext:value-type="float">
            <text:p>622000</text:p>
          </table:table-cell>
          <table:table-cell office:value-type="float" office:value="11.673002" calcext:value-type="float">
            <text:p>11.673002</text:p>
          </table:table-cell>
          <table:table-cell office:value-type="float" office:value="11.63754" calcext:value-type="float">
            <text:p>11.63754</text:p>
          </table:table-cell>
          <table:table-cell table:number-columns-repeated="7"/>
        </table:table-row>
        <table:table-row table:style-name="ro1">
          <table:table-cell office:value-type="float" office:value="624000" calcext:value-type="float">
            <text:p>624000</text:p>
          </table:table-cell>
          <table:table-cell office:value-type="float" office:value="11.612168" calcext:value-type="float">
            <text:p>11.612168</text:p>
          </table:table-cell>
          <table:table-cell office:value-type="float" office:value="11.559879" calcext:value-type="float">
            <text:p>11.559879</text:p>
          </table:table-cell>
          <table:table-cell table:number-columns-repeated="7"/>
        </table:table-row>
        <table:table-row table:style-name="ro1">
          <table:table-cell office:value-type="float" office:value="626000" calcext:value-type="float">
            <text:p>626000</text:p>
          </table:table-cell>
          <table:table-cell office:value-type="float" office:value="11.777195" calcext:value-type="float">
            <text:p>11.777195</text:p>
          </table:table-cell>
          <table:table-cell office:value-type="float" office:value="11.788562" calcext:value-type="float">
            <text:p>11.788562</text:p>
          </table:table-cell>
          <table:table-cell table:number-columns-repeated="7"/>
        </table:table-row>
        <table:table-row table:style-name="ro1">
          <table:table-cell office:value-type="float" office:value="628000" calcext:value-type="float">
            <text:p>628000</text:p>
          </table:table-cell>
          <table:table-cell office:value-type="float" office:value="11.705084" calcext:value-type="float">
            <text:p>11.705084</text:p>
          </table:table-cell>
          <table:table-cell office:value-type="float" office:value="11.476384" calcext:value-type="float">
            <text:p>11.476384</text:p>
          </table:table-cell>
          <table:table-cell table:number-columns-repeated="7"/>
        </table:table-row>
        <table:table-row table:style-name="ro1">
          <table:table-cell office:value-type="float" office:value="630000" calcext:value-type="float">
            <text:p>630000</text:p>
          </table:table-cell>
          <table:table-cell office:value-type="float" office:value="11.606401" calcext:value-type="float">
            <text:p>11.606401</text:p>
          </table:table-cell>
          <table:table-cell office:value-type="float" office:value="11.442261" calcext:value-type="float">
            <text:p>11.442261</text:p>
          </table:table-cell>
          <table:table-cell table:number-columns-repeated="7"/>
        </table:table-row>
        <table:table-row table:style-name="ro1">
          <table:table-cell office:value-type="float" office:value="632000" calcext:value-type="float">
            <text:p>632000</text:p>
          </table:table-cell>
          <table:table-cell office:value-type="float" office:value="11.502689" calcext:value-type="float">
            <text:p>11.502689</text:p>
          </table:table-cell>
          <table:table-cell office:value-type="float" office:value="11.915851" calcext:value-type="float">
            <text:p>11.915851</text:p>
          </table:table-cell>
          <table:table-cell table:number-columns-repeated="7"/>
        </table:table-row>
        <table:table-row table:style-name="ro1">
          <table:table-cell office:value-type="float" office:value="634000" calcext:value-type="float">
            <text:p>634000</text:p>
          </table:table-cell>
          <table:table-cell office:value-type="float" office:value="12.00698" calcext:value-type="float">
            <text:p>12.00698</text:p>
          </table:table-cell>
          <table:table-cell office:value-type="float" office:value="11.884428" calcext:value-type="float">
            <text:p>11.884428</text:p>
          </table:table-cell>
          <table:table-cell table:number-columns-repeated="7"/>
        </table:table-row>
        <table:table-row table:style-name="ro1">
          <table:table-cell office:value-type="float" office:value="636000" calcext:value-type="float">
            <text:p>636000</text:p>
          </table:table-cell>
          <table:table-cell office:value-type="float" office:value="11.575447" calcext:value-type="float">
            <text:p>11.575447</text:p>
          </table:table-cell>
          <table:table-cell office:value-type="float" office:value="12.138699" calcext:value-type="float">
            <text:p>12.138699</text:p>
          </table:table-cell>
          <table:table-cell table:number-columns-repeated="7"/>
        </table:table-row>
        <table:table-row table:style-name="ro1">
          <table:table-cell office:value-type="float" office:value="638000" calcext:value-type="float">
            <text:p>638000</text:p>
          </table:table-cell>
          <table:table-cell office:value-type="float" office:value="11.69322" calcext:value-type="float">
            <text:p>11.69322</text:p>
          </table:table-cell>
          <table:table-cell office:value-type="float" office:value="12.208193" calcext:value-type="float">
            <text:p>12.208193</text:p>
          </table:table-cell>
          <table:table-cell table:number-columns-repeated="7"/>
        </table:table-row>
        <table:table-row table:style-name="ro1">
          <table:table-cell office:value-type="float" office:value="640000" calcext:value-type="float">
            <text:p>640000</text:p>
          </table:table-cell>
          <table:table-cell office:value-type="float" office:value="11.83245" calcext:value-type="float">
            <text:p>11.83245</text:p>
          </table:table-cell>
          <table:table-cell office:value-type="float" office:value="12.380733" calcext:value-type="float">
            <text:p>12.380733</text:p>
          </table:table-cell>
          <table:table-cell table:number-columns-repeated="7"/>
        </table:table-row>
        <table:table-row table:style-name="ro1">
          <table:table-cell office:value-type="float" office:value="642000" calcext:value-type="float">
            <text:p>642000</text:p>
          </table:table-cell>
          <table:table-cell office:value-type="float" office:value="11.623075" calcext:value-type="float">
            <text:p>11.623075</text:p>
          </table:table-cell>
          <table:table-cell office:value-type="float" office:value="12.057478" calcext:value-type="float">
            <text:p>12.057478</text:p>
          </table:table-cell>
          <table:table-cell table:number-columns-repeated="7"/>
        </table:table-row>
        <table:table-row table:style-name="ro1">
          <table:table-cell office:value-type="float" office:value="644000" calcext:value-type="float">
            <text:p>644000</text:p>
          </table:table-cell>
          <table:table-cell office:value-type="float" office:value="11.571675" calcext:value-type="float">
            <text:p>11.571675</text:p>
          </table:table-cell>
          <table:table-cell office:value-type="float" office:value="12.21898" calcext:value-type="float">
            <text:p>12.21898</text:p>
          </table:table-cell>
          <table:table-cell table:number-columns-repeated="7"/>
        </table:table-row>
        <table:table-row table:style-name="ro1">
          <table:table-cell office:value-type="float" office:value="646000" calcext:value-type="float">
            <text:p>646000</text:p>
          </table:table-cell>
          <table:table-cell office:value-type="float" office:value="11.896553" calcext:value-type="float">
            <text:p>11.896553</text:p>
          </table:table-cell>
          <table:table-cell office:value-type="float" office:value="12.500139" calcext:value-type="float">
            <text:p>12.500139</text:p>
          </table:table-cell>
          <table:table-cell table:number-columns-repeated="7"/>
        </table:table-row>
        <table:table-row table:style-name="ro1">
          <table:table-cell office:value-type="float" office:value="648000" calcext:value-type="float">
            <text:p>648000</text:p>
          </table:table-cell>
          <table:table-cell office:value-type="float" office:value="11.173816" calcext:value-type="float">
            <text:p>11.173816</text:p>
          </table:table-cell>
          <table:table-cell office:value-type="float" office:value="12.107651" calcext:value-type="float">
            <text:p>12.107651</text:p>
          </table:table-cell>
          <table:table-cell table:number-columns-repeated="7"/>
        </table:table-row>
        <table:table-row table:style-name="ro1">
          <table:table-cell office:value-type="float" office:value="650000" calcext:value-type="float">
            <text:p>650000</text:p>
          </table:table-cell>
          <table:table-cell office:value-type="float" office:value="11.836699" calcext:value-type="float">
            <text:p>11.836699</text:p>
          </table:table-cell>
          <table:table-cell office:value-type="float" office:value="11.865262" calcext:value-type="float">
            <text:p>11.865262</text:p>
          </table:table-cell>
          <table:table-cell table:number-columns-repeated="7"/>
        </table:table-row>
        <table:table-row table:style-name="ro1">
          <table:table-cell office:value-type="float" office:value="652000" calcext:value-type="float">
            <text:p>652000</text:p>
          </table:table-cell>
          <table:table-cell office:value-type="float" office:value="12.09524" calcext:value-type="float">
            <text:p>12.09524</text:p>
          </table:table-cell>
          <table:table-cell office:value-type="float" office:value="12.201097" calcext:value-type="float">
            <text:p>12.201097</text:p>
          </table:table-cell>
          <table:table-cell table:number-columns-repeated="7"/>
        </table:table-row>
        <table:table-row table:style-name="ro1">
          <table:table-cell office:value-type="float" office:value="654000" calcext:value-type="float">
            <text:p>654000</text:p>
          </table:table-cell>
          <table:table-cell office:value-type="float" office:value="11.956167" calcext:value-type="float">
            <text:p>11.956167</text:p>
          </table:table-cell>
          <table:table-cell office:value-type="float" office:value="12.403853" calcext:value-type="float">
            <text:p>12.403853</text:p>
          </table:table-cell>
          <table:table-cell table:number-columns-repeated="7"/>
        </table:table-row>
        <table:table-row table:style-name="ro1">
          <table:table-cell office:value-type="float" office:value="656000" calcext:value-type="float">
            <text:p>656000</text:p>
          </table:table-cell>
          <table:table-cell office:value-type="float" office:value="11.741135" calcext:value-type="float">
            <text:p>11.741135</text:p>
          </table:table-cell>
          <table:table-cell office:value-type="float" office:value="12.365702" calcext:value-type="float">
            <text:p>12.365702</text:p>
          </table:table-cell>
          <table:table-cell table:number-columns-repeated="7"/>
        </table:table-row>
        <table:table-row table:style-name="ro1">
          <table:table-cell office:value-type="float" office:value="658000" calcext:value-type="float">
            <text:p>658000</text:p>
          </table:table-cell>
          <table:table-cell office:value-type="float" office:value="12.160281" calcext:value-type="float">
            <text:p>12.160281</text:p>
          </table:table-cell>
          <table:table-cell office:value-type="float" office:value="12.311159" calcext:value-type="float">
            <text:p>12.311159</text:p>
          </table:table-cell>
          <table:table-cell table:number-columns-repeated="7"/>
        </table:table-row>
        <table:table-row table:style-name="ro1">
          <table:table-cell office:value-type="float" office:value="660000" calcext:value-type="float">
            <text:p>660000</text:p>
          </table:table-cell>
          <table:table-cell office:value-type="float" office:value="12.000712" calcext:value-type="float">
            <text:p>12.000712</text:p>
          </table:table-cell>
          <table:table-cell office:value-type="float" office:value="11.947157" calcext:value-type="float">
            <text:p>11.947157</text:p>
          </table:table-cell>
          <table:table-cell table:number-columns-repeated="7"/>
        </table:table-row>
        <table:table-row table:style-name="ro1">
          <table:table-cell office:value-type="float" office:value="662000" calcext:value-type="float">
            <text:p>662000</text:p>
          </table:table-cell>
          <table:table-cell office:value-type="float" office:value="12.116012" calcext:value-type="float">
            <text:p>12.116012</text:p>
          </table:table-cell>
          <table:table-cell office:value-type="float" office:value="11.576599" calcext:value-type="float">
            <text:p>11.576599</text:p>
          </table:table-cell>
          <table:table-cell table:number-columns-repeated="7"/>
        </table:table-row>
        <table:table-row table:style-name="ro1">
          <table:table-cell office:value-type="float" office:value="664000" calcext:value-type="float">
            <text:p>664000</text:p>
          </table:table-cell>
          <table:table-cell office:value-type="float" office:value="12.288267" calcext:value-type="float">
            <text:p>12.288267</text:p>
          </table:table-cell>
          <table:table-cell office:value-type="float" office:value="12.009614" calcext:value-type="float">
            <text:p>12.009614</text:p>
          </table:table-cell>
          <table:table-cell table:number-columns-repeated="7"/>
        </table:table-row>
        <table:table-row table:style-name="ro1">
          <table:table-cell office:value-type="float" office:value="666000" calcext:value-type="float">
            <text:p>666000</text:p>
          </table:table-cell>
          <table:table-cell office:value-type="float" office:value="12.070172" calcext:value-type="float">
            <text:p>12.070172</text:p>
          </table:table-cell>
          <table:table-cell office:value-type="float" office:value="12.136352" calcext:value-type="float">
            <text:p>12.136352</text:p>
          </table:table-cell>
          <table:table-cell table:number-columns-repeated="7"/>
        </table:table-row>
        <table:table-row table:style-name="ro1">
          <table:table-cell office:value-type="float" office:value="668000" calcext:value-type="float">
            <text:p>668000</text:p>
          </table:table-cell>
          <table:table-cell office:value-type="float" office:value="12.93025" calcext:value-type="float">
            <text:p>12.93025</text:p>
          </table:table-cell>
          <table:table-cell office:value-type="float" office:value="12.35926" calcext:value-type="float">
            <text:p>12.35926</text:p>
          </table:table-cell>
          <table:table-cell table:number-columns-repeated="7"/>
        </table:table-row>
        <table:table-row table:style-name="ro1">
          <table:table-cell office:value-type="float" office:value="670000" calcext:value-type="float">
            <text:p>670000</text:p>
          </table:table-cell>
          <table:table-cell office:value-type="float" office:value="11.912488" calcext:value-type="float">
            <text:p>11.912488</text:p>
          </table:table-cell>
          <table:table-cell office:value-type="float" office:value="12.439994" calcext:value-type="float">
            <text:p>12.439994</text:p>
          </table:table-cell>
          <table:table-cell table:number-columns-repeated="7"/>
        </table:table-row>
        <table:table-row table:style-name="ro1">
          <table:table-cell office:value-type="float" office:value="672000" calcext:value-type="float">
            <text:p>672000</text:p>
          </table:table-cell>
          <table:table-cell office:value-type="float" office:value="11.769494" calcext:value-type="float">
            <text:p>11.769494</text:p>
          </table:table-cell>
          <table:table-cell office:value-type="float" office:value="12.755142" calcext:value-type="float">
            <text:p>12.755142</text:p>
          </table:table-cell>
          <table:table-cell table:number-columns-repeated="7"/>
        </table:table-row>
        <table:table-row table:style-name="ro1">
          <table:table-cell office:value-type="float" office:value="674000" calcext:value-type="float">
            <text:p>674000</text:p>
          </table:table-cell>
          <table:table-cell office:value-type="float" office:value="11.806439" calcext:value-type="float">
            <text:p>11.806439</text:p>
          </table:table-cell>
          <table:table-cell office:value-type="float" office:value="12.553593" calcext:value-type="float">
            <text:p>12.553593</text:p>
          </table:table-cell>
          <table:table-cell table:number-columns-repeated="7"/>
        </table:table-row>
        <table:table-row table:style-name="ro1">
          <table:table-cell office:value-type="float" office:value="676000" calcext:value-type="float">
            <text:p>676000</text:p>
          </table:table-cell>
          <table:table-cell office:value-type="float" office:value="12.163299" calcext:value-type="float">
            <text:p>12.163299</text:p>
          </table:table-cell>
          <table:table-cell office:value-type="float" office:value="12.489697" calcext:value-type="float">
            <text:p>12.489697</text:p>
          </table:table-cell>
          <table:table-cell table:number-columns-repeated="7"/>
        </table:table-row>
        <table:table-row table:style-name="ro1">
          <table:table-cell office:value-type="float" office:value="678000" calcext:value-type="float">
            <text:p>678000</text:p>
          </table:table-cell>
          <table:table-cell office:value-type="float" office:value="12.303546" calcext:value-type="float">
            <text:p>12.303546</text:p>
          </table:table-cell>
          <table:table-cell office:value-type="float" office:value="12.509838" calcext:value-type="float">
            <text:p>12.509838</text:p>
          </table:table-cell>
          <table:table-cell table:number-columns-repeated="7"/>
        </table:table-row>
        <table:table-row table:style-name="ro1">
          <table:table-cell office:value-type="float" office:value="680000" calcext:value-type="float">
            <text:p>680000</text:p>
          </table:table-cell>
          <table:table-cell office:value-type="float" office:value="12.597408" calcext:value-type="float">
            <text:p>12.597408</text:p>
          </table:table-cell>
          <table:table-cell office:value-type="float" office:value="12.782822" calcext:value-type="float">
            <text:p>12.782822</text:p>
          </table:table-cell>
          <table:table-cell table:number-columns-repeated="7"/>
        </table:table-row>
        <table:table-row table:style-name="ro1">
          <table:table-cell office:value-type="float" office:value="682000" calcext:value-type="float">
            <text:p>682000</text:p>
          </table:table-cell>
          <table:table-cell office:value-type="float" office:value="12.571103" calcext:value-type="float">
            <text:p>12.571103</text:p>
          </table:table-cell>
          <table:table-cell office:value-type="float" office:value="13.263725" calcext:value-type="float">
            <text:p>13.263725</text:p>
          </table:table-cell>
          <table:table-cell table:number-columns-repeated="7"/>
        </table:table-row>
        <table:table-row table:style-name="ro1">
          <table:table-cell office:value-type="float" office:value="684000" calcext:value-type="float">
            <text:p>684000</text:p>
          </table:table-cell>
          <table:table-cell office:value-type="float" office:value="12.697507" calcext:value-type="float">
            <text:p>12.697507</text:p>
          </table:table-cell>
          <table:table-cell office:value-type="float" office:value="13.13059" calcext:value-type="float">
            <text:p>13.13059</text:p>
          </table:table-cell>
          <table:table-cell table:number-columns-repeated="7"/>
        </table:table-row>
        <table:table-row table:style-name="ro1">
          <table:table-cell office:value-type="float" office:value="686000" calcext:value-type="float">
            <text:p>686000</text:p>
          </table:table-cell>
          <table:table-cell office:value-type="float" office:value="12.622791" calcext:value-type="float">
            <text:p>12.622791</text:p>
          </table:table-cell>
          <table:table-cell office:value-type="float" office:value="13.153817" calcext:value-type="float">
            <text:p>13.153817</text:p>
          </table:table-cell>
          <table:table-cell table:number-columns-repeated="7"/>
        </table:table-row>
        <table:table-row table:style-name="ro1">
          <table:table-cell office:value-type="float" office:value="688000" calcext:value-type="float">
            <text:p>688000</text:p>
          </table:table-cell>
          <table:table-cell office:value-type="float" office:value="12.71608" calcext:value-type="float">
            <text:p>12.71608</text:p>
          </table:table-cell>
          <table:table-cell office:value-type="float" office:value="13.041699" calcext:value-type="float">
            <text:p>13.041699</text:p>
          </table:table-cell>
          <table:table-cell table:number-columns-repeated="7"/>
        </table:table-row>
        <table:table-row table:style-name="ro1">
          <table:table-cell office:value-type="float" office:value="690000" calcext:value-type="float">
            <text:p>690000</text:p>
          </table:table-cell>
          <table:table-cell office:value-type="float" office:value="12.731423" calcext:value-type="float">
            <text:p>12.731423</text:p>
          </table:table-cell>
          <table:table-cell office:value-type="float" office:value="13.285384" calcext:value-type="float">
            <text:p>13.285384</text:p>
          </table:table-cell>
          <table:table-cell table:number-columns-repeated="7"/>
        </table:table-row>
        <table:table-row table:style-name="ro1">
          <table:table-cell office:value-type="float" office:value="692000" calcext:value-type="float">
            <text:p>692000</text:p>
          </table:table-cell>
          <table:table-cell office:value-type="float" office:value="12.606943" calcext:value-type="float">
            <text:p>12.606943</text:p>
          </table:table-cell>
          <table:table-cell office:value-type="float" office:value="13.352943" calcext:value-type="float">
            <text:p>13.352943</text:p>
          </table:table-cell>
          <table:table-cell table:number-columns-repeated="7"/>
        </table:table-row>
        <table:table-row table:style-name="ro1">
          <table:table-cell office:value-type="float" office:value="694000" calcext:value-type="float">
            <text:p>694000</text:p>
          </table:table-cell>
          <table:table-cell office:value-type="float" office:value="12.648683" calcext:value-type="float">
            <text:p>12.648683</text:p>
          </table:table-cell>
          <table:table-cell office:value-type="float" office:value="13.047235" calcext:value-type="float">
            <text:p>13.047235</text:p>
          </table:table-cell>
          <table:table-cell table:number-columns-repeated="7"/>
        </table:table-row>
        <table:table-row table:style-name="ro1">
          <table:table-cell office:value-type="float" office:value="696000" calcext:value-type="float">
            <text:p>696000</text:p>
          </table:table-cell>
          <table:table-cell office:value-type="float" office:value="12.708577" calcext:value-type="float">
            <text:p>12.708577</text:p>
          </table:table-cell>
          <table:table-cell office:value-type="float" office:value="12.746242" calcext:value-type="float">
            <text:p>12.746242</text:p>
          </table:table-cell>
          <table:table-cell table:number-columns-repeated="7"/>
        </table:table-row>
        <table:table-row table:style-name="ro1">
          <table:table-cell office:value-type="float" office:value="698000" calcext:value-type="float">
            <text:p>698000</text:p>
          </table:table-cell>
          <table:table-cell office:value-type="float" office:value="12.776474" calcext:value-type="float">
            <text:p>12.776474</text:p>
          </table:table-cell>
          <table:table-cell office:value-type="float" office:value="13.276266" calcext:value-type="float">
            <text:p>13.276266</text:p>
          </table:table-cell>
          <table:table-cell table:number-columns-repeated="7"/>
        </table:table-row>
        <table:table-row table:style-name="ro1">
          <table:table-cell office:value-type="float" office:value="700000" calcext:value-type="float">
            <text:p>700000</text:p>
          </table:table-cell>
          <table:table-cell office:value-type="float" office:value="13.461007" calcext:value-type="float">
            <text:p>13.461007</text:p>
          </table:table-cell>
          <table:table-cell office:value-type="float" office:value="13.742095" calcext:value-type="float">
            <text:p>13.742095</text:p>
          </table:table-cell>
          <table:table-cell table:number-columns-repeated="7"/>
        </table:table-row>
        <table:table-row table:style-name="ro1">
          <table:table-cell office:value-type="float" office:value="702000" calcext:value-type="float">
            <text:p>702000</text:p>
          </table:table-cell>
          <table:table-cell office:value-type="float" office:value="13.408798" calcext:value-type="float">
            <text:p>13.408798</text:p>
          </table:table-cell>
          <table:table-cell office:value-type="float" office:value="12.873418" calcext:value-type="float">
            <text:p>12.873418</text:p>
          </table:table-cell>
          <table:table-cell table:number-columns-repeated="7"/>
        </table:table-row>
        <table:table-row table:style-name="ro1">
          <table:table-cell office:value-type="float" office:value="704000" calcext:value-type="float">
            <text:p>704000</text:p>
          </table:table-cell>
          <table:table-cell office:value-type="float" office:value="14.014439" calcext:value-type="float">
            <text:p>14.014439</text:p>
          </table:table-cell>
          <table:table-cell office:value-type="float" office:value="13.176833" calcext:value-type="float">
            <text:p>13.176833</text:p>
          </table:table-cell>
          <table:table-cell table:number-columns-repeated="7"/>
        </table:table-row>
        <table:table-row table:style-name="ro1">
          <table:table-cell office:value-type="float" office:value="706000" calcext:value-type="float">
            <text:p>706000</text:p>
          </table:table-cell>
          <table:table-cell office:value-type="float" office:value="13.979302" calcext:value-type="float">
            <text:p>13.979302</text:p>
          </table:table-cell>
          <table:table-cell office:value-type="float" office:value="14.078163" calcext:value-type="float">
            <text:p>14.078163</text:p>
          </table:table-cell>
          <table:table-cell table:number-columns-repeated="7"/>
        </table:table-row>
        <table:table-row table:style-name="ro1">
          <table:table-cell office:value-type="float" office:value="708000" calcext:value-type="float">
            <text:p>708000</text:p>
          </table:table-cell>
          <table:table-cell office:value-type="float" office:value="13.655206" calcext:value-type="float">
            <text:p>13.655206</text:p>
          </table:table-cell>
          <table:table-cell office:value-type="float" office:value="14.041617" calcext:value-type="float">
            <text:p>14.041617</text:p>
          </table:table-cell>
          <table:table-cell table:number-columns-repeated="7"/>
        </table:table-row>
        <table:table-row table:style-name="ro1">
          <table:table-cell office:value-type="float" office:value="710000" calcext:value-type="float">
            <text:p>710000</text:p>
          </table:table-cell>
          <table:table-cell office:value-type="float" office:value="13.683338" calcext:value-type="float">
            <text:p>13.683338</text:p>
          </table:table-cell>
          <table:table-cell office:value-type="float" office:value="12.959693" calcext:value-type="float">
            <text:p>12.959693</text:p>
          </table:table-cell>
          <table:table-cell table:number-columns-repeated="7"/>
        </table:table-row>
        <table:table-row table:style-name="ro1">
          <table:table-cell office:value-type="float" office:value="712000" calcext:value-type="float">
            <text:p>712000</text:p>
          </table:table-cell>
          <table:table-cell office:value-type="float" office:value="13.48005" calcext:value-type="float">
            <text:p>13.48005</text:p>
          </table:table-cell>
          <table:table-cell office:value-type="float" office:value="12.98347" calcext:value-type="float">
            <text:p>12.98347</text:p>
          </table:table-cell>
          <table:table-cell table:number-columns-repeated="7"/>
        </table:table-row>
        <table:table-row table:style-name="ro1">
          <table:table-cell office:value-type="float" office:value="714000" calcext:value-type="float">
            <text:p>714000</text:p>
          </table:table-cell>
          <table:table-cell office:value-type="float" office:value="13.123421" calcext:value-type="float">
            <text:p>13.123421</text:p>
          </table:table-cell>
          <table:table-cell office:value-type="float" office:value="13.380175" calcext:value-type="float">
            <text:p>13.380175</text:p>
          </table:table-cell>
          <table:table-cell table:number-columns-repeated="7"/>
        </table:table-row>
        <table:table-row table:style-name="ro1">
          <table:table-cell office:value-type="float" office:value="716000" calcext:value-type="float">
            <text:p>716000</text:p>
          </table:table-cell>
          <table:table-cell office:value-type="float" office:value="13.244461" calcext:value-type="float">
            <text:p>13.244461</text:p>
          </table:table-cell>
          <table:table-cell office:value-type="float" office:value="13.314201" calcext:value-type="float">
            <text:p>13.314201</text:p>
          </table:table-cell>
          <table:table-cell table:number-columns-repeated="7"/>
        </table:table-row>
        <table:table-row table:style-name="ro1">
          <table:table-cell office:value-type="float" office:value="718000" calcext:value-type="float">
            <text:p>718000</text:p>
          </table:table-cell>
          <table:table-cell office:value-type="float" office:value="13.616042" calcext:value-type="float">
            <text:p>13.616042</text:p>
          </table:table-cell>
          <table:table-cell office:value-type="float" office:value="13.091199" calcext:value-type="float">
            <text:p>13.091199</text:p>
          </table:table-cell>
          <table:table-cell table:number-columns-repeated="7"/>
        </table:table-row>
        <table:table-row table:style-name="ro1">
          <table:table-cell office:value-type="float" office:value="720000" calcext:value-type="float">
            <text:p>720000</text:p>
          </table:table-cell>
          <table:table-cell office:value-type="float" office:value="13.608096" calcext:value-type="float">
            <text:p>13.608096</text:p>
          </table:table-cell>
          <table:table-cell office:value-type="float" office:value="12.829703" calcext:value-type="float">
            <text:p>12.829703</text:p>
          </table:table-cell>
          <table:table-cell table:number-columns-repeated="7"/>
        </table:table-row>
        <table:table-row table:style-name="ro1">
          <table:table-cell office:value-type="float" office:value="722000" calcext:value-type="float">
            <text:p>722000</text:p>
          </table:table-cell>
          <table:table-cell office:value-type="float" office:value="13.552365" calcext:value-type="float">
            <text:p>13.552365</text:p>
          </table:table-cell>
          <table:table-cell office:value-type="float" office:value="12.829023" calcext:value-type="float">
            <text:p>12.829023</text:p>
          </table:table-cell>
          <table:table-cell table:number-columns-repeated="7"/>
        </table:table-row>
        <table:table-row table:style-name="ro1">
          <table:table-cell office:value-type="float" office:value="724000" calcext:value-type="float">
            <text:p>724000</text:p>
          </table:table-cell>
          <table:table-cell office:value-type="float" office:value="13.18647" calcext:value-type="float">
            <text:p>13.18647</text:p>
          </table:table-cell>
          <table:table-cell office:value-type="float" office:value="12.92784" calcext:value-type="float">
            <text:p>12.92784</text:p>
          </table:table-cell>
          <table:table-cell table:number-columns-repeated="7"/>
        </table:table-row>
        <table:table-row table:style-name="ro1">
          <table:table-cell office:value-type="float" office:value="726000" calcext:value-type="float">
            <text:p>726000</text:p>
          </table:table-cell>
          <table:table-cell office:value-type="float" office:value="13.526066" calcext:value-type="float">
            <text:p>13.526066</text:p>
          </table:table-cell>
          <table:table-cell office:value-type="float" office:value="13.313001" calcext:value-type="float">
            <text:p>13.313001</text:p>
          </table:table-cell>
          <table:table-cell table:number-columns-repeated="7"/>
        </table:table-row>
        <table:table-row table:style-name="ro1">
          <table:table-cell office:value-type="float" office:value="728000" calcext:value-type="float">
            <text:p>728000</text:p>
          </table:table-cell>
          <table:table-cell office:value-type="float" office:value="13.595002" calcext:value-type="float">
            <text:p>13.595002</text:p>
          </table:table-cell>
          <table:table-cell office:value-type="float" office:value="12.987907" calcext:value-type="float">
            <text:p>12.987907</text:p>
          </table:table-cell>
          <table:table-cell table:number-columns-repeated="7"/>
        </table:table-row>
        <table:table-row table:style-name="ro1">
          <table:table-cell office:value-type="float" office:value="730000" calcext:value-type="float">
            <text:p>730000</text:p>
          </table:table-cell>
          <table:table-cell office:value-type="float" office:value="13.450894" calcext:value-type="float">
            <text:p>13.450894</text:p>
          </table:table-cell>
          <table:table-cell office:value-type="float" office:value="13.113075" calcext:value-type="float">
            <text:p>13.113075</text:p>
          </table:table-cell>
          <table:table-cell table:number-columns-repeated="7"/>
        </table:table-row>
        <table:table-row table:style-name="ro1">
          <table:table-cell office:value-type="float" office:value="732000" calcext:value-type="float">
            <text:p>732000</text:p>
          </table:table-cell>
          <table:table-cell office:value-type="float" office:value="13.527674" calcext:value-type="float">
            <text:p>13.527674</text:p>
          </table:table-cell>
          <table:table-cell office:value-type="float" office:value="13.125483" calcext:value-type="float">
            <text:p>13.125483</text:p>
          </table:table-cell>
          <table:table-cell table:number-columns-repeated="7"/>
        </table:table-row>
        <table:table-row table:style-name="ro1">
          <table:table-cell office:value-type="float" office:value="734000" calcext:value-type="float">
            <text:p>734000</text:p>
          </table:table-cell>
          <table:table-cell office:value-type="float" office:value="13.263475" calcext:value-type="float">
            <text:p>13.263475</text:p>
          </table:table-cell>
          <table:table-cell office:value-type="float" office:value="13.230903" calcext:value-type="float">
            <text:p>13.230903</text:p>
          </table:table-cell>
          <table:table-cell table:number-columns-repeated="7"/>
        </table:table-row>
        <table:table-row table:style-name="ro1">
          <table:table-cell office:value-type="float" office:value="736000" calcext:value-type="float">
            <text:p>736000</text:p>
          </table:table-cell>
          <table:table-cell office:value-type="float" office:value="14.245168" calcext:value-type="float">
            <text:p>14.245168</text:p>
          </table:table-cell>
          <table:table-cell office:value-type="float" office:value="13.161363" calcext:value-type="float">
            <text:p>13.161363</text:p>
          </table:table-cell>
          <table:table-cell table:number-columns-repeated="7"/>
        </table:table-row>
        <table:table-row table:style-name="ro1">
          <table:table-cell office:value-type="float" office:value="738000" calcext:value-type="float">
            <text:p>738000</text:p>
          </table:table-cell>
          <table:table-cell office:value-type="float" office:value="14.201799" calcext:value-type="float">
            <text:p>14.201799</text:p>
          </table:table-cell>
          <table:table-cell office:value-type="float" office:value="13.874829" calcext:value-type="float">
            <text:p>13.874829</text:p>
          </table:table-cell>
          <table:table-cell table:number-columns-repeated="7"/>
        </table:table-row>
        <table:table-row table:style-name="ro1">
          <table:table-cell office:value-type="float" office:value="740000" calcext:value-type="float">
            <text:p>740000</text:p>
          </table:table-cell>
          <table:table-cell office:value-type="float" office:value="14.154859" calcext:value-type="float">
            <text:p>14.154859</text:p>
          </table:table-cell>
          <table:table-cell office:value-type="float" office:value="13.721478" calcext:value-type="float">
            <text:p>13.721478</text:p>
          </table:table-cell>
          <table:table-cell table:number-columns-repeated="7"/>
        </table:table-row>
        <table:table-row table:style-name="ro1">
          <table:table-cell office:value-type="float" office:value="742000" calcext:value-type="float">
            <text:p>742000</text:p>
          </table:table-cell>
          <table:table-cell office:value-type="float" office:value="14.388431" calcext:value-type="float">
            <text:p>14.388431</text:p>
          </table:table-cell>
          <table:table-cell office:value-type="float" office:value="13.909168" calcext:value-type="float">
            <text:p>13.909168</text:p>
          </table:table-cell>
          <table:table-cell table:number-columns-repeated="7"/>
        </table:table-row>
        <table:table-row table:style-name="ro1">
          <table:table-cell office:value-type="float" office:value="744000" calcext:value-type="float">
            <text:p>744000</text:p>
          </table:table-cell>
          <table:table-cell office:value-type="float" office:value="14.313765" calcext:value-type="float">
            <text:p>14.313765</text:p>
          </table:table-cell>
          <table:table-cell office:value-type="float" office:value="13.958806" calcext:value-type="float">
            <text:p>13.958806</text:p>
          </table:table-cell>
          <table:table-cell table:number-columns-repeated="7"/>
        </table:table-row>
        <table:table-row table:style-name="ro1">
          <table:table-cell office:value-type="float" office:value="746000" calcext:value-type="float">
            <text:p>746000</text:p>
          </table:table-cell>
          <table:table-cell office:value-type="float" office:value="14.302053" calcext:value-type="float">
            <text:p>14.302053</text:p>
          </table:table-cell>
          <table:table-cell office:value-type="float" office:value="13.693236" calcext:value-type="float">
            <text:p>13.693236</text:p>
          </table:table-cell>
          <table:table-cell table:number-columns-repeated="7"/>
        </table:table-row>
        <table:table-row table:style-name="ro1">
          <table:table-cell office:value-type="float" office:value="748000" calcext:value-type="float">
            <text:p>748000</text:p>
          </table:table-cell>
          <table:table-cell office:value-type="float" office:value="14.300714" calcext:value-type="float">
            <text:p>14.300714</text:p>
          </table:table-cell>
          <table:table-cell office:value-type="float" office:value="13.767156" calcext:value-type="float">
            <text:p>13.767156</text:p>
          </table:table-cell>
          <table:table-cell table:number-columns-repeated="7"/>
        </table:table-row>
        <table:table-row table:style-name="ro1">
          <table:table-cell office:value-type="float" office:value="750000" calcext:value-type="float">
            <text:p>750000</text:p>
          </table:table-cell>
          <table:table-cell office:value-type="float" office:value="14.188336" calcext:value-type="float">
            <text:p>14.188336</text:p>
          </table:table-cell>
          <table:table-cell office:value-type="float" office:value="13.974108" calcext:value-type="float">
            <text:p>13.974108</text:p>
          </table:table-cell>
          <table:table-cell table:number-columns-repeated="7"/>
        </table:table-row>
        <table:table-row table:style-name="ro1">
          <table:table-cell office:value-type="float" office:value="752000" calcext:value-type="float">
            <text:p>752000</text:p>
          </table:table-cell>
          <table:table-cell office:value-type="float" office:value="14.117705" calcext:value-type="float">
            <text:p>14.117705</text:p>
          </table:table-cell>
          <table:table-cell office:value-type="float" office:value="14.345571" calcext:value-type="float">
            <text:p>14.345571</text:p>
          </table:table-cell>
          <table:table-cell table:number-columns-repeated="7"/>
        </table:table-row>
        <table:table-row table:style-name="ro1">
          <table:table-cell office:value-type="float" office:value="754000" calcext:value-type="float">
            <text:p>754000</text:p>
          </table:table-cell>
          <table:table-cell office:value-type="float" office:value="14.042559" calcext:value-type="float">
            <text:p>14.042559</text:p>
          </table:table-cell>
          <table:table-cell office:value-type="float" office:value="14.004208" calcext:value-type="float">
            <text:p>14.004208</text:p>
          </table:table-cell>
          <table:table-cell table:number-columns-repeated="7"/>
        </table:table-row>
        <table:table-row table:style-name="ro1">
          <table:table-cell office:value-type="float" office:value="756000" calcext:value-type="float">
            <text:p>756000</text:p>
          </table:table-cell>
          <table:table-cell office:value-type="float" office:value="14.07081" calcext:value-type="float">
            <text:p>14.07081</text:p>
          </table:table-cell>
          <table:table-cell office:value-type="float" office:value="14.174587" calcext:value-type="float">
            <text:p>14.174587</text:p>
          </table:table-cell>
          <table:table-cell table:number-columns-repeated="7"/>
        </table:table-row>
        <table:table-row table:style-name="ro1">
          <table:table-cell office:value-type="float" office:value="758000" calcext:value-type="float">
            <text:p>758000</text:p>
          </table:table-cell>
          <table:table-cell office:value-type="float" office:value="14.147542" calcext:value-type="float">
            <text:p>14.147542</text:p>
          </table:table-cell>
          <table:table-cell office:value-type="float" office:value="13.617197" calcext:value-type="float">
            <text:p>13.617197</text:p>
          </table:table-cell>
          <table:table-cell table:number-columns-repeated="7"/>
        </table:table-row>
        <table:table-row table:style-name="ro1">
          <table:table-cell office:value-type="float" office:value="760000" calcext:value-type="float">
            <text:p>760000</text:p>
          </table:table-cell>
          <table:table-cell office:value-type="float" office:value="14.16851" calcext:value-type="float">
            <text:p>14.16851</text:p>
          </table:table-cell>
          <table:table-cell office:value-type="float" office:value="13.557978" calcext:value-type="float">
            <text:p>13.557978</text:p>
          </table:table-cell>
          <table:table-cell table:number-columns-repeated="7"/>
        </table:table-row>
        <table:table-row table:style-name="ro1">
          <table:table-cell office:value-type="float" office:value="762000" calcext:value-type="float">
            <text:p>762000</text:p>
          </table:table-cell>
          <table:table-cell office:value-type="float" office:value="14.374826" calcext:value-type="float">
            <text:p>14.374826</text:p>
          </table:table-cell>
          <table:table-cell office:value-type="float" office:value="13.496418" calcext:value-type="float">
            <text:p>13.496418</text:p>
          </table:table-cell>
          <table:table-cell table:number-columns-repeated="7"/>
        </table:table-row>
        <table:table-row table:style-name="ro1">
          <table:table-cell office:value-type="float" office:value="764000" calcext:value-type="float">
            <text:p>764000</text:p>
          </table:table-cell>
          <table:table-cell office:value-type="float" office:value="14.758654" calcext:value-type="float">
            <text:p>14.758654</text:p>
          </table:table-cell>
          <table:table-cell office:value-type="float" office:value="13.651558" calcext:value-type="float">
            <text:p>13.651558</text:p>
          </table:table-cell>
          <table:table-cell table:number-columns-repeated="7"/>
        </table:table-row>
        <table:table-row table:style-name="ro1">
          <table:table-cell office:value-type="float" office:value="766000" calcext:value-type="float">
            <text:p>766000</text:p>
          </table:table-cell>
          <table:table-cell office:value-type="float" office:value="14.846759" calcext:value-type="float">
            <text:p>14.846759</text:p>
          </table:table-cell>
          <table:table-cell office:value-type="float" office:value="13.669733" calcext:value-type="float">
            <text:p>13.669733</text:p>
          </table:table-cell>
          <table:table-cell table:number-columns-repeated="7"/>
        </table:table-row>
        <table:table-row table:style-name="ro1">
          <table:table-cell office:value-type="float" office:value="768000" calcext:value-type="float">
            <text:p>768000</text:p>
          </table:table-cell>
          <table:table-cell office:value-type="float" office:value="14.780384" calcext:value-type="float">
            <text:p>14.780384</text:p>
          </table:table-cell>
          <table:table-cell office:value-type="float" office:value="13.69537" calcext:value-type="float">
            <text:p>13.69537</text:p>
          </table:table-cell>
          <table:table-cell table:number-columns-repeated="7"/>
        </table:table-row>
        <table:table-row table:style-name="ro1">
          <table:table-cell office:value-type="float" office:value="770000" calcext:value-type="float">
            <text:p>770000</text:p>
          </table:table-cell>
          <table:table-cell office:value-type="float" office:value="14.838104" calcext:value-type="float">
            <text:p>14.838104</text:p>
          </table:table-cell>
          <table:table-cell office:value-type="float" office:value="13.649147" calcext:value-type="float">
            <text:p>13.649147</text:p>
          </table:table-cell>
          <table:table-cell table:number-columns-repeated="7"/>
        </table:table-row>
        <table:table-row table:style-name="ro1">
          <table:table-cell office:value-type="float" office:value="772000" calcext:value-type="float">
            <text:p>772000</text:p>
          </table:table-cell>
          <table:table-cell office:value-type="float" office:value="14.479403" calcext:value-type="float">
            <text:p>14.479403</text:p>
          </table:table-cell>
          <table:table-cell office:value-type="float" office:value="13.786061" calcext:value-type="float">
            <text:p>13.786061</text:p>
          </table:table-cell>
          <table:table-cell table:number-columns-repeated="7"/>
        </table:table-row>
        <table:table-row table:style-name="ro1">
          <table:table-cell office:value-type="float" office:value="774000" calcext:value-type="float">
            <text:p>774000</text:p>
          </table:table-cell>
          <table:table-cell office:value-type="float" office:value="14.317758" calcext:value-type="float">
            <text:p>14.317758</text:p>
          </table:table-cell>
          <table:table-cell office:value-type="float" office:value="13.757422" calcext:value-type="float">
            <text:p>13.757422</text:p>
          </table:table-cell>
          <table:table-cell table:number-columns-repeated="7"/>
        </table:table-row>
        <table:table-row table:style-name="ro1">
          <table:table-cell office:value-type="float" office:value="776000" calcext:value-type="float">
            <text:p>776000</text:p>
          </table:table-cell>
          <table:table-cell office:value-type="float" office:value="14.500211" calcext:value-type="float">
            <text:p>14.500211</text:p>
          </table:table-cell>
          <table:table-cell office:value-type="float" office:value="13.893485" calcext:value-type="float">
            <text:p>13.893485</text:p>
          </table:table-cell>
          <table:table-cell table:number-columns-repeated="7"/>
        </table:table-row>
        <table:table-row table:style-name="ro1">
          <table:table-cell office:value-type="float" office:value="778000" calcext:value-type="float">
            <text:p>778000</text:p>
          </table:table-cell>
          <table:table-cell office:value-type="float" office:value="14.379431" calcext:value-type="float">
            <text:p>14.379431</text:p>
          </table:table-cell>
          <table:table-cell office:value-type="float" office:value="13.897522" calcext:value-type="float">
            <text:p>13.897522</text:p>
          </table:table-cell>
          <table:table-cell table:number-columns-repeated="7"/>
        </table:table-row>
        <table:table-row table:style-name="ro1">
          <table:table-cell office:value-type="float" office:value="780000" calcext:value-type="float">
            <text:p>780000</text:p>
          </table:table-cell>
          <table:table-cell office:value-type="float" office:value="14.336416" calcext:value-type="float">
            <text:p>14.336416</text:p>
          </table:table-cell>
          <table:table-cell office:value-type="float" office:value="13.994724" calcext:value-type="float">
            <text:p>13.994724</text:p>
          </table:table-cell>
          <table:table-cell table:number-columns-repeated="7"/>
        </table:table-row>
        <table:table-row table:style-name="ro1">
          <table:table-cell office:value-type="float" office:value="782000" calcext:value-type="float">
            <text:p>782000</text:p>
          </table:table-cell>
          <table:table-cell office:value-type="float" office:value="14.631896" calcext:value-type="float">
            <text:p>14.631896</text:p>
          </table:table-cell>
          <table:table-cell office:value-type="float" office:value="13.998501" calcext:value-type="float">
            <text:p>13.998501</text:p>
          </table:table-cell>
          <table:table-cell table:number-columns-repeated="7"/>
        </table:table-row>
        <table:table-row table:style-name="ro1">
          <table:table-cell office:value-type="float" office:value="784000" calcext:value-type="float">
            <text:p>784000</text:p>
          </table:table-cell>
          <table:table-cell office:value-type="float" office:value="14.640064" calcext:value-type="float">
            <text:p>14.640064</text:p>
          </table:table-cell>
          <table:table-cell office:value-type="float" office:value="15.640172" calcext:value-type="float">
            <text:p>15.640172</text:p>
          </table:table-cell>
          <table:table-cell table:number-columns-repeated="7"/>
        </table:table-row>
        <table:table-row table:style-name="ro1">
          <table:table-cell office:value-type="float" office:value="786000" calcext:value-type="float">
            <text:p>786000</text:p>
          </table:table-cell>
          <table:table-cell office:value-type="float" office:value="14.695564" calcext:value-type="float">
            <text:p>14.695564</text:p>
          </table:table-cell>
          <table:table-cell office:value-type="float" office:value="15.053359" calcext:value-type="float">
            <text:p>15.053359</text:p>
          </table:table-cell>
          <table:table-cell table:number-columns-repeated="7"/>
        </table:table-row>
        <table:table-row table:style-name="ro1">
          <table:table-cell office:value-type="float" office:value="788000" calcext:value-type="float">
            <text:p>788000</text:p>
          </table:table-cell>
          <table:table-cell office:value-type="float" office:value="14.937739" calcext:value-type="float">
            <text:p>14.937739</text:p>
          </table:table-cell>
          <table:table-cell office:value-type="float" office:value="14.04498" calcext:value-type="float">
            <text:p>14.04498</text:p>
          </table:table-cell>
          <table:table-cell table:number-columns-repeated="7"/>
        </table:table-row>
        <table:table-row table:style-name="ro1">
          <table:table-cell office:value-type="float" office:value="790000" calcext:value-type="float">
            <text:p>790000</text:p>
          </table:table-cell>
          <table:table-cell office:value-type="float" office:value="14.907303" calcext:value-type="float">
            <text:p>14.907303</text:p>
          </table:table-cell>
          <table:table-cell office:value-type="float" office:value="14.087557" calcext:value-type="float">
            <text:p>14.087557</text:p>
          </table:table-cell>
          <table:table-cell table:number-columns-repeated="7"/>
        </table:table-row>
        <table:table-row table:style-name="ro1">
          <table:table-cell office:value-type="float" office:value="792000" calcext:value-type="float">
            <text:p>792000</text:p>
          </table:table-cell>
          <table:table-cell office:value-type="float" office:value="14.96299" calcext:value-type="float">
            <text:p>14.96299</text:p>
          </table:table-cell>
          <table:table-cell office:value-type="float" office:value="14.16603" calcext:value-type="float">
            <text:p>14.16603</text:p>
          </table:table-cell>
          <table:table-cell table:number-columns-repeated="7"/>
        </table:table-row>
        <table:table-row table:style-name="ro1">
          <table:table-cell office:value-type="float" office:value="794000" calcext:value-type="float">
            <text:p>794000</text:p>
          </table:table-cell>
          <table:table-cell office:value-type="float" office:value="14.88536" calcext:value-type="float">
            <text:p>14.88536</text:p>
          </table:table-cell>
          <table:table-cell office:value-type="float" office:value="14.253713" calcext:value-type="float">
            <text:p>14.253713</text:p>
          </table:table-cell>
          <table:table-cell table:number-columns-repeated="7"/>
        </table:table-row>
        <table:table-row table:style-name="ro1">
          <table:table-cell office:value-type="float" office:value="796000" calcext:value-type="float">
            <text:p>796000</text:p>
          </table:table-cell>
          <table:table-cell office:value-type="float" office:value="14.954814" calcext:value-type="float">
            <text:p>14.954814</text:p>
          </table:table-cell>
          <table:table-cell office:value-type="float" office:value="15.137082" calcext:value-type="float">
            <text:p>15.137082</text:p>
          </table:table-cell>
          <table:table-cell table:number-columns-repeated="7"/>
        </table:table-row>
        <table:table-row table:style-name="ro1">
          <table:table-cell office:value-type="float" office:value="798000" calcext:value-type="float">
            <text:p>798000</text:p>
          </table:table-cell>
          <table:table-cell office:value-type="float" office:value="14.983261" calcext:value-type="float">
            <text:p>14.983261</text:p>
          </table:table-cell>
          <table:table-cell office:value-type="float" office:value="14.842976" calcext:value-type="float">
            <text:p>14.842976</text:p>
          </table:table-cell>
          <table:table-cell table:number-columns-repeated="7"/>
        </table:table-row>
        <table:table-row table:style-name="ro1">
          <table:table-cell office:value-type="float" office:value="800000" calcext:value-type="float">
            <text:p>800000</text:p>
          </table:table-cell>
          <table:table-cell office:value-type="float" office:value="15.100087" calcext:value-type="float">
            <text:p>15.100087</text:p>
          </table:table-cell>
          <table:table-cell office:value-type="float" office:value="14.1963" calcext:value-type="float">
            <text:p>14.1963</text:p>
          </table:table-cell>
          <table:table-cell table:number-columns-repeated="7"/>
        </table:table-row>
        <table:table-row table:style-name="ro1">
          <table:table-cell office:value-type="float" office:value="802000" calcext:value-type="float">
            <text:p>802000</text:p>
          </table:table-cell>
          <table:table-cell office:value-type="float" office:value="15.012753" calcext:value-type="float">
            <text:p>15.012753</text:p>
          </table:table-cell>
          <table:table-cell office:value-type="float" office:value="15.006231" calcext:value-type="float">
            <text:p>15.006231</text:p>
          </table:table-cell>
          <table:table-cell table:number-columns-repeated="7"/>
        </table:table-row>
        <table:table-row table:style-name="ro1">
          <table:table-cell office:value-type="float" office:value="804000" calcext:value-type="float">
            <text:p>804000</text:p>
          </table:table-cell>
          <table:table-cell office:value-type="float" office:value="15.059178" calcext:value-type="float">
            <text:p>15.059178</text:p>
          </table:table-cell>
          <table:table-cell office:value-type="float" office:value="14.362494" calcext:value-type="float">
            <text:p>14.362494</text:p>
          </table:table-cell>
          <table:table-cell table:number-columns-repeated="7"/>
        </table:table-row>
        <table:table-row table:style-name="ro1">
          <table:table-cell office:value-type="float" office:value="806000" calcext:value-type="float">
            <text:p>806000</text:p>
          </table:table-cell>
          <table:table-cell office:value-type="float" office:value="14.988631" calcext:value-type="float">
            <text:p>14.988631</text:p>
          </table:table-cell>
          <table:table-cell office:value-type="float" office:value="14.331021" calcext:value-type="float">
            <text:p>14.331021</text:p>
          </table:table-cell>
          <table:table-cell table:number-columns-repeated="7"/>
        </table:table-row>
        <table:table-row table:style-name="ro1">
          <table:table-cell office:value-type="float" office:value="808000" calcext:value-type="float">
            <text:p>808000</text:p>
          </table:table-cell>
          <table:table-cell office:value-type="float" office:value="14.692027" calcext:value-type="float">
            <text:p>14.692027</text:p>
          </table:table-cell>
          <table:table-cell office:value-type="float" office:value="14.789843" calcext:value-type="float">
            <text:p>14.789843</text:p>
          </table:table-cell>
          <table:table-cell table:number-columns-repeated="7"/>
        </table:table-row>
        <table:table-row table:style-name="ro1">
          <table:table-cell office:value-type="float" office:value="810000" calcext:value-type="float">
            <text:p>810000</text:p>
          </table:table-cell>
          <table:table-cell office:value-type="float" office:value="15.035883" calcext:value-type="float">
            <text:p>15.035883</text:p>
          </table:table-cell>
          <table:table-cell office:value-type="float" office:value="13.975834" calcext:value-type="float">
            <text:p>13.975834</text:p>
          </table:table-cell>
          <table:table-cell table:number-columns-repeated="7"/>
        </table:table-row>
        <table:table-row table:style-name="ro1">
          <table:table-cell office:value-type="float" office:value="812000" calcext:value-type="float">
            <text:p>812000</text:p>
          </table:table-cell>
          <table:table-cell office:value-type="float" office:value="15.22179" calcext:value-type="float">
            <text:p>15.22179</text:p>
          </table:table-cell>
          <table:table-cell office:value-type="float" office:value="14.60658" calcext:value-type="float">
            <text:p>14.60658</text:p>
          </table:table-cell>
          <table:table-cell table:number-columns-repeated="7"/>
        </table:table-row>
        <table:table-row table:style-name="ro1">
          <table:table-cell office:value-type="float" office:value="814000" calcext:value-type="float">
            <text:p>814000</text:p>
          </table:table-cell>
          <table:table-cell office:value-type="float" office:value="15.396811" calcext:value-type="float">
            <text:p>15.396811</text:p>
          </table:table-cell>
          <table:table-cell office:value-type="float" office:value="16.3463" calcext:value-type="float">
            <text:p>16.3463</text:p>
          </table:table-cell>
          <table:table-cell table:number-columns-repeated="7"/>
        </table:table-row>
        <table:table-row table:style-name="ro1">
          <table:table-cell office:value-type="float" office:value="816000" calcext:value-type="float">
            <text:p>816000</text:p>
          </table:table-cell>
          <table:table-cell office:value-type="float" office:value="15.383686" calcext:value-type="float">
            <text:p>15.383686</text:p>
          </table:table-cell>
          <table:table-cell office:value-type="float" office:value="14.821908" calcext:value-type="float">
            <text:p>14.821908</text:p>
          </table:table-cell>
          <table:table-cell table:number-columns-repeated="7"/>
        </table:table-row>
        <table:table-row table:style-name="ro1">
          <table:table-cell office:value-type="float" office:value="818000" calcext:value-type="float">
            <text:p>818000</text:p>
          </table:table-cell>
          <table:table-cell office:value-type="float" office:value="15.161865" calcext:value-type="float">
            <text:p>15.161865</text:p>
          </table:table-cell>
          <table:table-cell office:value-type="float" office:value="15.182182" calcext:value-type="float">
            <text:p>15.182182</text:p>
          </table:table-cell>
          <table:table-cell table:number-columns-repeated="7"/>
        </table:table-row>
        <table:table-row table:style-name="ro1">
          <table:table-cell office:value-type="float" office:value="820000" calcext:value-type="float">
            <text:p>820000</text:p>
          </table:table-cell>
          <table:table-cell office:value-type="float" office:value="15.158309" calcext:value-type="float">
            <text:p>15.158309</text:p>
          </table:table-cell>
          <table:table-cell office:value-type="float" office:value="14.92432" calcext:value-type="float">
            <text:p>14.92432</text:p>
          </table:table-cell>
          <table:table-cell table:number-columns-repeated="7"/>
        </table:table-row>
        <table:table-row table:style-name="ro1">
          <table:table-cell office:value-type="float" office:value="822000" calcext:value-type="float">
            <text:p>822000</text:p>
          </table:table-cell>
          <table:table-cell office:value-type="float" office:value="15.304142" calcext:value-type="float">
            <text:p>15.304142</text:p>
          </table:table-cell>
          <table:table-cell office:value-type="float" office:value="14.652608" calcext:value-type="float">
            <text:p>14.652608</text:p>
          </table:table-cell>
          <table:table-cell table:number-columns-repeated="7"/>
        </table:table-row>
        <table:table-row table:style-name="ro1">
          <table:table-cell office:value-type="float" office:value="824000" calcext:value-type="float">
            <text:p>824000</text:p>
          </table:table-cell>
          <table:table-cell office:value-type="float" office:value="15.253993" calcext:value-type="float">
            <text:p>15.253993</text:p>
          </table:table-cell>
          <table:table-cell office:value-type="float" office:value="14.901006" calcext:value-type="float">
            <text:p>14.901006</text:p>
          </table:table-cell>
          <table:table-cell table:number-columns-repeated="7"/>
        </table:table-row>
        <table:table-row table:style-name="ro1">
          <table:table-cell office:value-type="float" office:value="826000" calcext:value-type="float">
            <text:p>826000</text:p>
          </table:table-cell>
          <table:table-cell office:value-type="float" office:value="15.365044" calcext:value-type="float">
            <text:p>15.365044</text:p>
          </table:table-cell>
          <table:table-cell office:value-type="float" office:value="15.032787" calcext:value-type="float">
            <text:p>15.032787</text:p>
          </table:table-cell>
          <table:table-cell table:number-columns-repeated="7"/>
        </table:table-row>
        <table:table-row table:style-name="ro1">
          <table:table-cell office:value-type="float" office:value="828000" calcext:value-type="float">
            <text:p>828000</text:p>
          </table:table-cell>
          <table:table-cell office:value-type="float" office:value="15.071056" calcext:value-type="float">
            <text:p>15.071056</text:p>
          </table:table-cell>
          <table:table-cell office:value-type="float" office:value="14.907702" calcext:value-type="float">
            <text:p>14.907702</text:p>
          </table:table-cell>
          <table:table-cell table:number-columns-repeated="7"/>
        </table:table-row>
        <table:table-row table:style-name="ro1">
          <table:table-cell office:value-type="float" office:value="830000" calcext:value-type="float">
            <text:p>830000</text:p>
          </table:table-cell>
          <table:table-cell office:value-type="float" office:value="14.841579" calcext:value-type="float">
            <text:p>14.841579</text:p>
          </table:table-cell>
          <table:table-cell office:value-type="float" office:value="16.078605" calcext:value-type="float">
            <text:p>16.078605</text:p>
          </table:table-cell>
          <table:table-cell table:number-columns-repeated="7"/>
        </table:table-row>
        <table:table-row table:style-name="ro1">
          <table:table-cell office:value-type="float" office:value="832000" calcext:value-type="float">
            <text:p>832000</text:p>
          </table:table-cell>
          <table:table-cell office:value-type="float" office:value="15.241253" calcext:value-type="float">
            <text:p>15.241253</text:p>
          </table:table-cell>
          <table:table-cell office:value-type="float" office:value="15.969705" calcext:value-type="float">
            <text:p>15.969705</text:p>
          </table:table-cell>
          <table:table-cell table:number-columns-repeated="7"/>
        </table:table-row>
        <table:table-row table:style-name="ro1">
          <table:table-cell office:value-type="float" office:value="834000" calcext:value-type="float">
            <text:p>834000</text:p>
          </table:table-cell>
          <table:table-cell office:value-type="float" office:value="14.772212" calcext:value-type="float">
            <text:p>14.772212</text:p>
          </table:table-cell>
          <table:table-cell office:value-type="float" office:value="15.462629" calcext:value-type="float">
            <text:p>15.462629</text:p>
          </table:table-cell>
          <table:table-cell table:number-columns-repeated="7"/>
        </table:table-row>
        <table:table-row table:style-name="ro1">
          <table:table-cell office:value-type="float" office:value="836000" calcext:value-type="float">
            <text:p>836000</text:p>
          </table:table-cell>
          <table:table-cell office:value-type="float" office:value="14.754848" calcext:value-type="float">
            <text:p>14.754848</text:p>
          </table:table-cell>
          <table:table-cell office:value-type="float" office:value="15.72957" calcext:value-type="float">
            <text:p>15.72957</text:p>
          </table:table-cell>
          <table:table-cell table:number-columns-repeated="7"/>
        </table:table-row>
        <table:table-row table:style-name="ro1">
          <table:table-cell office:value-type="float" office:value="838000" calcext:value-type="float">
            <text:p>838000</text:p>
          </table:table-cell>
          <table:table-cell office:value-type="float" office:value="14.447547" calcext:value-type="float">
            <text:p>14.447547</text:p>
          </table:table-cell>
          <table:table-cell office:value-type="float" office:value="15.491251" calcext:value-type="float">
            <text:p>15.491251</text:p>
          </table:table-cell>
          <table:table-cell table:number-columns-repeated="7"/>
        </table:table-row>
        <table:table-row table:style-name="ro1">
          <table:table-cell office:value-type="float" office:value="840000" calcext:value-type="float">
            <text:p>840000</text:p>
          </table:table-cell>
          <table:table-cell office:value-type="float" office:value="14.844489" calcext:value-type="float">
            <text:p>14.844489</text:p>
          </table:table-cell>
          <table:table-cell office:value-type="float" office:value="15.540032" calcext:value-type="float">
            <text:p>15.540032</text:p>
          </table:table-cell>
          <table:table-cell table:number-columns-repeated="7"/>
        </table:table-row>
        <table:table-row table:style-name="ro1">
          <table:table-cell office:value-type="float" office:value="842000" calcext:value-type="float">
            <text:p>842000</text:p>
          </table:table-cell>
          <table:table-cell office:value-type="float" office:value="14.788691" calcext:value-type="float">
            <text:p>14.788691</text:p>
          </table:table-cell>
          <table:table-cell office:value-type="float" office:value="15.427901" calcext:value-type="float">
            <text:p>15.427901</text:p>
          </table:table-cell>
          <table:table-cell table:number-columns-repeated="7"/>
        </table:table-row>
        <table:table-row table:style-name="ro1">
          <table:table-cell office:value-type="float" office:value="844000" calcext:value-type="float">
            <text:p>844000</text:p>
          </table:table-cell>
          <table:table-cell office:value-type="float" office:value="15.409746" calcext:value-type="float">
            <text:p>15.409746</text:p>
          </table:table-cell>
          <table:table-cell office:value-type="float" office:value="15.069132" calcext:value-type="float">
            <text:p>15.069132</text:p>
          </table:table-cell>
          <table:table-cell table:number-columns-repeated="7"/>
        </table:table-row>
        <table:table-row table:style-name="ro1">
          <table:table-cell office:value-type="float" office:value="846000" calcext:value-type="float">
            <text:p>846000</text:p>
          </table:table-cell>
          <table:table-cell office:value-type="float" office:value="15.660367" calcext:value-type="float">
            <text:p>15.660367</text:p>
          </table:table-cell>
          <table:table-cell office:value-type="float" office:value="15.377419" calcext:value-type="float">
            <text:p>15.377419</text:p>
          </table:table-cell>
          <table:table-cell table:number-columns-repeated="7"/>
        </table:table-row>
        <table:table-row table:style-name="ro1">
          <table:table-cell office:value-type="float" office:value="848000" calcext:value-type="float">
            <text:p>848000</text:p>
          </table:table-cell>
          <table:table-cell office:value-type="float" office:value="15.93083" calcext:value-type="float">
            <text:p>15.93083</text:p>
          </table:table-cell>
          <table:table-cell office:value-type="float" office:value="15.195751" calcext:value-type="float">
            <text:p>15.195751</text:p>
          </table:table-cell>
          <table:table-cell table:number-columns-repeated="7"/>
        </table:table-row>
        <table:table-row table:style-name="ro1">
          <table:table-cell office:value-type="float" office:value="850000" calcext:value-type="float">
            <text:p>850000</text:p>
          </table:table-cell>
          <table:table-cell office:value-type="float" office:value="15.79481" calcext:value-type="float">
            <text:p>15.79481</text:p>
          </table:table-cell>
          <table:table-cell office:value-type="float" office:value="15.110822" calcext:value-type="float">
            <text:p>15.110822</text:p>
          </table:table-cell>
          <table:table-cell table:number-columns-repeated="7"/>
        </table:table-row>
        <table:table-row table:style-name="ro1">
          <table:table-cell office:value-type="float" office:value="852000" calcext:value-type="float">
            <text:p>852000</text:p>
          </table:table-cell>
          <table:table-cell office:value-type="float" office:value="16.290671" calcext:value-type="float">
            <text:p>16.290671</text:p>
          </table:table-cell>
          <table:table-cell office:value-type="float" office:value="15.185153" calcext:value-type="float">
            <text:p>15.185153</text:p>
          </table:table-cell>
          <table:table-cell table:number-columns-repeated="7"/>
        </table:table-row>
        <table:table-row table:style-name="ro1">
          <table:table-cell office:value-type="float" office:value="854000" calcext:value-type="float">
            <text:p>854000</text:p>
          </table:table-cell>
          <table:table-cell office:value-type="float" office:value="16.232516" calcext:value-type="float">
            <text:p>16.232516</text:p>
          </table:table-cell>
          <table:table-cell office:value-type="float" office:value="15.259613" calcext:value-type="float">
            <text:p>15.259613</text:p>
          </table:table-cell>
          <table:table-cell table:number-columns-repeated="7"/>
        </table:table-row>
        <table:table-row table:style-name="ro1">
          <table:table-cell office:value-type="float" office:value="856000" calcext:value-type="float">
            <text:p>856000</text:p>
          </table:table-cell>
          <table:table-cell office:value-type="float" office:value="16.249286" calcext:value-type="float">
            <text:p>16.249286</text:p>
          </table:table-cell>
          <table:table-cell office:value-type="float" office:value="16.135556" calcext:value-type="float">
            <text:p>16.135556</text:p>
          </table:table-cell>
          <table:table-cell table:number-columns-repeated="7"/>
        </table:table-row>
        <table:table-row table:style-name="ro1">
          <table:table-cell office:value-type="float" office:value="858000" calcext:value-type="float">
            <text:p>858000</text:p>
          </table:table-cell>
          <table:table-cell office:value-type="float" office:value="16.226757" calcext:value-type="float">
            <text:p>16.226757</text:p>
          </table:table-cell>
          <table:table-cell office:value-type="float" office:value="15.913093" calcext:value-type="float">
            <text:p>15.913093</text:p>
          </table:table-cell>
          <table:table-cell table:number-columns-repeated="7"/>
        </table:table-row>
        <table:table-row table:style-name="ro1">
          <table:table-cell office:value-type="float" office:value="860000" calcext:value-type="float">
            <text:p>860000</text:p>
          </table:table-cell>
          <table:table-cell office:value-type="float" office:value="16.264834" calcext:value-type="float">
            <text:p>16.264834</text:p>
          </table:table-cell>
          <table:table-cell office:value-type="float" office:value="15.830935" calcext:value-type="float">
            <text:p>15.830935</text:p>
          </table:table-cell>
          <table:table-cell table:number-columns-repeated="7"/>
        </table:table-row>
        <table:table-row table:style-name="ro1">
          <table:table-cell office:value-type="float" office:value="862000" calcext:value-type="float">
            <text:p>862000</text:p>
          </table:table-cell>
          <table:table-cell office:value-type="float" office:value="15.974778" calcext:value-type="float">
            <text:p>15.974778</text:p>
          </table:table-cell>
          <table:table-cell office:value-type="float" office:value="15.597113" calcext:value-type="float">
            <text:p>15.597113</text:p>
          </table:table-cell>
          <table:table-cell table:number-columns-repeated="7"/>
        </table:table-row>
        <table:table-row table:style-name="ro1">
          <table:table-cell office:value-type="float" office:value="864000" calcext:value-type="float">
            <text:p>864000</text:p>
          </table:table-cell>
          <table:table-cell office:value-type="float" office:value="15.950342" calcext:value-type="float">
            <text:p>15.950342</text:p>
          </table:table-cell>
          <table:table-cell office:value-type="float" office:value="15.734393" calcext:value-type="float">
            <text:p>15.734393</text:p>
          </table:table-cell>
          <table:table-cell table:number-columns-repeated="7"/>
        </table:table-row>
        <table:table-row table:style-name="ro1">
          <table:table-cell office:value-type="float" office:value="866000" calcext:value-type="float">
            <text:p>866000</text:p>
          </table:table-cell>
          <table:table-cell office:value-type="float" office:value="16.283407" calcext:value-type="float">
            <text:p>16.283407</text:p>
          </table:table-cell>
          <table:table-cell office:value-type="float" office:value="15.86759" calcext:value-type="float">
            <text:p>15.86759</text:p>
          </table:table-cell>
          <table:table-cell table:number-columns-repeated="7"/>
        </table:table-row>
        <table:table-row table:style-name="ro1">
          <table:table-cell office:value-type="float" office:value="868000" calcext:value-type="float">
            <text:p>868000</text:p>
          </table:table-cell>
          <table:table-cell office:value-type="float" office:value="16.360617" calcext:value-type="float">
            <text:p>16.360617</text:p>
          </table:table-cell>
          <table:table-cell office:value-type="float" office:value="15.721254" calcext:value-type="float">
            <text:p>15.721254</text:p>
          </table:table-cell>
          <table:table-cell table:number-columns-repeated="7"/>
        </table:table-row>
        <table:table-row table:style-name="ro1">
          <table:table-cell office:value-type="float" office:value="870000" calcext:value-type="float">
            <text:p>870000</text:p>
          </table:table-cell>
          <table:table-cell office:value-type="float" office:value="16.366975" calcext:value-type="float">
            <text:p>16.366975</text:p>
          </table:table-cell>
          <table:table-cell office:value-type="float" office:value="15.605952" calcext:value-type="float">
            <text:p>15.605952</text:p>
          </table:table-cell>
          <table:table-cell table:number-columns-repeated="7"/>
        </table:table-row>
        <table:table-row table:style-name="ro1">
          <table:table-cell office:value-type="float" office:value="872000" calcext:value-type="float">
            <text:p>872000</text:p>
          </table:table-cell>
          <table:table-cell office:value-type="float" office:value="16.421586" calcext:value-type="float">
            <text:p>16.421586</text:p>
          </table:table-cell>
          <table:table-cell office:value-type="float" office:value="15.525926" calcext:value-type="float">
            <text:p>15.525926</text:p>
          </table:table-cell>
          <table:table-cell table:number-columns-repeated="7"/>
        </table:table-row>
        <table:table-row table:style-name="ro1">
          <table:table-cell office:value-type="float" office:value="874000" calcext:value-type="float">
            <text:p>874000</text:p>
          </table:table-cell>
          <table:table-cell office:value-type="float" office:value="16.738718" calcext:value-type="float">
            <text:p>16.738718</text:p>
          </table:table-cell>
          <table:table-cell office:value-type="float" office:value="15.490045" calcext:value-type="float">
            <text:p>15.490045</text:p>
          </table:table-cell>
          <table:table-cell table:number-columns-repeated="7"/>
        </table:table-row>
        <table:table-row table:style-name="ro1">
          <table:table-cell office:value-type="float" office:value="876000" calcext:value-type="float">
            <text:p>876000</text:p>
          </table:table-cell>
          <table:table-cell office:value-type="float" office:value="16.63071" calcext:value-type="float">
            <text:p>16.63071</text:p>
          </table:table-cell>
          <table:table-cell office:value-type="float" office:value="15.56409" calcext:value-type="float">
            <text:p>15.56409</text:p>
          </table:table-cell>
          <table:table-cell table:number-columns-repeated="7"/>
        </table:table-row>
        <table:table-row table:style-name="ro1">
          <table:table-cell office:value-type="float" office:value="878000" calcext:value-type="float">
            <text:p>878000</text:p>
          </table:table-cell>
          <table:table-cell office:value-type="float" office:value="16.438236" calcext:value-type="float">
            <text:p>16.438236</text:p>
          </table:table-cell>
          <table:table-cell office:value-type="float" office:value="15.5866" calcext:value-type="float">
            <text:p>15.5866</text:p>
          </table:table-cell>
          <table:table-cell table:number-columns-repeated="7"/>
        </table:table-row>
        <table:table-row table:style-name="ro1">
          <table:table-cell office:value-type="float" office:value="880000" calcext:value-type="float">
            <text:p>880000</text:p>
          </table:table-cell>
          <table:table-cell office:value-type="float" office:value="16.419805" calcext:value-type="float">
            <text:p>16.419805</text:p>
          </table:table-cell>
          <table:table-cell office:value-type="float" office:value="15.684831" calcext:value-type="float">
            <text:p>15.684831</text:p>
          </table:table-cell>
          <table:table-cell table:number-columns-repeated="7"/>
        </table:table-row>
        <table:table-row table:style-name="ro1">
          <table:table-cell office:value-type="float" office:value="882000" calcext:value-type="float">
            <text:p>882000</text:p>
          </table:table-cell>
          <table:table-cell office:value-type="float" office:value="16.701562" calcext:value-type="float">
            <text:p>16.701562</text:p>
          </table:table-cell>
          <table:table-cell office:value-type="float" office:value="15.645377" calcext:value-type="float">
            <text:p>15.645377</text:p>
          </table:table-cell>
          <table:table-cell table:number-columns-repeated="7"/>
        </table:table-row>
        <table:table-row table:style-name="ro1">
          <table:table-cell office:value-type="float" office:value="884000" calcext:value-type="float">
            <text:p>884000</text:p>
          </table:table-cell>
          <table:table-cell office:value-type="float" office:value="16.652946" calcext:value-type="float">
            <text:p>16.652946</text:p>
          </table:table-cell>
          <table:table-cell office:value-type="float" office:value="15.650255" calcext:value-type="float">
            <text:p>15.650255</text:p>
          </table:table-cell>
          <table:table-cell table:number-columns-repeated="7"/>
        </table:table-row>
        <table:table-row table:style-name="ro1">
          <table:table-cell office:value-type="float" office:value="886000" calcext:value-type="float">
            <text:p>886000</text:p>
          </table:table-cell>
          <table:table-cell office:value-type="float" office:value="16.4075" calcext:value-type="float">
            <text:p>16.4075</text:p>
          </table:table-cell>
          <table:table-cell office:value-type="float" office:value="16.06584" calcext:value-type="float">
            <text:p>16.06584</text:p>
          </table:table-cell>
          <table:table-cell table:number-columns-repeated="7"/>
        </table:table-row>
        <table:table-row table:style-name="ro1">
          <table:table-cell office:value-type="float" office:value="888000" calcext:value-type="float">
            <text:p>888000</text:p>
          </table:table-cell>
          <table:table-cell office:value-type="float" office:value="16.68087" calcext:value-type="float">
            <text:p>16.68087</text:p>
          </table:table-cell>
          <table:table-cell office:value-type="float" office:value="16.032576" calcext:value-type="float">
            <text:p>16.032576</text:p>
          </table:table-cell>
          <table:table-cell table:number-columns-repeated="7"/>
        </table:table-row>
        <table:table-row table:style-name="ro1">
          <table:table-cell office:value-type="float" office:value="890000" calcext:value-type="float">
            <text:p>890000</text:p>
          </table:table-cell>
          <table:table-cell office:value-type="float" office:value="16.998123" calcext:value-type="float">
            <text:p>16.998123</text:p>
          </table:table-cell>
          <table:table-cell office:value-type="float" office:value="15.937301" calcext:value-type="float">
            <text:p>15.937301</text:p>
          </table:table-cell>
          <table:table-cell table:number-columns-repeated="7"/>
        </table:table-row>
        <table:table-row table:style-name="ro1">
          <table:table-cell office:value-type="float" office:value="892000" calcext:value-type="float">
            <text:p>892000</text:p>
          </table:table-cell>
          <table:table-cell office:value-type="float" office:value="16.723384" calcext:value-type="float">
            <text:p>16.723384</text:p>
          </table:table-cell>
          <table:table-cell office:value-type="float" office:value="15.902234" calcext:value-type="float">
            <text:p>15.902234</text:p>
          </table:table-cell>
          <table:table-cell table:number-columns-repeated="7"/>
        </table:table-row>
        <table:table-row table:style-name="ro1">
          <table:table-cell office:value-type="float" office:value="894000" calcext:value-type="float">
            <text:p>894000</text:p>
          </table:table-cell>
          <table:table-cell office:value-type="float" office:value="16.960251" calcext:value-type="float">
            <text:p>16.960251</text:p>
          </table:table-cell>
          <table:table-cell office:value-type="float" office:value="17.441254" calcext:value-type="float">
            <text:p>17.441254</text:p>
          </table:table-cell>
          <table:table-cell table:number-columns-repeated="7"/>
        </table:table-row>
        <table:table-row table:style-name="ro1">
          <table:table-cell office:value-type="float" office:value="896000" calcext:value-type="float">
            <text:p>896000</text:p>
          </table:table-cell>
          <table:table-cell office:value-type="float" office:value="17.503299" calcext:value-type="float">
            <text:p>17.503299</text:p>
          </table:table-cell>
          <table:table-cell office:value-type="float" office:value="17.657408" calcext:value-type="float">
            <text:p>17.657408</text:p>
          </table:table-cell>
          <table:table-cell table:number-columns-repeated="7"/>
        </table:table-row>
        <table:table-row table:style-name="ro1">
          <table:table-cell office:value-type="float" office:value="898000" calcext:value-type="float">
            <text:p>898000</text:p>
          </table:table-cell>
          <table:table-cell office:value-type="float" office:value="17.079783" calcext:value-type="float">
            <text:p>17.079783</text:p>
          </table:table-cell>
          <table:table-cell office:value-type="float" office:value="17.087034" calcext:value-type="float">
            <text:p>17.087034</text:p>
          </table:table-cell>
          <table:table-cell table:number-columns-repeated="7"/>
        </table:table-row>
        <table:table-row table:style-name="ro1">
          <table:table-cell office:value-type="float" office:value="900000" calcext:value-type="float">
            <text:p>900000</text:p>
          </table:table-cell>
          <table:table-cell office:value-type="float" office:value="16.934705" calcext:value-type="float">
            <text:p>16.934705</text:p>
          </table:table-cell>
          <table:table-cell office:value-type="float" office:value="16.701132" calcext:value-type="float">
            <text:p>16.701132</text:p>
          </table:table-cell>
          <table:table-cell table:number-columns-repeated="7"/>
        </table:table-row>
        <table:table-row table:style-name="ro1">
          <table:table-cell office:value-type="float" office:value="902000" calcext:value-type="float">
            <text:p>902000</text:p>
          </table:table-cell>
          <table:table-cell office:value-type="float" office:value="16.538904" calcext:value-type="float">
            <text:p>16.538904</text:p>
          </table:table-cell>
          <table:table-cell office:value-type="float" office:value="16.593751" calcext:value-type="float">
            <text:p>16.593751</text:p>
          </table:table-cell>
          <table:table-cell table:number-columns-repeated="7"/>
        </table:table-row>
        <table:table-row table:style-name="ro1">
          <table:table-cell office:value-type="float" office:value="904000" calcext:value-type="float">
            <text:p>904000</text:p>
          </table:table-cell>
          <table:table-cell office:value-type="float" office:value="17.601386" calcext:value-type="float">
            <text:p>17.601386</text:p>
          </table:table-cell>
          <table:table-cell office:value-type="float" office:value="16.410256" calcext:value-type="float">
            <text:p>16.410256</text:p>
          </table:table-cell>
          <table:table-cell table:number-columns-repeated="7"/>
        </table:table-row>
        <table:table-row table:style-name="ro1">
          <table:table-cell office:value-type="float" office:value="906000" calcext:value-type="float">
            <text:p>906000</text:p>
          </table:table-cell>
          <table:table-cell office:value-type="float" office:value="17.766019" calcext:value-type="float">
            <text:p>17.766019</text:p>
          </table:table-cell>
          <table:table-cell office:value-type="float" office:value="17.915791" calcext:value-type="float">
            <text:p>17.915791</text:p>
          </table:table-cell>
          <table:table-cell table:number-columns-repeated="7"/>
        </table:table-row>
        <table:table-row table:style-name="ro1">
          <table:table-cell office:value-type="float" office:value="908000" calcext:value-type="float">
            <text:p>908000</text:p>
          </table:table-cell>
          <table:table-cell office:value-type="float" office:value="17.701574" calcext:value-type="float">
            <text:p>17.701574</text:p>
          </table:table-cell>
          <table:table-cell office:value-type="float" office:value="16.806176" calcext:value-type="float">
            <text:p>16.806176</text:p>
          </table:table-cell>
          <table:table-cell table:number-columns-repeated="7"/>
        </table:table-row>
        <table:table-row table:style-name="ro1">
          <table:table-cell office:value-type="float" office:value="910000" calcext:value-type="float">
            <text:p>910000</text:p>
          </table:table-cell>
          <table:table-cell office:value-type="float" office:value="17.723981" calcext:value-type="float">
            <text:p>17.723981</text:p>
          </table:table-cell>
          <table:table-cell office:value-type="float" office:value="17.263732" calcext:value-type="float">
            <text:p>17.263732</text:p>
          </table:table-cell>
          <table:table-cell table:number-columns-repeated="7"/>
        </table:table-row>
        <table:table-row table:style-name="ro1">
          <table:table-cell office:value-type="float" office:value="912000" calcext:value-type="float">
            <text:p>912000</text:p>
          </table:table-cell>
          <table:table-cell office:value-type="float" office:value="17.567899" calcext:value-type="float">
            <text:p>17.567899</text:p>
          </table:table-cell>
          <table:table-cell office:value-type="float" office:value="16.753326" calcext:value-type="float">
            <text:p>16.753326</text:p>
          </table:table-cell>
          <table:table-cell table:number-columns-repeated="7"/>
        </table:table-row>
        <table:table-row table:style-name="ro1">
          <table:table-cell office:value-type="float" office:value="914000" calcext:value-type="float">
            <text:p>914000</text:p>
          </table:table-cell>
          <table:table-cell office:value-type="float" office:value="16.979031" calcext:value-type="float">
            <text:p>16.979031</text:p>
          </table:table-cell>
          <table:table-cell office:value-type="float" office:value="16.78682" calcext:value-type="float">
            <text:p>16.78682</text:p>
          </table:table-cell>
          <table:table-cell table:number-columns-repeated="7"/>
        </table:table-row>
        <table:table-row table:style-name="ro1">
          <table:table-cell office:value-type="float" office:value="916000" calcext:value-type="float">
            <text:p>916000</text:p>
          </table:table-cell>
          <table:table-cell office:value-type="float" office:value="17.234515" calcext:value-type="float">
            <text:p>17.234515</text:p>
          </table:table-cell>
          <table:table-cell office:value-type="float" office:value="16.518191" calcext:value-type="float">
            <text:p>16.518191</text:p>
          </table:table-cell>
          <table:table-cell table:number-columns-repeated="7"/>
        </table:table-row>
        <table:table-row table:style-name="ro1">
          <table:table-cell office:value-type="float" office:value="918000" calcext:value-type="float">
            <text:p>918000</text:p>
          </table:table-cell>
          <table:table-cell office:value-type="float" office:value="17.18426" calcext:value-type="float">
            <text:p>17.18426</text:p>
          </table:table-cell>
          <table:table-cell office:value-type="float" office:value="16.494891" calcext:value-type="float">
            <text:p>16.494891</text:p>
          </table:table-cell>
          <table:table-cell table:number-columns-repeated="7"/>
        </table:table-row>
        <table:table-row table:style-name="ro1">
          <table:table-cell office:value-type="float" office:value="920000" calcext:value-type="float">
            <text:p>920000</text:p>
          </table:table-cell>
          <table:table-cell office:value-type="float" office:value="17.854567" calcext:value-type="float">
            <text:p>17.854567</text:p>
          </table:table-cell>
          <table:table-cell office:value-type="float" office:value="16.526601" calcext:value-type="float">
            <text:p>16.526601</text:p>
          </table:table-cell>
          <table:table-cell table:number-columns-repeated="7"/>
        </table:table-row>
        <table:table-row table:style-name="ro1">
          <table:table-cell office:value-type="float" office:value="922000" calcext:value-type="float">
            <text:p>922000</text:p>
          </table:table-cell>
          <table:table-cell office:value-type="float" office:value="17.904518" calcext:value-type="float">
            <text:p>17.904518</text:p>
          </table:table-cell>
          <table:table-cell office:value-type="float" office:value="16.99994" calcext:value-type="float">
            <text:p>16.99994</text:p>
          </table:table-cell>
          <table:table-cell table:number-columns-repeated="7"/>
        </table:table-row>
        <table:table-row table:style-name="ro1">
          <table:table-cell office:value-type="float" office:value="924000" calcext:value-type="float">
            <text:p>924000</text:p>
          </table:table-cell>
          <table:table-cell office:value-type="float" office:value="17.703936" calcext:value-type="float">
            <text:p>17.703936</text:p>
          </table:table-cell>
          <table:table-cell office:value-type="float" office:value="16.92934" calcext:value-type="float">
            <text:p>16.92934</text:p>
          </table:table-cell>
          <table:table-cell table:number-columns-repeated="7"/>
        </table:table-row>
        <table:table-row table:style-name="ro1">
          <table:table-cell office:value-type="float" office:value="926000" calcext:value-type="float">
            <text:p>926000</text:p>
          </table:table-cell>
          <table:table-cell office:value-type="float" office:value="17.310834" calcext:value-type="float">
            <text:p>17.310834</text:p>
          </table:table-cell>
          <table:table-cell office:value-type="float" office:value="17.370082" calcext:value-type="float">
            <text:p>17.370082</text:p>
          </table:table-cell>
          <table:table-cell table:number-columns-repeated="7"/>
        </table:table-row>
        <table:table-row table:style-name="ro1">
          <table:table-cell office:value-type="float" office:value="928000" calcext:value-type="float">
            <text:p>928000</text:p>
          </table:table-cell>
          <table:table-cell office:value-type="float" office:value="16.967359" calcext:value-type="float">
            <text:p>16.967359</text:p>
          </table:table-cell>
          <table:table-cell office:value-type="float" office:value="17.487123" calcext:value-type="float">
            <text:p>17.487123</text:p>
          </table:table-cell>
          <table:table-cell table:number-columns-repeated="7"/>
        </table:table-row>
        <table:table-row table:style-name="ro1">
          <table:table-cell office:value-type="float" office:value="930000" calcext:value-type="float">
            <text:p>930000</text:p>
          </table:table-cell>
          <table:table-cell office:value-type="float" office:value="17.224435" calcext:value-type="float">
            <text:p>17.224435</text:p>
          </table:table-cell>
          <table:table-cell office:value-type="float" office:value="17.332715" calcext:value-type="float">
            <text:p>17.332715</text:p>
          </table:table-cell>
          <table:table-cell table:number-columns-repeated="7"/>
        </table:table-row>
        <table:table-row table:style-name="ro1">
          <table:table-cell office:value-type="float" office:value="932000" calcext:value-type="float">
            <text:p>932000</text:p>
          </table:table-cell>
          <table:table-cell office:value-type="float" office:value="17.126782" calcext:value-type="float">
            <text:p>17.126782</text:p>
          </table:table-cell>
          <table:table-cell office:value-type="float" office:value="17.26935" calcext:value-type="float">
            <text:p>17.26935</text:p>
          </table:table-cell>
          <table:table-cell table:number-columns-repeated="7"/>
        </table:table-row>
        <table:table-row table:style-name="ro1">
          <table:table-cell office:value-type="float" office:value="934000" calcext:value-type="float">
            <text:p>934000</text:p>
          </table:table-cell>
          <table:table-cell office:value-type="float" office:value="17.401563" calcext:value-type="float">
            <text:p>17.401563</text:p>
          </table:table-cell>
          <table:table-cell office:value-type="float" office:value="16.915821" calcext:value-type="float">
            <text:p>16.915821</text:p>
          </table:table-cell>
          <table:table-cell table:number-columns-repeated="7"/>
        </table:table-row>
        <table:table-row table:style-name="ro1">
          <table:table-cell office:value-type="float" office:value="936000" calcext:value-type="float">
            <text:p>936000</text:p>
          </table:table-cell>
          <table:table-cell office:value-type="float" office:value="17.03504" calcext:value-type="float">
            <text:p>17.03504</text:p>
          </table:table-cell>
          <table:table-cell office:value-type="float" office:value="17.729596" calcext:value-type="float">
            <text:p>17.729596</text:p>
          </table:table-cell>
          <table:table-cell table:number-columns-repeated="7"/>
        </table:table-row>
        <table:table-row table:style-name="ro1">
          <table:table-cell office:value-type="float" office:value="938000" calcext:value-type="float">
            <text:p>938000</text:p>
          </table:table-cell>
          <table:table-cell office:value-type="float" office:value="17.379001" calcext:value-type="float">
            <text:p>17.379001</text:p>
          </table:table-cell>
          <table:table-cell office:value-type="float" office:value="17.725559" calcext:value-type="float">
            <text:p>17.725559</text:p>
          </table:table-cell>
          <table:table-cell table:number-columns-repeated="7"/>
        </table:table-row>
        <table:table-row table:style-name="ro1">
          <table:table-cell office:value-type="float" office:value="940000" calcext:value-type="float">
            <text:p>940000</text:p>
          </table:table-cell>
          <table:table-cell office:value-type="float" office:value="17.128512" calcext:value-type="float">
            <text:p>17.128512</text:p>
          </table:table-cell>
          <table:table-cell office:value-type="float" office:value="17.819308" calcext:value-type="float">
            <text:p>17.819308</text:p>
          </table:table-cell>
          <table:table-cell table:number-columns-repeated="7"/>
        </table:table-row>
        <table:table-row table:style-name="ro1">
          <table:table-cell office:value-type="float" office:value="942000" calcext:value-type="float">
            <text:p>942000</text:p>
          </table:table-cell>
          <table:table-cell office:value-type="float" office:value="18.497324" calcext:value-type="float">
            <text:p>18.497324</text:p>
          </table:table-cell>
          <table:table-cell office:value-type="float" office:value="17.651857" calcext:value-type="float">
            <text:p>17.651857</text:p>
          </table:table-cell>
          <table:table-cell table:number-columns-repeated="7"/>
        </table:table-row>
        <table:table-row table:style-name="ro1">
          <table:table-cell office:value-type="float" office:value="944000" calcext:value-type="float">
            <text:p>944000</text:p>
          </table:table-cell>
          <table:table-cell office:value-type="float" office:value="18.185681" calcext:value-type="float">
            <text:p>18.185681</text:p>
          </table:table-cell>
          <table:table-cell office:value-type="float" office:value="17.338705" calcext:value-type="float">
            <text:p>17.338705</text:p>
          </table:table-cell>
          <table:table-cell table:number-columns-repeated="7"/>
        </table:table-row>
        <table:table-row table:style-name="ro1">
          <table:table-cell office:value-type="float" office:value="946000" calcext:value-type="float">
            <text:p>946000</text:p>
          </table:table-cell>
          <table:table-cell office:value-type="float" office:value="17.897124" calcext:value-type="float">
            <text:p>17.897124</text:p>
          </table:table-cell>
          <table:table-cell office:value-type="float" office:value="17.733004" calcext:value-type="float">
            <text:p>17.733004</text:p>
          </table:table-cell>
          <table:table-cell table:number-columns-repeated="7"/>
        </table:table-row>
        <table:table-row table:style-name="ro1">
          <table:table-cell office:value-type="float" office:value="948000" calcext:value-type="float">
            <text:p>948000</text:p>
          </table:table-cell>
          <table:table-cell office:value-type="float" office:value="17.864022" calcext:value-type="float">
            <text:p>17.864022</text:p>
          </table:table-cell>
          <table:table-cell office:value-type="float" office:value="17.744208" calcext:value-type="float">
            <text:p>17.744208</text:p>
          </table:table-cell>
          <table:table-cell table:number-columns-repeated="7"/>
        </table:table-row>
        <table:table-row table:style-name="ro1">
          <table:table-cell office:value-type="float" office:value="950000" calcext:value-type="float">
            <text:p>950000</text:p>
          </table:table-cell>
          <table:table-cell office:value-type="float" office:value="17.866608" calcext:value-type="float">
            <text:p>17.866608</text:p>
          </table:table-cell>
          <table:table-cell office:value-type="float" office:value="17.527163" calcext:value-type="float">
            <text:p>17.527163</text:p>
          </table:table-cell>
          <table:table-cell table:number-columns-repeated="7"/>
        </table:table-row>
        <table:table-row table:style-name="ro1">
          <table:table-cell office:value-type="float" office:value="952000" calcext:value-type="float">
            <text:p>952000</text:p>
          </table:table-cell>
          <table:table-cell office:value-type="float" office:value="17.917668" calcext:value-type="float">
            <text:p>17.917668</text:p>
          </table:table-cell>
          <table:table-cell office:value-type="float" office:value="17.306585" calcext:value-type="float">
            <text:p>17.306585</text:p>
          </table:table-cell>
          <table:table-cell table:number-columns-repeated="7"/>
        </table:table-row>
        <table:table-row table:style-name="ro1">
          <table:table-cell office:value-type="float" office:value="954000" calcext:value-type="float">
            <text:p>954000</text:p>
          </table:table-cell>
          <table:table-cell office:value-type="float" office:value="17.885393" calcext:value-type="float">
            <text:p>17.885393</text:p>
          </table:table-cell>
          <table:table-cell office:value-type="float" office:value="17.619695" calcext:value-type="float">
            <text:p>17.619695</text:p>
          </table:table-cell>
          <table:table-cell table:number-columns-repeated="7"/>
        </table:table-row>
        <table:table-row table:style-name="ro1">
          <table:table-cell office:value-type="float" office:value="956000" calcext:value-type="float">
            <text:p>956000</text:p>
          </table:table-cell>
          <table:table-cell office:value-type="float" office:value="17.645806" calcext:value-type="float">
            <text:p>17.645806</text:p>
          </table:table-cell>
          <table:table-cell office:value-type="float" office:value="17.690023" calcext:value-type="float">
            <text:p>17.690023</text:p>
          </table:table-cell>
          <table:table-cell table:number-columns-repeated="7"/>
        </table:table-row>
        <table:table-row table:style-name="ro1">
          <table:table-cell office:value-type="float" office:value="958000" calcext:value-type="float">
            <text:p>958000</text:p>
          </table:table-cell>
          <table:table-cell office:value-type="float" office:value="18.220235" calcext:value-type="float">
            <text:p>18.220235</text:p>
          </table:table-cell>
          <table:table-cell office:value-type="float" office:value="17.993138" calcext:value-type="float">
            <text:p>17.993138</text:p>
          </table:table-cell>
          <table:table-cell table:number-columns-repeated="7"/>
        </table:table-row>
        <table:table-row table:style-name="ro1">
          <table:table-cell office:value-type="float" office:value="960000" calcext:value-type="float">
            <text:p>960000</text:p>
          </table:table-cell>
          <table:table-cell office:value-type="float" office:value="18.030595" calcext:value-type="float">
            <text:p>18.030595</text:p>
          </table:table-cell>
          <table:table-cell office:value-type="float" office:value="18.048793" calcext:value-type="float">
            <text:p>18.048793</text:p>
          </table:table-cell>
          <table:table-cell table:number-columns-repeated="7"/>
        </table:table-row>
        <table:table-row table:style-name="ro1">
          <table:table-cell office:value-type="float" office:value="962000" calcext:value-type="float">
            <text:p>962000</text:p>
          </table:table-cell>
          <table:table-cell office:value-type="float" office:value="17.515827" calcext:value-type="float">
            <text:p>17.515827</text:p>
          </table:table-cell>
          <table:table-cell office:value-type="float" office:value="18.427419" calcext:value-type="float">
            <text:p>18.427419</text:p>
          </table:table-cell>
          <table:table-cell table:number-columns-repeated="7"/>
        </table:table-row>
        <table:table-row table:style-name="ro1">
          <table:table-cell office:value-type="float" office:value="964000" calcext:value-type="float">
            <text:p>964000</text:p>
          </table:table-cell>
          <table:table-cell office:value-type="float" office:value="17.436895" calcext:value-type="float">
            <text:p>17.436895</text:p>
          </table:table-cell>
          <table:table-cell office:value-type="float" office:value="18.393007" calcext:value-type="float">
            <text:p>18.393007</text:p>
          </table:table-cell>
          <table:table-cell table:number-columns-repeated="7"/>
        </table:table-row>
        <table:table-row table:style-name="ro1">
          <table:table-cell office:value-type="float" office:value="966000" calcext:value-type="float">
            <text:p>966000</text:p>
          </table:table-cell>
          <table:table-cell office:value-type="float" office:value="17.928595" calcext:value-type="float">
            <text:p>17.928595</text:p>
          </table:table-cell>
          <table:table-cell office:value-type="float" office:value="18.078331" calcext:value-type="float">
            <text:p>18.078331</text:p>
          </table:table-cell>
          <table:table-cell table:number-columns-repeated="7"/>
        </table:table-row>
        <table:table-row table:style-name="ro1">
          <table:table-cell office:value-type="float" office:value="968000" calcext:value-type="float">
            <text:p>968000</text:p>
          </table:table-cell>
          <table:table-cell office:value-type="float" office:value="17.80011" calcext:value-type="float">
            <text:p>17.80011</text:p>
          </table:table-cell>
          <table:table-cell office:value-type="float" office:value="18.409034" calcext:value-type="float">
            <text:p>18.409034</text:p>
          </table:table-cell>
          <table:table-cell table:number-columns-repeated="7"/>
        </table:table-row>
        <table:table-row table:style-name="ro1">
          <table:table-cell office:value-type="float" office:value="970000" calcext:value-type="float">
            <text:p>970000</text:p>
          </table:table-cell>
          <table:table-cell office:value-type="float" office:value="17.696361" calcext:value-type="float">
            <text:p>17.696361</text:p>
          </table:table-cell>
          <table:table-cell office:value-type="float" office:value="18.14486" calcext:value-type="float">
            <text:p>18.14486</text:p>
          </table:table-cell>
          <table:table-cell table:number-columns-repeated="7"/>
        </table:table-row>
        <table:table-row table:style-name="ro1">
          <table:table-cell office:value-type="float" office:value="972000" calcext:value-type="float">
            <text:p>972000</text:p>
          </table:table-cell>
          <table:table-cell office:value-type="float" office:value="17.780589" calcext:value-type="float">
            <text:p>17.780589</text:p>
          </table:table-cell>
          <table:table-cell office:value-type="float" office:value="17.295182" calcext:value-type="float">
            <text:p>17.295182</text:p>
          </table:table-cell>
          <table:table-cell table:number-columns-repeated="7"/>
        </table:table-row>
        <table:table-row table:style-name="ro1">
          <table:table-cell office:value-type="float" office:value="974000" calcext:value-type="float">
            <text:p>974000</text:p>
          </table:table-cell>
          <table:table-cell office:value-type="float" office:value="17.764408" calcext:value-type="float">
            <text:p>17.764408</text:p>
          </table:table-cell>
          <table:table-cell office:value-type="float" office:value="17.52149" calcext:value-type="float">
            <text:p>17.52149</text:p>
          </table:table-cell>
          <table:table-cell table:number-columns-repeated="7"/>
        </table:table-row>
        <table:table-row table:style-name="ro1">
          <table:table-cell office:value-type="float" office:value="976000" calcext:value-type="float">
            <text:p>976000</text:p>
          </table:table-cell>
          <table:table-cell office:value-type="float" office:value="18.41029" calcext:value-type="float">
            <text:p>18.41029</text:p>
          </table:table-cell>
          <table:table-cell office:value-type="float" office:value="17.528227" calcext:value-type="float">
            <text:p>17.528227</text:p>
          </table:table-cell>
          <table:table-cell table:number-columns-repeated="7"/>
        </table:table-row>
        <table:table-row table:style-name="ro1">
          <table:table-cell office:value-type="float" office:value="978000" calcext:value-type="float">
            <text:p>978000</text:p>
          </table:table-cell>
          <table:table-cell office:value-type="float" office:value="18.384947" calcext:value-type="float">
            <text:p>18.384947</text:p>
          </table:table-cell>
          <table:table-cell office:value-type="float" office:value="18.069857" calcext:value-type="float">
            <text:p>18.069857</text:p>
          </table:table-cell>
          <table:table-cell table:number-columns-repeated="7"/>
        </table:table-row>
        <table:table-row table:style-name="ro1">
          <table:table-cell office:value-type="float" office:value="980000" calcext:value-type="float">
            <text:p>980000</text:p>
          </table:table-cell>
          <table:table-cell office:value-type="float" office:value="18.671472" calcext:value-type="float">
            <text:p>18.671472</text:p>
          </table:table-cell>
          <table:table-cell office:value-type="float" office:value="18.178987" calcext:value-type="float">
            <text:p>18.178987</text:p>
          </table:table-cell>
          <table:table-cell table:number-columns-repeated="7"/>
        </table:table-row>
        <table:table-row table:style-name="ro1">
          <table:table-cell office:value-type="float" office:value="982000" calcext:value-type="float">
            <text:p>982000</text:p>
          </table:table-cell>
          <table:table-cell office:value-type="float" office:value="18.425645" calcext:value-type="float">
            <text:p>18.425645</text:p>
          </table:table-cell>
          <table:table-cell office:value-type="float" office:value="19.458994" calcext:value-type="float">
            <text:p>19.458994</text:p>
          </table:table-cell>
          <table:table-cell table:number-columns-repeated="7"/>
        </table:table-row>
        <table:table-row table:style-name="ro1">
          <table:table-cell office:value-type="float" office:value="984000" calcext:value-type="float">
            <text:p>984000</text:p>
          </table:table-cell>
          <table:table-cell office:value-type="float" office:value="18.481867" calcext:value-type="float">
            <text:p>18.481867</text:p>
          </table:table-cell>
          <table:table-cell office:value-type="float" office:value="19.016465" calcext:value-type="float">
            <text:p>19.016465</text:p>
          </table:table-cell>
          <table:table-cell table:number-columns-repeated="7"/>
        </table:table-row>
        <table:table-row table:style-name="ro1">
          <table:table-cell office:value-type="float" office:value="986000" calcext:value-type="float">
            <text:p>986000</text:p>
          </table:table-cell>
          <table:table-cell office:value-type="float" office:value="18.799787" calcext:value-type="float">
            <text:p>18.799787</text:p>
          </table:table-cell>
          <table:table-cell office:value-type="float" office:value="18.02592" calcext:value-type="float">
            <text:p>18.02592</text:p>
          </table:table-cell>
          <table:table-cell table:number-columns-repeated="7"/>
        </table:table-row>
        <table:table-row table:style-name="ro1">
          <table:table-cell office:value-type="float" office:value="988000" calcext:value-type="float">
            <text:p>988000</text:p>
          </table:table-cell>
          <table:table-cell office:value-type="float" office:value="18.594502" calcext:value-type="float">
            <text:p>18.594502</text:p>
          </table:table-cell>
          <table:table-cell office:value-type="float" office:value="18.335434" calcext:value-type="float">
            <text:p>18.335434</text:p>
          </table:table-cell>
          <table:table-cell table:number-columns-repeated="7"/>
        </table:table-row>
        <table:table-row table:style-name="ro1">
          <table:table-cell office:value-type="float" office:value="990000" calcext:value-type="float">
            <text:p>990000</text:p>
          </table:table-cell>
          <table:table-cell office:value-type="float" office:value="18.408226" calcext:value-type="float">
            <text:p>18.408226</text:p>
          </table:table-cell>
          <table:table-cell office:value-type="float" office:value="18.472277" calcext:value-type="float">
            <text:p>18.472277</text:p>
          </table:table-cell>
          <table:table-cell table:number-columns-repeated="7"/>
        </table:table-row>
        <table:table-row table:style-name="ro1">
          <table:table-cell office:value-type="float" office:value="992000" calcext:value-type="float">
            <text:p>992000</text:p>
          </table:table-cell>
          <table:table-cell office:value-type="float" office:value="18.496141" calcext:value-type="float">
            <text:p>18.496141</text:p>
          </table:table-cell>
          <table:table-cell office:value-type="float" office:value="18.660322" calcext:value-type="float">
            <text:p>18.660322</text:p>
          </table:table-cell>
          <table:table-cell table:number-columns-repeated="7"/>
        </table:table-row>
        <table:table-row table:style-name="ro1">
          <table:table-cell office:value-type="float" office:value="994000" calcext:value-type="float">
            <text:p>994000</text:p>
          </table:table-cell>
          <table:table-cell office:value-type="float" office:value="18.973413" calcext:value-type="float">
            <text:p>18.973413</text:p>
          </table:table-cell>
          <table:table-cell office:value-type="float" office:value="18.645893" calcext:value-type="float">
            <text:p>18.645893</text:p>
          </table:table-cell>
          <table:table-cell table:number-columns-repeated="7"/>
        </table:table-row>
        <table:table-row table:style-name="ro1">
          <table:table-cell office:value-type="float" office:value="996000" calcext:value-type="float">
            <text:p>996000</text:p>
          </table:table-cell>
          <table:table-cell office:value-type="float" office:value="18.989021" calcext:value-type="float">
            <text:p>18.989021</text:p>
          </table:table-cell>
          <table:table-cell office:value-type="float" office:value="18.823606" calcext:value-type="float">
            <text:p>18.823606</text:p>
          </table:table-cell>
          <table:table-cell table:number-columns-repeated="7"/>
        </table:table-row>
        <table:table-row table:style-name="ro1">
          <table:table-cell office:value-type="float" office:value="998000" calcext:value-type="float">
            <text:p>998000</text:p>
          </table:table-cell>
          <table:table-cell office:value-type="float" office:value="18.971134" calcext:value-type="float">
            <text:p>18.971134</text:p>
          </table:table-cell>
          <table:table-cell office:value-type="float" office:value="17.706589" calcext:value-type="float">
            <text:p>17.706589</text:p>
          </table:table-cell>
          <table:table-cell table:number-columns-repeated="7"/>
        </table:table-row>
        <table:table-row table:style-name="ro1">
          <table:table-cell office:value-type="float" office:value="1000000" calcext:value-type="float">
            <text:p>1000000</text:p>
          </table:table-cell>
          <table:table-cell office:value-type="float" office:value="18.846866" calcext:value-type="float">
            <text:p>18.846866</text:p>
          </table:table-cell>
          <table:table-cell office:value-type="float" office:value="18.339834" calcext:value-type="float">
            <text:p>18.3398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7">00/00/0000</text:date>, <text:time style:data-style-name="N2" text:time-value="00:08:11.625893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7T00:14:23.917837292</dc:date>
    <meta:editing-duration>PT1H22M</meta:editing-duration>
    <meta:editing-cycles>4</meta:editing-cycles>
    <meta:generator>LibreOffice/5.1.4.2$Linux_X86_64 LibreOffice_project/10m0$Build-2</meta:generator>
    <meta:document-statistic meta:table-count="1" meta:cell-count="151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1.818cm" svg:height="19.604cm" xlink:href=".." xlink:type="simple" chart:class="chart:line" chart:style-name="ch1">
        <chart:legend chart:legend-position="end" svg:x="29.072cm" svg:y="9.254cm" style:legend-expansion="high" chart:style-name="ch2"/>
        <chart:plot-area chart:style-name="ch3" table:cell-range-address="time.A1:time.C501" chart:data-source-has-labels="both" svg:x="0.785cm" svg:y="0.787cm" svg:width="29.732cm" svg:height="18.186cm">
          <chartooo:coordinate-region svg:x="1.406cm" svg:y="0.986cm" svg:width="28.97cm" svg:height="16.541cm"/>
          <chart:axis chart:dimension="x" chart:name="primary-x" chart:style-name="ch4" chartooo:axis-type="auto">
            <chartooo:date-scale/>
            <chart:title svg:x="30.677cm" svg:y="17.301cm" chart:style-name="ch5">
              <text:p>NZ</text:p>
            </chart:title>
            <chart:categories table:cell-range-address="time.A1:time.A501"/>
          </chart:axis>
          <chart:axis chart:dimension="y" chart:name="primary-y" chart:style-name="ch4">
            <chart:title svg:x="0.493cm" svg:y="10.811cm" chart:style-name="ch6">
              <text:p>time(seconds)</text:p>
            </chart:title>
            <chart:grid chart:style-name="ch7" chart:class="major"/>
          </chart:axis>
          <chart:series chart:style-name="ch8" chart:values-cell-range-address="time.B1:time.B501" loext:label-string="clock_t" chart:class="chart:line">
            <chart:data-point chart:repeated="501"/>
          </chart:series>
          <chart:series chart:style-name="ch9" chart:values-cell-range-address="time.C1:time.C501" loext:label-string="timespec" chart:class="chart:line">
            <chart:data-point chart:repeated="5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lock_t</text:p>
              </table:table-cell>
              <table:table-cell office:value-type="string">
                <text:p>timespec</text:p>
              </table:table-cell>
            </table:table-row>
          </table:table-header-rows>
          <table:table-rows>
            <table:table-row>
              <table:table-cell office:value-type="float" office:value="0">
                <text:p>0</text:p>
                <draw:g>
                  <svg:desc>time.A1:time.A501</svg:desc>
                </draw:g>
              </table:table-cell>
              <table:table-cell office:value-type="float" office:value="0.000062">
                <text:p>0.000062</text:p>
                <draw:g>
                  <svg:desc>time.B1:time.B501</svg:desc>
                </draw:g>
              </table:table-cell>
              <table:table-cell office:value-type="float" office:value="0.000112">
                <text:p>0.000112</text:p>
                <draw:g>
                  <svg:desc>time.C1:time.C501</svg:desc>
                </draw:g>
              </table:table-cell>
            </table:table-row>
            <table:table-row>
              <table:table-cell office:value-type="float" office:value="2000">
                <text:p>2000</text:p>
              </table:table-cell>
              <table:table-cell office:value-type="float" office:value="0.041959">
                <text:p>0.041959</text:p>
              </table:table-cell>
              <table:table-cell office:value-type="float" office:value="0.066449">
                <text:p>0.066449</text:p>
              </table:table-cell>
            </table:table-row>
            <table:table-row>
              <table:table-cell office:value-type="float" office:value="4000">
                <text:p>4000</text:p>
              </table:table-cell>
              <table:table-cell office:value-type="float" office:value="0.070339">
                <text:p>0.070339</text:p>
              </table:table-cell>
              <table:table-cell office:value-type="float" office:value="0.103398">
                <text:p>0.103398</text:p>
              </table:table-cell>
            </table:table-row>
            <table:table-row>
              <table:table-cell office:value-type="float" office:value="6000">
                <text:p>6000</text:p>
              </table:table-cell>
              <table:table-cell office:value-type="float" office:value="0.118542">
                <text:p>0.118542</text:p>
              </table:table-cell>
              <table:table-cell office:value-type="float" office:value="0.114037">
                <text:p>0.114037</text:p>
              </table:table-cell>
            </table:table-row>
            <table:table-row>
              <table:table-cell office:value-type="float" office:value="8000">
                <text:p>8000</text:p>
              </table:table-cell>
              <table:table-cell office:value-type="float" office:value="0.133868">
                <text:p>0.133868</text:p>
              </table:table-cell>
              <table:table-cell office:value-type="float" office:value="0.15948">
                <text:p>0.15948</text:p>
              </table:table-cell>
            </table:table-row>
            <table:table-row>
              <table:table-cell office:value-type="float" office:value="10000">
                <text:p>10000</text:p>
              </table:table-cell>
              <table:table-cell office:value-type="float" office:value="0.169913">
                <text:p>0.169913</text:p>
              </table:table-cell>
              <table:table-cell office:value-type="float" office:value="0.201722">
                <text:p>0.201722</text:p>
              </table:table-cell>
            </table:table-row>
            <table:table-row>
              <table:table-cell office:value-type="float" office:value="12000">
                <text:p>12000</text:p>
              </table:table-cell>
              <table:table-cell office:value-type="float" office:value="0.223167">
                <text:p>0.223167</text:p>
              </table:table-cell>
              <table:table-cell office:value-type="float" office:value="0.232601">
                <text:p>0.232601</text:p>
              </table:table-cell>
            </table:table-row>
            <table:table-row>
              <table:table-cell office:value-type="float" office:value="14000">
                <text:p>14000</text:p>
              </table:table-cell>
              <table:table-cell office:value-type="float" office:value="0.236609">
                <text:p>0.236609</text:p>
              </table:table-cell>
              <table:table-cell office:value-type="float" office:value="0.277175">
                <text:p>0.277175</text:p>
              </table:table-cell>
            </table:table-row>
            <table:table-row>
              <table:table-cell office:value-type="float" office:value="16000">
                <text:p>16000</text:p>
              </table:table-cell>
              <table:table-cell office:value-type="float" office:value="0.281124">
                <text:p>0.281124</text:p>
              </table:table-cell>
              <table:table-cell office:value-type="float" office:value="0.327867">
                <text:p>0.327867</text:p>
              </table:table-cell>
            </table:table-row>
            <table:table-row>
              <table:table-cell office:value-type="float" office:value="18000">
                <text:p>18000</text:p>
              </table:table-cell>
              <table:table-cell office:value-type="float" office:value="0.300864">
                <text:p>0.300864</text:p>
              </table:table-cell>
              <table:table-cell office:value-type="float" office:value="0.450283">
                <text:p>0.450283</text:p>
              </table:table-cell>
            </table:table-row>
            <table:table-row>
              <table:table-cell office:value-type="float" office:value="20000">
                <text:p>20000</text:p>
              </table:table-cell>
              <table:table-cell office:value-type="float" office:value="0.375845">
                <text:p>0.375845</text:p>
              </table:table-cell>
              <table:table-cell office:value-type="float" office:value="0.509274">
                <text:p>0.509274</text:p>
              </table:table-cell>
            </table:table-row>
            <table:table-row>
              <table:table-cell office:value-type="float" office:value="22000">
                <text:p>22000</text:p>
              </table:table-cell>
              <table:table-cell office:value-type="float" office:value="0.394185">
                <text:p>0.394185</text:p>
              </table:table-cell>
              <table:table-cell office:value-type="float" office:value="0.529967">
                <text:p>0.529967</text:p>
              </table:table-cell>
            </table:table-row>
            <table:table-row>
              <table:table-cell office:value-type="float" office:value="24000">
                <text:p>24000</text:p>
              </table:table-cell>
              <table:table-cell office:value-type="float" office:value="0.419545">
                <text:p>0.419545</text:p>
              </table:table-cell>
              <table:table-cell office:value-type="float" office:value="0.518366">
                <text:p>0.518366</text:p>
              </table:table-cell>
            </table:table-row>
            <table:table-row>
              <table:table-cell office:value-type="float" office:value="26000">
                <text:p>26000</text:p>
              </table:table-cell>
              <table:table-cell office:value-type="float" office:value="0.451919">
                <text:p>0.451919</text:p>
              </table:table-cell>
              <table:table-cell office:value-type="float" office:value="0.522092">
                <text:p>0.522092</text:p>
              </table:table-cell>
            </table:table-row>
            <table:table-row>
              <table:table-cell office:value-type="float" office:value="28000">
                <text:p>28000</text:p>
              </table:table-cell>
              <table:table-cell office:value-type="float" office:value="0.474593">
                <text:p>0.474593</text:p>
              </table:table-cell>
              <table:table-cell office:value-type="float" office:value="0.564103">
                <text:p>0.564103</text:p>
              </table:table-cell>
            </table:table-row>
            <table:table-row>
              <table:table-cell office:value-type="float" office:value="30000">
                <text:p>30000</text:p>
              </table:table-cell>
              <table:table-cell office:value-type="float" office:value="0.531886">
                <text:p>0.531886</text:p>
              </table:table-cell>
              <table:table-cell office:value-type="float" office:value="0.686459">
                <text:p>0.686459</text:p>
              </table:table-cell>
            </table:table-row>
            <table:table-row>
              <table:table-cell office:value-type="float" office:value="32000">
                <text:p>32000</text:p>
              </table:table-cell>
              <table:table-cell office:value-type="float" office:value="0.557284">
                <text:p>0.557284</text:p>
              </table:table-cell>
              <table:table-cell office:value-type="float" office:value="0.701519">
                <text:p>0.701519</text:p>
              </table:table-cell>
            </table:table-row>
            <table:table-row>
              <table:table-cell office:value-type="float" office:value="34000">
                <text:p>34000</text:p>
              </table:table-cell>
              <table:table-cell office:value-type="float" office:value="0.582115">
                <text:p>0.582115</text:p>
              </table:table-cell>
              <table:table-cell office:value-type="float" office:value="0.787643">
                <text:p>0.787643</text:p>
              </table:table-cell>
            </table:table-row>
            <table:table-row>
              <table:table-cell office:value-type="float" office:value="36000">
                <text:p>36000</text:p>
              </table:table-cell>
              <table:table-cell office:value-type="float" office:value="0.650466">
                <text:p>0.650466</text:p>
              </table:table-cell>
              <table:table-cell office:value-type="float" office:value="0.746915">
                <text:p>0.746915</text:p>
              </table:table-cell>
            </table:table-row>
            <table:table-row>
              <table:table-cell office:value-type="float" office:value="38000">
                <text:p>38000</text:p>
              </table:table-cell>
              <table:table-cell office:value-type="float" office:value="0.679986">
                <text:p>0.679986</text:p>
              </table:table-cell>
              <table:table-cell office:value-type="float" office:value="0.717115">
                <text:p>0.717115</text:p>
              </table:table-cell>
            </table:table-row>
            <table:table-row>
              <table:table-cell office:value-type="float" office:value="40000">
                <text:p>40000</text:p>
              </table:table-cell>
              <table:table-cell office:value-type="float" office:value="0.694655">
                <text:p>0.694655</text:p>
              </table:table-cell>
              <table:table-cell office:value-type="float" office:value="0.772329">
                <text:p>0.772329</text:p>
              </table:table-cell>
            </table:table-row>
            <table:table-row>
              <table:table-cell office:value-type="float" office:value="42000">
                <text:p>42000</text:p>
              </table:table-cell>
              <table:table-cell office:value-type="float" office:value="0.74346">
                <text:p>0.74346</text:p>
              </table:table-cell>
              <table:table-cell office:value-type="float" office:value="0.802251">
                <text:p>0.802251</text:p>
              </table:table-cell>
            </table:table-row>
            <table:table-row>
              <table:table-cell office:value-type="float" office:value="44000">
                <text:p>44000</text:p>
              </table:table-cell>
              <table:table-cell office:value-type="float" office:value="0.761475">
                <text:p>0.761475</text:p>
              </table:table-cell>
              <table:table-cell office:value-type="float" office:value="0.827381">
                <text:p>0.827381</text:p>
              </table:table-cell>
            </table:table-row>
            <table:table-row>
              <table:table-cell office:value-type="float" office:value="46000">
                <text:p>46000</text:p>
              </table:table-cell>
              <table:table-cell office:value-type="float" office:value="0.800552">
                <text:p>0.800552</text:p>
              </table:table-cell>
              <table:table-cell office:value-type="float" office:value="0.893432">
                <text:p>0.893432</text:p>
              </table:table-cell>
            </table:table-row>
            <table:table-row>
              <table:table-cell office:value-type="float" office:value="48000">
                <text:p>48000</text:p>
              </table:table-cell>
              <table:table-cell office:value-type="float" office:value="0.822238">
                <text:p>0.822238</text:p>
              </table:table-cell>
              <table:table-cell office:value-type="float" office:value="0.895778">
                <text:p>0.895778</text:p>
              </table:table-cell>
            </table:table-row>
            <table:table-row>
              <table:table-cell office:value-type="float" office:value="50000">
                <text:p>50000</text:p>
              </table:table-cell>
              <table:table-cell office:value-type="float" office:value="0.866009">
                <text:p>0.866009</text:p>
              </table:table-cell>
              <table:table-cell office:value-type="float" office:value="0.948195">
                <text:p>0.948195</text:p>
              </table:table-cell>
            </table:table-row>
            <table:table-row>
              <table:table-cell office:value-type="float" office:value="52000">
                <text:p>52000</text:p>
              </table:table-cell>
              <table:table-cell office:value-type="float" office:value="0.915116">
                <text:p>0.915116</text:p>
              </table:table-cell>
              <table:table-cell office:value-type="float" office:value="0.994829">
                <text:p>0.994829</text:p>
              </table:table-cell>
            </table:table-row>
            <table:table-row>
              <table:table-cell office:value-type="float" office:value="54000">
                <text:p>54000</text:p>
              </table:table-cell>
              <table:table-cell office:value-type="float" office:value="0.946868">
                <text:p>0.946868</text:p>
              </table:table-cell>
              <table:table-cell office:value-type="float" office:value="1.005132">
                <text:p>1.005132</text:p>
              </table:table-cell>
            </table:table-row>
            <table:table-row>
              <table:table-cell office:value-type="float" office:value="56000">
                <text:p>56000</text:p>
              </table:table-cell>
              <table:table-cell office:value-type="float" office:value="0.98912">
                <text:p>0.98912</text:p>
              </table:table-cell>
              <table:table-cell office:value-type="float" office:value="1.053277">
                <text:p>1.053277</text:p>
              </table:table-cell>
            </table:table-row>
            <table:table-row>
              <table:table-cell office:value-type="float" office:value="58000">
                <text:p>58000</text:p>
              </table:table-cell>
              <table:table-cell office:value-type="float" office:value="1.008555">
                <text:p>1.008555</text:p>
              </table:table-cell>
              <table:table-cell office:value-type="float" office:value="1.082095">
                <text:p>1.082095</text:p>
              </table:table-cell>
            </table:table-row>
            <table:table-row>
              <table:table-cell office:value-type="float" office:value="60000">
                <text:p>60000</text:p>
              </table:table-cell>
              <table:table-cell office:value-type="float" office:value="1.101276">
                <text:p>1.101276</text:p>
              </table:table-cell>
              <table:table-cell office:value-type="float" office:value="1.104549">
                <text:p>1.104549</text:p>
              </table:table-cell>
            </table:table-row>
            <table:table-row>
              <table:table-cell office:value-type="float" office:value="62000">
                <text:p>62000</text:p>
              </table:table-cell>
              <table:table-cell office:value-type="float" office:value="1.056873">
                <text:p>1.056873</text:p>
              </table:table-cell>
              <table:table-cell office:value-type="float" office:value="1.144475">
                <text:p>1.144475</text:p>
              </table:table-cell>
            </table:table-row>
            <table:table-row>
              <table:table-cell office:value-type="float" office:value="64000">
                <text:p>64000</text:p>
              </table:table-cell>
              <table:table-cell office:value-type="float" office:value="1.118794">
                <text:p>1.118794</text:p>
              </table:table-cell>
              <table:table-cell office:value-type="float" office:value="1.194313">
                <text:p>1.194313</text:p>
              </table:table-cell>
            </table:table-row>
            <table:table-row>
              <table:table-cell office:value-type="float" office:value="66000">
                <text:p>66000</text:p>
              </table:table-cell>
              <table:table-cell office:value-type="float" office:value="1.158716">
                <text:p>1.158716</text:p>
              </table:table-cell>
              <table:table-cell office:value-type="float" office:value="1.221219">
                <text:p>1.221219</text:p>
              </table:table-cell>
            </table:table-row>
            <table:table-row>
              <table:table-cell office:value-type="float" office:value="68000">
                <text:p>68000</text:p>
              </table:table-cell>
              <table:table-cell office:value-type="float" office:value="1.173595">
                <text:p>1.173595</text:p>
              </table:table-cell>
              <table:table-cell office:value-type="float" office:value="1.257354">
                <text:p>1.257354</text:p>
              </table:table-cell>
            </table:table-row>
            <table:table-row>
              <table:table-cell office:value-type="float" office:value="70000">
                <text:p>70000</text:p>
              </table:table-cell>
              <table:table-cell office:value-type="float" office:value="1.254567">
                <text:p>1.254567</text:p>
              </table:table-cell>
              <table:table-cell office:value-type="float" office:value="1.29273">
                <text:p>1.29273</text:p>
              </table:table-cell>
            </table:table-row>
            <table:table-row>
              <table:table-cell office:value-type="float" office:value="72000">
                <text:p>72000</text:p>
              </table:table-cell>
              <table:table-cell office:value-type="float" office:value="1.264148">
                <text:p>1.264148</text:p>
              </table:table-cell>
              <table:table-cell office:value-type="float" office:value="1.337283">
                <text:p>1.337283</text:p>
              </table:table-cell>
            </table:table-row>
            <table:table-row>
              <table:table-cell office:value-type="float" office:value="74000">
                <text:p>74000</text:p>
              </table:table-cell>
              <table:table-cell office:value-type="float" office:value="1.320698">
                <text:p>1.320698</text:p>
              </table:table-cell>
              <table:table-cell office:value-type="float" office:value="1.398087">
                <text:p>1.398087</text:p>
              </table:table-cell>
            </table:table-row>
            <table:table-row>
              <table:table-cell office:value-type="float" office:value="76000">
                <text:p>76000</text:p>
              </table:table-cell>
              <table:table-cell office:value-type="float" office:value="1.407071">
                <text:p>1.407071</text:p>
              </table:table-cell>
              <table:table-cell office:value-type="float" office:value="1.429634">
                <text:p>1.429634</text:p>
              </table:table-cell>
            </table:table-row>
            <table:table-row>
              <table:table-cell office:value-type="float" office:value="78000">
                <text:p>78000</text:p>
              </table:table-cell>
              <table:table-cell office:value-type="float" office:value="1.36368">
                <text:p>1.36368</text:p>
              </table:table-cell>
              <table:table-cell office:value-type="float" office:value="1.462475">
                <text:p>1.462475</text:p>
              </table:table-cell>
            </table:table-row>
            <table:table-row>
              <table:table-cell office:value-type="float" office:value="80000">
                <text:p>80000</text:p>
              </table:table-cell>
              <table:table-cell office:value-type="float" office:value="1.393498">
                <text:p>1.393498</text:p>
              </table:table-cell>
              <table:table-cell office:value-type="float" office:value="1.514908">
                <text:p>1.514908</text:p>
              </table:table-cell>
            </table:table-row>
            <table:table-row>
              <table:table-cell office:value-type="float" office:value="82000">
                <text:p>82000</text:p>
              </table:table-cell>
              <table:table-cell office:value-type="float" office:value="1.433076">
                <text:p>1.433076</text:p>
              </table:table-cell>
              <table:table-cell office:value-type="float" office:value="1.751016">
                <text:p>1.751016</text:p>
              </table:table-cell>
            </table:table-row>
            <table:table-row>
              <table:table-cell office:value-type="float" office:value="84000">
                <text:p>84000</text:p>
              </table:table-cell>
              <table:table-cell office:value-type="float" office:value="1.464018">
                <text:p>1.464018</text:p>
              </table:table-cell>
              <table:table-cell office:value-type="float" office:value="1.574582">
                <text:p>1.574582</text:p>
              </table:table-cell>
            </table:table-row>
            <table:table-row>
              <table:table-cell office:value-type="float" office:value="86000">
                <text:p>86000</text:p>
              </table:table-cell>
              <table:table-cell office:value-type="float" office:value="1.496236">
                <text:p>1.496236</text:p>
              </table:table-cell>
              <table:table-cell office:value-type="float" office:value="1.602096">
                <text:p>1.602096</text:p>
              </table:table-cell>
            </table:table-row>
            <table:table-row>
              <table:table-cell office:value-type="float" office:value="88000">
                <text:p>88000</text:p>
              </table:table-cell>
              <table:table-cell office:value-type="float" office:value="1.534005">
                <text:p>1.534005</text:p>
              </table:table-cell>
              <table:table-cell office:value-type="float" office:value="1.564149">
                <text:p>1.564149</text:p>
              </table:table-cell>
            </table:table-row>
            <table:table-row>
              <table:table-cell office:value-type="float" office:value="90000">
                <text:p>90000</text:p>
              </table:table-cell>
              <table:table-cell office:value-type="float" office:value="1.606149">
                <text:p>1.606149</text:p>
              </table:table-cell>
              <table:table-cell office:value-type="float" office:value="1.574652">
                <text:p>1.574652</text:p>
              </table:table-cell>
            </table:table-row>
            <table:table-row>
              <table:table-cell office:value-type="float" office:value="92000">
                <text:p>92000</text:p>
              </table:table-cell>
              <table:table-cell office:value-type="float" office:value="1.592593">
                <text:p>1.592593</text:p>
              </table:table-cell>
              <table:table-cell office:value-type="float" office:value="1.591901">
                <text:p>1.591901</text:p>
              </table:table-cell>
            </table:table-row>
            <table:table-row>
              <table:table-cell office:value-type="float" office:value="94000">
                <text:p>94000</text:p>
              </table:table-cell>
              <table:table-cell office:value-type="float" office:value="1.655464">
                <text:p>1.655464</text:p>
              </table:table-cell>
              <table:table-cell office:value-type="float" office:value="1.633924">
                <text:p>1.633924</text:p>
              </table:table-cell>
            </table:table-row>
            <table:table-row>
              <table:table-cell office:value-type="float" office:value="96000">
                <text:p>96000</text:p>
              </table:table-cell>
              <table:table-cell office:value-type="float" office:value="1.707207">
                <text:p>1.707207</text:p>
              </table:table-cell>
              <table:table-cell office:value-type="float" office:value="1.794741">
                <text:p>1.794741</text:p>
              </table:table-cell>
            </table:table-row>
            <table:table-row>
              <table:table-cell office:value-type="float" office:value="98000">
                <text:p>98000</text:p>
              </table:table-cell>
              <table:table-cell office:value-type="float" office:value="1.704423">
                <text:p>1.704423</text:p>
              </table:table-cell>
              <table:table-cell office:value-type="float" office:value="1.818903">
                <text:p>1.818903</text:p>
              </table:table-cell>
            </table:table-row>
            <table:table-row>
              <table:table-cell office:value-type="float" office:value="100000">
                <text:p>100000</text:p>
              </table:table-cell>
              <table:table-cell office:value-type="float" office:value="1.678688">
                <text:p>1.678688</text:p>
              </table:table-cell>
              <table:table-cell office:value-type="float" office:value="1.821457">
                <text:p>1.821457</text:p>
              </table:table-cell>
            </table:table-row>
            <table:table-row>
              <table:table-cell office:value-type="float" office:value="102000">
                <text:p>102000</text:p>
              </table:table-cell>
              <table:table-cell office:value-type="float" office:value="1.70347">
                <text:p>1.70347</text:p>
              </table:table-cell>
              <table:table-cell office:value-type="float" office:value="1.875188">
                <text:p>1.875188</text:p>
              </table:table-cell>
            </table:table-row>
            <table:table-row>
              <table:table-cell office:value-type="float" office:value="104000">
                <text:p>104000</text:p>
              </table:table-cell>
              <table:table-cell office:value-type="float" office:value="1.847653">
                <text:p>1.847653</text:p>
              </table:table-cell>
              <table:table-cell office:value-type="float" office:value="1.920979">
                <text:p>1.920979</text:p>
              </table:table-cell>
            </table:table-row>
            <table:table-row>
              <table:table-cell office:value-type="float" office:value="106000">
                <text:p>106000</text:p>
              </table:table-cell>
              <table:table-cell office:value-type="float" office:value="1.908413">
                <text:p>1.908413</text:p>
              </table:table-cell>
              <table:table-cell office:value-type="float" office:value="1.985646">
                <text:p>1.985646</text:p>
              </table:table-cell>
            </table:table-row>
            <table:table-row>
              <table:table-cell office:value-type="float" office:value="108000">
                <text:p>108000</text:p>
              </table:table-cell>
              <table:table-cell office:value-type="float" office:value="1.902499">
                <text:p>1.902499</text:p>
              </table:table-cell>
              <table:table-cell office:value-type="float" office:value="2.018682">
                <text:p>2.018682</text:p>
              </table:table-cell>
            </table:table-row>
            <table:table-row>
              <table:table-cell office:value-type="float" office:value="110000">
                <text:p>110000</text:p>
              </table:table-cell>
              <table:table-cell office:value-type="float" office:value="1.924239">
                <text:p>1.924239</text:p>
              </table:table-cell>
              <table:table-cell office:value-type="float" office:value="2.028">
                <text:p>2.028</text:p>
              </table:table-cell>
            </table:table-row>
            <table:table-row>
              <table:table-cell office:value-type="float" office:value="112000">
                <text:p>112000</text:p>
              </table:table-cell>
              <table:table-cell office:value-type="float" office:value="1.940145">
                <text:p>1.940145</text:p>
              </table:table-cell>
              <table:table-cell office:value-type="float" office:value="2.07103">
                <text:p>2.07103</text:p>
              </table:table-cell>
            </table:table-row>
            <table:table-row>
              <table:table-cell office:value-type="float" office:value="114000">
                <text:p>114000</text:p>
              </table:table-cell>
              <table:table-cell office:value-type="float" office:value="1.980709">
                <text:p>1.980709</text:p>
              </table:table-cell>
              <table:table-cell office:value-type="float" office:value="2.104895">
                <text:p>2.104895</text:p>
              </table:table-cell>
            </table:table-row>
            <table:table-row>
              <table:table-cell office:value-type="float" office:value="116000">
                <text:p>116000</text:p>
              </table:table-cell>
              <table:table-cell office:value-type="float" office:value="2.004805">
                <text:p>2.004805</text:p>
              </table:table-cell>
              <table:table-cell office:value-type="float" office:value="2.136345">
                <text:p>2.136345</text:p>
              </table:table-cell>
            </table:table-row>
            <table:table-row>
              <table:table-cell office:value-type="float" office:value="118000">
                <text:p>118000</text:p>
              </table:table-cell>
              <table:table-cell office:value-type="float" office:value="2.062889">
                <text:p>2.062889</text:p>
              </table:table-cell>
              <table:table-cell office:value-type="float" office:value="2.180553">
                <text:p>2.180553</text:p>
              </table:table-cell>
            </table:table-row>
            <table:table-row>
              <table:table-cell office:value-type="float" office:value="120000">
                <text:p>120000</text:p>
              </table:table-cell>
              <table:table-cell office:value-type="float" office:value="2.119559">
                <text:p>2.119559</text:p>
              </table:table-cell>
              <table:table-cell office:value-type="float" office:value="2.197902">
                <text:p>2.197902</text:p>
              </table:table-cell>
            </table:table-row>
            <table:table-row>
              <table:table-cell office:value-type="float" office:value="122000">
                <text:p>122000</text:p>
              </table:table-cell>
              <table:table-cell office:value-type="float" office:value="2.116849">
                <text:p>2.116849</text:p>
              </table:table-cell>
              <table:table-cell office:value-type="float" office:value="2.265403">
                <text:p>2.265403</text:p>
              </table:table-cell>
            </table:table-row>
            <table:table-row>
              <table:table-cell office:value-type="float" office:value="124000">
                <text:p>124000</text:p>
              </table:table-cell>
              <table:table-cell office:value-type="float" office:value="2.129995">
                <text:p>2.129995</text:p>
              </table:table-cell>
              <table:table-cell office:value-type="float" office:value="2.272806">
                <text:p>2.272806</text:p>
              </table:table-cell>
            </table:table-row>
            <table:table-row>
              <table:table-cell office:value-type="float" office:value="126000">
                <text:p>126000</text:p>
              </table:table-cell>
              <table:table-cell office:value-type="float" office:value="2.168889">
                <text:p>2.168889</text:p>
              </table:table-cell>
              <table:table-cell office:value-type="float" office:value="2.333359">
                <text:p>2.333359</text:p>
              </table:table-cell>
            </table:table-row>
            <table:table-row>
              <table:table-cell office:value-type="float" office:value="128000">
                <text:p>128000</text:p>
              </table:table-cell>
              <table:table-cell office:value-type="float" office:value="2.1879">
                <text:p>2.1879</text:p>
              </table:table-cell>
              <table:table-cell office:value-type="float" office:value="2.377076">
                <text:p>2.377076</text:p>
              </table:table-cell>
            </table:table-row>
            <table:table-row>
              <table:table-cell office:value-type="float" office:value="130000">
                <text:p>130000</text:p>
              </table:table-cell>
              <table:table-cell office:value-type="float" office:value="2.219342">
                <text:p>2.219342</text:p>
              </table:table-cell>
              <table:table-cell office:value-type="float" office:value="2.42927">
                <text:p>2.42927</text:p>
              </table:table-cell>
            </table:table-row>
            <table:table-row>
              <table:table-cell office:value-type="float" office:value="132000">
                <text:p>132000</text:p>
              </table:table-cell>
              <table:table-cell office:value-type="float" office:value="2.170127">
                <text:p>2.170127</text:p>
              </table:table-cell>
              <table:table-cell office:value-type="float" office:value="2.442068">
                <text:p>2.442068</text:p>
              </table:table-cell>
            </table:table-row>
            <table:table-row>
              <table:table-cell office:value-type="float" office:value="134000">
                <text:p>134000</text:p>
              </table:table-cell>
              <table:table-cell office:value-type="float" office:value="2.304567">
                <text:p>2.304567</text:p>
              </table:table-cell>
              <table:table-cell office:value-type="float" office:value="2.375666">
                <text:p>2.375666</text:p>
              </table:table-cell>
            </table:table-row>
            <table:table-row>
              <table:table-cell office:value-type="float" office:value="136000">
                <text:p>136000</text:p>
              </table:table-cell>
              <table:table-cell office:value-type="float" office:value="2.357876">
                <text:p>2.357876</text:p>
              </table:table-cell>
              <table:table-cell office:value-type="float" office:value="2.476134">
                <text:p>2.476134</text:p>
              </table:table-cell>
            </table:table-row>
            <table:table-row>
              <table:table-cell office:value-type="float" office:value="138000">
                <text:p>138000</text:p>
              </table:table-cell>
              <table:table-cell office:value-type="float" office:value="2.326959">
                <text:p>2.326959</text:p>
              </table:table-cell>
              <table:table-cell office:value-type="float" office:value="2.546991">
                <text:p>2.546991</text:p>
              </table:table-cell>
            </table:table-row>
            <table:table-row>
              <table:table-cell office:value-type="float" office:value="140000">
                <text:p>140000</text:p>
              </table:table-cell>
              <table:table-cell office:value-type="float" office:value="2.339812">
                <text:p>2.339812</text:p>
              </table:table-cell>
              <table:table-cell office:value-type="float" office:value="2.573359">
                <text:p>2.573359</text:p>
              </table:table-cell>
            </table:table-row>
            <table:table-row>
              <table:table-cell office:value-type="float" office:value="142000">
                <text:p>142000</text:p>
              </table:table-cell>
              <table:table-cell office:value-type="float" office:value="2.405869">
                <text:p>2.405869</text:p>
              </table:table-cell>
              <table:table-cell office:value-type="float" office:value="2.6387">
                <text:p>2.6387</text:p>
              </table:table-cell>
            </table:table-row>
            <table:table-row>
              <table:table-cell office:value-type="float" office:value="144000">
                <text:p>144000</text:p>
              </table:table-cell>
              <table:table-cell office:value-type="float" office:value="2.49837">
                <text:p>2.49837</text:p>
              </table:table-cell>
              <table:table-cell office:value-type="float" office:value="2.662136">
                <text:p>2.662136</text:p>
              </table:table-cell>
            </table:table-row>
            <table:table-row>
              <table:table-cell office:value-type="float" office:value="146000">
                <text:p>146000</text:p>
              </table:table-cell>
              <table:table-cell office:value-type="float" office:value="2.532103">
                <text:p>2.532103</text:p>
              </table:table-cell>
              <table:table-cell office:value-type="float" office:value="2.712083">
                <text:p>2.712083</text:p>
              </table:table-cell>
            </table:table-row>
            <table:table-row>
              <table:table-cell office:value-type="float" office:value="148000">
                <text:p>148000</text:p>
              </table:table-cell>
              <table:table-cell office:value-type="float" office:value="2.587273">
                <text:p>2.587273</text:p>
              </table:table-cell>
              <table:table-cell office:value-type="float" office:value="2.784707">
                <text:p>2.784707</text:p>
              </table:table-cell>
            </table:table-row>
            <table:table-row>
              <table:table-cell office:value-type="float" office:value="150000">
                <text:p>150000</text:p>
              </table:table-cell>
              <table:table-cell office:value-type="float" office:value="2.628692">
                <text:p>2.628692</text:p>
              </table:table-cell>
              <table:table-cell office:value-type="float" office:value="2.8276">
                <text:p>2.8276</text:p>
              </table:table-cell>
            </table:table-row>
            <table:table-row>
              <table:table-cell office:value-type="float" office:value="152000">
                <text:p>152000</text:p>
              </table:table-cell>
              <table:table-cell office:value-type="float" office:value="2.635461">
                <text:p>2.635461</text:p>
              </table:table-cell>
              <table:table-cell office:value-type="float" office:value="2.847126">
                <text:p>2.847126</text:p>
              </table:table-cell>
            </table:table-row>
            <table:table-row>
              <table:table-cell office:value-type="float" office:value="154000">
                <text:p>154000</text:p>
              </table:table-cell>
              <table:table-cell office:value-type="float" office:value="2.696484">
                <text:p>2.696484</text:p>
              </table:table-cell>
              <table:table-cell office:value-type="float" office:value="2.89377">
                <text:p>2.89377</text:p>
              </table:table-cell>
            </table:table-row>
            <table:table-row>
              <table:table-cell office:value-type="float" office:value="156000">
                <text:p>156000</text:p>
              </table:table-cell>
              <table:table-cell office:value-type="float" office:value="2.740312">
                <text:p>2.740312</text:p>
              </table:table-cell>
              <table:table-cell office:value-type="float" office:value="2.949978">
                <text:p>2.949978</text:p>
              </table:table-cell>
            </table:table-row>
            <table:table-row>
              <table:table-cell office:value-type="float" office:value="158000">
                <text:p>158000</text:p>
              </table:table-cell>
              <table:table-cell office:value-type="float" office:value="2.746438">
                <text:p>2.746438</text:p>
              </table:table-cell>
              <table:table-cell office:value-type="float" office:value="3.038278">
                <text:p>3.038278</text:p>
              </table:table-cell>
            </table:table-row>
            <table:table-row>
              <table:table-cell office:value-type="float" office:value="160000">
                <text:p>160000</text:p>
              </table:table-cell>
              <table:table-cell office:value-type="float" office:value="2.823166">
                <text:p>2.823166</text:p>
              </table:table-cell>
              <table:table-cell office:value-type="float" office:value="2.933923">
                <text:p>2.933923</text:p>
              </table:table-cell>
            </table:table-row>
            <table:table-row>
              <table:table-cell office:value-type="float" office:value="162000">
                <text:p>162000</text:p>
              </table:table-cell>
              <table:table-cell office:value-type="float" office:value="2.847019">
                <text:p>2.847019</text:p>
              </table:table-cell>
              <table:table-cell office:value-type="float" office:value="2.901676">
                <text:p>2.901676</text:p>
              </table:table-cell>
            </table:table-row>
            <table:table-row>
              <table:table-cell office:value-type="float" office:value="164000">
                <text:p>164000</text:p>
              </table:table-cell>
              <table:table-cell office:value-type="float" office:value="2.786177">
                <text:p>2.786177</text:p>
              </table:table-cell>
              <table:table-cell office:value-type="float" office:value="2.935801">
                <text:p>2.935801</text:p>
              </table:table-cell>
            </table:table-row>
            <table:table-row>
              <table:table-cell office:value-type="float" office:value="166000">
                <text:p>166000</text:p>
              </table:table-cell>
              <table:table-cell office:value-type="float" office:value="2.665525">
                <text:p>2.665525</text:p>
              </table:table-cell>
              <table:table-cell office:value-type="float" office:value="3.090297">
                <text:p>3.090297</text:p>
              </table:table-cell>
            </table:table-row>
            <table:table-row>
              <table:table-cell office:value-type="float" office:value="168000">
                <text:p>168000</text:p>
              </table:table-cell>
              <table:table-cell office:value-type="float" office:value="2.806952">
                <text:p>2.806952</text:p>
              </table:table-cell>
              <table:table-cell office:value-type="float" office:value="3.158702">
                <text:p>3.158702</text:p>
              </table:table-cell>
            </table:table-row>
            <table:table-row>
              <table:table-cell office:value-type="float" office:value="170000">
                <text:p>170000</text:p>
              </table:table-cell>
              <table:table-cell office:value-type="float" office:value="2.804273">
                <text:p>2.804273</text:p>
              </table:table-cell>
              <table:table-cell office:value-type="float" office:value="3.243704">
                <text:p>3.243704</text:p>
              </table:table-cell>
            </table:table-row>
            <table:table-row>
              <table:table-cell office:value-type="float" office:value="172000">
                <text:p>172000</text:p>
              </table:table-cell>
              <table:table-cell office:value-type="float" office:value="2.871016">
                <text:p>2.871016</text:p>
              </table:table-cell>
              <table:table-cell office:value-type="float" office:value="3.289904">
                <text:p>3.289904</text:p>
              </table:table-cell>
            </table:table-row>
            <table:table-row>
              <table:table-cell office:value-type="float" office:value="174000">
                <text:p>174000</text:p>
              </table:table-cell>
              <table:table-cell office:value-type="float" office:value="3.019661">
                <text:p>3.019661</text:p>
              </table:table-cell>
              <table:table-cell office:value-type="float" office:value="3.315172">
                <text:p>3.315172</text:p>
              </table:table-cell>
            </table:table-row>
            <table:table-row>
              <table:table-cell office:value-type="float" office:value="176000">
                <text:p>176000</text:p>
              </table:table-cell>
              <table:table-cell office:value-type="float" office:value="2.976462">
                <text:p>2.976462</text:p>
              </table:table-cell>
              <table:table-cell office:value-type="float" office:value="3.36057">
                <text:p>3.36057</text:p>
              </table:table-cell>
            </table:table-row>
            <table:table-row>
              <table:table-cell office:value-type="float" office:value="178000">
                <text:p>178000</text:p>
              </table:table-cell>
              <table:table-cell office:value-type="float" office:value="3.097504">
                <text:p>3.097504</text:p>
              </table:table-cell>
              <table:table-cell office:value-type="float" office:value="3.283385">
                <text:p>3.283385</text:p>
              </table:table-cell>
            </table:table-row>
            <table:table-row>
              <table:table-cell office:value-type="float" office:value="180000">
                <text:p>180000</text:p>
              </table:table-cell>
              <table:table-cell office:value-type="float" office:value="3.105103">
                <text:p>3.105103</text:p>
              </table:table-cell>
              <table:table-cell office:value-type="float" office:value="3.206674">
                <text:p>3.206674</text:p>
              </table:table-cell>
            </table:table-row>
            <table:table-row>
              <table:table-cell office:value-type="float" office:value="182000">
                <text:p>182000</text:p>
              </table:table-cell>
              <table:table-cell office:value-type="float" office:value="3.16715">
                <text:p>3.16715</text:p>
              </table:table-cell>
              <table:table-cell office:value-type="float" office:value="3.304136">
                <text:p>3.304136</text:p>
              </table:table-cell>
            </table:table-row>
            <table:table-row>
              <table:table-cell office:value-type="float" office:value="184000">
                <text:p>184000</text:p>
              </table:table-cell>
              <table:table-cell office:value-type="float" office:value="3.188422">
                <text:p>3.188422</text:p>
              </table:table-cell>
              <table:table-cell office:value-type="float" office:value="3.428922">
                <text:p>3.428922</text:p>
              </table:table-cell>
            </table:table-row>
            <table:table-row>
              <table:table-cell office:value-type="float" office:value="186000">
                <text:p>186000</text:p>
              </table:table-cell>
              <table:table-cell office:value-type="float" office:value="3.218623">
                <text:p>3.218623</text:p>
              </table:table-cell>
              <table:table-cell office:value-type="float" office:value="3.534993">
                <text:p>3.534993</text:p>
              </table:table-cell>
            </table:table-row>
            <table:table-row>
              <table:table-cell office:value-type="float" office:value="188000">
                <text:p>188000</text:p>
              </table:table-cell>
              <table:table-cell office:value-type="float" office:value="3.264844">
                <text:p>3.264844</text:p>
              </table:table-cell>
              <table:table-cell office:value-type="float" office:value="3.697874">
                <text:p>3.697874</text:p>
              </table:table-cell>
            </table:table-row>
            <table:table-row>
              <table:table-cell office:value-type="float" office:value="190000">
                <text:p>190000</text:p>
              </table:table-cell>
              <table:table-cell office:value-type="float" office:value="3.309636">
                <text:p>3.309636</text:p>
              </table:table-cell>
              <table:table-cell office:value-type="float" office:value="3.697037">
                <text:p>3.697037</text:p>
              </table:table-cell>
            </table:table-row>
            <table:table-row>
              <table:table-cell office:value-type="float" office:value="192000">
                <text:p>192000</text:p>
              </table:table-cell>
              <table:table-cell office:value-type="float" office:value="3.3523">
                <text:p>3.3523</text:p>
              </table:table-cell>
              <table:table-cell office:value-type="float" office:value="3.660953">
                <text:p>3.660953</text:p>
              </table:table-cell>
            </table:table-row>
            <table:table-row>
              <table:table-cell office:value-type="float" office:value="194000">
                <text:p>194000</text:p>
              </table:table-cell>
              <table:table-cell office:value-type="float" office:value="3.34856">
                <text:p>3.34856</text:p>
              </table:table-cell>
              <table:table-cell office:value-type="float" office:value="3.682101">
                <text:p>3.682101</text:p>
              </table:table-cell>
            </table:table-row>
            <table:table-row>
              <table:table-cell office:value-type="float" office:value="196000">
                <text:p>196000</text:p>
              </table:table-cell>
              <table:table-cell office:value-type="float" office:value="3.404351">
                <text:p>3.404351</text:p>
              </table:table-cell>
              <table:table-cell office:value-type="float" office:value="3.833665">
                <text:p>3.833665</text:p>
              </table:table-cell>
            </table:table-row>
            <table:table-row>
              <table:table-cell office:value-type="float" office:value="198000">
                <text:p>198000</text:p>
              </table:table-cell>
              <table:table-cell office:value-type="float" office:value="3.416058">
                <text:p>3.416058</text:p>
              </table:table-cell>
              <table:table-cell office:value-type="float" office:value="4.057733">
                <text:p>4.057733</text:p>
              </table:table-cell>
            </table:table-row>
            <table:table-row>
              <table:table-cell office:value-type="float" office:value="200000">
                <text:p>200000</text:p>
              </table:table-cell>
              <table:table-cell office:value-type="float" office:value="3.470587">
                <text:p>3.470587</text:p>
              </table:table-cell>
              <table:table-cell office:value-type="float" office:value="3.866995">
                <text:p>3.866995</text:p>
              </table:table-cell>
            </table:table-row>
            <table:table-row>
              <table:table-cell office:value-type="float" office:value="202000">
                <text:p>202000</text:p>
              </table:table-cell>
              <table:table-cell office:value-type="float" office:value="3.517554">
                <text:p>3.517554</text:p>
              </table:table-cell>
              <table:table-cell office:value-type="float" office:value="3.904024">
                <text:p>3.904024</text:p>
              </table:table-cell>
            </table:table-row>
            <table:table-row>
              <table:table-cell office:value-type="float" office:value="204000">
                <text:p>204000</text:p>
              </table:table-cell>
              <table:table-cell office:value-type="float" office:value="3.533292">
                <text:p>3.533292</text:p>
              </table:table-cell>
              <table:table-cell office:value-type="float" office:value="4.03463">
                <text:p>4.03463</text:p>
              </table:table-cell>
            </table:table-row>
            <table:table-row>
              <table:table-cell office:value-type="float" office:value="206000">
                <text:p>206000</text:p>
              </table:table-cell>
              <table:table-cell office:value-type="float" office:value="3.559914">
                <text:p>3.559914</text:p>
              </table:table-cell>
              <table:table-cell office:value-type="float" office:value="4.010925">
                <text:p>4.010925</text:p>
              </table:table-cell>
            </table:table-row>
            <table:table-row>
              <table:table-cell office:value-type="float" office:value="208000">
                <text:p>208000</text:p>
              </table:table-cell>
              <table:table-cell office:value-type="float" office:value="3.610602">
                <text:p>3.610602</text:p>
              </table:table-cell>
              <table:table-cell office:value-type="float" office:value="3.91419">
                <text:p>3.91419</text:p>
              </table:table-cell>
            </table:table-row>
            <table:table-row>
              <table:table-cell office:value-type="float" office:value="210000">
                <text:p>210000</text:p>
              </table:table-cell>
              <table:table-cell office:value-type="float" office:value="3.586664">
                <text:p>3.586664</text:p>
              </table:table-cell>
              <table:table-cell office:value-type="float" office:value="3.922482">
                <text:p>3.922482</text:p>
              </table:table-cell>
            </table:table-row>
            <table:table-row>
              <table:table-cell office:value-type="float" office:value="212000">
                <text:p>212000</text:p>
              </table:table-cell>
              <table:table-cell office:value-type="float" office:value="3.657631">
                <text:p>3.657631</text:p>
              </table:table-cell>
              <table:table-cell office:value-type="float" office:value="3.991094">
                <text:p>3.991094</text:p>
              </table:table-cell>
            </table:table-row>
            <table:table-row>
              <table:table-cell office:value-type="float" office:value="214000">
                <text:p>214000</text:p>
              </table:table-cell>
              <table:table-cell office:value-type="float" office:value="3.721113">
                <text:p>3.721113</text:p>
              </table:table-cell>
              <table:table-cell office:value-type="float" office:value="4.073337">
                <text:p>4.073337</text:p>
              </table:table-cell>
            </table:table-row>
            <table:table-row>
              <table:table-cell office:value-type="float" office:value="216000">
                <text:p>216000</text:p>
              </table:table-cell>
              <table:table-cell office:value-type="float" office:value="3.757182">
                <text:p>3.757182</text:p>
              </table:table-cell>
              <table:table-cell office:value-type="float" office:value="4.070139">
                <text:p>4.070139</text:p>
              </table:table-cell>
            </table:table-row>
            <table:table-row>
              <table:table-cell office:value-type="float" office:value="218000">
                <text:p>218000</text:p>
              </table:table-cell>
              <table:table-cell office:value-type="float" office:value="3.787957">
                <text:p>3.787957</text:p>
              </table:table-cell>
              <table:table-cell office:value-type="float" office:value="4.10465">
                <text:p>4.10465</text:p>
              </table:table-cell>
            </table:table-row>
            <table:table-row>
              <table:table-cell office:value-type="float" office:value="220000">
                <text:p>220000</text:p>
              </table:table-cell>
              <table:table-cell office:value-type="float" office:value="3.803215">
                <text:p>3.803215</text:p>
              </table:table-cell>
              <table:table-cell office:value-type="float" office:value="4.128361">
                <text:p>4.128361</text:p>
              </table:table-cell>
            </table:table-row>
            <table:table-row>
              <table:table-cell office:value-type="float" office:value="222000">
                <text:p>222000</text:p>
              </table:table-cell>
              <table:table-cell office:value-type="float" office:value="3.916796">
                <text:p>3.916796</text:p>
              </table:table-cell>
              <table:table-cell office:value-type="float" office:value="4.19655">
                <text:p>4.19655</text:p>
              </table:table-cell>
            </table:table-row>
            <table:table-row>
              <table:table-cell office:value-type="float" office:value="224000">
                <text:p>224000</text:p>
              </table:table-cell>
              <table:table-cell office:value-type="float" office:value="3.910068">
                <text:p>3.910068</text:p>
              </table:table-cell>
              <table:table-cell office:value-type="float" office:value="4.234431">
                <text:p>4.234431</text:p>
              </table:table-cell>
            </table:table-row>
            <table:table-row>
              <table:table-cell office:value-type="float" office:value="226000">
                <text:p>226000</text:p>
              </table:table-cell>
              <table:table-cell office:value-type="float" office:value="3.942492">
                <text:p>3.942492</text:p>
              </table:table-cell>
              <table:table-cell office:value-type="float" office:value="4.277123">
                <text:p>4.277123</text:p>
              </table:table-cell>
            </table:table-row>
            <table:table-row>
              <table:table-cell office:value-type="float" office:value="228000">
                <text:p>228000</text:p>
              </table:table-cell>
              <table:table-cell office:value-type="float" office:value="3.920212">
                <text:p>3.920212</text:p>
              </table:table-cell>
              <table:table-cell office:value-type="float" office:value="4.306541">
                <text:p>4.306541</text:p>
              </table:table-cell>
            </table:table-row>
            <table:table-row>
              <table:table-cell office:value-type="float" office:value="230000">
                <text:p>230000</text:p>
              </table:table-cell>
              <table:table-cell office:value-type="float" office:value="3.732531">
                <text:p>3.732531</text:p>
              </table:table-cell>
              <table:table-cell office:value-type="float" office:value="4.37436">
                <text:p>4.37436</text:p>
              </table:table-cell>
            </table:table-row>
            <table:table-row>
              <table:table-cell office:value-type="float" office:value="232000">
                <text:p>232000</text:p>
              </table:table-cell>
              <table:table-cell office:value-type="float" office:value="3.788954">
                <text:p>3.788954</text:p>
              </table:table-cell>
              <table:table-cell office:value-type="float" office:value="4.386625">
                <text:p>4.386625</text:p>
              </table:table-cell>
            </table:table-row>
            <table:table-row>
              <table:table-cell office:value-type="float" office:value="234000">
                <text:p>234000</text:p>
              </table:table-cell>
              <table:table-cell office:value-type="float" office:value="3.80321">
                <text:p>3.80321</text:p>
              </table:table-cell>
              <table:table-cell office:value-type="float" office:value="4.364255">
                <text:p>4.364255</text:p>
              </table:table-cell>
            </table:table-row>
            <table:table-row>
              <table:table-cell office:value-type="float" office:value="236000">
                <text:p>236000</text:p>
              </table:table-cell>
              <table:table-cell office:value-type="float" office:value="4.176552">
                <text:p>4.176552</text:p>
              </table:table-cell>
              <table:table-cell office:value-type="float" office:value="4.384661">
                <text:p>4.384661</text:p>
              </table:table-cell>
            </table:table-row>
            <table:table-row>
              <table:table-cell office:value-type="float" office:value="238000">
                <text:p>238000</text:p>
              </table:table-cell>
              <table:table-cell office:value-type="float" office:value="4.111232">
                <text:p>4.111232</text:p>
              </table:table-cell>
              <table:table-cell office:value-type="float" office:value="4.451125">
                <text:p>4.451125</text:p>
              </table:table-cell>
            </table:table-row>
            <table:table-row>
              <table:table-cell office:value-type="float" office:value="240000">
                <text:p>240000</text:p>
              </table:table-cell>
              <table:table-cell office:value-type="float" office:value="4.271133">
                <text:p>4.271133</text:p>
              </table:table-cell>
              <table:table-cell office:value-type="float" office:value="4.486786">
                <text:p>4.486786</text:p>
              </table:table-cell>
            </table:table-row>
            <table:table-row>
              <table:table-cell office:value-type="float" office:value="242000">
                <text:p>242000</text:p>
              </table:table-cell>
              <table:table-cell office:value-type="float" office:value="4.284046">
                <text:p>4.284046</text:p>
              </table:table-cell>
              <table:table-cell office:value-type="float" office:value="4.516862">
                <text:p>4.516862</text:p>
              </table:table-cell>
            </table:table-row>
            <table:table-row>
              <table:table-cell office:value-type="float" office:value="244000">
                <text:p>244000</text:p>
              </table:table-cell>
              <table:table-cell office:value-type="float" office:value="4.289017">
                <text:p>4.289017</text:p>
              </table:table-cell>
              <table:table-cell office:value-type="float" office:value="4.552593">
                <text:p>4.552593</text:p>
              </table:table-cell>
            </table:table-row>
            <table:table-row>
              <table:table-cell office:value-type="float" office:value="246000">
                <text:p>246000</text:p>
              </table:table-cell>
              <table:table-cell office:value-type="float" office:value="4.2743">
                <text:p>4.2743</text:p>
              </table:table-cell>
              <table:table-cell office:value-type="float" office:value="4.624149">
                <text:p>4.624149</text:p>
              </table:table-cell>
            </table:table-row>
            <table:table-row>
              <table:table-cell office:value-type="float" office:value="248000">
                <text:p>248000</text:p>
              </table:table-cell>
              <table:table-cell office:value-type="float" office:value="4.374571">
                <text:p>4.374571</text:p>
              </table:table-cell>
              <table:table-cell office:value-type="float" office:value="4.606849">
                <text:p>4.606849</text:p>
              </table:table-cell>
            </table:table-row>
            <table:table-row>
              <table:table-cell office:value-type="float" office:value="250000">
                <text:p>250000</text:p>
              </table:table-cell>
              <table:table-cell office:value-type="float" office:value="4.374896">
                <text:p>4.374896</text:p>
              </table:table-cell>
              <table:table-cell office:value-type="float" office:value="4.669047">
                <text:p>4.669047</text:p>
              </table:table-cell>
            </table:table-row>
            <table:table-row>
              <table:table-cell office:value-type="float" office:value="252000">
                <text:p>252000</text:p>
              </table:table-cell>
              <table:table-cell office:value-type="float" office:value="4.436504">
                <text:p>4.436504</text:p>
              </table:table-cell>
              <table:table-cell office:value-type="float" office:value="4.496473">
                <text:p>4.496473</text:p>
              </table:table-cell>
            </table:table-row>
            <table:table-row>
              <table:table-cell office:value-type="float" office:value="254000">
                <text:p>254000</text:p>
              </table:table-cell>
              <table:table-cell office:value-type="float" office:value="4.373071">
                <text:p>4.373071</text:p>
              </table:table-cell>
              <table:table-cell office:value-type="float" office:value="4.580572">
                <text:p>4.580572</text:p>
              </table:table-cell>
            </table:table-row>
            <table:table-row>
              <table:table-cell office:value-type="float" office:value="256000">
                <text:p>256000</text:p>
              </table:table-cell>
              <table:table-cell office:value-type="float" office:value="4.471734">
                <text:p>4.471734</text:p>
              </table:table-cell>
              <table:table-cell office:value-type="float" office:value="4.752426">
                <text:p>4.752426</text:p>
              </table:table-cell>
            </table:table-row>
            <table:table-row>
              <table:table-cell office:value-type="float" office:value="258000">
                <text:p>258000</text:p>
              </table:table-cell>
              <table:table-cell office:value-type="float" office:value="4.47084">
                <text:p>4.47084</text:p>
              </table:table-cell>
              <table:table-cell office:value-type="float" office:value="4.805775">
                <text:p>4.805775</text:p>
              </table:table-cell>
            </table:table-row>
            <table:table-row>
              <table:table-cell office:value-type="float" office:value="260000">
                <text:p>260000</text:p>
              </table:table-cell>
              <table:table-cell office:value-type="float" office:value="4.705536">
                <text:p>4.705536</text:p>
              </table:table-cell>
              <table:table-cell office:value-type="float" office:value="4.995289">
                <text:p>4.995289</text:p>
              </table:table-cell>
            </table:table-row>
            <table:table-row>
              <table:table-cell office:value-type="float" office:value="262000">
                <text:p>262000</text:p>
              </table:table-cell>
              <table:table-cell office:value-type="float" office:value="4.833232">
                <text:p>4.833232</text:p>
              </table:table-cell>
              <table:table-cell office:value-type="float" office:value="4.874729">
                <text:p>4.874729</text:p>
              </table:table-cell>
            </table:table-row>
            <table:table-row>
              <table:table-cell office:value-type="float" office:value="264000">
                <text:p>264000</text:p>
              </table:table-cell>
              <table:table-cell office:value-type="float" office:value="5.020083">
                <text:p>5.020083</text:p>
              </table:table-cell>
              <table:table-cell office:value-type="float" office:value="4.886636">
                <text:p>4.886636</text:p>
              </table:table-cell>
            </table:table-row>
            <table:table-row>
              <table:table-cell office:value-type="float" office:value="266000">
                <text:p>266000</text:p>
              </table:table-cell>
              <table:table-cell office:value-type="float" office:value="4.991584">
                <text:p>4.991584</text:p>
              </table:table-cell>
              <table:table-cell office:value-type="float" office:value="4.916479">
                <text:p>4.916479</text:p>
              </table:table-cell>
            </table:table-row>
            <table:table-row>
              <table:table-cell office:value-type="float" office:value="268000">
                <text:p>268000</text:p>
              </table:table-cell>
              <table:table-cell office:value-type="float" office:value="4.885118">
                <text:p>4.885118</text:p>
              </table:table-cell>
              <table:table-cell office:value-type="float" office:value="4.897775">
                <text:p>4.897775</text:p>
              </table:table-cell>
            </table:table-row>
            <table:table-row>
              <table:table-cell office:value-type="float" office:value="270000">
                <text:p>270000</text:p>
              </table:table-cell>
              <table:table-cell office:value-type="float" office:value="4.930816">
                <text:p>4.930816</text:p>
              </table:table-cell>
              <table:table-cell office:value-type="float" office:value="4.838609">
                <text:p>4.838609</text:p>
              </table:table-cell>
            </table:table-row>
            <table:table-row>
              <table:table-cell office:value-type="float" office:value="272000">
                <text:p>272000</text:p>
              </table:table-cell>
              <table:table-cell office:value-type="float" office:value="4.888971">
                <text:p>4.888971</text:p>
              </table:table-cell>
              <table:table-cell office:value-type="float" office:value="4.880399">
                <text:p>4.880399</text:p>
              </table:table-cell>
            </table:table-row>
            <table:table-row>
              <table:table-cell office:value-type="float" office:value="274000">
                <text:p>274000</text:p>
              </table:table-cell>
              <table:table-cell office:value-type="float" office:value="5.000687">
                <text:p>5.000687</text:p>
              </table:table-cell>
              <table:table-cell office:value-type="float" office:value="4.8897">
                <text:p>4.8897</text:p>
              </table:table-cell>
            </table:table-row>
            <table:table-row>
              <table:table-cell office:value-type="float" office:value="276000">
                <text:p>276000</text:p>
              </table:table-cell>
              <table:table-cell office:value-type="float" office:value="4.979548">
                <text:p>4.979548</text:p>
              </table:table-cell>
              <table:table-cell office:value-type="float" office:value="5.03448">
                <text:p>5.03448</text:p>
              </table:table-cell>
            </table:table-row>
            <table:table-row>
              <table:table-cell office:value-type="float" office:value="278000">
                <text:p>278000</text:p>
              </table:table-cell>
              <table:table-cell office:value-type="float" office:value="5.000625">
                <text:p>5.000625</text:p>
              </table:table-cell>
              <table:table-cell office:value-type="float" office:value="4.998139">
                <text:p>4.998139</text:p>
              </table:table-cell>
            </table:table-row>
            <table:table-row>
              <table:table-cell office:value-type="float" office:value="280000">
                <text:p>280000</text:p>
              </table:table-cell>
              <table:table-cell office:value-type="float" office:value="5.106754">
                <text:p>5.106754</text:p>
              </table:table-cell>
              <table:table-cell office:value-type="float" office:value="5.056973">
                <text:p>5.056973</text:p>
              </table:table-cell>
            </table:table-row>
            <table:table-row>
              <table:table-cell office:value-type="float" office:value="282000">
                <text:p>282000</text:p>
              </table:table-cell>
              <table:table-cell office:value-type="float" office:value="5.06291">
                <text:p>5.06291</text:p>
              </table:table-cell>
              <table:table-cell office:value-type="float" office:value="5.120074">
                <text:p>5.120074</text:p>
              </table:table-cell>
            </table:table-row>
            <table:table-row>
              <table:table-cell office:value-type="float" office:value="284000">
                <text:p>284000</text:p>
              </table:table-cell>
              <table:table-cell office:value-type="float" office:value="5.16411">
                <text:p>5.16411</text:p>
              </table:table-cell>
              <table:table-cell office:value-type="float" office:value="5.182585">
                <text:p>5.182585</text:p>
              </table:table-cell>
            </table:table-row>
            <table:table-row>
              <table:table-cell office:value-type="float" office:value="286000">
                <text:p>286000</text:p>
              </table:table-cell>
              <table:table-cell office:value-type="float" office:value="5.20524">
                <text:p>5.20524</text:p>
              </table:table-cell>
              <table:table-cell office:value-type="float" office:value="5.190148">
                <text:p>5.190148</text:p>
              </table:table-cell>
            </table:table-row>
            <table:table-row>
              <table:table-cell office:value-type="float" office:value="288000">
                <text:p>288000</text:p>
              </table:table-cell>
              <table:table-cell office:value-type="float" office:value="5.228754">
                <text:p>5.228754</text:p>
              </table:table-cell>
              <table:table-cell office:value-type="float" office:value="5.307901">
                <text:p>5.307901</text:p>
              </table:table-cell>
            </table:table-row>
            <table:table-row>
              <table:table-cell office:value-type="float" office:value="290000">
                <text:p>290000</text:p>
              </table:table-cell>
              <table:table-cell office:value-type="float" office:value="5.236987">
                <text:p>5.236987</text:p>
              </table:table-cell>
              <table:table-cell office:value-type="float" office:value="5.36857">
                <text:p>5.36857</text:p>
              </table:table-cell>
            </table:table-row>
            <table:table-row>
              <table:table-cell office:value-type="float" office:value="292000">
                <text:p>292000</text:p>
              </table:table-cell>
              <table:table-cell office:value-type="float" office:value="5.230443">
                <text:p>5.230443</text:p>
              </table:table-cell>
              <table:table-cell office:value-type="float" office:value="5.458266">
                <text:p>5.458266</text:p>
              </table:table-cell>
            </table:table-row>
            <table:table-row>
              <table:table-cell office:value-type="float" office:value="294000">
                <text:p>294000</text:p>
              </table:table-cell>
              <table:table-cell office:value-type="float" office:value="5.368805">
                <text:p>5.368805</text:p>
              </table:table-cell>
              <table:table-cell office:value-type="float" office:value="5.382599">
                <text:p>5.382599</text:p>
              </table:table-cell>
            </table:table-row>
            <table:table-row>
              <table:table-cell office:value-type="float" office:value="296000">
                <text:p>296000</text:p>
              </table:table-cell>
              <table:table-cell office:value-type="float" office:value="5.408407">
                <text:p>5.408407</text:p>
              </table:table-cell>
              <table:table-cell office:value-type="float" office:value="5.375905">
                <text:p>5.375905</text:p>
              </table:table-cell>
            </table:table-row>
            <table:table-row>
              <table:table-cell office:value-type="float" office:value="298000">
                <text:p>298000</text:p>
              </table:table-cell>
              <table:table-cell office:value-type="float" office:value="5.520382">
                <text:p>5.520382</text:p>
              </table:table-cell>
              <table:table-cell office:value-type="float" office:value="5.401812">
                <text:p>5.401812</text:p>
              </table:table-cell>
            </table:table-row>
            <table:table-row>
              <table:table-cell office:value-type="float" office:value="300000">
                <text:p>300000</text:p>
              </table:table-cell>
              <table:table-cell office:value-type="float" office:value="5.38359">
                <text:p>5.38359</text:p>
              </table:table-cell>
              <table:table-cell office:value-type="float" office:value="5.457618">
                <text:p>5.457618</text:p>
              </table:table-cell>
            </table:table-row>
            <table:table-row>
              <table:table-cell office:value-type="float" office:value="302000">
                <text:p>302000</text:p>
              </table:table-cell>
              <table:table-cell office:value-type="float" office:value="5.41174">
                <text:p>5.41174</text:p>
              </table:table-cell>
              <table:table-cell office:value-type="float" office:value="5.466225">
                <text:p>5.466225</text:p>
              </table:table-cell>
            </table:table-row>
            <table:table-row>
              <table:table-cell office:value-type="float" office:value="304000">
                <text:p>304000</text:p>
              </table:table-cell>
              <table:table-cell office:value-type="float" office:value="5.506102">
                <text:p>5.506102</text:p>
              </table:table-cell>
              <table:table-cell office:value-type="float" office:value="5.580625">
                <text:p>5.580625</text:p>
              </table:table-cell>
            </table:table-row>
            <table:table-row>
              <table:table-cell office:value-type="float" office:value="306000">
                <text:p>306000</text:p>
              </table:table-cell>
              <table:table-cell office:value-type="float" office:value="5.490212">
                <text:p>5.490212</text:p>
              </table:table-cell>
              <table:table-cell office:value-type="float" office:value="5.566417">
                <text:p>5.566417</text:p>
              </table:table-cell>
            </table:table-row>
            <table:table-row>
              <table:table-cell office:value-type="float" office:value="308000">
                <text:p>308000</text:p>
              </table:table-cell>
              <table:table-cell office:value-type="float" office:value="5.500477">
                <text:p>5.500477</text:p>
              </table:table-cell>
              <table:table-cell office:value-type="float" office:value="5.578111">
                <text:p>5.578111</text:p>
              </table:table-cell>
            </table:table-row>
            <table:table-row>
              <table:table-cell office:value-type="float" office:value="310000">
                <text:p>310000</text:p>
              </table:table-cell>
              <table:table-cell office:value-type="float" office:value="5.62814">
                <text:p>5.62814</text:p>
              </table:table-cell>
              <table:table-cell office:value-type="float" office:value="5.626094">
                <text:p>5.626094</text:p>
              </table:table-cell>
            </table:table-row>
            <table:table-row>
              <table:table-cell office:value-type="float" office:value="312000">
                <text:p>312000</text:p>
              </table:table-cell>
              <table:table-cell office:value-type="float" office:value="5.768953">
                <text:p>5.768953</text:p>
              </table:table-cell>
              <table:table-cell office:value-type="float" office:value="5.657944">
                <text:p>5.657944</text:p>
              </table:table-cell>
            </table:table-row>
            <table:table-row>
              <table:table-cell office:value-type="float" office:value="314000">
                <text:p>314000</text:p>
              </table:table-cell>
              <table:table-cell office:value-type="float" office:value="5.829313">
                <text:p>5.829313</text:p>
              </table:table-cell>
              <table:table-cell office:value-type="float" office:value="5.768658">
                <text:p>5.768658</text:p>
              </table:table-cell>
            </table:table-row>
            <table:table-row>
              <table:table-cell office:value-type="float" office:value="316000">
                <text:p>316000</text:p>
              </table:table-cell>
              <table:table-cell office:value-type="float" office:value="5.701893">
                <text:p>5.701893</text:p>
              </table:table-cell>
              <table:table-cell office:value-type="float" office:value="5.698966">
                <text:p>5.698966</text:p>
              </table:table-cell>
            </table:table-row>
            <table:table-row>
              <table:table-cell office:value-type="float" office:value="318000">
                <text:p>318000</text:p>
              </table:table-cell>
              <table:table-cell office:value-type="float" office:value="5.744415">
                <text:p>5.744415</text:p>
              </table:table-cell>
              <table:table-cell office:value-type="float" office:value="5.858563">
                <text:p>5.858563</text:p>
              </table:table-cell>
            </table:table-row>
            <table:table-row>
              <table:table-cell office:value-type="float" office:value="320000">
                <text:p>320000</text:p>
              </table:table-cell>
              <table:table-cell office:value-type="float" office:value="5.789628">
                <text:p>5.789628</text:p>
              </table:table-cell>
              <table:table-cell office:value-type="float" office:value="5.883885">
                <text:p>5.883885</text:p>
              </table:table-cell>
            </table:table-row>
            <table:table-row>
              <table:table-cell office:value-type="float" office:value="322000">
                <text:p>322000</text:p>
              </table:table-cell>
              <table:table-cell office:value-type="float" office:value="5.86476">
                <text:p>5.86476</text:p>
              </table:table-cell>
              <table:table-cell office:value-type="float" office:value="6.024165">
                <text:p>6.024165</text:p>
              </table:table-cell>
            </table:table-row>
            <table:table-row>
              <table:table-cell office:value-type="float" office:value="324000">
                <text:p>324000</text:p>
              </table:table-cell>
              <table:table-cell office:value-type="float" office:value="5.748746">
                <text:p>5.748746</text:p>
              </table:table-cell>
              <table:table-cell office:value-type="float" office:value="6.103296">
                <text:p>6.103296</text:p>
              </table:table-cell>
            </table:table-row>
            <table:table-row>
              <table:table-cell office:value-type="float" office:value="326000">
                <text:p>326000</text:p>
              </table:table-cell>
              <table:table-cell office:value-type="float" office:value="5.896463">
                <text:p>5.896463</text:p>
              </table:table-cell>
              <table:table-cell office:value-type="float" office:value="6.070474">
                <text:p>6.070474</text:p>
              </table:table-cell>
            </table:table-row>
            <table:table-row>
              <table:table-cell office:value-type="float" office:value="328000">
                <text:p>328000</text:p>
              </table:table-cell>
              <table:table-cell office:value-type="float" office:value="5.987641">
                <text:p>5.987641</text:p>
              </table:table-cell>
              <table:table-cell office:value-type="float" office:value="6.259987">
                <text:p>6.259987</text:p>
              </table:table-cell>
            </table:table-row>
            <table:table-row>
              <table:table-cell office:value-type="float" office:value="330000">
                <text:p>330000</text:p>
              </table:table-cell>
              <table:table-cell office:value-type="float" office:value="5.948155">
                <text:p>5.948155</text:p>
              </table:table-cell>
              <table:table-cell office:value-type="float" office:value="6.361302">
                <text:p>6.361302</text:p>
              </table:table-cell>
            </table:table-row>
            <table:table-row>
              <table:table-cell office:value-type="float" office:value="332000">
                <text:p>332000</text:p>
              </table:table-cell>
              <table:table-cell office:value-type="float" office:value="5.975391">
                <text:p>5.975391</text:p>
              </table:table-cell>
              <table:table-cell office:value-type="float" office:value="6.485644">
                <text:p>6.485644</text:p>
              </table:table-cell>
            </table:table-row>
            <table:table-row>
              <table:table-cell office:value-type="float" office:value="334000">
                <text:p>334000</text:p>
              </table:table-cell>
              <table:table-cell office:value-type="float" office:value="6.026955">
                <text:p>6.026955</text:p>
              </table:table-cell>
              <table:table-cell office:value-type="float" office:value="6.325424">
                <text:p>6.325424</text:p>
              </table:table-cell>
            </table:table-row>
            <table:table-row>
              <table:table-cell office:value-type="float" office:value="336000">
                <text:p>336000</text:p>
              </table:table-cell>
              <table:table-cell office:value-type="float" office:value="6.242145">
                <text:p>6.242145</text:p>
              </table:table-cell>
              <table:table-cell office:value-type="float" office:value="6.314091">
                <text:p>6.314091</text:p>
              </table:table-cell>
            </table:table-row>
            <table:table-row>
              <table:table-cell office:value-type="float" office:value="338000">
                <text:p>338000</text:p>
              </table:table-cell>
              <table:table-cell office:value-type="float" office:value="6.046059">
                <text:p>6.046059</text:p>
              </table:table-cell>
              <table:table-cell office:value-type="float" office:value="6.224421">
                <text:p>6.224421</text:p>
              </table:table-cell>
            </table:table-row>
            <table:table-row>
              <table:table-cell office:value-type="float" office:value="340000">
                <text:p>340000</text:p>
              </table:table-cell>
              <table:table-cell office:value-type="float" office:value="6.076987">
                <text:p>6.076987</text:p>
              </table:table-cell>
              <table:table-cell office:value-type="float" office:value="6.575884">
                <text:p>6.575884</text:p>
              </table:table-cell>
            </table:table-row>
            <table:table-row>
              <table:table-cell office:value-type="float" office:value="342000">
                <text:p>342000</text:p>
              </table:table-cell>
              <table:table-cell office:value-type="float" office:value="6.335381">
                <text:p>6.335381</text:p>
              </table:table-cell>
              <table:table-cell office:value-type="float" office:value="6.407913">
                <text:p>6.407913</text:p>
              </table:table-cell>
            </table:table-row>
            <table:table-row>
              <table:table-cell office:value-type="float" office:value="344000">
                <text:p>344000</text:p>
              </table:table-cell>
              <table:table-cell office:value-type="float" office:value="6.251319">
                <text:p>6.251319</text:p>
              </table:table-cell>
              <table:table-cell office:value-type="float" office:value="6.444493">
                <text:p>6.444493</text:p>
              </table:table-cell>
            </table:table-row>
            <table:table-row>
              <table:table-cell office:value-type="float" office:value="346000">
                <text:p>346000</text:p>
              </table:table-cell>
              <table:table-cell office:value-type="float" office:value="6.360035">
                <text:p>6.360035</text:p>
              </table:table-cell>
              <table:table-cell office:value-type="float" office:value="6.448206">
                <text:p>6.448206</text:p>
              </table:table-cell>
            </table:table-row>
            <table:table-row>
              <table:table-cell office:value-type="float" office:value="348000">
                <text:p>348000</text:p>
              </table:table-cell>
              <table:table-cell office:value-type="float" office:value="6.369862">
                <text:p>6.369862</text:p>
              </table:table-cell>
              <table:table-cell office:value-type="float" office:value="6.53319">
                <text:p>6.53319</text:p>
              </table:table-cell>
            </table:table-row>
            <table:table-row>
              <table:table-cell office:value-type="float" office:value="350000">
                <text:p>350000</text:p>
              </table:table-cell>
              <table:table-cell office:value-type="float" office:value="6.435989">
                <text:p>6.435989</text:p>
              </table:table-cell>
              <table:table-cell office:value-type="float" office:value="6.662057">
                <text:p>6.662057</text:p>
              </table:table-cell>
            </table:table-row>
            <table:table-row>
              <table:table-cell office:value-type="float" office:value="352000">
                <text:p>352000</text:p>
              </table:table-cell>
              <table:table-cell office:value-type="float" office:value="6.434693">
                <text:p>6.434693</text:p>
              </table:table-cell>
              <table:table-cell office:value-type="float" office:value="6.819571">
                <text:p>6.819571</text:p>
              </table:table-cell>
            </table:table-row>
            <table:table-row>
              <table:table-cell office:value-type="float" office:value="354000">
                <text:p>354000</text:p>
              </table:table-cell>
              <table:table-cell office:value-type="float" office:value="6.445645">
                <text:p>6.445645</text:p>
              </table:table-cell>
              <table:table-cell office:value-type="float" office:value="6.55373">
                <text:p>6.55373</text:p>
              </table:table-cell>
            </table:table-row>
            <table:table-row>
              <table:table-cell office:value-type="float" office:value="356000">
                <text:p>356000</text:p>
              </table:table-cell>
              <table:table-cell office:value-type="float" office:value="6.406357">
                <text:p>6.406357</text:p>
              </table:table-cell>
              <table:table-cell office:value-type="float" office:value="6.591597">
                <text:p>6.591597</text:p>
              </table:table-cell>
            </table:table-row>
            <table:table-row>
              <table:table-cell office:value-type="float" office:value="358000">
                <text:p>358000</text:p>
              </table:table-cell>
              <table:table-cell office:value-type="float" office:value="6.495665">
                <text:p>6.495665</text:p>
              </table:table-cell>
              <table:table-cell office:value-type="float" office:value="6.625633">
                <text:p>6.625633</text:p>
              </table:table-cell>
            </table:table-row>
            <table:table-row>
              <table:table-cell office:value-type="float" office:value="360000">
                <text:p>360000</text:p>
              </table:table-cell>
              <table:table-cell office:value-type="float" office:value="6.513983">
                <text:p>6.513983</text:p>
              </table:table-cell>
              <table:table-cell office:value-type="float" office:value="6.628955">
                <text:p>6.628955</text:p>
              </table:table-cell>
            </table:table-row>
            <table:table-row>
              <table:table-cell office:value-type="float" office:value="362000">
                <text:p>362000</text:p>
              </table:table-cell>
              <table:table-cell office:value-type="float" office:value="6.565239">
                <text:p>6.565239</text:p>
              </table:table-cell>
              <table:table-cell office:value-type="float" office:value="6.716167">
                <text:p>6.716167</text:p>
              </table:table-cell>
            </table:table-row>
            <table:table-row>
              <table:table-cell office:value-type="float" office:value="364000">
                <text:p>364000</text:p>
              </table:table-cell>
              <table:table-cell office:value-type="float" office:value="6.610334">
                <text:p>6.610334</text:p>
              </table:table-cell>
              <table:table-cell office:value-type="float" office:value="6.811493">
                <text:p>6.811493</text:p>
              </table:table-cell>
            </table:table-row>
            <table:table-row>
              <table:table-cell office:value-type="float" office:value="366000">
                <text:p>366000</text:p>
              </table:table-cell>
              <table:table-cell office:value-type="float" office:value="6.831436">
                <text:p>6.831436</text:p>
              </table:table-cell>
              <table:table-cell office:value-type="float" office:value="6.882708">
                <text:p>6.882708</text:p>
              </table:table-cell>
            </table:table-row>
            <table:table-row>
              <table:table-cell office:value-type="float" office:value="368000">
                <text:p>368000</text:p>
              </table:table-cell>
              <table:table-cell office:value-type="float" office:value="6.746458">
                <text:p>6.746458</text:p>
              </table:table-cell>
              <table:table-cell office:value-type="float" office:value="6.877803">
                <text:p>6.877803</text:p>
              </table:table-cell>
            </table:table-row>
            <table:table-row>
              <table:table-cell office:value-type="float" office:value="370000">
                <text:p>370000</text:p>
              </table:table-cell>
              <table:table-cell office:value-type="float" office:value="6.606685">
                <text:p>6.606685</text:p>
              </table:table-cell>
              <table:table-cell office:value-type="float" office:value="7.018453">
                <text:p>7.018453</text:p>
              </table:table-cell>
            </table:table-row>
            <table:table-row>
              <table:table-cell office:value-type="float" office:value="372000">
                <text:p>372000</text:p>
              </table:table-cell>
              <table:table-cell office:value-type="float" office:value="6.729144">
                <text:p>6.729144</text:p>
              </table:table-cell>
              <table:table-cell office:value-type="float" office:value="7.167887">
                <text:p>7.167887</text:p>
              </table:table-cell>
            </table:table-row>
            <table:table-row>
              <table:table-cell office:value-type="float" office:value="374000">
                <text:p>374000</text:p>
              </table:table-cell>
              <table:table-cell office:value-type="float" office:value="6.806172">
                <text:p>6.806172</text:p>
              </table:table-cell>
              <table:table-cell office:value-type="float" office:value="7.076834">
                <text:p>7.076834</text:p>
              </table:table-cell>
            </table:table-row>
            <table:table-row>
              <table:table-cell office:value-type="float" office:value="376000">
                <text:p>376000</text:p>
              </table:table-cell>
              <table:table-cell office:value-type="float" office:value="6.791764">
                <text:p>6.791764</text:p>
              </table:table-cell>
              <table:table-cell office:value-type="float" office:value="7.144615">
                <text:p>7.144615</text:p>
              </table:table-cell>
            </table:table-row>
            <table:table-row>
              <table:table-cell office:value-type="float" office:value="378000">
                <text:p>378000</text:p>
              </table:table-cell>
              <table:table-cell office:value-type="float" office:value="6.757493">
                <text:p>6.757493</text:p>
              </table:table-cell>
              <table:table-cell office:value-type="float" office:value="7.17093">
                <text:p>7.17093</text:p>
              </table:table-cell>
            </table:table-row>
            <table:table-row>
              <table:table-cell office:value-type="float" office:value="380000">
                <text:p>380000</text:p>
              </table:table-cell>
              <table:table-cell office:value-type="float" office:value="6.881483">
                <text:p>6.881483</text:p>
              </table:table-cell>
              <table:table-cell office:value-type="float" office:value="7.15536">
                <text:p>7.15536</text:p>
              </table:table-cell>
            </table:table-row>
            <table:table-row>
              <table:table-cell office:value-type="float" office:value="382000">
                <text:p>382000</text:p>
              </table:table-cell>
              <table:table-cell office:value-type="float" office:value="6.8705">
                <text:p>6.8705</text:p>
              </table:table-cell>
              <table:table-cell office:value-type="float" office:value="7.352901">
                <text:p>7.352901</text:p>
              </table:table-cell>
            </table:table-row>
            <table:table-row>
              <table:table-cell office:value-type="float" office:value="384000">
                <text:p>384000</text:p>
              </table:table-cell>
              <table:table-cell office:value-type="float" office:value="6.924976">
                <text:p>6.924976</text:p>
              </table:table-cell>
              <table:table-cell office:value-type="float" office:value="7.290136">
                <text:p>7.290136</text:p>
              </table:table-cell>
            </table:table-row>
            <table:table-row>
              <table:table-cell office:value-type="float" office:value="386000">
                <text:p>386000</text:p>
              </table:table-cell>
              <table:table-cell office:value-type="float" office:value="6.882495">
                <text:p>6.882495</text:p>
              </table:table-cell>
              <table:table-cell office:value-type="float" office:value="7.251988">
                <text:p>7.251988</text:p>
              </table:table-cell>
            </table:table-row>
            <table:table-row>
              <table:table-cell office:value-type="float" office:value="388000">
                <text:p>388000</text:p>
              </table:table-cell>
              <table:table-cell office:value-type="float" office:value="7.159189">
                <text:p>7.159189</text:p>
              </table:table-cell>
              <table:table-cell office:value-type="float" office:value="7.38349">
                <text:p>7.38349</text:p>
              </table:table-cell>
            </table:table-row>
            <table:table-row>
              <table:table-cell office:value-type="float" office:value="390000">
                <text:p>390000</text:p>
              </table:table-cell>
              <table:table-cell office:value-type="float" office:value="7.053435">
                <text:p>7.053435</text:p>
              </table:table-cell>
              <table:table-cell office:value-type="float" office:value="7.375613">
                <text:p>7.375613</text:p>
              </table:table-cell>
            </table:table-row>
            <table:table-row>
              <table:table-cell office:value-type="float" office:value="392000">
                <text:p>392000</text:p>
              </table:table-cell>
              <table:table-cell office:value-type="float" office:value="7.12679">
                <text:p>7.12679</text:p>
              </table:table-cell>
              <table:table-cell office:value-type="float" office:value="7.321636">
                <text:p>7.321636</text:p>
              </table:table-cell>
            </table:table-row>
            <table:table-row>
              <table:table-cell office:value-type="float" office:value="394000">
                <text:p>394000</text:p>
              </table:table-cell>
              <table:table-cell office:value-type="float" office:value="7.163075">
                <text:p>7.163075</text:p>
              </table:table-cell>
              <table:table-cell office:value-type="float" office:value="7.309858">
                <text:p>7.309858</text:p>
              </table:table-cell>
            </table:table-row>
            <table:table-row>
              <table:table-cell office:value-type="float" office:value="396000">
                <text:p>396000</text:p>
              </table:table-cell>
              <table:table-cell office:value-type="float" office:value="7.126955">
                <text:p>7.126955</text:p>
              </table:table-cell>
              <table:table-cell office:value-type="float" office:value="7.505902">
                <text:p>7.505902</text:p>
              </table:table-cell>
            </table:table-row>
            <table:table-row>
              <table:table-cell office:value-type="float" office:value="398000">
                <text:p>398000</text:p>
              </table:table-cell>
              <table:table-cell office:value-type="float" office:value="7.225085">
                <text:p>7.225085</text:p>
              </table:table-cell>
              <table:table-cell office:value-type="float" office:value="7.618926">
                <text:p>7.618926</text:p>
              </table:table-cell>
            </table:table-row>
            <table:table-row>
              <table:table-cell office:value-type="float" office:value="400000">
                <text:p>400000</text:p>
              </table:table-cell>
              <table:table-cell office:value-type="float" office:value="7.208404">
                <text:p>7.208404</text:p>
              </table:table-cell>
              <table:table-cell office:value-type="float" office:value="7.654204">
                <text:p>7.654204</text:p>
              </table:table-cell>
            </table:table-row>
            <table:table-row>
              <table:table-cell office:value-type="float" office:value="402000">
                <text:p>402000</text:p>
              </table:table-cell>
              <table:table-cell office:value-type="float" office:value="7.307189">
                <text:p>7.307189</text:p>
              </table:table-cell>
              <table:table-cell office:value-type="float" office:value="7.611833">
                <text:p>7.611833</text:p>
              </table:table-cell>
            </table:table-row>
            <table:table-row>
              <table:table-cell office:value-type="float" office:value="404000">
                <text:p>404000</text:p>
              </table:table-cell>
              <table:table-cell office:value-type="float" office:value="7.041606">
                <text:p>7.041606</text:p>
              </table:table-cell>
              <table:table-cell office:value-type="float" office:value="7.622384">
                <text:p>7.622384</text:p>
              </table:table-cell>
            </table:table-row>
            <table:table-row>
              <table:table-cell office:value-type="float" office:value="406000">
                <text:p>406000</text:p>
              </table:table-cell>
              <table:table-cell office:value-type="float" office:value="7.026952">
                <text:p>7.026952</text:p>
              </table:table-cell>
              <table:table-cell office:value-type="float" office:value="7.717862">
                <text:p>7.717862</text:p>
              </table:table-cell>
            </table:table-row>
            <table:table-row>
              <table:table-cell office:value-type="float" office:value="408000">
                <text:p>408000</text:p>
              </table:table-cell>
              <table:table-cell office:value-type="float" office:value="7.051113">
                <text:p>7.051113</text:p>
              </table:table-cell>
              <table:table-cell office:value-type="float" office:value="7.722332">
                <text:p>7.722332</text:p>
              </table:table-cell>
            </table:table-row>
            <table:table-row>
              <table:table-cell office:value-type="float" office:value="410000">
                <text:p>410000</text:p>
              </table:table-cell>
              <table:table-cell office:value-type="float" office:value="7.147683">
                <text:p>7.147683</text:p>
              </table:table-cell>
              <table:table-cell office:value-type="float" office:value="7.798118">
                <text:p>7.798118</text:p>
              </table:table-cell>
            </table:table-row>
            <table:table-row>
              <table:table-cell office:value-type="float" office:value="412000">
                <text:p>412000</text:p>
              </table:table-cell>
              <table:table-cell office:value-type="float" office:value="6.752724">
                <text:p>6.752724</text:p>
              </table:table-cell>
              <table:table-cell office:value-type="float" office:value="7.869972">
                <text:p>7.869972</text:p>
              </table:table-cell>
            </table:table-row>
            <table:table-row>
              <table:table-cell office:value-type="float" office:value="414000">
                <text:p>414000</text:p>
              </table:table-cell>
              <table:table-cell office:value-type="float" office:value="7.141654">
                <text:p>7.141654</text:p>
              </table:table-cell>
              <table:table-cell office:value-type="float" office:value="8.030007">
                <text:p>8.030007</text:p>
              </table:table-cell>
            </table:table-row>
            <table:table-row>
              <table:table-cell office:value-type="float" office:value="416000">
                <text:p>416000</text:p>
              </table:table-cell>
              <table:table-cell office:value-type="float" office:value="7.192354">
                <text:p>7.192354</text:p>
              </table:table-cell>
              <table:table-cell office:value-type="float" office:value="7.93676">
                <text:p>7.93676</text:p>
              </table:table-cell>
            </table:table-row>
            <table:table-row>
              <table:table-cell office:value-type="float" office:value="418000">
                <text:p>418000</text:p>
              </table:table-cell>
              <table:table-cell office:value-type="float" office:value="7.232653">
                <text:p>7.232653</text:p>
              </table:table-cell>
              <table:table-cell office:value-type="float" office:value="7.75789">
                <text:p>7.75789</text:p>
              </table:table-cell>
            </table:table-row>
            <table:table-row>
              <table:table-cell office:value-type="float" office:value="420000">
                <text:p>420000</text:p>
              </table:table-cell>
              <table:table-cell office:value-type="float" office:value="7.266759">
                <text:p>7.266759</text:p>
              </table:table-cell>
              <table:table-cell office:value-type="float" office:value="7.89659">
                <text:p>7.89659</text:p>
              </table:table-cell>
            </table:table-row>
            <table:table-row>
              <table:table-cell office:value-type="float" office:value="422000">
                <text:p>422000</text:p>
              </table:table-cell>
              <table:table-cell office:value-type="float" office:value="7.307466">
                <text:p>7.307466</text:p>
              </table:table-cell>
              <table:table-cell office:value-type="float" office:value="8.097681">
                <text:p>8.097681</text:p>
              </table:table-cell>
            </table:table-row>
            <table:table-row>
              <table:table-cell office:value-type="float" office:value="424000">
                <text:p>424000</text:p>
              </table:table-cell>
              <table:table-cell office:value-type="float" office:value="7.326663">
                <text:p>7.326663</text:p>
              </table:table-cell>
              <table:table-cell office:value-type="float" office:value="8.219776">
                <text:p>8.219776</text:p>
              </table:table-cell>
            </table:table-row>
            <table:table-row>
              <table:table-cell office:value-type="float" office:value="426000">
                <text:p>426000</text:p>
              </table:table-cell>
              <table:table-cell office:value-type="float" office:value="7.408575">
                <text:p>7.408575</text:p>
              </table:table-cell>
              <table:table-cell office:value-type="float" office:value="8.307697">
                <text:p>8.307697</text:p>
              </table:table-cell>
            </table:table-row>
            <table:table-row>
              <table:table-cell office:value-type="float" office:value="428000">
                <text:p>428000</text:p>
              </table:table-cell>
              <table:table-cell office:value-type="float" office:value="7.437201">
                <text:p>7.437201</text:p>
              </table:table-cell>
              <table:table-cell office:value-type="float" office:value="8.46834">
                <text:p>8.46834</text:p>
              </table:table-cell>
            </table:table-row>
            <table:table-row>
              <table:table-cell office:value-type="float" office:value="430000">
                <text:p>430000</text:p>
              </table:table-cell>
              <table:table-cell office:value-type="float" office:value="7.478851">
                <text:p>7.478851</text:p>
              </table:table-cell>
              <table:table-cell office:value-type="float" office:value="8.185412">
                <text:p>8.185412</text:p>
              </table:table-cell>
            </table:table-row>
            <table:table-row>
              <table:table-cell office:value-type="float" office:value="432000">
                <text:p>432000</text:p>
              </table:table-cell>
              <table:table-cell office:value-type="float" office:value="7.496075">
                <text:p>7.496075</text:p>
              </table:table-cell>
              <table:table-cell office:value-type="float" office:value="8.17188">
                <text:p>8.17188</text:p>
              </table:table-cell>
            </table:table-row>
            <table:table-row>
              <table:table-cell office:value-type="float" office:value="434000">
                <text:p>434000</text:p>
              </table:table-cell>
              <table:table-cell office:value-type="float" office:value="7.608094">
                <text:p>7.608094</text:p>
              </table:table-cell>
              <table:table-cell office:value-type="float" office:value="8.210687">
                <text:p>8.210687</text:p>
              </table:table-cell>
            </table:table-row>
            <table:table-row>
              <table:table-cell office:value-type="float" office:value="436000">
                <text:p>436000</text:p>
              </table:table-cell>
              <table:table-cell office:value-type="float" office:value="7.557167">
                <text:p>7.557167</text:p>
              </table:table-cell>
              <table:table-cell office:value-type="float" office:value="8.013352">
                <text:p>8.013352</text:p>
              </table:table-cell>
            </table:table-row>
            <table:table-row>
              <table:table-cell office:value-type="float" office:value="438000">
                <text:p>438000</text:p>
              </table:table-cell>
              <table:table-cell office:value-type="float" office:value="7.340506">
                <text:p>7.340506</text:p>
              </table:table-cell>
              <table:table-cell office:value-type="float" office:value="8.097251">
                <text:p>8.097251</text:p>
              </table:table-cell>
            </table:table-row>
            <table:table-row>
              <table:table-cell office:value-type="float" office:value="440000">
                <text:p>440000</text:p>
              </table:table-cell>
              <table:table-cell office:value-type="float" office:value="7.73084">
                <text:p>7.73084</text:p>
              </table:table-cell>
              <table:table-cell office:value-type="float" office:value="7.990675">
                <text:p>7.990675</text:p>
              </table:table-cell>
            </table:table-row>
            <table:table-row>
              <table:table-cell office:value-type="float" office:value="442000">
                <text:p>442000</text:p>
              </table:table-cell>
              <table:table-cell office:value-type="float" office:value="7.694994">
                <text:p>7.694994</text:p>
              </table:table-cell>
              <table:table-cell office:value-type="float" office:value="8.251592">
                <text:p>8.251592</text:p>
              </table:table-cell>
            </table:table-row>
            <table:table-row>
              <table:table-cell office:value-type="float" office:value="444000">
                <text:p>444000</text:p>
              </table:table-cell>
              <table:table-cell office:value-type="float" office:value="7.69986">
                <text:p>7.69986</text:p>
              </table:table-cell>
              <table:table-cell office:value-type="float" office:value="8.255395">
                <text:p>8.255395</text:p>
              </table:table-cell>
            </table:table-row>
            <table:table-row>
              <table:table-cell office:value-type="float" office:value="446000">
                <text:p>446000</text:p>
              </table:table-cell>
              <table:table-cell office:value-type="float" office:value="7.740184">
                <text:p>7.740184</text:p>
              </table:table-cell>
              <table:table-cell office:value-type="float" office:value="8.258049">
                <text:p>8.258049</text:p>
              </table:table-cell>
            </table:table-row>
            <table:table-row>
              <table:table-cell office:value-type="float" office:value="448000">
                <text:p>448000</text:p>
              </table:table-cell>
              <table:table-cell office:value-type="float" office:value="7.802759">
                <text:p>7.802759</text:p>
              </table:table-cell>
              <table:table-cell office:value-type="float" office:value="8.518345">
                <text:p>8.518345</text:p>
              </table:table-cell>
            </table:table-row>
            <table:table-row>
              <table:table-cell office:value-type="float" office:value="450000">
                <text:p>450000</text:p>
              </table:table-cell>
              <table:table-cell office:value-type="float" office:value="7.815313">
                <text:p>7.815313</text:p>
              </table:table-cell>
              <table:table-cell office:value-type="float" office:value="8.456665">
                <text:p>8.456665</text:p>
              </table:table-cell>
            </table:table-row>
            <table:table-row>
              <table:table-cell office:value-type="float" office:value="452000">
                <text:p>452000</text:p>
              </table:table-cell>
              <table:table-cell office:value-type="float" office:value="7.858353">
                <text:p>7.858353</text:p>
              </table:table-cell>
              <table:table-cell office:value-type="float" office:value="8.204714">
                <text:p>8.204714</text:p>
              </table:table-cell>
            </table:table-row>
            <table:table-row>
              <table:table-cell office:value-type="float" office:value="454000">
                <text:p>454000</text:p>
              </table:table-cell>
              <table:table-cell office:value-type="float" office:value="7.848769">
                <text:p>7.848769</text:p>
              </table:table-cell>
              <table:table-cell office:value-type="float" office:value="8.395466">
                <text:p>8.395466</text:p>
              </table:table-cell>
            </table:table-row>
            <table:table-row>
              <table:table-cell office:value-type="float" office:value="456000">
                <text:p>456000</text:p>
              </table:table-cell>
              <table:table-cell office:value-type="float" office:value="7.893125">
                <text:p>7.893125</text:p>
              </table:table-cell>
              <table:table-cell office:value-type="float" office:value="8.392304">
                <text:p>8.392304</text:p>
              </table:table-cell>
            </table:table-row>
            <table:table-row>
              <table:table-cell office:value-type="float" office:value="458000">
                <text:p>458000</text:p>
              </table:table-cell>
              <table:table-cell office:value-type="float" office:value="7.919734">
                <text:p>7.919734</text:p>
              </table:table-cell>
              <table:table-cell office:value-type="float" office:value="8.689607">
                <text:p>8.689607</text:p>
              </table:table-cell>
            </table:table-row>
            <table:table-row>
              <table:table-cell office:value-type="float" office:value="460000">
                <text:p>460000</text:p>
              </table:table-cell>
              <table:table-cell office:value-type="float" office:value="8.086325">
                <text:p>8.086325</text:p>
              </table:table-cell>
              <table:table-cell office:value-type="float" office:value="8.674627">
                <text:p>8.674627</text:p>
              </table:table-cell>
            </table:table-row>
            <table:table-row>
              <table:table-cell office:value-type="float" office:value="462000">
                <text:p>462000</text:p>
              </table:table-cell>
              <table:table-cell office:value-type="float" office:value="8.152165">
                <text:p>8.152165</text:p>
              </table:table-cell>
              <table:table-cell office:value-type="float" office:value="8.654954">
                <text:p>8.654954</text:p>
              </table:table-cell>
            </table:table-row>
            <table:table-row>
              <table:table-cell office:value-type="float" office:value="464000">
                <text:p>464000</text:p>
              </table:table-cell>
              <table:table-cell office:value-type="float" office:value="8.373753">
                <text:p>8.373753</text:p>
              </table:table-cell>
              <table:table-cell office:value-type="float" office:value="8.515111">
                <text:p>8.515111</text:p>
              </table:table-cell>
            </table:table-row>
            <table:table-row>
              <table:table-cell office:value-type="float" office:value="466000">
                <text:p>466000</text:p>
              </table:table-cell>
              <table:table-cell office:value-type="float" office:value="8.465902">
                <text:p>8.465902</text:p>
              </table:table-cell>
              <table:table-cell office:value-type="float" office:value="8.698636">
                <text:p>8.698636</text:p>
              </table:table-cell>
            </table:table-row>
            <table:table-row>
              <table:table-cell office:value-type="float" office:value="468000">
                <text:p>468000</text:p>
              </table:table-cell>
              <table:table-cell office:value-type="float" office:value="8.244251">
                <text:p>8.244251</text:p>
              </table:table-cell>
              <table:table-cell office:value-type="float" office:value="8.907081">
                <text:p>8.907081</text:p>
              </table:table-cell>
            </table:table-row>
            <table:table-row>
              <table:table-cell office:value-type="float" office:value="470000">
                <text:p>470000</text:p>
              </table:table-cell>
              <table:table-cell office:value-type="float" office:value="8.225263">
                <text:p>8.225263</text:p>
              </table:table-cell>
              <table:table-cell office:value-type="float" office:value="9.176171">
                <text:p>9.176171</text:p>
              </table:table-cell>
            </table:table-row>
            <table:table-row>
              <table:table-cell office:value-type="float" office:value="472000">
                <text:p>472000</text:p>
              </table:table-cell>
              <table:table-cell office:value-type="float" office:value="8.774825">
                <text:p>8.774825</text:p>
              </table:table-cell>
              <table:table-cell office:value-type="float" office:value="9.41709">
                <text:p>9.41709</text:p>
              </table:table-cell>
            </table:table-row>
            <table:table-row>
              <table:table-cell office:value-type="float" office:value="474000">
                <text:p>474000</text:p>
              </table:table-cell>
              <table:table-cell office:value-type="float" office:value="8.34989">
                <text:p>8.34989</text:p>
              </table:table-cell>
              <table:table-cell office:value-type="float" office:value="9.049209">
                <text:p>9.049209</text:p>
              </table:table-cell>
            </table:table-row>
            <table:table-row>
              <table:table-cell office:value-type="float" office:value="476000">
                <text:p>476000</text:p>
              </table:table-cell>
              <table:table-cell office:value-type="float" office:value="8.807234">
                <text:p>8.807234</text:p>
              </table:table-cell>
              <table:table-cell office:value-type="float" office:value="8.653816">
                <text:p>8.653816</text:p>
              </table:table-cell>
            </table:table-row>
            <table:table-row>
              <table:table-cell office:value-type="float" office:value="478000">
                <text:p>478000</text:p>
              </table:table-cell>
              <table:table-cell office:value-type="float" office:value="8.546694">
                <text:p>8.546694</text:p>
              </table:table-cell>
              <table:table-cell office:value-type="float" office:value="8.795238">
                <text:p>8.795238</text:p>
              </table:table-cell>
            </table:table-row>
            <table:table-row>
              <table:table-cell office:value-type="float" office:value="480000">
                <text:p>480000</text:p>
              </table:table-cell>
              <table:table-cell office:value-type="float" office:value="8.877168">
                <text:p>8.877168</text:p>
              </table:table-cell>
              <table:table-cell office:value-type="float" office:value="8.975742">
                <text:p>8.975742</text:p>
              </table:table-cell>
            </table:table-row>
            <table:table-row>
              <table:table-cell office:value-type="float" office:value="482000">
                <text:p>482000</text:p>
              </table:table-cell>
              <table:table-cell office:value-type="float" office:value="8.893816">
                <text:p>8.893816</text:p>
              </table:table-cell>
              <table:table-cell office:value-type="float" office:value="9.312978">
                <text:p>9.312978</text:p>
              </table:table-cell>
            </table:table-row>
            <table:table-row>
              <table:table-cell office:value-type="float" office:value="484000">
                <text:p>484000</text:p>
              </table:table-cell>
              <table:table-cell office:value-type="float" office:value="8.763084">
                <text:p>8.763084</text:p>
              </table:table-cell>
              <table:table-cell office:value-type="float" office:value="9.590209">
                <text:p>9.590209</text:p>
              </table:table-cell>
            </table:table-row>
            <table:table-row>
              <table:table-cell office:value-type="float" office:value="486000">
                <text:p>486000</text:p>
              </table:table-cell>
              <table:table-cell office:value-type="float" office:value="8.59587">
                <text:p>8.59587</text:p>
              </table:table-cell>
              <table:table-cell office:value-type="float" office:value="9.229795">
                <text:p>9.229795</text:p>
              </table:table-cell>
            </table:table-row>
            <table:table-row>
              <table:table-cell office:value-type="float" office:value="488000">
                <text:p>488000</text:p>
              </table:table-cell>
              <table:table-cell office:value-type="float" office:value="9.031931">
                <text:p>9.031931</text:p>
              </table:table-cell>
              <table:table-cell office:value-type="float" office:value="9.095383">
                <text:p>9.095383</text:p>
              </table:table-cell>
            </table:table-row>
            <table:table-row>
              <table:table-cell office:value-type="float" office:value="490000">
                <text:p>490000</text:p>
              </table:table-cell>
              <table:table-cell office:value-type="float" office:value="8.596827">
                <text:p>8.596827</text:p>
              </table:table-cell>
              <table:table-cell office:value-type="float" office:value="8.943404">
                <text:p>8.943404</text:p>
              </table:table-cell>
            </table:table-row>
            <table:table-row>
              <table:table-cell office:value-type="float" office:value="492000">
                <text:p>492000</text:p>
              </table:table-cell>
              <table:table-cell office:value-type="float" office:value="8.685388">
                <text:p>8.685388</text:p>
              </table:table-cell>
              <table:table-cell office:value-type="float" office:value="9.294724">
                <text:p>9.294724</text:p>
              </table:table-cell>
            </table:table-row>
            <table:table-row>
              <table:table-cell office:value-type="float" office:value="494000">
                <text:p>494000</text:p>
              </table:table-cell>
              <table:table-cell office:value-type="float" office:value="8.843702">
                <text:p>8.843702</text:p>
              </table:table-cell>
              <table:table-cell office:value-type="float" office:value="9.12927">
                <text:p>9.12927</text:p>
              </table:table-cell>
            </table:table-row>
            <table:table-row>
              <table:table-cell office:value-type="float" office:value="496000">
                <text:p>496000</text:p>
              </table:table-cell>
              <table:table-cell office:value-type="float" office:value="9.211925">
                <text:p>9.211925</text:p>
              </table:table-cell>
              <table:table-cell office:value-type="float" office:value="9.055519">
                <text:p>9.055519</text:p>
              </table:table-cell>
            </table:table-row>
            <table:table-row>
              <table:table-cell office:value-type="float" office:value="498000">
                <text:p>498000</text:p>
              </table:table-cell>
              <table:table-cell office:value-type="float" office:value="9.13467">
                <text:p>9.13467</text:p>
              </table:table-cell>
              <table:table-cell office:value-type="float" office:value="9.063491">
                <text:p>9.063491</text:p>
              </table:table-cell>
            </table:table-row>
            <table:table-row>
              <table:table-cell office:value-type="float" office:value="500000">
                <text:p>500000</text:p>
              </table:table-cell>
              <table:table-cell office:value-type="float" office:value="8.975531">
                <text:p>8.975531</text:p>
              </table:table-cell>
              <table:table-cell office:value-type="float" office:value="9.205025">
                <text:p>9.205025</text:p>
              </table:table-cell>
            </table:table-row>
            <table:table-row>
              <table:table-cell office:value-type="float" office:value="502000">
                <text:p>502000</text:p>
              </table:table-cell>
              <table:table-cell office:value-type="float" office:value="9.424846">
                <text:p>9.424846</text:p>
              </table:table-cell>
              <table:table-cell office:value-type="float" office:value="9.368711">
                <text:p>9.368711</text:p>
              </table:table-cell>
            </table:table-row>
            <table:table-row>
              <table:table-cell office:value-type="float" office:value="504000">
                <text:p>504000</text:p>
              </table:table-cell>
              <table:table-cell office:value-type="float" office:value="9.035303">
                <text:p>9.035303</text:p>
              </table:table-cell>
              <table:table-cell office:value-type="float" office:value="9.459562">
                <text:p>9.459562</text:p>
              </table:table-cell>
            </table:table-row>
            <table:table-row>
              <table:table-cell office:value-type="float" office:value="506000">
                <text:p>506000</text:p>
              </table:table-cell>
              <table:table-cell office:value-type="float" office:value="9.35061">
                <text:p>9.35061</text:p>
              </table:table-cell>
              <table:table-cell office:value-type="float" office:value="9.304504">
                <text:p>9.304504</text:p>
              </table:table-cell>
            </table:table-row>
            <table:table-row>
              <table:table-cell office:value-type="float" office:value="508000">
                <text:p>508000</text:p>
              </table:table-cell>
              <table:table-cell office:value-type="float" office:value="9.310554">
                <text:p>9.310554</text:p>
              </table:table-cell>
              <table:table-cell office:value-type="float" office:value="9.478002">
                <text:p>9.478002</text:p>
              </table:table-cell>
            </table:table-row>
            <table:table-row>
              <table:table-cell office:value-type="float" office:value="510000">
                <text:p>510000</text:p>
              </table:table-cell>
              <table:table-cell office:value-type="float" office:value="9.39538">
                <text:p>9.39538</text:p>
              </table:table-cell>
              <table:table-cell office:value-type="float" office:value="9.425401">
                <text:p>9.425401</text:p>
              </table:table-cell>
            </table:table-row>
            <table:table-row>
              <table:table-cell office:value-type="float" office:value="512000">
                <text:p>512000</text:p>
              </table:table-cell>
              <table:table-cell office:value-type="float" office:value="9.033241">
                <text:p>9.033241</text:p>
              </table:table-cell>
              <table:table-cell office:value-type="float" office:value="9.527333">
                <text:p>9.527333</text:p>
              </table:table-cell>
            </table:table-row>
            <table:table-row>
              <table:table-cell office:value-type="float" office:value="514000">
                <text:p>514000</text:p>
              </table:table-cell>
              <table:table-cell office:value-type="float" office:value="9.187751">
                <text:p>9.187751</text:p>
              </table:table-cell>
              <table:table-cell office:value-type="float" office:value="9.788106">
                <text:p>9.788106</text:p>
              </table:table-cell>
            </table:table-row>
            <table:table-row>
              <table:table-cell office:value-type="float" office:value="516000">
                <text:p>516000</text:p>
              </table:table-cell>
              <table:table-cell office:value-type="float" office:value="9.300937">
                <text:p>9.300937</text:p>
              </table:table-cell>
              <table:table-cell office:value-type="float" office:value="9.600586">
                <text:p>9.600586</text:p>
              </table:table-cell>
            </table:table-row>
            <table:table-row>
              <table:table-cell office:value-type="float" office:value="518000">
                <text:p>518000</text:p>
              </table:table-cell>
              <table:table-cell office:value-type="float" office:value="9.347166">
                <text:p>9.347166</text:p>
              </table:table-cell>
              <table:table-cell office:value-type="float" office:value="9.878516">
                <text:p>9.878516</text:p>
              </table:table-cell>
            </table:table-row>
            <table:table-row>
              <table:table-cell office:value-type="float" office:value="520000">
                <text:p>520000</text:p>
              </table:table-cell>
              <table:table-cell office:value-type="float" office:value="9.580217">
                <text:p>9.580217</text:p>
              </table:table-cell>
              <table:table-cell office:value-type="float" office:value="10.341472">
                <text:p>10.341472</text:p>
              </table:table-cell>
            </table:table-row>
            <table:table-row>
              <table:table-cell office:value-type="float" office:value="522000">
                <text:p>522000</text:p>
              </table:table-cell>
              <table:table-cell office:value-type="float" office:value="9.576445">
                <text:p>9.576445</text:p>
              </table:table-cell>
              <table:table-cell office:value-type="float" office:value="9.91064">
                <text:p>9.91064</text:p>
              </table:table-cell>
            </table:table-row>
            <table:table-row>
              <table:table-cell office:value-type="float" office:value="524000">
                <text:p>524000</text:p>
              </table:table-cell>
              <table:table-cell office:value-type="float" office:value="9.758264">
                <text:p>9.758264</text:p>
              </table:table-cell>
              <table:table-cell office:value-type="float" office:value="9.97161">
                <text:p>9.97161</text:p>
              </table:table-cell>
            </table:table-row>
            <table:table-row>
              <table:table-cell office:value-type="float" office:value="526000">
                <text:p>526000</text:p>
              </table:table-cell>
              <table:table-cell office:value-type="float" office:value="9.944789">
                <text:p>9.944789</text:p>
              </table:table-cell>
              <table:table-cell office:value-type="float" office:value="9.712132">
                <text:p>9.712132</text:p>
              </table:table-cell>
            </table:table-row>
            <table:table-row>
              <table:table-cell office:value-type="float" office:value="528000">
                <text:p>528000</text:p>
              </table:table-cell>
              <table:table-cell office:value-type="float" office:value="9.906758">
                <text:p>9.906758</text:p>
              </table:table-cell>
              <table:table-cell office:value-type="float" office:value="10.021205">
                <text:p>10.021205</text:p>
              </table:table-cell>
            </table:table-row>
            <table:table-row>
              <table:table-cell office:value-type="float" office:value="530000">
                <text:p>530000</text:p>
              </table:table-cell>
              <table:table-cell office:value-type="float" office:value="10.092003">
                <text:p>10.092003</text:p>
              </table:table-cell>
              <table:table-cell office:value-type="float" office:value="9.72194">
                <text:p>9.72194</text:p>
              </table:table-cell>
            </table:table-row>
            <table:table-row>
              <table:table-cell office:value-type="float" office:value="532000">
                <text:p>532000</text:p>
              </table:table-cell>
              <table:table-cell office:value-type="float" office:value="9.929885">
                <text:p>9.929885</text:p>
              </table:table-cell>
              <table:table-cell office:value-type="float" office:value="9.80356">
                <text:p>9.80356</text:p>
              </table:table-cell>
            </table:table-row>
            <table:table-row>
              <table:table-cell office:value-type="float" office:value="534000">
                <text:p>534000</text:p>
              </table:table-cell>
              <table:table-cell office:value-type="float" office:value="10.098357">
                <text:p>10.098357</text:p>
              </table:table-cell>
              <table:table-cell office:value-type="float" office:value="9.81365">
                <text:p>9.81365</text:p>
              </table:table-cell>
            </table:table-row>
            <table:table-row>
              <table:table-cell office:value-type="float" office:value="536000">
                <text:p>536000</text:p>
              </table:table-cell>
              <table:table-cell office:value-type="float" office:value="10.194829">
                <text:p>10.194829</text:p>
              </table:table-cell>
              <table:table-cell office:value-type="float" office:value="10.048213">
                <text:p>10.048213</text:p>
              </table:table-cell>
            </table:table-row>
            <table:table-row>
              <table:table-cell office:value-type="float" office:value="538000">
                <text:p>538000</text:p>
              </table:table-cell>
              <table:table-cell office:value-type="float" office:value="9.674289">
                <text:p>9.674289</text:p>
              </table:table-cell>
              <table:table-cell office:value-type="float" office:value="10.18122">
                <text:p>10.18122</text:p>
              </table:table-cell>
            </table:table-row>
            <table:table-row>
              <table:table-cell office:value-type="float" office:value="540000">
                <text:p>540000</text:p>
              </table:table-cell>
              <table:table-cell office:value-type="float" office:value="9.862094">
                <text:p>9.862094</text:p>
              </table:table-cell>
              <table:table-cell office:value-type="float" office:value="10.033084">
                <text:p>10.033084</text:p>
              </table:table-cell>
            </table:table-row>
            <table:table-row>
              <table:table-cell office:value-type="float" office:value="542000">
                <text:p>542000</text:p>
              </table:table-cell>
              <table:table-cell office:value-type="float" office:value="10.222373">
                <text:p>10.222373</text:p>
              </table:table-cell>
              <table:table-cell office:value-type="float" office:value="10.142711">
                <text:p>10.142711</text:p>
              </table:table-cell>
            </table:table-row>
            <table:table-row>
              <table:table-cell office:value-type="float" office:value="544000">
                <text:p>544000</text:p>
              </table:table-cell>
              <table:table-cell office:value-type="float" office:value="10.2708">
                <text:p>10.2708</text:p>
              </table:table-cell>
              <table:table-cell office:value-type="float" office:value="10.055339">
                <text:p>10.055339</text:p>
              </table:table-cell>
            </table:table-row>
            <table:table-row>
              <table:table-cell office:value-type="float" office:value="546000">
                <text:p>546000</text:p>
              </table:table-cell>
              <table:table-cell office:value-type="float" office:value="10.127115">
                <text:p>10.127115</text:p>
              </table:table-cell>
              <table:table-cell office:value-type="float" office:value="10.357199">
                <text:p>10.357199</text:p>
              </table:table-cell>
            </table:table-row>
            <table:table-row>
              <table:table-cell office:value-type="float" office:value="548000">
                <text:p>548000</text:p>
              </table:table-cell>
              <table:table-cell office:value-type="float" office:value="10.437073">
                <text:p>10.437073</text:p>
              </table:table-cell>
              <table:table-cell office:value-type="float" office:value="9.986504">
                <text:p>9.986504</text:p>
              </table:table-cell>
            </table:table-row>
            <table:table-row>
              <table:table-cell office:value-type="float" office:value="550000">
                <text:p>550000</text:p>
              </table:table-cell>
              <table:table-cell office:value-type="float" office:value="10.351117">
                <text:p>10.351117</text:p>
              </table:table-cell>
              <table:table-cell office:value-type="float" office:value="10.476107">
                <text:p>10.476107</text:p>
              </table:table-cell>
            </table:table-row>
            <table:table-row>
              <table:table-cell office:value-type="float" office:value="552000">
                <text:p>552000</text:p>
              </table:table-cell>
              <table:table-cell office:value-type="float" office:value="10.298355">
                <text:p>10.298355</text:p>
              </table:table-cell>
              <table:table-cell office:value-type="float" office:value="10.340037">
                <text:p>10.340037</text:p>
              </table:table-cell>
            </table:table-row>
            <table:table-row>
              <table:table-cell office:value-type="float" office:value="554000">
                <text:p>554000</text:p>
              </table:table-cell>
              <table:table-cell office:value-type="float" office:value="9.82426">
                <text:p>9.82426</text:p>
              </table:table-cell>
              <table:table-cell office:value-type="float" office:value="10.34607">
                <text:p>10.34607</text:p>
              </table:table-cell>
            </table:table-row>
            <table:table-row>
              <table:table-cell office:value-type="float" office:value="556000">
                <text:p>556000</text:p>
              </table:table-cell>
              <table:table-cell office:value-type="float" office:value="9.739242">
                <text:p>9.739242</text:p>
              </table:table-cell>
              <table:table-cell office:value-type="float" office:value="10.596244">
                <text:p>10.596244</text:p>
              </table:table-cell>
            </table:table-row>
            <table:table-row>
              <table:table-cell office:value-type="float" office:value="558000">
                <text:p>558000</text:p>
              </table:table-cell>
              <table:table-cell office:value-type="float" office:value="9.912546">
                <text:p>9.912546</text:p>
              </table:table-cell>
              <table:table-cell office:value-type="float" office:value="10.328988">
                <text:p>10.328988</text:p>
              </table:table-cell>
            </table:table-row>
            <table:table-row>
              <table:table-cell office:value-type="float" office:value="560000">
                <text:p>560000</text:p>
              </table:table-cell>
              <table:table-cell office:value-type="float" office:value="9.989119">
                <text:p>9.989119</text:p>
              </table:table-cell>
              <table:table-cell office:value-type="float" office:value="10.654623">
                <text:p>10.654623</text:p>
              </table:table-cell>
            </table:table-row>
            <table:table-row>
              <table:table-cell office:value-type="float" office:value="562000">
                <text:p>562000</text:p>
              </table:table-cell>
              <table:table-cell office:value-type="float" office:value="10.530745">
                <text:p>10.530745</text:p>
              </table:table-cell>
              <table:table-cell office:value-type="float" office:value="10.494625">
                <text:p>10.494625</text:p>
              </table:table-cell>
            </table:table-row>
            <table:table-row>
              <table:table-cell office:value-type="float" office:value="564000">
                <text:p>564000</text:p>
              </table:table-cell>
              <table:table-cell office:value-type="float" office:value="10.986123">
                <text:p>10.986123</text:p>
              </table:table-cell>
              <table:table-cell office:value-type="float" office:value="10.414818">
                <text:p>10.414818</text:p>
              </table:table-cell>
            </table:table-row>
            <table:table-row>
              <table:table-cell office:value-type="float" office:value="566000">
                <text:p>566000</text:p>
              </table:table-cell>
              <table:table-cell office:value-type="float" office:value="11.148627">
                <text:p>11.148627</text:p>
              </table:table-cell>
              <table:table-cell office:value-type="float" office:value="10.593509">
                <text:p>10.593509</text:p>
              </table:table-cell>
            </table:table-row>
            <table:table-row>
              <table:table-cell office:value-type="float" office:value="568000">
                <text:p>568000</text:p>
              </table:table-cell>
              <table:table-cell office:value-type="float" office:value="11.100601">
                <text:p>11.100601</text:p>
              </table:table-cell>
              <table:table-cell office:value-type="float" office:value="10.587655">
                <text:p>10.587655</text:p>
              </table:table-cell>
            </table:table-row>
            <table:table-row>
              <table:table-cell office:value-type="float" office:value="570000">
                <text:p>570000</text:p>
              </table:table-cell>
              <table:table-cell office:value-type="float" office:value="11.182863">
                <text:p>11.182863</text:p>
              </table:table-cell>
              <table:table-cell office:value-type="float" office:value="10.870938">
                <text:p>10.870938</text:p>
              </table:table-cell>
            </table:table-row>
            <table:table-row>
              <table:table-cell office:value-type="float" office:value="572000">
                <text:p>572000</text:p>
              </table:table-cell>
              <table:table-cell office:value-type="float" office:value="11.258018">
                <text:p>11.258018</text:p>
              </table:table-cell>
              <table:table-cell office:value-type="float" office:value="10.722298">
                <text:p>10.722298</text:p>
              </table:table-cell>
            </table:table-row>
            <table:table-row>
              <table:table-cell office:value-type="float" office:value="574000">
                <text:p>574000</text:p>
              </table:table-cell>
              <table:table-cell office:value-type="float" office:value="11.330739">
                <text:p>11.330739</text:p>
              </table:table-cell>
              <table:table-cell office:value-type="float" office:value="10.756688">
                <text:p>10.756688</text:p>
              </table:table-cell>
            </table:table-row>
            <table:table-row>
              <table:table-cell office:value-type="float" office:value="576000">
                <text:p>576000</text:p>
              </table:table-cell>
              <table:table-cell office:value-type="float" office:value="11.313523">
                <text:p>11.313523</text:p>
              </table:table-cell>
              <table:table-cell office:value-type="float" office:value="11.01996">
                <text:p>11.01996</text:p>
              </table:table-cell>
            </table:table-row>
            <table:table-row>
              <table:table-cell office:value-type="float" office:value="578000">
                <text:p>578000</text:p>
              </table:table-cell>
              <table:table-cell office:value-type="float" office:value="11.45197">
                <text:p>11.45197</text:p>
              </table:table-cell>
              <table:table-cell office:value-type="float" office:value="11.308136">
                <text:p>11.308136</text:p>
              </table:table-cell>
            </table:table-row>
            <table:table-row>
              <table:table-cell office:value-type="float" office:value="580000">
                <text:p>580000</text:p>
              </table:table-cell>
              <table:table-cell office:value-type="float" office:value="11.101703">
                <text:p>11.101703</text:p>
              </table:table-cell>
              <table:table-cell office:value-type="float" office:value="11.062489">
                <text:p>11.062489</text:p>
              </table:table-cell>
            </table:table-row>
            <table:table-row>
              <table:table-cell office:value-type="float" office:value="582000">
                <text:p>582000</text:p>
              </table:table-cell>
              <table:table-cell office:value-type="float" office:value="10.769564">
                <text:p>10.769564</text:p>
              </table:table-cell>
              <table:table-cell office:value-type="float" office:value="11.021264">
                <text:p>11.021264</text:p>
              </table:table-cell>
            </table:table-row>
            <table:table-row>
              <table:table-cell office:value-type="float" office:value="584000">
                <text:p>584000</text:p>
              </table:table-cell>
              <table:table-cell office:value-type="float" office:value="11.008263">
                <text:p>11.008263</text:p>
              </table:table-cell>
              <table:table-cell office:value-type="float" office:value="11.771507">
                <text:p>11.771507</text:p>
              </table:table-cell>
            </table:table-row>
            <table:table-row>
              <table:table-cell office:value-type="float" office:value="586000">
                <text:p>586000</text:p>
              </table:table-cell>
              <table:table-cell office:value-type="float" office:value="10.957533">
                <text:p>10.957533</text:p>
              </table:table-cell>
              <table:table-cell office:value-type="float" office:value="10.83479">
                <text:p>10.83479</text:p>
              </table:table-cell>
            </table:table-row>
            <table:table-row>
              <table:table-cell office:value-type="float" office:value="588000">
                <text:p>588000</text:p>
              </table:table-cell>
              <table:table-cell office:value-type="float" office:value="11.162686">
                <text:p>11.162686</text:p>
              </table:table-cell>
              <table:table-cell office:value-type="float" office:value="10.891936">
                <text:p>10.891936</text:p>
              </table:table-cell>
            </table:table-row>
            <table:table-row>
              <table:table-cell office:value-type="float" office:value="590000">
                <text:p>590000</text:p>
              </table:table-cell>
              <table:table-cell office:value-type="float" office:value="11.444816">
                <text:p>11.444816</text:p>
              </table:table-cell>
              <table:table-cell office:value-type="float" office:value="11.045765">
                <text:p>11.045765</text:p>
              </table:table-cell>
            </table:table-row>
            <table:table-row>
              <table:table-cell office:value-type="float" office:value="592000">
                <text:p>592000</text:p>
              </table:table-cell>
              <table:table-cell office:value-type="float" office:value="11.977515">
                <text:p>11.977515</text:p>
              </table:table-cell>
              <table:table-cell office:value-type="float" office:value="11.216632">
                <text:p>11.216632</text:p>
              </table:table-cell>
            </table:table-row>
            <table:table-row>
              <table:table-cell office:value-type="float" office:value="594000">
                <text:p>594000</text:p>
              </table:table-cell>
              <table:table-cell office:value-type="float" office:value="11.565841">
                <text:p>11.565841</text:p>
              </table:table-cell>
              <table:table-cell office:value-type="float" office:value="11.211505">
                <text:p>11.211505</text:p>
              </table:table-cell>
            </table:table-row>
            <table:table-row>
              <table:table-cell office:value-type="float" office:value="596000">
                <text:p>596000</text:p>
              </table:table-cell>
              <table:table-cell office:value-type="float" office:value="11.342339">
                <text:p>11.342339</text:p>
              </table:table-cell>
              <table:table-cell office:value-type="float" office:value="11.42681">
                <text:p>11.42681</text:p>
              </table:table-cell>
            </table:table-row>
            <table:table-row>
              <table:table-cell office:value-type="float" office:value="598000">
                <text:p>598000</text:p>
              </table:table-cell>
              <table:table-cell office:value-type="float" office:value="11.211295">
                <text:p>11.211295</text:p>
              </table:table-cell>
              <table:table-cell office:value-type="float" office:value="11.32028">
                <text:p>11.32028</text:p>
              </table:table-cell>
            </table:table-row>
            <table:table-row>
              <table:table-cell office:value-type="float" office:value="600000">
                <text:p>600000</text:p>
              </table:table-cell>
              <table:table-cell office:value-type="float" office:value="11.28841">
                <text:p>11.28841</text:p>
              </table:table-cell>
              <table:table-cell office:value-type="float" office:value="11.291844">
                <text:p>11.291844</text:p>
              </table:table-cell>
            </table:table-row>
            <table:table-row>
              <table:table-cell office:value-type="float" office:value="602000">
                <text:p>602000</text:p>
              </table:table-cell>
              <table:table-cell office:value-type="float" office:value="11.229275">
                <text:p>11.229275</text:p>
              </table:table-cell>
              <table:table-cell office:value-type="float" office:value="11.372329">
                <text:p>11.372329</text:p>
              </table:table-cell>
            </table:table-row>
            <table:table-row>
              <table:table-cell office:value-type="float" office:value="604000">
                <text:p>604000</text:p>
              </table:table-cell>
              <table:table-cell office:value-type="float" office:value="10.971795">
                <text:p>10.971795</text:p>
              </table:table-cell>
              <table:table-cell office:value-type="float" office:value="11.516751">
                <text:p>11.516751</text:p>
              </table:table-cell>
            </table:table-row>
            <table:table-row>
              <table:table-cell office:value-type="float" office:value="606000">
                <text:p>606000</text:p>
              </table:table-cell>
              <table:table-cell office:value-type="float" office:value="11.258134">
                <text:p>11.258134</text:p>
              </table:table-cell>
              <table:table-cell office:value-type="float" office:value="11.554274">
                <text:p>11.554274</text:p>
              </table:table-cell>
            </table:table-row>
            <table:table-row>
              <table:table-cell office:value-type="float" office:value="608000">
                <text:p>608000</text:p>
              </table:table-cell>
              <table:table-cell office:value-type="float" office:value="11.348849">
                <text:p>11.348849</text:p>
              </table:table-cell>
              <table:table-cell office:value-type="float" office:value="11.358487">
                <text:p>11.358487</text:p>
              </table:table-cell>
            </table:table-row>
            <table:table-row>
              <table:table-cell office:value-type="float" office:value="610000">
                <text:p>610000</text:p>
              </table:table-cell>
              <table:table-cell office:value-type="float" office:value="11.259641">
                <text:p>11.259641</text:p>
              </table:table-cell>
              <table:table-cell office:value-type="float" office:value="11.588501">
                <text:p>11.588501</text:p>
              </table:table-cell>
            </table:table-row>
            <table:table-row>
              <table:table-cell office:value-type="float" office:value="612000">
                <text:p>612000</text:p>
              </table:table-cell>
              <table:table-cell office:value-type="float" office:value="11.303279">
                <text:p>11.303279</text:p>
              </table:table-cell>
              <table:table-cell office:value-type="float" office:value="10.955963">
                <text:p>10.955963</text:p>
              </table:table-cell>
            </table:table-row>
            <table:table-row>
              <table:table-cell office:value-type="float" office:value="614000">
                <text:p>614000</text:p>
              </table:table-cell>
              <table:table-cell office:value-type="float" office:value="10.843517">
                <text:p>10.843517</text:p>
              </table:table-cell>
              <table:table-cell office:value-type="float" office:value="11.055936">
                <text:p>11.055936</text:p>
              </table:table-cell>
            </table:table-row>
            <table:table-row>
              <table:table-cell office:value-type="float" office:value="616000">
                <text:p>616000</text:p>
              </table:table-cell>
              <table:table-cell office:value-type="float" office:value="11.550784">
                <text:p>11.550784</text:p>
              </table:table-cell>
              <table:table-cell office:value-type="float" office:value="11.663177">
                <text:p>11.663177</text:p>
              </table:table-cell>
            </table:table-row>
            <table:table-row>
              <table:table-cell office:value-type="float" office:value="618000">
                <text:p>618000</text:p>
              </table:table-cell>
              <table:table-cell office:value-type="float" office:value="11.43279">
                <text:p>11.43279</text:p>
              </table:table-cell>
              <table:table-cell office:value-type="float" office:value="12.161439">
                <text:p>12.161439</text:p>
              </table:table-cell>
            </table:table-row>
            <table:table-row>
              <table:table-cell office:value-type="float" office:value="620000">
                <text:p>620000</text:p>
              </table:table-cell>
              <table:table-cell office:value-type="float" office:value="11.49017">
                <text:p>11.49017</text:p>
              </table:table-cell>
              <table:table-cell office:value-type="float" office:value="11.760044">
                <text:p>11.760044</text:p>
              </table:table-cell>
            </table:table-row>
            <table:table-row>
              <table:table-cell office:value-type="float" office:value="622000">
                <text:p>622000</text:p>
              </table:table-cell>
              <table:table-cell office:value-type="float" office:value="11.673002">
                <text:p>11.673002</text:p>
              </table:table-cell>
              <table:table-cell office:value-type="float" office:value="11.63754">
                <text:p>11.63754</text:p>
              </table:table-cell>
            </table:table-row>
            <table:table-row>
              <table:table-cell office:value-type="float" office:value="624000">
                <text:p>624000</text:p>
              </table:table-cell>
              <table:table-cell office:value-type="float" office:value="11.612168">
                <text:p>11.612168</text:p>
              </table:table-cell>
              <table:table-cell office:value-type="float" office:value="11.559879">
                <text:p>11.559879</text:p>
              </table:table-cell>
            </table:table-row>
            <table:table-row>
              <table:table-cell office:value-type="float" office:value="626000">
                <text:p>626000</text:p>
              </table:table-cell>
              <table:table-cell office:value-type="float" office:value="11.777195">
                <text:p>11.777195</text:p>
              </table:table-cell>
              <table:table-cell office:value-type="float" office:value="11.788562">
                <text:p>11.788562</text:p>
              </table:table-cell>
            </table:table-row>
            <table:table-row>
              <table:table-cell office:value-type="float" office:value="628000">
                <text:p>628000</text:p>
              </table:table-cell>
              <table:table-cell office:value-type="float" office:value="11.705084">
                <text:p>11.705084</text:p>
              </table:table-cell>
              <table:table-cell office:value-type="float" office:value="11.476384">
                <text:p>11.476384</text:p>
              </table:table-cell>
            </table:table-row>
            <table:table-row>
              <table:table-cell office:value-type="float" office:value="630000">
                <text:p>630000</text:p>
              </table:table-cell>
              <table:table-cell office:value-type="float" office:value="11.606401">
                <text:p>11.606401</text:p>
              </table:table-cell>
              <table:table-cell office:value-type="float" office:value="11.442261">
                <text:p>11.442261</text:p>
              </table:table-cell>
            </table:table-row>
            <table:table-row>
              <table:table-cell office:value-type="float" office:value="632000">
                <text:p>632000</text:p>
              </table:table-cell>
              <table:table-cell office:value-type="float" office:value="11.502689">
                <text:p>11.502689</text:p>
              </table:table-cell>
              <table:table-cell office:value-type="float" office:value="11.915851">
                <text:p>11.915851</text:p>
              </table:table-cell>
            </table:table-row>
            <table:table-row>
              <table:table-cell office:value-type="float" office:value="634000">
                <text:p>634000</text:p>
              </table:table-cell>
              <table:table-cell office:value-type="float" office:value="12.00698">
                <text:p>12.00698</text:p>
              </table:table-cell>
              <table:table-cell office:value-type="float" office:value="11.884428">
                <text:p>11.884428</text:p>
              </table:table-cell>
            </table:table-row>
            <table:table-row>
              <table:table-cell office:value-type="float" office:value="636000">
                <text:p>636000</text:p>
              </table:table-cell>
              <table:table-cell office:value-type="float" office:value="11.575447">
                <text:p>11.575447</text:p>
              </table:table-cell>
              <table:table-cell office:value-type="float" office:value="12.138699">
                <text:p>12.138699</text:p>
              </table:table-cell>
            </table:table-row>
            <table:table-row>
              <table:table-cell office:value-type="float" office:value="638000">
                <text:p>638000</text:p>
              </table:table-cell>
              <table:table-cell office:value-type="float" office:value="11.69322">
                <text:p>11.69322</text:p>
              </table:table-cell>
              <table:table-cell office:value-type="float" office:value="12.208193">
                <text:p>12.208193</text:p>
              </table:table-cell>
            </table:table-row>
            <table:table-row>
              <table:table-cell office:value-type="float" office:value="640000">
                <text:p>640000</text:p>
              </table:table-cell>
              <table:table-cell office:value-type="float" office:value="11.83245">
                <text:p>11.83245</text:p>
              </table:table-cell>
              <table:table-cell office:value-type="float" office:value="12.380733">
                <text:p>12.380733</text:p>
              </table:table-cell>
            </table:table-row>
            <table:table-row>
              <table:table-cell office:value-type="float" office:value="642000">
                <text:p>642000</text:p>
              </table:table-cell>
              <table:table-cell office:value-type="float" office:value="11.623075">
                <text:p>11.623075</text:p>
              </table:table-cell>
              <table:table-cell office:value-type="float" office:value="12.057478">
                <text:p>12.057478</text:p>
              </table:table-cell>
            </table:table-row>
            <table:table-row>
              <table:table-cell office:value-type="float" office:value="644000">
                <text:p>644000</text:p>
              </table:table-cell>
              <table:table-cell office:value-type="float" office:value="11.571675">
                <text:p>11.571675</text:p>
              </table:table-cell>
              <table:table-cell office:value-type="float" office:value="12.21898">
                <text:p>12.21898</text:p>
              </table:table-cell>
            </table:table-row>
            <table:table-row>
              <table:table-cell office:value-type="float" office:value="646000">
                <text:p>646000</text:p>
              </table:table-cell>
              <table:table-cell office:value-type="float" office:value="11.896553">
                <text:p>11.896553</text:p>
              </table:table-cell>
              <table:table-cell office:value-type="float" office:value="12.500139">
                <text:p>12.500139</text:p>
              </table:table-cell>
            </table:table-row>
            <table:table-row>
              <table:table-cell office:value-type="float" office:value="648000">
                <text:p>648000</text:p>
              </table:table-cell>
              <table:table-cell office:value-type="float" office:value="11.173816">
                <text:p>11.173816</text:p>
              </table:table-cell>
              <table:table-cell office:value-type="float" office:value="12.107651">
                <text:p>12.107651</text:p>
              </table:table-cell>
            </table:table-row>
            <table:table-row>
              <table:table-cell office:value-type="float" office:value="650000">
                <text:p>650000</text:p>
              </table:table-cell>
              <table:table-cell office:value-type="float" office:value="11.836699">
                <text:p>11.836699</text:p>
              </table:table-cell>
              <table:table-cell office:value-type="float" office:value="11.865262">
                <text:p>11.865262</text:p>
              </table:table-cell>
            </table:table-row>
            <table:table-row>
              <table:table-cell office:value-type="float" office:value="652000">
                <text:p>652000</text:p>
              </table:table-cell>
              <table:table-cell office:value-type="float" office:value="12.09524">
                <text:p>12.09524</text:p>
              </table:table-cell>
              <table:table-cell office:value-type="float" office:value="12.201097">
                <text:p>12.201097</text:p>
              </table:table-cell>
            </table:table-row>
            <table:table-row>
              <table:table-cell office:value-type="float" office:value="654000">
                <text:p>654000</text:p>
              </table:table-cell>
              <table:table-cell office:value-type="float" office:value="11.956167">
                <text:p>11.956167</text:p>
              </table:table-cell>
              <table:table-cell office:value-type="float" office:value="12.403853">
                <text:p>12.403853</text:p>
              </table:table-cell>
            </table:table-row>
            <table:table-row>
              <table:table-cell office:value-type="float" office:value="656000">
                <text:p>656000</text:p>
              </table:table-cell>
              <table:table-cell office:value-type="float" office:value="11.741135">
                <text:p>11.741135</text:p>
              </table:table-cell>
              <table:table-cell office:value-type="float" office:value="12.365702">
                <text:p>12.365702</text:p>
              </table:table-cell>
            </table:table-row>
            <table:table-row>
              <table:table-cell office:value-type="float" office:value="658000">
                <text:p>658000</text:p>
              </table:table-cell>
              <table:table-cell office:value-type="float" office:value="12.160281">
                <text:p>12.160281</text:p>
              </table:table-cell>
              <table:table-cell office:value-type="float" office:value="12.311159">
                <text:p>12.311159</text:p>
              </table:table-cell>
            </table:table-row>
            <table:table-row>
              <table:table-cell office:value-type="float" office:value="660000">
                <text:p>660000</text:p>
              </table:table-cell>
              <table:table-cell office:value-type="float" office:value="12.000712">
                <text:p>12.000712</text:p>
              </table:table-cell>
              <table:table-cell office:value-type="float" office:value="11.947157">
                <text:p>11.947157</text:p>
              </table:table-cell>
            </table:table-row>
            <table:table-row>
              <table:table-cell office:value-type="float" office:value="662000">
                <text:p>662000</text:p>
              </table:table-cell>
              <table:table-cell office:value-type="float" office:value="12.116012">
                <text:p>12.116012</text:p>
              </table:table-cell>
              <table:table-cell office:value-type="float" office:value="11.576599">
                <text:p>11.576599</text:p>
              </table:table-cell>
            </table:table-row>
            <table:table-row>
              <table:table-cell office:value-type="float" office:value="664000">
                <text:p>664000</text:p>
              </table:table-cell>
              <table:table-cell office:value-type="float" office:value="12.288267">
                <text:p>12.288267</text:p>
              </table:table-cell>
              <table:table-cell office:value-type="float" office:value="12.009614">
                <text:p>12.009614</text:p>
              </table:table-cell>
            </table:table-row>
            <table:table-row>
              <table:table-cell office:value-type="float" office:value="666000">
                <text:p>666000</text:p>
              </table:table-cell>
              <table:table-cell office:value-type="float" office:value="12.070172">
                <text:p>12.070172</text:p>
              </table:table-cell>
              <table:table-cell office:value-type="float" office:value="12.136352">
                <text:p>12.136352</text:p>
              </table:table-cell>
            </table:table-row>
            <table:table-row>
              <table:table-cell office:value-type="float" office:value="668000">
                <text:p>668000</text:p>
              </table:table-cell>
              <table:table-cell office:value-type="float" office:value="12.93025">
                <text:p>12.93025</text:p>
              </table:table-cell>
              <table:table-cell office:value-type="float" office:value="12.35926">
                <text:p>12.35926</text:p>
              </table:table-cell>
            </table:table-row>
            <table:table-row>
              <table:table-cell office:value-type="float" office:value="670000">
                <text:p>670000</text:p>
              </table:table-cell>
              <table:table-cell office:value-type="float" office:value="11.912488">
                <text:p>11.912488</text:p>
              </table:table-cell>
              <table:table-cell office:value-type="float" office:value="12.439994">
                <text:p>12.439994</text:p>
              </table:table-cell>
            </table:table-row>
            <table:table-row>
              <table:table-cell office:value-type="float" office:value="672000">
                <text:p>672000</text:p>
              </table:table-cell>
              <table:table-cell office:value-type="float" office:value="11.769494">
                <text:p>11.769494</text:p>
              </table:table-cell>
              <table:table-cell office:value-type="float" office:value="12.755142">
                <text:p>12.755142</text:p>
              </table:table-cell>
            </table:table-row>
            <table:table-row>
              <table:table-cell office:value-type="float" office:value="674000">
                <text:p>674000</text:p>
              </table:table-cell>
              <table:table-cell office:value-type="float" office:value="11.806439">
                <text:p>11.806439</text:p>
              </table:table-cell>
              <table:table-cell office:value-type="float" office:value="12.553593">
                <text:p>12.553593</text:p>
              </table:table-cell>
            </table:table-row>
            <table:table-row>
              <table:table-cell office:value-type="float" office:value="676000">
                <text:p>676000</text:p>
              </table:table-cell>
              <table:table-cell office:value-type="float" office:value="12.163299">
                <text:p>12.163299</text:p>
              </table:table-cell>
              <table:table-cell office:value-type="float" office:value="12.489697">
                <text:p>12.489697</text:p>
              </table:table-cell>
            </table:table-row>
            <table:table-row>
              <table:table-cell office:value-type="float" office:value="678000">
                <text:p>678000</text:p>
              </table:table-cell>
              <table:table-cell office:value-type="float" office:value="12.303546">
                <text:p>12.303546</text:p>
              </table:table-cell>
              <table:table-cell office:value-type="float" office:value="12.509838">
                <text:p>12.509838</text:p>
              </table:table-cell>
            </table:table-row>
            <table:table-row>
              <table:table-cell office:value-type="float" office:value="680000">
                <text:p>680000</text:p>
              </table:table-cell>
              <table:table-cell office:value-type="float" office:value="12.597408">
                <text:p>12.597408</text:p>
              </table:table-cell>
              <table:table-cell office:value-type="float" office:value="12.782822">
                <text:p>12.782822</text:p>
              </table:table-cell>
            </table:table-row>
            <table:table-row>
              <table:table-cell office:value-type="float" office:value="682000">
                <text:p>682000</text:p>
              </table:table-cell>
              <table:table-cell office:value-type="float" office:value="12.571103">
                <text:p>12.571103</text:p>
              </table:table-cell>
              <table:table-cell office:value-type="float" office:value="13.263725">
                <text:p>13.263725</text:p>
              </table:table-cell>
            </table:table-row>
            <table:table-row>
              <table:table-cell office:value-type="float" office:value="684000">
                <text:p>684000</text:p>
              </table:table-cell>
              <table:table-cell office:value-type="float" office:value="12.697507">
                <text:p>12.697507</text:p>
              </table:table-cell>
              <table:table-cell office:value-type="float" office:value="13.13059">
                <text:p>13.13059</text:p>
              </table:table-cell>
            </table:table-row>
            <table:table-row>
              <table:table-cell office:value-type="float" office:value="686000">
                <text:p>686000</text:p>
              </table:table-cell>
              <table:table-cell office:value-type="float" office:value="12.622791">
                <text:p>12.622791</text:p>
              </table:table-cell>
              <table:table-cell office:value-type="float" office:value="13.153817">
                <text:p>13.153817</text:p>
              </table:table-cell>
            </table:table-row>
            <table:table-row>
              <table:table-cell office:value-type="float" office:value="688000">
                <text:p>688000</text:p>
              </table:table-cell>
              <table:table-cell office:value-type="float" office:value="12.71608">
                <text:p>12.71608</text:p>
              </table:table-cell>
              <table:table-cell office:value-type="float" office:value="13.041699">
                <text:p>13.041699</text:p>
              </table:table-cell>
            </table:table-row>
            <table:table-row>
              <table:table-cell office:value-type="float" office:value="690000">
                <text:p>690000</text:p>
              </table:table-cell>
              <table:table-cell office:value-type="float" office:value="12.731423">
                <text:p>12.731423</text:p>
              </table:table-cell>
              <table:table-cell office:value-type="float" office:value="13.285384">
                <text:p>13.285384</text:p>
              </table:table-cell>
            </table:table-row>
            <table:table-row>
              <table:table-cell office:value-type="float" office:value="692000">
                <text:p>692000</text:p>
              </table:table-cell>
              <table:table-cell office:value-type="float" office:value="12.606943">
                <text:p>12.606943</text:p>
              </table:table-cell>
              <table:table-cell office:value-type="float" office:value="13.352943">
                <text:p>13.352943</text:p>
              </table:table-cell>
            </table:table-row>
            <table:table-row>
              <table:table-cell office:value-type="float" office:value="694000">
                <text:p>694000</text:p>
              </table:table-cell>
              <table:table-cell office:value-type="float" office:value="12.648683">
                <text:p>12.648683</text:p>
              </table:table-cell>
              <table:table-cell office:value-type="float" office:value="13.047235">
                <text:p>13.047235</text:p>
              </table:table-cell>
            </table:table-row>
            <table:table-row>
              <table:table-cell office:value-type="float" office:value="696000">
                <text:p>696000</text:p>
              </table:table-cell>
              <table:table-cell office:value-type="float" office:value="12.708577">
                <text:p>12.708577</text:p>
              </table:table-cell>
              <table:table-cell office:value-type="float" office:value="12.746242">
                <text:p>12.746242</text:p>
              </table:table-cell>
            </table:table-row>
            <table:table-row>
              <table:table-cell office:value-type="float" office:value="698000">
                <text:p>698000</text:p>
              </table:table-cell>
              <table:table-cell office:value-type="float" office:value="12.776474">
                <text:p>12.776474</text:p>
              </table:table-cell>
              <table:table-cell office:value-type="float" office:value="13.276266">
                <text:p>13.276266</text:p>
              </table:table-cell>
            </table:table-row>
            <table:table-row>
              <table:table-cell office:value-type="float" office:value="700000">
                <text:p>700000</text:p>
              </table:table-cell>
              <table:table-cell office:value-type="float" office:value="13.461007">
                <text:p>13.461007</text:p>
              </table:table-cell>
              <table:table-cell office:value-type="float" office:value="13.742095">
                <text:p>13.742095</text:p>
              </table:table-cell>
            </table:table-row>
            <table:table-row>
              <table:table-cell office:value-type="float" office:value="702000">
                <text:p>702000</text:p>
              </table:table-cell>
              <table:table-cell office:value-type="float" office:value="13.408798">
                <text:p>13.408798</text:p>
              </table:table-cell>
              <table:table-cell office:value-type="float" office:value="12.873418">
                <text:p>12.873418</text:p>
              </table:table-cell>
            </table:table-row>
            <table:table-row>
              <table:table-cell office:value-type="float" office:value="704000">
                <text:p>704000</text:p>
              </table:table-cell>
              <table:table-cell office:value-type="float" office:value="14.014439">
                <text:p>14.014439</text:p>
              </table:table-cell>
              <table:table-cell office:value-type="float" office:value="13.176833">
                <text:p>13.176833</text:p>
              </table:table-cell>
            </table:table-row>
            <table:table-row>
              <table:table-cell office:value-type="float" office:value="706000">
                <text:p>706000</text:p>
              </table:table-cell>
              <table:table-cell office:value-type="float" office:value="13.979302">
                <text:p>13.979302</text:p>
              </table:table-cell>
              <table:table-cell office:value-type="float" office:value="14.078163">
                <text:p>14.078163</text:p>
              </table:table-cell>
            </table:table-row>
            <table:table-row>
              <table:table-cell office:value-type="float" office:value="708000">
                <text:p>708000</text:p>
              </table:table-cell>
              <table:table-cell office:value-type="float" office:value="13.655206">
                <text:p>13.655206</text:p>
              </table:table-cell>
              <table:table-cell office:value-type="float" office:value="14.041617">
                <text:p>14.041617</text:p>
              </table:table-cell>
            </table:table-row>
            <table:table-row>
              <table:table-cell office:value-type="float" office:value="710000">
                <text:p>710000</text:p>
              </table:table-cell>
              <table:table-cell office:value-type="float" office:value="13.683338">
                <text:p>13.683338</text:p>
              </table:table-cell>
              <table:table-cell office:value-type="float" office:value="12.959693">
                <text:p>12.959693</text:p>
              </table:table-cell>
            </table:table-row>
            <table:table-row>
              <table:table-cell office:value-type="float" office:value="712000">
                <text:p>712000</text:p>
              </table:table-cell>
              <table:table-cell office:value-type="float" office:value="13.48005">
                <text:p>13.48005</text:p>
              </table:table-cell>
              <table:table-cell office:value-type="float" office:value="12.98347">
                <text:p>12.98347</text:p>
              </table:table-cell>
            </table:table-row>
            <table:table-row>
              <table:table-cell office:value-type="float" office:value="714000">
                <text:p>714000</text:p>
              </table:table-cell>
              <table:table-cell office:value-type="float" office:value="13.123421">
                <text:p>13.123421</text:p>
              </table:table-cell>
              <table:table-cell office:value-type="float" office:value="13.380175">
                <text:p>13.380175</text:p>
              </table:table-cell>
            </table:table-row>
            <table:table-row>
              <table:table-cell office:value-type="float" office:value="716000">
                <text:p>716000</text:p>
              </table:table-cell>
              <table:table-cell office:value-type="float" office:value="13.244461">
                <text:p>13.244461</text:p>
              </table:table-cell>
              <table:table-cell office:value-type="float" office:value="13.314201">
                <text:p>13.314201</text:p>
              </table:table-cell>
            </table:table-row>
            <table:table-row>
              <table:table-cell office:value-type="float" office:value="718000">
                <text:p>718000</text:p>
              </table:table-cell>
              <table:table-cell office:value-type="float" office:value="13.616042">
                <text:p>13.616042</text:p>
              </table:table-cell>
              <table:table-cell office:value-type="float" office:value="13.091199">
                <text:p>13.091199</text:p>
              </table:table-cell>
            </table:table-row>
            <table:table-row>
              <table:table-cell office:value-type="float" office:value="720000">
                <text:p>720000</text:p>
              </table:table-cell>
              <table:table-cell office:value-type="float" office:value="13.608096">
                <text:p>13.608096</text:p>
              </table:table-cell>
              <table:table-cell office:value-type="float" office:value="12.829703">
                <text:p>12.829703</text:p>
              </table:table-cell>
            </table:table-row>
            <table:table-row>
              <table:table-cell office:value-type="float" office:value="722000">
                <text:p>722000</text:p>
              </table:table-cell>
              <table:table-cell office:value-type="float" office:value="13.552365">
                <text:p>13.552365</text:p>
              </table:table-cell>
              <table:table-cell office:value-type="float" office:value="12.829023">
                <text:p>12.829023</text:p>
              </table:table-cell>
            </table:table-row>
            <table:table-row>
              <table:table-cell office:value-type="float" office:value="724000">
                <text:p>724000</text:p>
              </table:table-cell>
              <table:table-cell office:value-type="float" office:value="13.18647">
                <text:p>13.18647</text:p>
              </table:table-cell>
              <table:table-cell office:value-type="float" office:value="12.92784">
                <text:p>12.92784</text:p>
              </table:table-cell>
            </table:table-row>
            <table:table-row>
              <table:table-cell office:value-type="float" office:value="726000">
                <text:p>726000</text:p>
              </table:table-cell>
              <table:table-cell office:value-type="float" office:value="13.526066">
                <text:p>13.526066</text:p>
              </table:table-cell>
              <table:table-cell office:value-type="float" office:value="13.313001">
                <text:p>13.313001</text:p>
              </table:table-cell>
            </table:table-row>
            <table:table-row>
              <table:table-cell office:value-type="float" office:value="728000">
                <text:p>728000</text:p>
              </table:table-cell>
              <table:table-cell office:value-type="float" office:value="13.595002">
                <text:p>13.595002</text:p>
              </table:table-cell>
              <table:table-cell office:value-type="float" office:value="12.987907">
                <text:p>12.987907</text:p>
              </table:table-cell>
            </table:table-row>
            <table:table-row>
              <table:table-cell office:value-type="float" office:value="730000">
                <text:p>730000</text:p>
              </table:table-cell>
              <table:table-cell office:value-type="float" office:value="13.450894">
                <text:p>13.450894</text:p>
              </table:table-cell>
              <table:table-cell office:value-type="float" office:value="13.113075">
                <text:p>13.113075</text:p>
              </table:table-cell>
            </table:table-row>
            <table:table-row>
              <table:table-cell office:value-type="float" office:value="732000">
                <text:p>732000</text:p>
              </table:table-cell>
              <table:table-cell office:value-type="float" office:value="13.527674">
                <text:p>13.527674</text:p>
              </table:table-cell>
              <table:table-cell office:value-type="float" office:value="13.125483">
                <text:p>13.125483</text:p>
              </table:table-cell>
            </table:table-row>
            <table:table-row>
              <table:table-cell office:value-type="float" office:value="734000">
                <text:p>734000</text:p>
              </table:table-cell>
              <table:table-cell office:value-type="float" office:value="13.263475">
                <text:p>13.263475</text:p>
              </table:table-cell>
              <table:table-cell office:value-type="float" office:value="13.230903">
                <text:p>13.230903</text:p>
              </table:table-cell>
            </table:table-row>
            <table:table-row>
              <table:table-cell office:value-type="float" office:value="736000">
                <text:p>736000</text:p>
              </table:table-cell>
              <table:table-cell office:value-type="float" office:value="14.245168">
                <text:p>14.245168</text:p>
              </table:table-cell>
              <table:table-cell office:value-type="float" office:value="13.161363">
                <text:p>13.161363</text:p>
              </table:table-cell>
            </table:table-row>
            <table:table-row>
              <table:table-cell office:value-type="float" office:value="738000">
                <text:p>738000</text:p>
              </table:table-cell>
              <table:table-cell office:value-type="float" office:value="14.201799">
                <text:p>14.201799</text:p>
              </table:table-cell>
              <table:table-cell office:value-type="float" office:value="13.874829">
                <text:p>13.874829</text:p>
              </table:table-cell>
            </table:table-row>
            <table:table-row>
              <table:table-cell office:value-type="float" office:value="740000">
                <text:p>740000</text:p>
              </table:table-cell>
              <table:table-cell office:value-type="float" office:value="14.154859">
                <text:p>14.154859</text:p>
              </table:table-cell>
              <table:table-cell office:value-type="float" office:value="13.721478">
                <text:p>13.721478</text:p>
              </table:table-cell>
            </table:table-row>
            <table:table-row>
              <table:table-cell office:value-type="float" office:value="742000">
                <text:p>742000</text:p>
              </table:table-cell>
              <table:table-cell office:value-type="float" office:value="14.388431">
                <text:p>14.388431</text:p>
              </table:table-cell>
              <table:table-cell office:value-type="float" office:value="13.909168">
                <text:p>13.909168</text:p>
              </table:table-cell>
            </table:table-row>
            <table:table-row>
              <table:table-cell office:value-type="float" office:value="744000">
                <text:p>744000</text:p>
              </table:table-cell>
              <table:table-cell office:value-type="float" office:value="14.313765">
                <text:p>14.313765</text:p>
              </table:table-cell>
              <table:table-cell office:value-type="float" office:value="13.958806">
                <text:p>13.958806</text:p>
              </table:table-cell>
            </table:table-row>
            <table:table-row>
              <table:table-cell office:value-type="float" office:value="746000">
                <text:p>746000</text:p>
              </table:table-cell>
              <table:table-cell office:value-type="float" office:value="14.302053">
                <text:p>14.302053</text:p>
              </table:table-cell>
              <table:table-cell office:value-type="float" office:value="13.693236">
                <text:p>13.693236</text:p>
              </table:table-cell>
            </table:table-row>
            <table:table-row>
              <table:table-cell office:value-type="float" office:value="748000">
                <text:p>748000</text:p>
              </table:table-cell>
              <table:table-cell office:value-type="float" office:value="14.300714">
                <text:p>14.300714</text:p>
              </table:table-cell>
              <table:table-cell office:value-type="float" office:value="13.767156">
                <text:p>13.767156</text:p>
              </table:table-cell>
            </table:table-row>
            <table:table-row>
              <table:table-cell office:value-type="float" office:value="750000">
                <text:p>750000</text:p>
              </table:table-cell>
              <table:table-cell office:value-type="float" office:value="14.188336">
                <text:p>14.188336</text:p>
              </table:table-cell>
              <table:table-cell office:value-type="float" office:value="13.974108">
                <text:p>13.974108</text:p>
              </table:table-cell>
            </table:table-row>
            <table:table-row>
              <table:table-cell office:value-type="float" office:value="752000">
                <text:p>752000</text:p>
              </table:table-cell>
              <table:table-cell office:value-type="float" office:value="14.117705">
                <text:p>14.117705</text:p>
              </table:table-cell>
              <table:table-cell office:value-type="float" office:value="14.345571">
                <text:p>14.345571</text:p>
              </table:table-cell>
            </table:table-row>
            <table:table-row>
              <table:table-cell office:value-type="float" office:value="754000">
                <text:p>754000</text:p>
              </table:table-cell>
              <table:table-cell office:value-type="float" office:value="14.042559">
                <text:p>14.042559</text:p>
              </table:table-cell>
              <table:table-cell office:value-type="float" office:value="14.004208">
                <text:p>14.004208</text:p>
              </table:table-cell>
            </table:table-row>
            <table:table-row>
              <table:table-cell office:value-type="float" office:value="756000">
                <text:p>756000</text:p>
              </table:table-cell>
              <table:table-cell office:value-type="float" office:value="14.07081">
                <text:p>14.07081</text:p>
              </table:table-cell>
              <table:table-cell office:value-type="float" office:value="14.174587">
                <text:p>14.174587</text:p>
              </table:table-cell>
            </table:table-row>
            <table:table-row>
              <table:table-cell office:value-type="float" office:value="758000">
                <text:p>758000</text:p>
              </table:table-cell>
              <table:table-cell office:value-type="float" office:value="14.147542">
                <text:p>14.147542</text:p>
              </table:table-cell>
              <table:table-cell office:value-type="float" office:value="13.617197">
                <text:p>13.617197</text:p>
              </table:table-cell>
            </table:table-row>
            <table:table-row>
              <table:table-cell office:value-type="float" office:value="760000">
                <text:p>760000</text:p>
              </table:table-cell>
              <table:table-cell office:value-type="float" office:value="14.16851">
                <text:p>14.16851</text:p>
              </table:table-cell>
              <table:table-cell office:value-type="float" office:value="13.557978">
                <text:p>13.557978</text:p>
              </table:table-cell>
            </table:table-row>
            <table:table-row>
              <table:table-cell office:value-type="float" office:value="762000">
                <text:p>762000</text:p>
              </table:table-cell>
              <table:table-cell office:value-type="float" office:value="14.374826">
                <text:p>14.374826</text:p>
              </table:table-cell>
              <table:table-cell office:value-type="float" office:value="13.496418">
                <text:p>13.496418</text:p>
              </table:table-cell>
            </table:table-row>
            <table:table-row>
              <table:table-cell office:value-type="float" office:value="764000">
                <text:p>764000</text:p>
              </table:table-cell>
              <table:table-cell office:value-type="float" office:value="14.758654">
                <text:p>14.758654</text:p>
              </table:table-cell>
              <table:table-cell office:value-type="float" office:value="13.651558">
                <text:p>13.651558</text:p>
              </table:table-cell>
            </table:table-row>
            <table:table-row>
              <table:table-cell office:value-type="float" office:value="766000">
                <text:p>766000</text:p>
              </table:table-cell>
              <table:table-cell office:value-type="float" office:value="14.846759">
                <text:p>14.846759</text:p>
              </table:table-cell>
              <table:table-cell office:value-type="float" office:value="13.669733">
                <text:p>13.669733</text:p>
              </table:table-cell>
            </table:table-row>
            <table:table-row>
              <table:table-cell office:value-type="float" office:value="768000">
                <text:p>768000</text:p>
              </table:table-cell>
              <table:table-cell office:value-type="float" office:value="14.780384">
                <text:p>14.780384</text:p>
              </table:table-cell>
              <table:table-cell office:value-type="float" office:value="13.69537">
                <text:p>13.69537</text:p>
              </table:table-cell>
            </table:table-row>
            <table:table-row>
              <table:table-cell office:value-type="float" office:value="770000">
                <text:p>770000</text:p>
              </table:table-cell>
              <table:table-cell office:value-type="float" office:value="14.838104">
                <text:p>14.838104</text:p>
              </table:table-cell>
              <table:table-cell office:value-type="float" office:value="13.649147">
                <text:p>13.649147</text:p>
              </table:table-cell>
            </table:table-row>
            <table:table-row>
              <table:table-cell office:value-type="float" office:value="772000">
                <text:p>772000</text:p>
              </table:table-cell>
              <table:table-cell office:value-type="float" office:value="14.479403">
                <text:p>14.479403</text:p>
              </table:table-cell>
              <table:table-cell office:value-type="float" office:value="13.786061">
                <text:p>13.786061</text:p>
              </table:table-cell>
            </table:table-row>
            <table:table-row>
              <table:table-cell office:value-type="float" office:value="774000">
                <text:p>774000</text:p>
              </table:table-cell>
              <table:table-cell office:value-type="float" office:value="14.317758">
                <text:p>14.317758</text:p>
              </table:table-cell>
              <table:table-cell office:value-type="float" office:value="13.757422">
                <text:p>13.757422</text:p>
              </table:table-cell>
            </table:table-row>
            <table:table-row>
              <table:table-cell office:value-type="float" office:value="776000">
                <text:p>776000</text:p>
              </table:table-cell>
              <table:table-cell office:value-type="float" office:value="14.500211">
                <text:p>14.500211</text:p>
              </table:table-cell>
              <table:table-cell office:value-type="float" office:value="13.893485">
                <text:p>13.893485</text:p>
              </table:table-cell>
            </table:table-row>
            <table:table-row>
              <table:table-cell office:value-type="float" office:value="778000">
                <text:p>778000</text:p>
              </table:table-cell>
              <table:table-cell office:value-type="float" office:value="14.379431">
                <text:p>14.379431</text:p>
              </table:table-cell>
              <table:table-cell office:value-type="float" office:value="13.897522">
                <text:p>13.897522</text:p>
              </table:table-cell>
            </table:table-row>
            <table:table-row>
              <table:table-cell office:value-type="float" office:value="780000">
                <text:p>780000</text:p>
              </table:table-cell>
              <table:table-cell office:value-type="float" office:value="14.336416">
                <text:p>14.336416</text:p>
              </table:table-cell>
              <table:table-cell office:value-type="float" office:value="13.994724">
                <text:p>13.994724</text:p>
              </table:table-cell>
            </table:table-row>
            <table:table-row>
              <table:table-cell office:value-type="float" office:value="782000">
                <text:p>782000</text:p>
              </table:table-cell>
              <table:table-cell office:value-type="float" office:value="14.631896">
                <text:p>14.631896</text:p>
              </table:table-cell>
              <table:table-cell office:value-type="float" office:value="13.998501">
                <text:p>13.998501</text:p>
              </table:table-cell>
            </table:table-row>
            <table:table-row>
              <table:table-cell office:value-type="float" office:value="784000">
                <text:p>784000</text:p>
              </table:table-cell>
              <table:table-cell office:value-type="float" office:value="14.640064">
                <text:p>14.640064</text:p>
              </table:table-cell>
              <table:table-cell office:value-type="float" office:value="15.640172">
                <text:p>15.640172</text:p>
              </table:table-cell>
            </table:table-row>
            <table:table-row>
              <table:table-cell office:value-type="float" office:value="786000">
                <text:p>786000</text:p>
              </table:table-cell>
              <table:table-cell office:value-type="float" office:value="14.695564">
                <text:p>14.695564</text:p>
              </table:table-cell>
              <table:table-cell office:value-type="float" office:value="15.053359">
                <text:p>15.053359</text:p>
              </table:table-cell>
            </table:table-row>
            <table:table-row>
              <table:table-cell office:value-type="float" office:value="788000">
                <text:p>788000</text:p>
              </table:table-cell>
              <table:table-cell office:value-type="float" office:value="14.937739">
                <text:p>14.937739</text:p>
              </table:table-cell>
              <table:table-cell office:value-type="float" office:value="14.04498">
                <text:p>14.04498</text:p>
              </table:table-cell>
            </table:table-row>
            <table:table-row>
              <table:table-cell office:value-type="float" office:value="790000">
                <text:p>790000</text:p>
              </table:table-cell>
              <table:table-cell office:value-type="float" office:value="14.907303">
                <text:p>14.907303</text:p>
              </table:table-cell>
              <table:table-cell office:value-type="float" office:value="14.087557">
                <text:p>14.087557</text:p>
              </table:table-cell>
            </table:table-row>
            <table:table-row>
              <table:table-cell office:value-type="float" office:value="792000">
                <text:p>792000</text:p>
              </table:table-cell>
              <table:table-cell office:value-type="float" office:value="14.96299">
                <text:p>14.96299</text:p>
              </table:table-cell>
              <table:table-cell office:value-type="float" office:value="14.16603">
                <text:p>14.16603</text:p>
              </table:table-cell>
            </table:table-row>
            <table:table-row>
              <table:table-cell office:value-type="float" office:value="794000">
                <text:p>794000</text:p>
              </table:table-cell>
              <table:table-cell office:value-type="float" office:value="14.88536">
                <text:p>14.88536</text:p>
              </table:table-cell>
              <table:table-cell office:value-type="float" office:value="14.253713">
                <text:p>14.253713</text:p>
              </table:table-cell>
            </table:table-row>
            <table:table-row>
              <table:table-cell office:value-type="float" office:value="796000">
                <text:p>796000</text:p>
              </table:table-cell>
              <table:table-cell office:value-type="float" office:value="14.954814">
                <text:p>14.954814</text:p>
              </table:table-cell>
              <table:table-cell office:value-type="float" office:value="15.137082">
                <text:p>15.137082</text:p>
              </table:table-cell>
            </table:table-row>
            <table:table-row>
              <table:table-cell office:value-type="float" office:value="798000">
                <text:p>798000</text:p>
              </table:table-cell>
              <table:table-cell office:value-type="float" office:value="14.983261">
                <text:p>14.983261</text:p>
              </table:table-cell>
              <table:table-cell office:value-type="float" office:value="14.842976">
                <text:p>14.842976</text:p>
              </table:table-cell>
            </table:table-row>
            <table:table-row>
              <table:table-cell office:value-type="float" office:value="800000">
                <text:p>800000</text:p>
              </table:table-cell>
              <table:table-cell office:value-type="float" office:value="15.100087">
                <text:p>15.100087</text:p>
              </table:table-cell>
              <table:table-cell office:value-type="float" office:value="14.1963">
                <text:p>14.1963</text:p>
              </table:table-cell>
            </table:table-row>
            <table:table-row>
              <table:table-cell office:value-type="float" office:value="802000">
                <text:p>802000</text:p>
              </table:table-cell>
              <table:table-cell office:value-type="float" office:value="15.012753">
                <text:p>15.012753</text:p>
              </table:table-cell>
              <table:table-cell office:value-type="float" office:value="15.006231">
                <text:p>15.006231</text:p>
              </table:table-cell>
            </table:table-row>
            <table:table-row>
              <table:table-cell office:value-type="float" office:value="804000">
                <text:p>804000</text:p>
              </table:table-cell>
              <table:table-cell office:value-type="float" office:value="15.059178">
                <text:p>15.059178</text:p>
              </table:table-cell>
              <table:table-cell office:value-type="float" office:value="14.362494">
                <text:p>14.362494</text:p>
              </table:table-cell>
            </table:table-row>
            <table:table-row>
              <table:table-cell office:value-type="float" office:value="806000">
                <text:p>806000</text:p>
              </table:table-cell>
              <table:table-cell office:value-type="float" office:value="14.988631">
                <text:p>14.988631</text:p>
              </table:table-cell>
              <table:table-cell office:value-type="float" office:value="14.331021">
                <text:p>14.331021</text:p>
              </table:table-cell>
            </table:table-row>
            <table:table-row>
              <table:table-cell office:value-type="float" office:value="808000">
                <text:p>808000</text:p>
              </table:table-cell>
              <table:table-cell office:value-type="float" office:value="14.692027">
                <text:p>14.692027</text:p>
              </table:table-cell>
              <table:table-cell office:value-type="float" office:value="14.789843">
                <text:p>14.789843</text:p>
              </table:table-cell>
            </table:table-row>
            <table:table-row>
              <table:table-cell office:value-type="float" office:value="810000">
                <text:p>810000</text:p>
              </table:table-cell>
              <table:table-cell office:value-type="float" office:value="15.035883">
                <text:p>15.035883</text:p>
              </table:table-cell>
              <table:table-cell office:value-type="float" office:value="13.975834">
                <text:p>13.975834</text:p>
              </table:table-cell>
            </table:table-row>
            <table:table-row>
              <table:table-cell office:value-type="float" office:value="812000">
                <text:p>812000</text:p>
              </table:table-cell>
              <table:table-cell office:value-type="float" office:value="15.22179">
                <text:p>15.22179</text:p>
              </table:table-cell>
              <table:table-cell office:value-type="float" office:value="14.60658">
                <text:p>14.60658</text:p>
              </table:table-cell>
            </table:table-row>
            <table:table-row>
              <table:table-cell office:value-type="float" office:value="814000">
                <text:p>814000</text:p>
              </table:table-cell>
              <table:table-cell office:value-type="float" office:value="15.396811">
                <text:p>15.396811</text:p>
              </table:table-cell>
              <table:table-cell office:value-type="float" office:value="16.3463">
                <text:p>16.3463</text:p>
              </table:table-cell>
            </table:table-row>
            <table:table-row>
              <table:table-cell office:value-type="float" office:value="816000">
                <text:p>816000</text:p>
              </table:table-cell>
              <table:table-cell office:value-type="float" office:value="15.383686">
                <text:p>15.383686</text:p>
              </table:table-cell>
              <table:table-cell office:value-type="float" office:value="14.821908">
                <text:p>14.821908</text:p>
              </table:table-cell>
            </table:table-row>
            <table:table-row>
              <table:table-cell office:value-type="float" office:value="818000">
                <text:p>818000</text:p>
              </table:table-cell>
              <table:table-cell office:value-type="float" office:value="15.161865">
                <text:p>15.161865</text:p>
              </table:table-cell>
              <table:table-cell office:value-type="float" office:value="15.182182">
                <text:p>15.182182</text:p>
              </table:table-cell>
            </table:table-row>
            <table:table-row>
              <table:table-cell office:value-type="float" office:value="820000">
                <text:p>820000</text:p>
              </table:table-cell>
              <table:table-cell office:value-type="float" office:value="15.158309">
                <text:p>15.158309</text:p>
              </table:table-cell>
              <table:table-cell office:value-type="float" office:value="14.92432">
                <text:p>14.92432</text:p>
              </table:table-cell>
            </table:table-row>
            <table:table-row>
              <table:table-cell office:value-type="float" office:value="822000">
                <text:p>822000</text:p>
              </table:table-cell>
              <table:table-cell office:value-type="float" office:value="15.304142">
                <text:p>15.304142</text:p>
              </table:table-cell>
              <table:table-cell office:value-type="float" office:value="14.652608">
                <text:p>14.652608</text:p>
              </table:table-cell>
            </table:table-row>
            <table:table-row>
              <table:table-cell office:value-type="float" office:value="824000">
                <text:p>824000</text:p>
              </table:table-cell>
              <table:table-cell office:value-type="float" office:value="15.253993">
                <text:p>15.253993</text:p>
              </table:table-cell>
              <table:table-cell office:value-type="float" office:value="14.901006">
                <text:p>14.901006</text:p>
              </table:table-cell>
            </table:table-row>
            <table:table-row>
              <table:table-cell office:value-type="float" office:value="826000">
                <text:p>826000</text:p>
              </table:table-cell>
              <table:table-cell office:value-type="float" office:value="15.365044">
                <text:p>15.365044</text:p>
              </table:table-cell>
              <table:table-cell office:value-type="float" office:value="15.032787">
                <text:p>15.032787</text:p>
              </table:table-cell>
            </table:table-row>
            <table:table-row>
              <table:table-cell office:value-type="float" office:value="828000">
                <text:p>828000</text:p>
              </table:table-cell>
              <table:table-cell office:value-type="float" office:value="15.071056">
                <text:p>15.071056</text:p>
              </table:table-cell>
              <table:table-cell office:value-type="float" office:value="14.907702">
                <text:p>14.907702</text:p>
              </table:table-cell>
            </table:table-row>
            <table:table-row>
              <table:table-cell office:value-type="float" office:value="830000">
                <text:p>830000</text:p>
              </table:table-cell>
              <table:table-cell office:value-type="float" office:value="14.841579">
                <text:p>14.841579</text:p>
              </table:table-cell>
              <table:table-cell office:value-type="float" office:value="16.078605">
                <text:p>16.078605</text:p>
              </table:table-cell>
            </table:table-row>
            <table:table-row>
              <table:table-cell office:value-type="float" office:value="832000">
                <text:p>832000</text:p>
              </table:table-cell>
              <table:table-cell office:value-type="float" office:value="15.241253">
                <text:p>15.241253</text:p>
              </table:table-cell>
              <table:table-cell office:value-type="float" office:value="15.969705">
                <text:p>15.969705</text:p>
              </table:table-cell>
            </table:table-row>
            <table:table-row>
              <table:table-cell office:value-type="float" office:value="834000">
                <text:p>834000</text:p>
              </table:table-cell>
              <table:table-cell office:value-type="float" office:value="14.772212">
                <text:p>14.772212</text:p>
              </table:table-cell>
              <table:table-cell office:value-type="float" office:value="15.462629">
                <text:p>15.462629</text:p>
              </table:table-cell>
            </table:table-row>
            <table:table-row>
              <table:table-cell office:value-type="float" office:value="836000">
                <text:p>836000</text:p>
              </table:table-cell>
              <table:table-cell office:value-type="float" office:value="14.754848">
                <text:p>14.754848</text:p>
              </table:table-cell>
              <table:table-cell office:value-type="float" office:value="15.72957">
                <text:p>15.72957</text:p>
              </table:table-cell>
            </table:table-row>
            <table:table-row>
              <table:table-cell office:value-type="float" office:value="838000">
                <text:p>838000</text:p>
              </table:table-cell>
              <table:table-cell office:value-type="float" office:value="14.447547">
                <text:p>14.447547</text:p>
              </table:table-cell>
              <table:table-cell office:value-type="float" office:value="15.491251">
                <text:p>15.491251</text:p>
              </table:table-cell>
            </table:table-row>
            <table:table-row>
              <table:table-cell office:value-type="float" office:value="840000">
                <text:p>840000</text:p>
              </table:table-cell>
              <table:table-cell office:value-type="float" office:value="14.844489">
                <text:p>14.844489</text:p>
              </table:table-cell>
              <table:table-cell office:value-type="float" office:value="15.540032">
                <text:p>15.540032</text:p>
              </table:table-cell>
            </table:table-row>
            <table:table-row>
              <table:table-cell office:value-type="float" office:value="842000">
                <text:p>842000</text:p>
              </table:table-cell>
              <table:table-cell office:value-type="float" office:value="14.788691">
                <text:p>14.788691</text:p>
              </table:table-cell>
              <table:table-cell office:value-type="float" office:value="15.427901">
                <text:p>15.427901</text:p>
              </table:table-cell>
            </table:table-row>
            <table:table-row>
              <table:table-cell office:value-type="float" office:value="844000">
                <text:p>844000</text:p>
              </table:table-cell>
              <table:table-cell office:value-type="float" office:value="15.409746">
                <text:p>15.409746</text:p>
              </table:table-cell>
              <table:table-cell office:value-type="float" office:value="15.069132">
                <text:p>15.069132</text:p>
              </table:table-cell>
            </table:table-row>
            <table:table-row>
              <table:table-cell office:value-type="float" office:value="846000">
                <text:p>846000</text:p>
              </table:table-cell>
              <table:table-cell office:value-type="float" office:value="15.660367">
                <text:p>15.660367</text:p>
              </table:table-cell>
              <table:table-cell office:value-type="float" office:value="15.377419">
                <text:p>15.377419</text:p>
              </table:table-cell>
            </table:table-row>
            <table:table-row>
              <table:table-cell office:value-type="float" office:value="848000">
                <text:p>848000</text:p>
              </table:table-cell>
              <table:table-cell office:value-type="float" office:value="15.93083">
                <text:p>15.93083</text:p>
              </table:table-cell>
              <table:table-cell office:value-type="float" office:value="15.195751">
                <text:p>15.195751</text:p>
              </table:table-cell>
            </table:table-row>
            <table:table-row>
              <table:table-cell office:value-type="float" office:value="850000">
                <text:p>850000</text:p>
              </table:table-cell>
              <table:table-cell office:value-type="float" office:value="15.79481">
                <text:p>15.79481</text:p>
              </table:table-cell>
              <table:table-cell office:value-type="float" office:value="15.110822">
                <text:p>15.110822</text:p>
              </table:table-cell>
            </table:table-row>
            <table:table-row>
              <table:table-cell office:value-type="float" office:value="852000">
                <text:p>852000</text:p>
              </table:table-cell>
              <table:table-cell office:value-type="float" office:value="16.290671">
                <text:p>16.290671</text:p>
              </table:table-cell>
              <table:table-cell office:value-type="float" office:value="15.185153">
                <text:p>15.185153</text:p>
              </table:table-cell>
            </table:table-row>
            <table:table-row>
              <table:table-cell office:value-type="float" office:value="854000">
                <text:p>854000</text:p>
              </table:table-cell>
              <table:table-cell office:value-type="float" office:value="16.232516">
                <text:p>16.232516</text:p>
              </table:table-cell>
              <table:table-cell office:value-type="float" office:value="15.259613">
                <text:p>15.259613</text:p>
              </table:table-cell>
            </table:table-row>
            <table:table-row>
              <table:table-cell office:value-type="float" office:value="856000">
                <text:p>856000</text:p>
              </table:table-cell>
              <table:table-cell office:value-type="float" office:value="16.249286">
                <text:p>16.249286</text:p>
              </table:table-cell>
              <table:table-cell office:value-type="float" office:value="16.135556">
                <text:p>16.135556</text:p>
              </table:table-cell>
            </table:table-row>
            <table:table-row>
              <table:table-cell office:value-type="float" office:value="858000">
                <text:p>858000</text:p>
              </table:table-cell>
              <table:table-cell office:value-type="float" office:value="16.226757">
                <text:p>16.226757</text:p>
              </table:table-cell>
              <table:table-cell office:value-type="float" office:value="15.913093">
                <text:p>15.913093</text:p>
              </table:table-cell>
            </table:table-row>
            <table:table-row>
              <table:table-cell office:value-type="float" office:value="860000">
                <text:p>860000</text:p>
              </table:table-cell>
              <table:table-cell office:value-type="float" office:value="16.264834">
                <text:p>16.264834</text:p>
              </table:table-cell>
              <table:table-cell office:value-type="float" office:value="15.830935">
                <text:p>15.830935</text:p>
              </table:table-cell>
            </table:table-row>
            <table:table-row>
              <table:table-cell office:value-type="float" office:value="862000">
                <text:p>862000</text:p>
              </table:table-cell>
              <table:table-cell office:value-type="float" office:value="15.974778">
                <text:p>15.974778</text:p>
              </table:table-cell>
              <table:table-cell office:value-type="float" office:value="15.597113">
                <text:p>15.597113</text:p>
              </table:table-cell>
            </table:table-row>
            <table:table-row>
              <table:table-cell office:value-type="float" office:value="864000">
                <text:p>864000</text:p>
              </table:table-cell>
              <table:table-cell office:value-type="float" office:value="15.950342">
                <text:p>15.950342</text:p>
              </table:table-cell>
              <table:table-cell office:value-type="float" office:value="15.734393">
                <text:p>15.734393</text:p>
              </table:table-cell>
            </table:table-row>
            <table:table-row>
              <table:table-cell office:value-type="float" office:value="866000">
                <text:p>866000</text:p>
              </table:table-cell>
              <table:table-cell office:value-type="float" office:value="16.283407">
                <text:p>16.283407</text:p>
              </table:table-cell>
              <table:table-cell office:value-type="float" office:value="15.86759">
                <text:p>15.86759</text:p>
              </table:table-cell>
            </table:table-row>
            <table:table-row>
              <table:table-cell office:value-type="float" office:value="868000">
                <text:p>868000</text:p>
              </table:table-cell>
              <table:table-cell office:value-type="float" office:value="16.360617">
                <text:p>16.360617</text:p>
              </table:table-cell>
              <table:table-cell office:value-type="float" office:value="15.721254">
                <text:p>15.721254</text:p>
              </table:table-cell>
            </table:table-row>
            <table:table-row>
              <table:table-cell office:value-type="float" office:value="870000">
                <text:p>870000</text:p>
              </table:table-cell>
              <table:table-cell office:value-type="float" office:value="16.366975">
                <text:p>16.366975</text:p>
              </table:table-cell>
              <table:table-cell office:value-type="float" office:value="15.605952">
                <text:p>15.605952</text:p>
              </table:table-cell>
            </table:table-row>
            <table:table-row>
              <table:table-cell office:value-type="float" office:value="872000">
                <text:p>872000</text:p>
              </table:table-cell>
              <table:table-cell office:value-type="float" office:value="16.421586">
                <text:p>16.421586</text:p>
              </table:table-cell>
              <table:table-cell office:value-type="float" office:value="15.525926">
                <text:p>15.525926</text:p>
              </table:table-cell>
            </table:table-row>
            <table:table-row>
              <table:table-cell office:value-type="float" office:value="874000">
                <text:p>874000</text:p>
              </table:table-cell>
              <table:table-cell office:value-type="float" office:value="16.738718">
                <text:p>16.738718</text:p>
              </table:table-cell>
              <table:table-cell office:value-type="float" office:value="15.490045">
                <text:p>15.490045</text:p>
              </table:table-cell>
            </table:table-row>
            <table:table-row>
              <table:table-cell office:value-type="float" office:value="876000">
                <text:p>876000</text:p>
              </table:table-cell>
              <table:table-cell office:value-type="float" office:value="16.63071">
                <text:p>16.63071</text:p>
              </table:table-cell>
              <table:table-cell office:value-type="float" office:value="15.56409">
                <text:p>15.56409</text:p>
              </table:table-cell>
            </table:table-row>
            <table:table-row>
              <table:table-cell office:value-type="float" office:value="878000">
                <text:p>878000</text:p>
              </table:table-cell>
              <table:table-cell office:value-type="float" office:value="16.438236">
                <text:p>16.438236</text:p>
              </table:table-cell>
              <table:table-cell office:value-type="float" office:value="15.5866">
                <text:p>15.5866</text:p>
              </table:table-cell>
            </table:table-row>
            <table:table-row>
              <table:table-cell office:value-type="float" office:value="880000">
                <text:p>880000</text:p>
              </table:table-cell>
              <table:table-cell office:value-type="float" office:value="16.419805">
                <text:p>16.419805</text:p>
              </table:table-cell>
              <table:table-cell office:value-type="float" office:value="15.684831">
                <text:p>15.684831</text:p>
              </table:table-cell>
            </table:table-row>
            <table:table-row>
              <table:table-cell office:value-type="float" office:value="882000">
                <text:p>882000</text:p>
              </table:table-cell>
              <table:table-cell office:value-type="float" office:value="16.701562">
                <text:p>16.701562</text:p>
              </table:table-cell>
              <table:table-cell office:value-type="float" office:value="15.645377">
                <text:p>15.645377</text:p>
              </table:table-cell>
            </table:table-row>
            <table:table-row>
              <table:table-cell office:value-type="float" office:value="884000">
                <text:p>884000</text:p>
              </table:table-cell>
              <table:table-cell office:value-type="float" office:value="16.652946">
                <text:p>16.652946</text:p>
              </table:table-cell>
              <table:table-cell office:value-type="float" office:value="15.650255">
                <text:p>15.650255</text:p>
              </table:table-cell>
            </table:table-row>
            <table:table-row>
              <table:table-cell office:value-type="float" office:value="886000">
                <text:p>886000</text:p>
              </table:table-cell>
              <table:table-cell office:value-type="float" office:value="16.4075">
                <text:p>16.4075</text:p>
              </table:table-cell>
              <table:table-cell office:value-type="float" office:value="16.06584">
                <text:p>16.06584</text:p>
              </table:table-cell>
            </table:table-row>
            <table:table-row>
              <table:table-cell office:value-type="float" office:value="888000">
                <text:p>888000</text:p>
              </table:table-cell>
              <table:table-cell office:value-type="float" office:value="16.68087">
                <text:p>16.68087</text:p>
              </table:table-cell>
              <table:table-cell office:value-type="float" office:value="16.032576">
                <text:p>16.032576</text:p>
              </table:table-cell>
            </table:table-row>
            <table:table-row>
              <table:table-cell office:value-type="float" office:value="890000">
                <text:p>890000</text:p>
              </table:table-cell>
              <table:table-cell office:value-type="float" office:value="16.998123">
                <text:p>16.998123</text:p>
              </table:table-cell>
              <table:table-cell office:value-type="float" office:value="15.937301">
                <text:p>15.937301</text:p>
              </table:table-cell>
            </table:table-row>
            <table:table-row>
              <table:table-cell office:value-type="float" office:value="892000">
                <text:p>892000</text:p>
              </table:table-cell>
              <table:table-cell office:value-type="float" office:value="16.723384">
                <text:p>16.723384</text:p>
              </table:table-cell>
              <table:table-cell office:value-type="float" office:value="15.902234">
                <text:p>15.902234</text:p>
              </table:table-cell>
            </table:table-row>
            <table:table-row>
              <table:table-cell office:value-type="float" office:value="894000">
                <text:p>894000</text:p>
              </table:table-cell>
              <table:table-cell office:value-type="float" office:value="16.960251">
                <text:p>16.960251</text:p>
              </table:table-cell>
              <table:table-cell office:value-type="float" office:value="17.441254">
                <text:p>17.441254</text:p>
              </table:table-cell>
            </table:table-row>
            <table:table-row>
              <table:table-cell office:value-type="float" office:value="896000">
                <text:p>896000</text:p>
              </table:table-cell>
              <table:table-cell office:value-type="float" office:value="17.503299">
                <text:p>17.503299</text:p>
              </table:table-cell>
              <table:table-cell office:value-type="float" office:value="17.657408">
                <text:p>17.657408</text:p>
              </table:table-cell>
            </table:table-row>
            <table:table-row>
              <table:table-cell office:value-type="float" office:value="898000">
                <text:p>898000</text:p>
              </table:table-cell>
              <table:table-cell office:value-type="float" office:value="17.079783">
                <text:p>17.079783</text:p>
              </table:table-cell>
              <table:table-cell office:value-type="float" office:value="17.087034">
                <text:p>17.087034</text:p>
              </table:table-cell>
            </table:table-row>
            <table:table-row>
              <table:table-cell office:value-type="float" office:value="900000">
                <text:p>900000</text:p>
              </table:table-cell>
              <table:table-cell office:value-type="float" office:value="16.934705">
                <text:p>16.934705</text:p>
              </table:table-cell>
              <table:table-cell office:value-type="float" office:value="16.701132">
                <text:p>16.701132</text:p>
              </table:table-cell>
            </table:table-row>
            <table:table-row>
              <table:table-cell office:value-type="float" office:value="902000">
                <text:p>902000</text:p>
              </table:table-cell>
              <table:table-cell office:value-type="float" office:value="16.538904">
                <text:p>16.538904</text:p>
              </table:table-cell>
              <table:table-cell office:value-type="float" office:value="16.593751">
                <text:p>16.593751</text:p>
              </table:table-cell>
            </table:table-row>
            <table:table-row>
              <table:table-cell office:value-type="float" office:value="904000">
                <text:p>904000</text:p>
              </table:table-cell>
              <table:table-cell office:value-type="float" office:value="17.601386">
                <text:p>17.601386</text:p>
              </table:table-cell>
              <table:table-cell office:value-type="float" office:value="16.410256">
                <text:p>16.410256</text:p>
              </table:table-cell>
            </table:table-row>
            <table:table-row>
              <table:table-cell office:value-type="float" office:value="906000">
                <text:p>906000</text:p>
              </table:table-cell>
              <table:table-cell office:value-type="float" office:value="17.766019">
                <text:p>17.766019</text:p>
              </table:table-cell>
              <table:table-cell office:value-type="float" office:value="17.915791">
                <text:p>17.915791</text:p>
              </table:table-cell>
            </table:table-row>
            <table:table-row>
              <table:table-cell office:value-type="float" office:value="908000">
                <text:p>908000</text:p>
              </table:table-cell>
              <table:table-cell office:value-type="float" office:value="17.701574">
                <text:p>17.701574</text:p>
              </table:table-cell>
              <table:table-cell office:value-type="float" office:value="16.806176">
                <text:p>16.806176</text:p>
              </table:table-cell>
            </table:table-row>
            <table:table-row>
              <table:table-cell office:value-type="float" office:value="910000">
                <text:p>910000</text:p>
              </table:table-cell>
              <table:table-cell office:value-type="float" office:value="17.723981">
                <text:p>17.723981</text:p>
              </table:table-cell>
              <table:table-cell office:value-type="float" office:value="17.263732">
                <text:p>17.263732</text:p>
              </table:table-cell>
            </table:table-row>
            <table:table-row>
              <table:table-cell office:value-type="float" office:value="912000">
                <text:p>912000</text:p>
              </table:table-cell>
              <table:table-cell office:value-type="float" office:value="17.567899">
                <text:p>17.567899</text:p>
              </table:table-cell>
              <table:table-cell office:value-type="float" office:value="16.753326">
                <text:p>16.753326</text:p>
              </table:table-cell>
            </table:table-row>
            <table:table-row>
              <table:table-cell office:value-type="float" office:value="914000">
                <text:p>914000</text:p>
              </table:table-cell>
              <table:table-cell office:value-type="float" office:value="16.979031">
                <text:p>16.979031</text:p>
              </table:table-cell>
              <table:table-cell office:value-type="float" office:value="16.78682">
                <text:p>16.78682</text:p>
              </table:table-cell>
            </table:table-row>
            <table:table-row>
              <table:table-cell office:value-type="float" office:value="916000">
                <text:p>916000</text:p>
              </table:table-cell>
              <table:table-cell office:value-type="float" office:value="17.234515">
                <text:p>17.234515</text:p>
              </table:table-cell>
              <table:table-cell office:value-type="float" office:value="16.518191">
                <text:p>16.518191</text:p>
              </table:table-cell>
            </table:table-row>
            <table:table-row>
              <table:table-cell office:value-type="float" office:value="918000">
                <text:p>918000</text:p>
              </table:table-cell>
              <table:table-cell office:value-type="float" office:value="17.18426">
                <text:p>17.18426</text:p>
              </table:table-cell>
              <table:table-cell office:value-type="float" office:value="16.494891">
                <text:p>16.494891</text:p>
              </table:table-cell>
            </table:table-row>
            <table:table-row>
              <table:table-cell office:value-type="float" office:value="920000">
                <text:p>920000</text:p>
              </table:table-cell>
              <table:table-cell office:value-type="float" office:value="17.854567">
                <text:p>17.854567</text:p>
              </table:table-cell>
              <table:table-cell office:value-type="float" office:value="16.526601">
                <text:p>16.526601</text:p>
              </table:table-cell>
            </table:table-row>
            <table:table-row>
              <table:table-cell office:value-type="float" office:value="922000">
                <text:p>922000</text:p>
              </table:table-cell>
              <table:table-cell office:value-type="float" office:value="17.904518">
                <text:p>17.904518</text:p>
              </table:table-cell>
              <table:table-cell office:value-type="float" office:value="16.99994">
                <text:p>16.99994</text:p>
              </table:table-cell>
            </table:table-row>
            <table:table-row>
              <table:table-cell office:value-type="float" office:value="924000">
                <text:p>924000</text:p>
              </table:table-cell>
              <table:table-cell office:value-type="float" office:value="17.703936">
                <text:p>17.703936</text:p>
              </table:table-cell>
              <table:table-cell office:value-type="float" office:value="16.92934">
                <text:p>16.92934</text:p>
              </table:table-cell>
            </table:table-row>
            <table:table-row>
              <table:table-cell office:value-type="float" office:value="926000">
                <text:p>926000</text:p>
              </table:table-cell>
              <table:table-cell office:value-type="float" office:value="17.310834">
                <text:p>17.310834</text:p>
              </table:table-cell>
              <table:table-cell office:value-type="float" office:value="17.370082">
                <text:p>17.370082</text:p>
              </table:table-cell>
            </table:table-row>
            <table:table-row>
              <table:table-cell office:value-type="float" office:value="928000">
                <text:p>928000</text:p>
              </table:table-cell>
              <table:table-cell office:value-type="float" office:value="16.967359">
                <text:p>16.967359</text:p>
              </table:table-cell>
              <table:table-cell office:value-type="float" office:value="17.487123">
                <text:p>17.487123</text:p>
              </table:table-cell>
            </table:table-row>
            <table:table-row>
              <table:table-cell office:value-type="float" office:value="930000">
                <text:p>930000</text:p>
              </table:table-cell>
              <table:table-cell office:value-type="float" office:value="17.224435">
                <text:p>17.224435</text:p>
              </table:table-cell>
              <table:table-cell office:value-type="float" office:value="17.332715">
                <text:p>17.332715</text:p>
              </table:table-cell>
            </table:table-row>
            <table:table-row>
              <table:table-cell office:value-type="float" office:value="932000">
                <text:p>932000</text:p>
              </table:table-cell>
              <table:table-cell office:value-type="float" office:value="17.126782">
                <text:p>17.126782</text:p>
              </table:table-cell>
              <table:table-cell office:value-type="float" office:value="17.26935">
                <text:p>17.26935</text:p>
              </table:table-cell>
            </table:table-row>
            <table:table-row>
              <table:table-cell office:value-type="float" office:value="934000">
                <text:p>934000</text:p>
              </table:table-cell>
              <table:table-cell office:value-type="float" office:value="17.401563">
                <text:p>17.401563</text:p>
              </table:table-cell>
              <table:table-cell office:value-type="float" office:value="16.915821">
                <text:p>16.915821</text:p>
              </table:table-cell>
            </table:table-row>
            <table:table-row>
              <table:table-cell office:value-type="float" office:value="936000">
                <text:p>936000</text:p>
              </table:table-cell>
              <table:table-cell office:value-type="float" office:value="17.03504">
                <text:p>17.03504</text:p>
              </table:table-cell>
              <table:table-cell office:value-type="float" office:value="17.729596">
                <text:p>17.729596</text:p>
              </table:table-cell>
            </table:table-row>
            <table:table-row>
              <table:table-cell office:value-type="float" office:value="938000">
                <text:p>938000</text:p>
              </table:table-cell>
              <table:table-cell office:value-type="float" office:value="17.379001">
                <text:p>17.379001</text:p>
              </table:table-cell>
              <table:table-cell office:value-type="float" office:value="17.725559">
                <text:p>17.725559</text:p>
              </table:table-cell>
            </table:table-row>
            <table:table-row>
              <table:table-cell office:value-type="float" office:value="940000">
                <text:p>940000</text:p>
              </table:table-cell>
              <table:table-cell office:value-type="float" office:value="17.128512">
                <text:p>17.128512</text:p>
              </table:table-cell>
              <table:table-cell office:value-type="float" office:value="17.819308">
                <text:p>17.819308</text:p>
              </table:table-cell>
            </table:table-row>
            <table:table-row>
              <table:table-cell office:value-type="float" office:value="942000">
                <text:p>942000</text:p>
              </table:table-cell>
              <table:table-cell office:value-type="float" office:value="18.497324">
                <text:p>18.497324</text:p>
              </table:table-cell>
              <table:table-cell office:value-type="float" office:value="17.651857">
                <text:p>17.651857</text:p>
              </table:table-cell>
            </table:table-row>
            <table:table-row>
              <table:table-cell office:value-type="float" office:value="944000">
                <text:p>944000</text:p>
              </table:table-cell>
              <table:table-cell office:value-type="float" office:value="18.185681">
                <text:p>18.185681</text:p>
              </table:table-cell>
              <table:table-cell office:value-type="float" office:value="17.338705">
                <text:p>17.338705</text:p>
              </table:table-cell>
            </table:table-row>
            <table:table-row>
              <table:table-cell office:value-type="float" office:value="946000">
                <text:p>946000</text:p>
              </table:table-cell>
              <table:table-cell office:value-type="float" office:value="17.897124">
                <text:p>17.897124</text:p>
              </table:table-cell>
              <table:table-cell office:value-type="float" office:value="17.733004">
                <text:p>17.733004</text:p>
              </table:table-cell>
            </table:table-row>
            <table:table-row>
              <table:table-cell office:value-type="float" office:value="948000">
                <text:p>948000</text:p>
              </table:table-cell>
              <table:table-cell office:value-type="float" office:value="17.864022">
                <text:p>17.864022</text:p>
              </table:table-cell>
              <table:table-cell office:value-type="float" office:value="17.744208">
                <text:p>17.744208</text:p>
              </table:table-cell>
            </table:table-row>
            <table:table-row>
              <table:table-cell office:value-type="float" office:value="950000">
                <text:p>950000</text:p>
              </table:table-cell>
              <table:table-cell office:value-type="float" office:value="17.866608">
                <text:p>17.866608</text:p>
              </table:table-cell>
              <table:table-cell office:value-type="float" office:value="17.527163">
                <text:p>17.527163</text:p>
              </table:table-cell>
            </table:table-row>
            <table:table-row>
              <table:table-cell office:value-type="float" office:value="952000">
                <text:p>952000</text:p>
              </table:table-cell>
              <table:table-cell office:value-type="float" office:value="17.917668">
                <text:p>17.917668</text:p>
              </table:table-cell>
              <table:table-cell office:value-type="float" office:value="17.306585">
                <text:p>17.306585</text:p>
              </table:table-cell>
            </table:table-row>
            <table:table-row>
              <table:table-cell office:value-type="float" office:value="954000">
                <text:p>954000</text:p>
              </table:table-cell>
              <table:table-cell office:value-type="float" office:value="17.885393">
                <text:p>17.885393</text:p>
              </table:table-cell>
              <table:table-cell office:value-type="float" office:value="17.619695">
                <text:p>17.619695</text:p>
              </table:table-cell>
            </table:table-row>
            <table:table-row>
              <table:table-cell office:value-type="float" office:value="956000">
                <text:p>956000</text:p>
              </table:table-cell>
              <table:table-cell office:value-type="float" office:value="17.645806">
                <text:p>17.645806</text:p>
              </table:table-cell>
              <table:table-cell office:value-type="float" office:value="17.690023">
                <text:p>17.690023</text:p>
              </table:table-cell>
            </table:table-row>
            <table:table-row>
              <table:table-cell office:value-type="float" office:value="958000">
                <text:p>958000</text:p>
              </table:table-cell>
              <table:table-cell office:value-type="float" office:value="18.220235">
                <text:p>18.220235</text:p>
              </table:table-cell>
              <table:table-cell office:value-type="float" office:value="17.993138">
                <text:p>17.993138</text:p>
              </table:table-cell>
            </table:table-row>
            <table:table-row>
              <table:table-cell office:value-type="float" office:value="960000">
                <text:p>960000</text:p>
              </table:table-cell>
              <table:table-cell office:value-type="float" office:value="18.030595">
                <text:p>18.030595</text:p>
              </table:table-cell>
              <table:table-cell office:value-type="float" office:value="18.048793">
                <text:p>18.048793</text:p>
              </table:table-cell>
            </table:table-row>
            <table:table-row>
              <table:table-cell office:value-type="float" office:value="962000">
                <text:p>962000</text:p>
              </table:table-cell>
              <table:table-cell office:value-type="float" office:value="17.515827">
                <text:p>17.515827</text:p>
              </table:table-cell>
              <table:table-cell office:value-type="float" office:value="18.427419">
                <text:p>18.427419</text:p>
              </table:table-cell>
            </table:table-row>
            <table:table-row>
              <table:table-cell office:value-type="float" office:value="964000">
                <text:p>964000</text:p>
              </table:table-cell>
              <table:table-cell office:value-type="float" office:value="17.436895">
                <text:p>17.436895</text:p>
              </table:table-cell>
              <table:table-cell office:value-type="float" office:value="18.393007">
                <text:p>18.393007</text:p>
              </table:table-cell>
            </table:table-row>
            <table:table-row>
              <table:table-cell office:value-type="float" office:value="966000">
                <text:p>966000</text:p>
              </table:table-cell>
              <table:table-cell office:value-type="float" office:value="17.928595">
                <text:p>17.928595</text:p>
              </table:table-cell>
              <table:table-cell office:value-type="float" office:value="18.078331">
                <text:p>18.078331</text:p>
              </table:table-cell>
            </table:table-row>
            <table:table-row>
              <table:table-cell office:value-type="float" office:value="968000">
                <text:p>968000</text:p>
              </table:table-cell>
              <table:table-cell office:value-type="float" office:value="17.80011">
                <text:p>17.80011</text:p>
              </table:table-cell>
              <table:table-cell office:value-type="float" office:value="18.409034">
                <text:p>18.409034</text:p>
              </table:table-cell>
            </table:table-row>
            <table:table-row>
              <table:table-cell office:value-type="float" office:value="970000">
                <text:p>970000</text:p>
              </table:table-cell>
              <table:table-cell office:value-type="float" office:value="17.696361">
                <text:p>17.696361</text:p>
              </table:table-cell>
              <table:table-cell office:value-type="float" office:value="18.14486">
                <text:p>18.14486</text:p>
              </table:table-cell>
            </table:table-row>
            <table:table-row>
              <table:table-cell office:value-type="float" office:value="972000">
                <text:p>972000</text:p>
              </table:table-cell>
              <table:table-cell office:value-type="float" office:value="17.780589">
                <text:p>17.780589</text:p>
              </table:table-cell>
              <table:table-cell office:value-type="float" office:value="17.295182">
                <text:p>17.295182</text:p>
              </table:table-cell>
            </table:table-row>
            <table:table-row>
              <table:table-cell office:value-type="float" office:value="974000">
                <text:p>974000</text:p>
              </table:table-cell>
              <table:table-cell office:value-type="float" office:value="17.764408">
                <text:p>17.764408</text:p>
              </table:table-cell>
              <table:table-cell office:value-type="float" office:value="17.52149">
                <text:p>17.52149</text:p>
              </table:table-cell>
            </table:table-row>
            <table:table-row>
              <table:table-cell office:value-type="float" office:value="976000">
                <text:p>976000</text:p>
              </table:table-cell>
              <table:table-cell office:value-type="float" office:value="18.41029">
                <text:p>18.41029</text:p>
              </table:table-cell>
              <table:table-cell office:value-type="float" office:value="17.528227">
                <text:p>17.528227</text:p>
              </table:table-cell>
            </table:table-row>
            <table:table-row>
              <table:table-cell office:value-type="float" office:value="978000">
                <text:p>978000</text:p>
              </table:table-cell>
              <table:table-cell office:value-type="float" office:value="18.384947">
                <text:p>18.384947</text:p>
              </table:table-cell>
              <table:table-cell office:value-type="float" office:value="18.069857">
                <text:p>18.069857</text:p>
              </table:table-cell>
            </table:table-row>
            <table:table-row>
              <table:table-cell office:value-type="float" office:value="980000">
                <text:p>980000</text:p>
              </table:table-cell>
              <table:table-cell office:value-type="float" office:value="18.671472">
                <text:p>18.671472</text:p>
              </table:table-cell>
              <table:table-cell office:value-type="float" office:value="18.178987">
                <text:p>18.178987</text:p>
              </table:table-cell>
            </table:table-row>
            <table:table-row>
              <table:table-cell office:value-type="float" office:value="982000">
                <text:p>982000</text:p>
              </table:table-cell>
              <table:table-cell office:value-type="float" office:value="18.425645">
                <text:p>18.425645</text:p>
              </table:table-cell>
              <table:table-cell office:value-type="float" office:value="19.458994">
                <text:p>19.458994</text:p>
              </table:table-cell>
            </table:table-row>
            <table:table-row>
              <table:table-cell office:value-type="float" office:value="984000">
                <text:p>984000</text:p>
              </table:table-cell>
              <table:table-cell office:value-type="float" office:value="18.481867">
                <text:p>18.481867</text:p>
              </table:table-cell>
              <table:table-cell office:value-type="float" office:value="19.016465">
                <text:p>19.016465</text:p>
              </table:table-cell>
            </table:table-row>
            <table:table-row>
              <table:table-cell office:value-type="float" office:value="986000">
                <text:p>986000</text:p>
              </table:table-cell>
              <table:table-cell office:value-type="float" office:value="18.799787">
                <text:p>18.799787</text:p>
              </table:table-cell>
              <table:table-cell office:value-type="float" office:value="18.02592">
                <text:p>18.02592</text:p>
              </table:table-cell>
            </table:table-row>
            <table:table-row>
              <table:table-cell office:value-type="float" office:value="988000">
                <text:p>988000</text:p>
              </table:table-cell>
              <table:table-cell office:value-type="float" office:value="18.594502">
                <text:p>18.594502</text:p>
              </table:table-cell>
              <table:table-cell office:value-type="float" office:value="18.335434">
                <text:p>18.335434</text:p>
              </table:table-cell>
            </table:table-row>
            <table:table-row>
              <table:table-cell office:value-type="float" office:value="990000">
                <text:p>990000</text:p>
              </table:table-cell>
              <table:table-cell office:value-type="float" office:value="18.408226">
                <text:p>18.408226</text:p>
              </table:table-cell>
              <table:table-cell office:value-type="float" office:value="18.472277">
                <text:p>18.472277</text:p>
              </table:table-cell>
            </table:table-row>
            <table:table-row>
              <table:table-cell office:value-type="float" office:value="992000">
                <text:p>992000</text:p>
              </table:table-cell>
              <table:table-cell office:value-type="float" office:value="18.496141">
                <text:p>18.496141</text:p>
              </table:table-cell>
              <table:table-cell office:value-type="float" office:value="18.660322">
                <text:p>18.660322</text:p>
              </table:table-cell>
            </table:table-row>
            <table:table-row>
              <table:table-cell office:value-type="float" office:value="994000">
                <text:p>994000</text:p>
              </table:table-cell>
              <table:table-cell office:value-type="float" office:value="18.973413">
                <text:p>18.973413</text:p>
              </table:table-cell>
              <table:table-cell office:value-type="float" office:value="18.645893">
                <text:p>18.645893</text:p>
              </table:table-cell>
            </table:table-row>
            <table:table-row>
              <table:table-cell office:value-type="float" office:value="996000">
                <text:p>996000</text:p>
              </table:table-cell>
              <table:table-cell office:value-type="float" office:value="18.989021">
                <text:p>18.989021</text:p>
              </table:table-cell>
              <table:table-cell office:value-type="float" office:value="18.823606">
                <text:p>18.823606</text:p>
              </table:table-cell>
            </table:table-row>
            <table:table-row>
              <table:table-cell office:value-type="float" office:value="998000">
                <text:p>998000</text:p>
              </table:table-cell>
              <table:table-cell office:value-type="float" office:value="18.971134">
                <text:p>18.971134</text:p>
              </table:table-cell>
              <table:table-cell office:value-type="float" office:value="17.706589">
                <text:p>17.706589</text:p>
              </table:table-cell>
            </table:table-row>
            <table:table-row>
              <table:table-cell office:value-type="float" office:value="1000000">
                <text:p>1000000</text:p>
              </table:table-cell>
              <table:table-cell office:value-type="float" office:value="18.846866">
                <text:p>18.846866</text:p>
              </table:table-cell>
              <table:table-cell office:value-type="float" office:value="18.339834">
                <text:p>18.3398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